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spam</text:p>
          </table:table-cell>
          <table:table-cell office:value-type="string">
            <text:p>n_cc</text:p>
          </table:table-cell>
          <table:table-cell office:value-type="string">
            <text:p>n_receivers</text:p>
          </table:table-cell>
          <table:table-cell office:value-type="string">
            <text:p>n_ents</text:p>
          </table:table-cell>
          <table:table-cell office:value-type="string">
            <text:p>n_tokens</text:p>
          </table:table-cell>
          <table:table-cell office:value-type="string">
            <text:p>n_ents_relative</text:p>
          </table:table-cell>
          <table:table-cell office:value-type="string">
            <text:p>capital_words</text:p>
          </table:table-cell>
          <table:table-cell office:value-type="string">
            <text:p>capital_words_relative</text:p>
          </table:table-cell>
          <table:table-cell office:value-type="string">
            <text:p>unique_n_tokens</text:p>
          </table:table-cell>
          <table:table-cell office:value-type="string">
            <text:p>unique_n_tokens_relative</text:p>
          </table:table-cell>
          <table:table-cell office:value-type="string">
            <text:p>alarming_tokens</text:p>
          </table:table-cell>
          <table:table-cell office:value-type="string">
            <text:p>alarming_tokens_relative</text:p>
          </table:table-cell>
          <table:table-cell office:value-type="string">
            <text:p>subjectivity</text:p>
          </table:table-cell>
          <table:table-cell office:value-type="string">
            <text:p>polarity</text:p>
          </table:table-cell>
          <table:table-cell office:value-type="string">
            <text:p>NNP</text:p>
          </table:table-cell>
          <table:table-cell office:value-type="string">
            <text:p>NNP_relative</text:p>
          </table:table-cell>
          <table:table-cell office:value-type="string">
            <text:p>VBZ</text:p>
          </table:table-cell>
          <table:table-cell office:value-type="string">
            <text:p>VBZ_relative</text:p>
          </table:table-cell>
          <table:table-cell office:value-type="string">
            <text:p>VBG</text:p>
          </table:table-cell>
          <table:table-cell office:value-type="string">
            <text:p>VBG_relative</text:p>
          </table:table-cell>
          <table:table-cell office:value-type="string">
            <text:p>IN</text:p>
          </table:table-cell>
          <table:table-cell office:value-type="string">
            <text:p>IN_relative</text:p>
          </table:table-cell>
          <table:table-cell office:value-type="string">
            <text:p>NN</text:p>
          </table:table-cell>
          <table:table-cell office:value-type="string">
            <text:p>NN_relative</text:p>
          </table:table-cell>
          <table:table-cell office:value-type="string">
            <text:p>$</text:p>
          </table:table-cell>
          <table:table-cell office:value-type="string">
            <text:p>$_relative</text:p>
          </table:table-cell>
          <table:table-cell office:value-type="string">
            <text:p>CD</text:p>
          </table:table-cell>
          <table:table-cell office:value-type="string">
            <text:p>CD_relative</text:p>
          </table:table-cell>
          <table:table-cell office:value-type="string">
            <text:p>Unknown_tags</text:p>
          </table:table-cell>
          <table:table-cell office:value-type="string">
            <text:p>Unknown_tags_relative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78</text:p>
          </table:table-cell>
          <table:table-cell office:value-type="string">
            <text:p>0.03439153439153439</text:p>
          </table:table-cell>
          <table:table-cell office:value-type="string">
            <text:p>177</text:p>
          </table:table-cell>
          <table:table-cell office:value-type="string">
            <text:p>0.46825396825396826</text:p>
          </table:table-cell>
          <table:table-cell office:value-type="string">
            <text:p>171</text:p>
          </table:table-cell>
          <table:table-cell office:value-type="string">
            <text:p>0.4523809523809524</text:p>
          </table:table-cell>
          <table:table-cell office:value-type="string">
            <text:p>1</text:p>
          </table:table-cell>
          <table:table-cell office:value-type="string">
            <text:p>0.0026455026455026454</text:p>
          </table:table-cell>
          <table:table-cell office:value-type="string">
            <text:p>0.37249999999999994</text:p>
          </table:table-cell>
          <table:table-cell office:value-type="string">
            <text:p>0.01000000000000000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7</text:p>
          </table:table-cell>
          <table:table-cell office:value-type="string">
            <text:p>0.46825396825396826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50</text:p>
          </table:table-cell>
          <table:table-cell office:value-type="string">
            <text:p>0.06666666666666667</text:p>
          </table:table-cell>
          <table:table-cell office:value-type="string">
            <text:p>45</text:p>
          </table:table-cell>
          <table:table-cell office:value-type="string">
            <text:p>0.3</text:p>
          </table:table-cell>
          <table:table-cell office:value-type="string">
            <text:p>104</text:p>
          </table:table-cell>
          <table:table-cell office:value-type="string">
            <text:p>0.6933333333333334</text:p>
          </table:table-cell>
          <table:table-cell office:value-type="string">
            <text:p>1</text:p>
          </table:table-cell>
          <table:table-cell office:value-type="string">
            <text:p>0.006666666666666667</text:p>
          </table:table-cell>
          <table:table-cell office:value-type="string">
            <text:p>0.6373333333333333</text:p>
          </table:table-cell>
          <table:table-cell office:value-type="string">
            <text:p>0.134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321</text:p>
          </table:table-cell>
          <table:table-cell office:value-type="string">
            <text:p>0.08099688473520249</text:p>
          </table:table-cell>
          <table:table-cell office:value-type="string">
            <text:p>80</text:p>
          </table:table-cell>
          <table:table-cell office:value-type="string">
            <text:p>0.24922118380062305</text:p>
          </table:table-cell>
          <table:table-cell office:value-type="string">
            <text:p>179</text:p>
          </table:table-cell>
          <table:table-cell office:value-type="string">
            <text:p>0.557632398753894</text:p>
          </table:table-cell>
          <table:table-cell office:value-type="string">
            <text:p>1</text:p>
          </table:table-cell>
          <table:table-cell office:value-type="string">
            <text:p>0.003115264797507788</text:p>
          </table:table-cell>
          <table:table-cell office:value-type="string">
            <text:p>0.3221111111111111</text:p>
          </table:table-cell>
          <table:table-cell office:value-type="string">
            <text:p>0.1148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0</text:p>
          </table:table-cell>
          <table:table-cell office:value-type="string">
            <text:p>0.249221183800623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255</text:p>
          </table:table-cell>
          <table:table-cell office:value-type="string">
            <text:p>0.08235294117647059</text:p>
          </table:table-cell>
          <table:table-cell office:value-type="string">
            <text:p>97</text:p>
          </table:table-cell>
          <table:table-cell office:value-type="string">
            <text:p>0.3803921568627451</text:p>
          </table:table-cell>
          <table:table-cell office:value-type="string">
            <text:p>135</text:p>
          </table:table-cell>
          <table:table-cell office:value-type="string">
            <text:p>0.5294117647058824</text:p>
          </table:table-cell>
          <table:table-cell office:value-type="string">
            <text:p>1</text:p>
          </table:table-cell>
          <table:table-cell office:value-type="string">
            <text:p>0.00392156862745098</text:p>
          </table:table-cell>
          <table:table-cell office:value-type="string">
            <text:p>0.3750541125541126</text:p>
          </table:table-cell>
          <table:table-cell office:value-type="string">
            <text:p>0.067694805194805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7</text:p>
          </table:table-cell>
          <table:table-cell office:value-type="string">
            <text:p>0.380392156862745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45</text:p>
          </table:table-cell>
          <table:table-cell office:value-type="string">
            <text:p>0.008695652173913044</text:p>
          </table:table-cell>
          <table:table-cell office:value-type="string">
            <text:p>145</text:p>
          </table:table-cell>
          <table:table-cell office:value-type="string">
            <text:p>0.42028985507246375</text:p>
          </table:table-cell>
          <table:table-cell office:value-type="string">
            <text:p>162</text:p>
          </table:table-cell>
          <table:table-cell office:value-type="string">
            <text:p>0.46956521739130436</text:p>
          </table:table-cell>
          <table:table-cell office:value-type="string">
            <text:p>1</text:p>
          </table:table-cell>
          <table:table-cell office:value-type="string">
            <text:p>0.002898550724637681</text:p>
          </table:table-cell>
          <table:table-cell office:value-type="string">
            <text:p>0.42244897959183675</text:p>
          </table:table-cell>
          <table:table-cell office:value-type="string">
            <text:p>0.060714285714285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5</text:p>
          </table:table-cell>
          <table:table-cell office:value-type="string">
            <text:p>0.4202898550724637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90</text:p>
          </table:table-cell>
          <table:table-cell office:value-type="string">
            <text:p>0.02631578947368421</text:p>
          </table:table-cell>
          <table:table-cell office:value-type="string">
            <text:p>54</text:p>
          </table:table-cell>
          <table:table-cell office:value-type="string">
            <text:p>0.28421052631578947</text:p>
          </table:table-cell>
          <table:table-cell office:value-type="string">
            <text:p>123</text:p>
          </table:table-cell>
          <table:table-cell office:value-type="string">
            <text:p>0.6473684210526316</text:p>
          </table:table-cell>
          <table:table-cell office:value-type="string">
            <text:p>1</text:p>
          </table:table-cell>
          <table:table-cell office:value-type="string">
            <text:p>0.005263157894736842</text:p>
          </table:table-cell>
          <table:table-cell office:value-type="string">
            <text:p>0.5675925925925926</text:p>
          </table:table-cell>
          <table:table-cell office:value-type="string">
            <text:p>0.2009259259259259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</text:p>
          </table:table-cell>
          <table:table-cell office:value-type="string">
            <text:p>0.28421052631578947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2</text:p>
          </table:table-cell>
          <table:table-cell office:value-type="string">
            <text:p>0.015151515151515152</text:p>
          </table:table-cell>
          <table:table-cell office:value-type="string">
            <text:p>37</text:p>
          </table:table-cell>
          <table:table-cell office:value-type="string">
            <text:p>0.2803030303030303</text:p>
          </table:table-cell>
          <table:table-cell office:value-type="string">
            <text:p>87</text:p>
          </table:table-cell>
          <table:table-cell office:value-type="string">
            <text:p>0.6590909090909091</text:p>
          </table:table-cell>
          <table:table-cell office:value-type="string">
            <text:p>1</text:p>
          </table:table-cell>
          <table:table-cell office:value-type="string">
            <text:p>0.007575757575757576</text:p>
          </table:table-cell>
          <table:table-cell office:value-type="string">
            <text:p>0.44871794871794873</text:p>
          </table:table-cell>
          <table:table-cell office:value-type="string">
            <text:p>0.0612179487179487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2803030303030303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62</text:p>
          </table:table-cell>
          <table:table-cell office:value-type="string">
            <text:p>0.04961832061068702</text:p>
          </table:table-cell>
          <table:table-cell office:value-type="string">
            <text:p>73</text:p>
          </table:table-cell>
          <table:table-cell office:value-type="string">
            <text:p>0.2786259541984733</text:p>
          </table:table-cell>
          <table:table-cell office:value-type="string">
            <text:p>158</text:p>
          </table:table-cell>
          <table:table-cell office:value-type="string">
            <text:p>0.6030534351145038</text:p>
          </table:table-cell>
          <table:table-cell office:value-type="string">
            <text:p>1</text:p>
          </table:table-cell>
          <table:table-cell office:value-type="string">
            <text:p>0.003816793893129771</text:p>
          </table:table-cell>
          <table:table-cell office:value-type="string">
            <text:p>0.5257575757575759</text:p>
          </table:table-cell>
          <table:table-cell office:value-type="string">
            <text:p>0.2507575757575757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3</text:p>
          </table:table-cell>
          <table:table-cell office:value-type="string">
            <text:p>0.2786259541984733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34</text:p>
          </table:table-cell>
          <table:table-cell office:value-type="string">
            <text:p>0.03418803418803419</text:p>
          </table:table-cell>
          <table:table-cell office:value-type="string">
            <text:p>71</text:p>
          </table:table-cell>
          <table:table-cell office:value-type="string">
            <text:p>0.3034188034188034</text:p>
          </table:table-cell>
          <table:table-cell office:value-type="string">
            <text:p>137</text:p>
          </table:table-cell>
          <table:table-cell office:value-type="string">
            <text:p>0.5854700854700855</text:p>
          </table:table-cell>
          <table:table-cell office:value-type="string">
            <text:p>1</text:p>
          </table:table-cell>
          <table:table-cell office:value-type="string">
            <text:p>0.004273504273504274</text:p>
          </table:table-cell>
          <table:table-cell office:value-type="string">
            <text:p>0.555558608058608</text:p>
          </table:table-cell>
          <table:table-cell office:value-type="string">
            <text:p>0.00882783882783882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303418803418803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1265</text:p>
          </table:table-cell>
          <table:table-cell office:value-type="string">
            <text:p>0.06324110671936758</text:p>
          </table:table-cell>
          <table:table-cell office:value-type="string">
            <text:p>272</text:p>
          </table:table-cell>
          <table:table-cell office:value-type="string">
            <text:p>0.2150197628458498</text:p>
          </table:table-cell>
          <table:table-cell office:value-type="string">
            <text:p>550</text:p>
          </table:table-cell>
          <table:table-cell office:value-type="string">
            <text:p>0.43478260869565216</text:p>
          </table:table-cell>
          <table:table-cell office:value-type="string">
            <text:p>1</text:p>
          </table:table-cell>
          <table:table-cell office:value-type="string">
            <text:p>0.0007905138339920949</text:p>
          </table:table-cell>
          <table:table-cell office:value-type="string">
            <text:p>0.5284734779987942</text:p>
          </table:table-cell>
          <table:table-cell office:value-type="string">
            <text:p>0.0466922845087402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2</text:p>
          </table:table-cell>
          <table:table-cell office:value-type="string">
            <text:p>0.2150197628458498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86</text:p>
          </table:table-cell>
          <table:table-cell office:value-type="string">
            <text:p>0.08064516129032258</text:p>
          </table:table-cell>
          <table:table-cell office:value-type="string">
            <text:p>85</text:p>
          </table:table-cell>
          <table:table-cell office:value-type="string">
            <text:p>0.45698924731182794</text:p>
          </table:table-cell>
          <table:table-cell office:value-type="string">
            <text:p>113</text:p>
          </table:table-cell>
          <table:table-cell office:value-type="string">
            <text:p>0.6075268817204301</text:p>
          </table:table-cell>
          <table:table-cell office:value-type="string">
            <text:p>1</text:p>
          </table:table-cell>
          <table:table-cell office:value-type="string">
            <text:p>0.005376344086021506</text:p>
          </table:table-cell>
          <table:table-cell office:value-type="string">
            <text:p>0.5891098484848485</text:p>
          </table:table-cell>
          <table:table-cell office:value-type="string">
            <text:p>0.18787878787878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5</text:p>
          </table:table-cell>
          <table:table-cell office:value-type="string">
            <text:p>0.45698924731182794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1</text:p>
          </table:table-cell>
          <table:table-cell office:value-type="string">
            <text:p>0.022099447513812154</text:p>
          </table:table-cell>
          <table:table-cell office:value-type="string">
            <text:p>84</text:p>
          </table:table-cell>
          <table:table-cell office:value-type="string">
            <text:p>0.46408839779005523</text:p>
          </table:table-cell>
          <table:table-cell office:value-type="string">
            <text:p>97</text:p>
          </table:table-cell>
          <table:table-cell office:value-type="string">
            <text:p>0.5359116022099447</text:p>
          </table:table-cell>
          <table:table-cell office:value-type="string">
            <text:p>1</text:p>
          </table:table-cell>
          <table:table-cell office:value-type="string">
            <text:p>0.0055248618784530384</text:p>
          </table:table-cell>
          <table:table-cell office:value-type="string">
            <text:p>0.539935064935065</text:p>
          </table:table-cell>
          <table:table-cell office:value-type="string">
            <text:p>0.0623376623376623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4</text:p>
          </table:table-cell>
          <table:table-cell office:value-type="string">
            <text:p>0.46408839779005523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1</text:p>
          </table:table-cell>
          <table:table-cell office:value-type="string">
            <text:p>0.015267175572519083</text:p>
          </table:table-cell>
          <table:table-cell office:value-type="string">
            <text:p>77</text:p>
          </table:table-cell>
          <table:table-cell office:value-type="string">
            <text:p>0.5877862595419847</text:p>
          </table:table-cell>
          <table:table-cell office:value-type="string">
            <text:p>68</text:p>
          </table:table-cell>
          <table:table-cell office:value-type="string">
            <text:p>0.5190839694656488</text:p>
          </table:table-cell>
          <table:table-cell office:value-type="string">
            <text:p>1</text:p>
          </table:table-cell>
          <table:table-cell office:value-type="string">
            <text:p>0.007633587786259542</text:p>
          </table:table-cell>
          <table:table-cell office:value-type="string">
            <text:p>0.4559090909090909</text:p>
          </table:table-cell>
          <table:table-cell office:value-type="string">
            <text:p>0.0672727272727272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7</text:p>
          </table:table-cell>
          <table:table-cell office:value-type="string">
            <text:p>0.5877862595419847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537</text:p>
          </table:table-cell>
          <table:table-cell office:value-type="string">
            <text:p>0.0111731843575419</text:p>
          </table:table-cell>
          <table:table-cell office:value-type="string">
            <text:p>195</text:p>
          </table:table-cell>
          <table:table-cell office:value-type="string">
            <text:p>0.36312849162011174</text:p>
          </table:table-cell>
          <table:table-cell office:value-type="string">
            <text:p>232</text:p>
          </table:table-cell>
          <table:table-cell office:value-type="string">
            <text:p>0.43202979515828677</text:p>
          </table:table-cell>
          <table:table-cell office:value-type="string">
            <text:p>1</text:p>
          </table:table-cell>
          <table:table-cell office:value-type="string">
            <text:p>0.00186219739292365</text:p>
          </table:table-cell>
          <table:table-cell office:value-type="string">
            <text:p>0.49269293924466345</text:p>
          </table:table-cell>
          <table:table-cell office:value-type="string">
            <text:p>0.0529761904761904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5</text:p>
          </table:table-cell>
          <table:table-cell office:value-type="string">
            <text:p>0.36312849162011174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48</text:p>
          </table:table-cell>
          <table:table-cell office:value-type="string">
            <text:p>0.060810810810810814</text:p>
          </table:table-cell>
          <table:table-cell office:value-type="string">
            <text:p>77</text:p>
          </table:table-cell>
          <table:table-cell office:value-type="string">
            <text:p>0.5202702702702703</text:p>
          </table:table-cell>
          <table:table-cell office:value-type="string">
            <text:p>82</text:p>
          </table:table-cell>
          <table:table-cell office:value-type="string">
            <text:p>0.5540540540540541</text:p>
          </table:table-cell>
          <table:table-cell office:value-type="string">
            <text:p>1</text:p>
          </table:table-cell>
          <table:table-cell office:value-type="string">
            <text:p>0.006756756756756757</text:p>
          </table:table-cell>
          <table:table-cell office:value-type="string">
            <text:p>0.4559090909090909</text:p>
          </table:table-cell>
          <table:table-cell office:value-type="string">
            <text:p>0.0672727272727272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7</text:p>
          </table:table-cell>
          <table:table-cell office:value-type="string">
            <text:p>0.5202702702702703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53</text:p>
          </table:table-cell>
          <table:table-cell office:value-type="string">
            <text:p>0.019762845849802372</text:p>
          </table:table-cell>
          <table:table-cell office:value-type="string">
            <text:p>114</text:p>
          </table:table-cell>
          <table:table-cell office:value-type="string">
            <text:p>0.4505928853754941</text:p>
          </table:table-cell>
          <table:table-cell office:value-type="string">
            <text:p>126</text:p>
          </table:table-cell>
          <table:table-cell office:value-type="string">
            <text:p>0.4980237154150198</text:p>
          </table:table-cell>
          <table:table-cell office:value-type="string">
            <text:p>1</text:p>
          </table:table-cell>
          <table:table-cell office:value-type="string">
            <text:p>0.003952569169960474</text:p>
          </table:table-cell>
          <table:table-cell office:value-type="string">
            <text:p>0.5419696969696969</text:p>
          </table:table-cell>
          <table:table-cell office:value-type="string">
            <text:p>0.239737373737373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4</text:p>
          </table:table-cell>
          <table:table-cell office:value-type="string">
            <text:p>0.4505928853754941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44</text:p>
          </table:table-cell>
          <table:table-cell office:value-type="string">
            <text:p>0.012295081967213115</text:p>
          </table:table-cell>
          <table:table-cell office:value-type="string">
            <text:p>74</text:p>
          </table:table-cell>
          <table:table-cell office:value-type="string">
            <text:p>0.30327868852459017</text:p>
          </table:table-cell>
          <table:table-cell office:value-type="string">
            <text:p>131</text:p>
          </table:table-cell>
          <table:table-cell office:value-type="string">
            <text:p>0.5368852459016393</text:p>
          </table:table-cell>
          <table:table-cell office:value-type="string">
            <text:p>1</text:p>
          </table:table-cell>
          <table:table-cell office:value-type="string">
            <text:p>0.004098360655737705</text:p>
          </table:table-cell>
          <table:table-cell office:value-type="string">
            <text:p>0.5238980716253443</text:p>
          </table:table-cell>
          <table:table-cell office:value-type="string">
            <text:p>0.08815426997245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30327868852459017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424</text:p>
          </table:table-cell>
          <table:table-cell office:value-type="string">
            <text:p>0.054245283018867926</text:p>
          </table:table-cell>
          <table:table-cell office:value-type="string">
            <text:p>196</text:p>
          </table:table-cell>
          <table:table-cell office:value-type="string">
            <text:p>0.46226415094339623</text:p>
          </table:table-cell>
          <table:table-cell office:value-type="string">
            <text:p>190</text:p>
          </table:table-cell>
          <table:table-cell office:value-type="string">
            <text:p>0.4481132075471698</text:p>
          </table:table-cell>
          <table:table-cell office:value-type="string">
            <text:p>1</text:p>
          </table:table-cell>
          <table:table-cell office:value-type="string">
            <text:p>0.0023584905660377358</text:p>
          </table:table-cell>
          <table:table-cell office:value-type="string">
            <text:p>0.5230421094057456</text:p>
          </table:table-cell>
          <table:table-cell office:value-type="string">
            <text:p>0.247973238882329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6</text:p>
          </table:table-cell>
          <table:table-cell office:value-type="string">
            <text:p>0.46226415094339623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889</text:p>
          </table:table-cell>
          <table:table-cell office:value-type="string">
            <text:p>0.031496062992125984</text:p>
          </table:table-cell>
          <table:table-cell office:value-type="string">
            <text:p>191</text:p>
          </table:table-cell>
          <table:table-cell office:value-type="string">
            <text:p>0.21484814398200225</text:p>
          </table:table-cell>
          <table:table-cell office:value-type="string">
            <text:p>394</text:p>
          </table:table-cell>
          <table:table-cell office:value-type="string">
            <text:p>0.4431946006749156</text:p>
          </table:table-cell>
          <table:table-cell office:value-type="string">
            <text:p>1</text:p>
          </table:table-cell>
          <table:table-cell office:value-type="string">
            <text:p>0.0011248593925759281</text:p>
          </table:table-cell>
          <table:table-cell office:value-type="string">
            <text:p>0.4253091684434968</text:p>
          </table:table-cell>
          <table:table-cell office:value-type="string">
            <text:p>0.1318550106609808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1</text:p>
          </table:table-cell>
          <table:table-cell office:value-type="string">
            <text:p>0.2148481439820022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7</text:p>
          </table:table-cell>
          <table:table-cell office:value-type="string">
            <text:p>0.011299435028248588</text:p>
          </table:table-cell>
          <table:table-cell office:value-type="string">
            <text:p>100</text:p>
          </table:table-cell>
          <table:table-cell office:value-type="string">
            <text:p>0.5649717514124294</text:p>
          </table:table-cell>
          <table:table-cell office:value-type="string">
            <text:p>87</text:p>
          </table:table-cell>
          <table:table-cell office:value-type="string">
            <text:p>0.4915254237288136</text:p>
          </table:table-cell>
          <table:table-cell office:value-type="string">
            <text:p>1</text:p>
          </table:table-cell>
          <table:table-cell office:value-type="string">
            <text:p>0.005649717514124294</text:p>
          </table:table-cell>
          <table:table-cell office:value-type="string">
            <text:p>0.695</text:p>
          </table:table-cell>
          <table:table-cell office:value-type="string">
            <text:p>0.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0</text:p>
          </table:table-cell>
          <table:table-cell office:value-type="string">
            <text:p>0.5649717514124294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45</text:p>
          </table:table-cell>
          <table:table-cell office:value-type="string">
            <text:p>0.04081632653061224</text:p>
          </table:table-cell>
          <table:table-cell office:value-type="string">
            <text:p>93</text:p>
          </table:table-cell>
          <table:table-cell office:value-type="string">
            <text:p>0.3795918367346939</text:p>
          </table:table-cell>
          <table:table-cell office:value-type="string">
            <text:p>147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.004081632653061225</text:p>
          </table:table-cell>
          <table:table-cell office:value-type="string">
            <text:p>0.5133333333333333</text:p>
          </table:table-cell>
          <table:table-cell office:value-type="string">
            <text:p>0.068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3</text:p>
          </table:table-cell>
          <table:table-cell office:value-type="string">
            <text:p>0.3795918367346939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99</text:p>
          </table:table-cell>
          <table:table-cell office:value-type="string">
            <text:p>0.02512562814070352</text:p>
          </table:table-cell>
          <table:table-cell office:value-type="string">
            <text:p>82</text:p>
          </table:table-cell>
          <table:table-cell office:value-type="string">
            <text:p>0.4120603015075377</text:p>
          </table:table-cell>
          <table:table-cell office:value-type="string">
            <text:p>95</text:p>
          </table:table-cell>
          <table:table-cell office:value-type="string">
            <text:p>0.47738693467336685</text:p>
          </table:table-cell>
          <table:table-cell office:value-type="string">
            <text:p>1</text:p>
          </table:table-cell>
          <table:table-cell office:value-type="string">
            <text:p>0.005025125628140704</text:p>
          </table:table-cell>
          <table:table-cell office:value-type="string">
            <text:p>0.5715277777777777</text:p>
          </table:table-cell>
          <table:table-cell office:value-type="string">
            <text:p>-0.023958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2</text:p>
          </table:table-cell>
          <table:table-cell office:value-type="string">
            <text:p>0.4120603015075377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.01694915254237288</text:p>
          </table:table-cell>
          <table:table-cell office:value-type="string">
            <text:p>22</text:p>
          </table:table-cell>
          <table:table-cell office:value-type="string">
            <text:p>0.3728813559322034</text:p>
          </table:table-cell>
          <table:table-cell office:value-type="string">
            <text:p>47</text:p>
          </table:table-cell>
          <table:table-cell office:value-type="string">
            <text:p>0.7966101694915254</text:p>
          </table:table-cell>
          <table:table-cell office:value-type="string">
            <text:p>1</text:p>
          </table:table-cell>
          <table:table-cell office:value-type="string">
            <text:p>0.01694915254237288</text:p>
          </table:table-cell>
          <table:table-cell office:value-type="string">
            <text:p>0.5666666666666667</text:p>
          </table:table-cell>
          <table:table-cell office:value-type="string">
            <text:p>0.1666666666666666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</text:p>
          </table:table-cell>
          <table:table-cell office:value-type="string">
            <text:p>0.372881355932203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3</text:p>
          </table:table-cell>
          <table:table-cell office:value-type="string">
            <text:p>0.02912621359223301</text:p>
          </table:table-cell>
          <table:table-cell office:value-type="string">
            <text:p>20</text:p>
          </table:table-cell>
          <table:table-cell office:value-type="string">
            <text:p>0.1941747572815534</text:p>
          </table:table-cell>
          <table:table-cell office:value-type="string">
            <text:p>73</text:p>
          </table:table-cell>
          <table:table-cell office:value-type="string">
            <text:p>0.7087378640776699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4962962962962963</text:p>
          </table:table-cell>
          <table:table-cell office:value-type="string">
            <text:p>-0.083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</text:p>
          </table:table-cell>
          <table:table-cell office:value-type="string">
            <text:p>0.1941747572815534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office:value-type="string">
            <text:p>0.02631578947368421</text:p>
          </table:table-cell>
          <table:table-cell office:value-type="string">
            <text:p>32</text:p>
          </table:table-cell>
          <table:table-cell office:value-type="string">
            <text:p>0.42105263157894735</text:p>
          </table:table-cell>
          <table:table-cell office:value-type="string">
            <text:p>53</text:p>
          </table:table-cell>
          <table:table-cell office:value-type="string">
            <text:p>0.6973684210526315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7111111111111111</text:p>
          </table:table-cell>
          <table:table-cell office:value-type="string">
            <text:p>0.31944444444444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</text:p>
          </table:table-cell>
          <table:table-cell office:value-type="string">
            <text:p>0.42105263157894735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24</text:p>
          </table:table-cell>
          <table:table-cell office:value-type="string">
            <text:p>0.046296296296296294</text:p>
          </table:table-cell>
          <table:table-cell office:value-type="string">
            <text:p>77</text:p>
          </table:table-cell>
          <table:table-cell office:value-type="string">
            <text:p>0.23765432098765432</text:p>
          </table:table-cell>
          <table:table-cell office:value-type="string">
            <text:p>167</text:p>
          </table:table-cell>
          <table:table-cell office:value-type="string">
            <text:p>0.5154320987654321</text:p>
          </table:table-cell>
          <table:table-cell office:value-type="string">
            <text:p>1</text:p>
          </table:table-cell>
          <table:table-cell office:value-type="string">
            <text:p>0.0030864197530864196</text:p>
          </table:table-cell>
          <table:table-cell office:value-type="string">
            <text:p>0.6082175925925926</text:p>
          </table:table-cell>
          <table:table-cell office:value-type="string">
            <text:p>0.2413194444444444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7</text:p>
          </table:table-cell>
          <table:table-cell office:value-type="string">
            <text:p>0.2376543209876543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90</text:p>
          </table:table-cell>
          <table:table-cell office:value-type="string">
            <text:p>0.04358974358974359</text:p>
          </table:table-cell>
          <table:table-cell office:value-type="string">
            <text:p>125</text:p>
          </table:table-cell>
          <table:table-cell office:value-type="string">
            <text:p>0.32051282051282054</text:p>
          </table:table-cell>
          <table:table-cell office:value-type="string">
            <text:p>179</text:p>
          </table:table-cell>
          <table:table-cell office:value-type="string">
            <text:p>0.45897435897435895</text:p>
          </table:table-cell>
          <table:table-cell office:value-type="string">
            <text:p>1</text:p>
          </table:table-cell>
          <table:table-cell office:value-type="string">
            <text:p>0.002564102564102564</text:p>
          </table:table-cell>
          <table:table-cell office:value-type="string">
            <text:p>0.6383547008547008</text:p>
          </table:table-cell>
          <table:table-cell office:value-type="string">
            <text:p>0.21794871794871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0.32051282051282054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4</text:p>
          </table:table-cell>
          <table:table-cell office:value-type="string">
            <text:p>1017</text:p>
          </table:table-cell>
          <table:table-cell office:value-type="string">
            <text:p>0.08259587020648967</text:p>
          </table:table-cell>
          <table:table-cell office:value-type="string">
            <text:p>464</text:p>
          </table:table-cell>
          <table:table-cell office:value-type="string">
            <text:p>0.45624385447394294</text:p>
          </table:table-cell>
          <table:table-cell office:value-type="string">
            <text:p>205</text:p>
          </table:table-cell>
          <table:table-cell office:value-type="string">
            <text:p>0.2015732546705998</text:p>
          </table:table-cell>
          <table:table-cell office:value-type="string">
            <text:p>1</text:p>
          </table:table-cell>
          <table:table-cell office:value-type="string">
            <text:p>0.0009832841691248771</text:p>
          </table:table-cell>
          <table:table-cell office:value-type="string">
            <text:p>0.40765306122448985</text:p>
          </table:table-cell>
          <table:table-cell office:value-type="string">
            <text:p>-0.00986394557823128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4</text:p>
          </table:table-cell>
          <table:table-cell office:value-type="string">
            <text:p>0.45624385447394294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0.031578947368421054</text:p>
          </table:table-cell>
          <table:table-cell office:value-type="string">
            <text:p>73</text:p>
          </table:table-cell>
          <table:table-cell office:value-type="string">
            <text:p>0.38421052631578945</text:p>
          </table:table-cell>
          <table:table-cell office:value-type="string">
            <text:p>116</text:p>
          </table:table-cell>
          <table:table-cell office:value-type="string">
            <text:p>0.6105263157894737</text:p>
          </table:table-cell>
          <table:table-cell office:value-type="string">
            <text:p>1</text:p>
          </table:table-cell>
          <table:table-cell office:value-type="string">
            <text:p>0.005263157894736842</text:p>
          </table:table-cell>
          <table:table-cell office:value-type="string">
            <text:p>0.5481481481481482</text:p>
          </table:table-cell>
          <table:table-cell office:value-type="string">
            <text:p>-0.144675925925925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3</text:p>
          </table:table-cell>
          <table:table-cell office:value-type="string">
            <text:p>0.38421052631578945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74</text:p>
          </table:table-cell>
          <table:table-cell office:value-type="string">
            <text:p>0.040106951871657755</text:p>
          </table:table-cell>
          <table:table-cell office:value-type="string">
            <text:p>196</text:p>
          </table:table-cell>
          <table:table-cell office:value-type="string">
            <text:p>0.5240641711229946</text:p>
          </table:table-cell>
          <table:table-cell office:value-type="string">
            <text:p>174</text:p>
          </table:table-cell>
          <table:table-cell office:value-type="string">
            <text:p>0.46524064171123</text:p>
          </table:table-cell>
          <table:table-cell office:value-type="string">
            <text:p>1</text:p>
          </table:table-cell>
          <table:table-cell office:value-type="string">
            <text:p>0.00267379679144385</text:p>
          </table:table-cell>
          <table:table-cell office:value-type="string">
            <text:p>0.42397959183673467</text:p>
          </table:table-cell>
          <table:table-cell office:value-type="string">
            <text:p>-0.04455782312925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6</text:p>
          </table:table-cell>
          <table:table-cell office:value-type="string">
            <text:p>0.5240641711229946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16</text:p>
          </table:table-cell>
          <table:table-cell office:value-type="string">
            <text:p>0.037037037037037035</text:p>
          </table:table-cell>
          <table:table-cell office:value-type="string">
            <text:p>78</text:p>
          </table:table-cell>
          <table:table-cell office:value-type="string">
            <text:p>0.3611111111111111</text:p>
          </table:table-cell>
          <table:table-cell office:value-type="string">
            <text:p>128</text:p>
          </table:table-cell>
          <table:table-cell office:value-type="string">
            <text:p>0.5925925925925926</text:p>
          </table:table-cell>
          <table:table-cell office:value-type="string">
            <text:p>1</text:p>
          </table:table-cell>
          <table:table-cell office:value-type="string">
            <text:p>0.004629629629629629</text:p>
          </table:table-cell>
          <table:table-cell office:value-type="string">
            <text:p>0.5916666666666667</text:p>
          </table:table-cell>
          <table:table-cell office:value-type="string">
            <text:p>0.2916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8</text:p>
          </table:table-cell>
          <table:table-cell office:value-type="string">
            <text:p>0.3611111111111111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560</text:p>
          </table:table-cell>
          <table:table-cell office:value-type="string">
            <text:p>0.03571428571428571</text:p>
          </table:table-cell>
          <table:table-cell office:value-type="string">
            <text:p>163</text:p>
          </table:table-cell>
          <table:table-cell office:value-type="string">
            <text:p>0.2910714285714286</text:p>
          </table:table-cell>
          <table:table-cell office:value-type="string">
            <text:p>275</text:p>
          </table:table-cell>
          <table:table-cell office:value-type="string">
            <text:p>0.49107142857142855</text:p>
          </table:table-cell>
          <table:table-cell office:value-type="string">
            <text:p>1</text:p>
          </table:table-cell>
          <table:table-cell office:value-type="string">
            <text:p>0.0017857142857142857</text:p>
          </table:table-cell>
          <table:table-cell office:value-type="string">
            <text:p>0.3476721938775511</text:p>
          </table:table-cell>
          <table:table-cell office:value-type="string">
            <text:p>0.0332821196660482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3</text:p>
          </table:table-cell>
          <table:table-cell office:value-type="string">
            <text:p>0.291071428571428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74</text:p>
          </table:table-cell>
          <table:table-cell office:value-type="string">
            <text:p>0.005226480836236934</text:p>
          </table:table-cell>
          <table:table-cell office:value-type="string">
            <text:p>135</text:p>
          </table:table-cell>
          <table:table-cell office:value-type="string">
            <text:p>0.23519163763066203</text:p>
          </table:table-cell>
          <table:table-cell office:value-type="string">
            <text:p>231</text:p>
          </table:table-cell>
          <table:table-cell office:value-type="string">
            <text:p>0.4024390243902439</text:p>
          </table:table-cell>
          <table:table-cell office:value-type="string">
            <text:p>1</text:p>
          </table:table-cell>
          <table:table-cell office:value-type="string">
            <text:p>0.0017421602787456446</text:p>
          </table:table-cell>
          <table:table-cell office:value-type="string">
            <text:p>0.5085470085470085</text:p>
          </table:table-cell>
          <table:table-cell office:value-type="string">
            <text:p>0.061996336996336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5</text:p>
          </table:table-cell>
          <table:table-cell office:value-type="string">
            <text:p>0.23519163763066203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369</text:p>
          </table:table-cell>
          <table:table-cell office:value-type="string">
            <text:p>0.06233062330623306</text:p>
          </table:table-cell>
          <table:table-cell office:value-type="string">
            <text:p>215</text:p>
          </table:table-cell>
          <table:table-cell office:value-type="string">
            <text:p>0.5826558265582655</text:p>
          </table:table-cell>
          <table:table-cell office:value-type="string">
            <text:p>98</text:p>
          </table:table-cell>
          <table:table-cell office:value-type="string">
            <text:p>0.26558265582655827</text:p>
          </table:table-cell>
          <table:table-cell office:value-type="string">
            <text:p>1</text:p>
          </table:table-cell>
          <table:table-cell office:value-type="string">
            <text:p>0.0027100271002710027</text:p>
          </table:table-cell>
          <table:table-cell office:value-type="string">
            <text:p>0.39999999999999997</text:p>
          </table:table-cell>
          <table:table-cell office:value-type="string">
            <text:p>-0.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5</text:p>
          </table:table-cell>
          <table:table-cell office:value-type="string">
            <text:p>0.5826558265582655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91</text:p>
          </table:table-cell>
          <table:table-cell office:value-type="string">
            <text:p>0.03436426116838488</text:p>
          </table:table-cell>
          <table:table-cell office:value-type="string">
            <text:p>98</text:p>
          </table:table-cell>
          <table:table-cell office:value-type="string">
            <text:p>0.33676975945017185</text:p>
          </table:table-cell>
          <table:table-cell office:value-type="string">
            <text:p>156</text:p>
          </table:table-cell>
          <table:table-cell office:value-type="string">
            <text:p>0.5360824742268041</text:p>
          </table:table-cell>
          <table:table-cell office:value-type="string">
            <text:p>1</text:p>
          </table:table-cell>
          <table:table-cell office:value-type="string">
            <text:p>0.003436426116838488</text:p>
          </table:table-cell>
          <table:table-cell office:value-type="string">
            <text:p>0.5125</text:p>
          </table:table-cell>
          <table:table-cell office:value-type="string">
            <text:p>0.228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8</text:p>
          </table:table-cell>
          <table:table-cell office:value-type="string">
            <text:p>0.33676975945017185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07</text:p>
          </table:table-cell>
          <table:table-cell office:value-type="string">
            <text:p>0.022113022113022112</text:p>
          </table:table-cell>
          <table:table-cell office:value-type="string">
            <text:p>150</text:p>
          </table:table-cell>
          <table:table-cell office:value-type="string">
            <text:p>0.36855036855036855</text:p>
          </table:table-cell>
          <table:table-cell office:value-type="string">
            <text:p>182</text:p>
          </table:table-cell>
          <table:table-cell office:value-type="string">
            <text:p>0.44717444717444715</text:p>
          </table:table-cell>
          <table:table-cell office:value-type="string">
            <text:p>1</text:p>
          </table:table-cell>
          <table:table-cell office:value-type="string">
            <text:p>0.002457002457002457</text:p>
          </table:table-cell>
          <table:table-cell office:value-type="string">
            <text:p>0.44238095238095243</text:p>
          </table:table-cell>
          <table:table-cell office:value-type="string">
            <text:p>0.0749206349206349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0</text:p>
          </table:table-cell>
          <table:table-cell office:value-type="string">
            <text:p>0.36855036855036855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72</text:p>
          </table:table-cell>
          <table:table-cell office:value-type="string">
            <text:p>0.013986013986013986</text:p>
          </table:table-cell>
          <table:table-cell office:value-type="string">
            <text:p>280</text:p>
          </table:table-cell>
          <table:table-cell office:value-type="string">
            <text:p>0.48951048951048953</text:p>
          </table:table-cell>
          <table:table-cell office:value-type="string">
            <text:p>197</text:p>
          </table:table-cell>
          <table:table-cell office:value-type="string">
            <text:p>0.34440559440559443</text:p>
          </table:table-cell>
          <table:table-cell office:value-type="string">
            <text:p>1</text:p>
          </table:table-cell>
          <table:table-cell office:value-type="string">
            <text:p>0.0017482517482517483</text:p>
          </table:table-cell>
          <table:table-cell office:value-type="string">
            <text:p>0.4623214285714285</text:p>
          </table:table-cell>
          <table:table-cell office:value-type="string">
            <text:p>0.0992261904761904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0</text:p>
          </table:table-cell>
          <table:table-cell office:value-type="string">
            <text:p>0.4895104895104895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94</text:p>
          </table:table-cell>
          <table:table-cell office:value-type="string">
            <text:p>0.030612244897959183</text:p>
          </table:table-cell>
          <table:table-cell office:value-type="string">
            <text:p>81</text:p>
          </table:table-cell>
          <table:table-cell office:value-type="string">
            <text:p>0.2755102040816326</text:p>
          </table:table-cell>
          <table:table-cell office:value-type="string">
            <text:p>169</text:p>
          </table:table-cell>
          <table:table-cell office:value-type="string">
            <text:p>0.5748299319727891</text:p>
          </table:table-cell>
          <table:table-cell office:value-type="string">
            <text:p>1</text:p>
          </table:table-cell>
          <table:table-cell office:value-type="string">
            <text:p>0.003401360544217687</text:p>
          </table:table-cell>
          <table:table-cell office:value-type="string">
            <text:p>0.3191387559808613</text:p>
          </table:table-cell>
          <table:table-cell office:value-type="string">
            <text:p>0.134688995215311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1</text:p>
          </table:table-cell>
          <table:table-cell office:value-type="string">
            <text:p>0.2755102040816326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480</text:p>
          </table:table-cell>
          <table:table-cell office:value-type="string">
            <text:p>0.04375</text:p>
          </table:table-cell>
          <table:table-cell office:value-type="string">
            <text:p>224</text:p>
          </table:table-cell>
          <table:table-cell office:value-type="string">
            <text:p>0.4666666666666667</text:p>
          </table:table-cell>
          <table:table-cell office:value-type="string">
            <text:p>182</text:p>
          </table:table-cell>
          <table:table-cell office:value-type="string">
            <text:p>0.37916666666666665</text:p>
          </table:table-cell>
          <table:table-cell office:value-type="string">
            <text:p>1</text:p>
          </table:table-cell>
          <table:table-cell office:value-type="string">
            <text:p>0.0020833333333333333</text:p>
          </table:table-cell>
          <table:table-cell office:value-type="string">
            <text:p>0.4700000000000001</text:p>
          </table:table-cell>
          <table:table-cell office:value-type="string">
            <text:p>0.1243181818181818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4</text:p>
          </table:table-cell>
          <table:table-cell office:value-type="string">
            <text:p>0.4666666666666667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33</text:p>
          </table:table-cell>
          <table:table-cell office:value-type="string">
            <text:p>0.02575107296137339</text:p>
          </table:table-cell>
          <table:table-cell office:value-type="string">
            <text:p>104</text:p>
          </table:table-cell>
          <table:table-cell office:value-type="string">
            <text:p>0.44635193133047213</text:p>
          </table:table-cell>
          <table:table-cell office:value-type="string">
            <text:p>122</text:p>
          </table:table-cell>
          <table:table-cell office:value-type="string">
            <text:p>0.5236051502145923</text:p>
          </table:table-cell>
          <table:table-cell office:value-type="string">
            <text:p>1</text:p>
          </table:table-cell>
          <table:table-cell office:value-type="string">
            <text:p>0.004291845493562232</text:p>
          </table:table-cell>
          <table:table-cell office:value-type="string">
            <text:p>0.6178571428571428</text:p>
          </table:table-cell>
          <table:table-cell office:value-type="string">
            <text:p>0.187229437229437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4</text:p>
          </table:table-cell>
          <table:table-cell office:value-type="string">
            <text:p>0.44635193133047213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1</text:p>
          </table:table-cell>
          <table:table-cell office:value-type="string">
            <text:p>0.014084507042253521</text:p>
          </table:table-cell>
          <table:table-cell office:value-type="string">
            <text:p>17</text:p>
          </table:table-cell>
          <table:table-cell office:value-type="string">
            <text:p>0.23943661971830985</text:p>
          </table:table-cell>
          <table:table-cell office:value-type="string">
            <text:p>57</text:p>
          </table:table-cell>
          <table:table-cell office:value-type="string">
            <text:p>0.8028169014084507</text:p>
          </table:table-cell>
          <table:table-cell office:value-type="string">
            <text:p>1</text:p>
          </table:table-cell>
          <table:table-cell office:value-type="string">
            <text:p>0.014084507042253521</text:p>
          </table:table-cell>
          <table:table-cell office:value-type="string">
            <text:p>0.7295555555555556</text:p>
          </table:table-cell>
          <table:table-cell office:value-type="string">
            <text:p>0.30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</text:p>
          </table:table-cell>
          <table:table-cell office:value-type="string">
            <text:p>0.23943661971830985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8</text:p>
          </table:table-cell>
          <table:table-cell office:value-type="string">
            <text:p>0.04411764705882353</text:p>
          </table:table-cell>
          <table:table-cell office:value-type="string">
            <text:p>18</text:p>
          </table:table-cell>
          <table:table-cell office:value-type="string">
            <text:p>0.2647058823529412</text:p>
          </table:table-cell>
          <table:table-cell office:value-type="string">
            <text:p>61</text:p>
          </table:table-cell>
          <table:table-cell office:value-type="string">
            <text:p>0.8970588235294118</text:p>
          </table:table-cell>
          <table:table-cell office:value-type="string">
            <text:p>1</text:p>
          </table:table-cell>
          <table:table-cell office:value-type="string">
            <text:p>0.014705882352941176</text:p>
          </table:table-cell>
          <table:table-cell office:value-type="string">
            <text:p>0.591111111111111</text:p>
          </table:table-cell>
          <table:table-cell office:value-type="string">
            <text:p>0.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</text:p>
          </table:table-cell>
          <table:table-cell office:value-type="string">
            <text:p>0.2647058823529412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9</text:p>
          </table:table-cell>
          <table:table-cell office:value-type="string">
            <text:p>0.014388489208633094</text:p>
          </table:table-cell>
          <table:table-cell office:value-type="string">
            <text:p>53</text:p>
          </table:table-cell>
          <table:table-cell office:value-type="string">
            <text:p>0.381294964028777</text:p>
          </table:table-cell>
          <table:table-cell office:value-type="string">
            <text:p>83</text:p>
          </table:table-cell>
          <table:table-cell office:value-type="string">
            <text:p>0.5971223021582733</text:p>
          </table:table-cell>
          <table:table-cell office:value-type="string">
            <text:p>1</text:p>
          </table:table-cell>
          <table:table-cell office:value-type="string">
            <text:p>0.007194244604316547</text:p>
          </table:table-cell>
          <table:table-cell office:value-type="string">
            <text:p>0.6889682539682541</text:p>
          </table:table-cell>
          <table:table-cell office:value-type="string">
            <text:p>0.30607142857142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3</text:p>
          </table:table-cell>
          <table:table-cell office:value-type="string">
            <text:p>0.381294964028777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754</text:p>
          </table:table-cell>
          <table:table-cell office:value-type="string">
            <text:p>0.025198938992042442</text:p>
          </table:table-cell>
          <table:table-cell office:value-type="string">
            <text:p>339</text:p>
          </table:table-cell>
          <table:table-cell office:value-type="string">
            <text:p>0.4496021220159151</text:p>
          </table:table-cell>
          <table:table-cell office:value-type="string">
            <text:p>268</text:p>
          </table:table-cell>
          <table:table-cell office:value-type="string">
            <text:p>0.35543766578249336</text:p>
          </table:table-cell>
          <table:table-cell office:value-type="string">
            <text:p>1</text:p>
          </table:table-cell>
          <table:table-cell office:value-type="string">
            <text:p>0.001326259946949602</text:p>
          </table:table-cell>
          <table:table-cell office:value-type="string">
            <text:p>0.45678327049294803</text:p>
          </table:table-cell>
          <table:table-cell office:value-type="string">
            <text:p>0.137561094819159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9</text:p>
          </table:table-cell>
          <table:table-cell office:value-type="string">
            <text:p>0.4496021220159151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686</text:p>
          </table:table-cell>
          <table:table-cell office:value-type="string">
            <text:p>0.033527696793002916</text:p>
          </table:table-cell>
          <table:table-cell office:value-type="string">
            <text:p>216</text:p>
          </table:table-cell>
          <table:table-cell office:value-type="string">
            <text:p>0.31486880466472306</text:p>
          </table:table-cell>
          <table:table-cell office:value-type="string">
            <text:p>297</text:p>
          </table:table-cell>
          <table:table-cell office:value-type="string">
            <text:p>0.4329446064139942</text:p>
          </table:table-cell>
          <table:table-cell office:value-type="string">
            <text:p>1</text:p>
          </table:table-cell>
          <table:table-cell office:value-type="string">
            <text:p>0.0014577259475218659</text:p>
          </table:table-cell>
          <table:table-cell office:value-type="string">
            <text:p>0.46259462759462766</text:p>
          </table:table-cell>
          <table:table-cell office:value-type="string">
            <text:p>0.106330891330891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6</text:p>
          </table:table-cell>
          <table:table-cell office:value-type="string">
            <text:p>0.31486880466472306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7</text:p>
          </table:table-cell>
          <table:table-cell office:value-type="string">
            <text:p>0.0</text:p>
          </table:table-cell>
          <table:table-cell office:value-type="string">
            <text:p>16</text:p>
          </table:table-cell>
          <table:table-cell office:value-type="string">
            <text:p>0.2077922077922078</text:p>
          </table:table-cell>
          <table:table-cell office:value-type="string">
            <text:p>59</text:p>
          </table:table-cell>
          <table:table-cell office:value-type="string">
            <text:p>0.7662337662337663</text:p>
          </table:table-cell>
          <table:table-cell office:value-type="string">
            <text:p>1</text:p>
          </table:table-cell>
          <table:table-cell office:value-type="string">
            <text:p>0.012987012987012988</text:p>
          </table:table-cell>
          <table:table-cell office:value-type="string">
            <text:p>0.525</text:p>
          </table:table-cell>
          <table:table-cell office:value-type="string">
            <text:p>0.02499999999999999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</text:p>
          </table:table-cell>
          <table:table-cell office:value-type="string">
            <text:p>0.2077922077922078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57</text:p>
          </table:table-cell>
          <table:table-cell office:value-type="string">
            <text:p>0.08280254777070063</text:p>
          </table:table-cell>
          <table:table-cell office:value-type="string">
            <text:p>75</text:p>
          </table:table-cell>
          <table:table-cell office:value-type="string">
            <text:p>0.47770700636942676</text:p>
          </table:table-cell>
          <table:table-cell office:value-type="string">
            <text:p>103</text:p>
          </table:table-cell>
          <table:table-cell office:value-type="string">
            <text:p>0.6560509554140127</text:p>
          </table:table-cell>
          <table:table-cell office:value-type="string">
            <text:p>1</text:p>
          </table:table-cell>
          <table:table-cell office:value-type="string">
            <text:p>0.006369426751592357</text:p>
          </table:table-cell>
          <table:table-cell office:value-type="string">
            <text:p>0.4666666666666666</text:p>
          </table:table-cell>
          <table:table-cell office:value-type="string">
            <text:p>-0.0999999999999999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5</text:p>
          </table:table-cell>
          <table:table-cell office:value-type="string">
            <text:p>0.47770700636942676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149</text:p>
          </table:table-cell>
          <table:table-cell office:value-type="string">
            <text:p>0.12751677852348994</text:p>
          </table:table-cell>
          <table:table-cell office:value-type="string">
            <text:p>41</text:p>
          </table:table-cell>
          <table:table-cell office:value-type="string">
            <text:p>0.2751677852348993</text:p>
          </table:table-cell>
          <table:table-cell office:value-type="string">
            <text:p>94</text:p>
          </table:table-cell>
          <table:table-cell office:value-type="string">
            <text:p>0.6308724832214765</text:p>
          </table:table-cell>
          <table:table-cell office:value-type="string">
            <text:p>1</text:p>
          </table:table-cell>
          <table:table-cell office:value-type="string">
            <text:p>0.006711409395973154</text:p>
          </table:table-cell>
          <table:table-cell office:value-type="string">
            <text:p>0.394973544973545</text:p>
          </table:table-cell>
          <table:table-cell office:value-type="string">
            <text:p>0.1526455026455026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2751677852348993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8</text:p>
          </table:table-cell>
          <table:table-cell office:value-type="string">
            <text:p>0.02040816326530612</text:p>
          </table:table-cell>
          <table:table-cell office:value-type="string">
            <text:p>60</text:p>
          </table:table-cell>
          <table:table-cell office:value-type="string">
            <text:p>0.6122448979591837</text:p>
          </table:table-cell>
          <table:table-cell office:value-type="string">
            <text:p>47</text:p>
          </table:table-cell>
          <table:table-cell office:value-type="string">
            <text:p>0.47959183673469385</text:p>
          </table:table-cell>
          <table:table-cell office:value-type="string">
            <text:p>1</text:p>
          </table:table-cell>
          <table:table-cell office:value-type="string">
            <text:p>0.0102040816326530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0</text:p>
          </table:table-cell>
          <table:table-cell office:value-type="string">
            <text:p>0.6122448979591837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275</text:p>
          </table:table-cell>
          <table:table-cell office:value-type="string">
            <text:p>0.04</text:p>
          </table:table-cell>
          <table:table-cell office:value-type="string">
            <text:p>143</text:p>
          </table:table-cell>
          <table:table-cell office:value-type="string">
            <text:p>0.52</text:p>
          </table:table-cell>
          <table:table-cell office:value-type="string">
            <text:p>135</text:p>
          </table:table-cell>
          <table:table-cell office:value-type="string">
            <text:p>0.4909090909090909</text:p>
          </table:table-cell>
          <table:table-cell office:value-type="string">
            <text:p>1</text:p>
          </table:table-cell>
          <table:table-cell office:value-type="string">
            <text:p>0.0036363636363636364</text:p>
          </table:table-cell>
          <table:table-cell office:value-type="string">
            <text:p>0.4666666666666666</text:p>
          </table:table-cell>
          <table:table-cell office:value-type="string">
            <text:p>-0.02499999999999999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52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6</text:p>
          </table:table-cell>
          <table:table-cell office:value-type="string">
            <text:p>0.05357142857142857</text:p>
          </table:table-cell>
          <table:table-cell office:value-type="string">
            <text:p>25</text:p>
          </table:table-cell>
          <table:table-cell office:value-type="string">
            <text:p>0.44642857142857145</text:p>
          </table:table-cell>
          <table:table-cell office:value-type="string">
            <text:p>40</text:p>
          </table:table-cell>
          <table:table-cell office:value-type="string">
            <text:p>0.7142857142857143</text:p>
          </table:table-cell>
          <table:table-cell office:value-type="string">
            <text:p>1</text:p>
          </table:table-cell>
          <table:table-cell office:value-type="string">
            <text:p>0.01785714285714285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</text:p>
          </table:table-cell>
          <table:table-cell office:value-type="string">
            <text:p>0.44642857142857145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9</text:p>
          </table:table-cell>
          <table:table-cell office:value-type="string">
            <text:p>0.015503875968992248</text:p>
          </table:table-cell>
          <table:table-cell office:value-type="string">
            <text:p>41</text:p>
          </table:table-cell>
          <table:table-cell office:value-type="string">
            <text:p>0.3178294573643411</text:p>
          </table:table-cell>
          <table:table-cell office:value-type="string">
            <text:p>84</text:p>
          </table:table-cell>
          <table:table-cell office:value-type="string">
            <text:p>0.6511627906976745</text:p>
          </table:table-cell>
          <table:table-cell office:value-type="string">
            <text:p>1</text:p>
          </table:table-cell>
          <table:table-cell office:value-type="string">
            <text:p>0.007751937984496124</text:p>
          </table:table-cell>
          <table:table-cell office:value-type="string">
            <text:p>0.30625</text:p>
          </table:table-cell>
          <table:table-cell office:value-type="string">
            <text:p>0.3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3178294573643411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358</text:p>
          </table:table-cell>
          <table:table-cell office:value-type="string">
            <text:p>0.05307262569832402</text:p>
          </table:table-cell>
          <table:table-cell office:value-type="string">
            <text:p>190</text:p>
          </table:table-cell>
          <table:table-cell office:value-type="string">
            <text:p>0.5307262569832403</text:p>
          </table:table-cell>
          <table:table-cell office:value-type="string">
            <text:p>165</text:p>
          </table:table-cell>
          <table:table-cell office:value-type="string">
            <text:p>0.46089385474860334</text:p>
          </table:table-cell>
          <table:table-cell office:value-type="string">
            <text:p>1</text:p>
          </table:table-cell>
          <table:table-cell office:value-type="string">
            <text:p>0.002793296089385475</text:p>
          </table:table-cell>
          <table:table-cell office:value-type="string">
            <text:p>0.5333333333333333</text:p>
          </table:table-cell>
          <table:table-cell office:value-type="string">
            <text:p>0.01416666666666667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0</text:p>
          </table:table-cell>
          <table:table-cell office:value-type="string">
            <text:p>0.5307262569832403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49</text:p>
          </table:table-cell>
          <table:table-cell office:value-type="string">
            <text:p>0.040160642570281124</text:p>
          </table:table-cell>
          <table:table-cell office:value-type="string">
            <text:p>114</text:p>
          </table:table-cell>
          <table:table-cell office:value-type="string">
            <text:p>0.4578313253012048</text:p>
          </table:table-cell>
          <table:table-cell office:value-type="string">
            <text:p>126</text:p>
          </table:table-cell>
          <table:table-cell office:value-type="string">
            <text:p>0.5060240963855421</text:p>
          </table:table-cell>
          <table:table-cell office:value-type="string">
            <text:p>1</text:p>
          </table:table-cell>
          <table:table-cell office:value-type="string">
            <text:p>0.004016064257028112</text:p>
          </table:table-cell>
          <table:table-cell office:value-type="string">
            <text:p>0.3833333333333333</text:p>
          </table:table-cell>
          <table:table-cell office:value-type="string">
            <text:p>0.13958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4</text:p>
          </table:table-cell>
          <table:table-cell office:value-type="string">
            <text:p>0.4578313253012048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5</text:p>
          </table:table-cell>
          <table:table-cell office:value-type="string">
            <text:p>582</text:p>
          </table:table-cell>
          <table:table-cell office:value-type="string">
            <text:p>0.07731958762886598</text:p>
          </table:table-cell>
          <table:table-cell office:value-type="string">
            <text:p>141</text:p>
          </table:table-cell>
          <table:table-cell office:value-type="string">
            <text:p>0.2422680412371134</text:p>
          </table:table-cell>
          <table:table-cell office:value-type="string">
            <text:p>277</text:p>
          </table:table-cell>
          <table:table-cell office:value-type="string">
            <text:p>0.47594501718213056</text:p>
          </table:table-cell>
          <table:table-cell office:value-type="string">
            <text:p>1</text:p>
          </table:table-cell>
          <table:table-cell office:value-type="string">
            <text:p>0.001718213058419244</text:p>
          </table:table-cell>
          <table:table-cell office:value-type="string">
            <text:p>0.4348979591836735</text:p>
          </table:table-cell>
          <table:table-cell office:value-type="string">
            <text:p>0.0609863945578231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1</text:p>
          </table:table-cell>
          <table:table-cell office:value-type="string">
            <text:p>0.2422680412371134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438</text:p>
          </table:table-cell>
          <table:table-cell office:value-type="string">
            <text:p>0.04337899543378995</text:p>
          </table:table-cell>
          <table:table-cell office:value-type="string">
            <text:p>137</text:p>
          </table:table-cell>
          <table:table-cell office:value-type="string">
            <text:p>0.3127853881278539</text:p>
          </table:table-cell>
          <table:table-cell office:value-type="string">
            <text:p>232</text:p>
          </table:table-cell>
          <table:table-cell office:value-type="string">
            <text:p>0.5296803652968036</text:p>
          </table:table-cell>
          <table:table-cell office:value-type="string">
            <text:p>1</text:p>
          </table:table-cell>
          <table:table-cell office:value-type="string">
            <text:p>0.00228310502283105</text:p>
          </table:table-cell>
          <table:table-cell office:value-type="string">
            <text:p>0.385994560994561</text:p>
          </table:table-cell>
          <table:table-cell office:value-type="string">
            <text:p>0.0824009324009324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7</text:p>
          </table:table-cell>
          <table:table-cell office:value-type="string">
            <text:p>0.3127853881278539</text:p>
          </table:table-cell>
        </table:table-row>
        <table:table-row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420</text:p>
          </table:table-cell>
          <table:table-cell office:value-type="string">
            <text:p>0.011904761904761904</text:p>
          </table:table-cell>
          <table:table-cell office:value-type="string">
            <text:p>211</text:p>
          </table:table-cell>
          <table:table-cell office:value-type="string">
            <text:p>0.5023809523809524</text:p>
          </table:table-cell>
          <table:table-cell office:value-type="string">
            <text:p>173</text:p>
          </table:table-cell>
          <table:table-cell office:value-type="string">
            <text:p>0.4119047619047619</text:p>
          </table:table-cell>
          <table:table-cell office:value-type="string">
            <text:p>1</text:p>
          </table:table-cell>
          <table:table-cell office:value-type="string">
            <text:p>0.002380952380952381</text:p>
          </table:table-cell>
          <table:table-cell office:value-type="string">
            <text:p>0.5681666666666667</text:p>
          </table:table-cell>
          <table:table-cell office:value-type="string">
            <text:p>0.103083333333333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1</text:p>
          </table:table-cell>
          <table:table-cell office:value-type="string">
            <text:p>0.5023809523809524</text:p>
          </table:table-cell>
        </table:table-row>
        <table:table-row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6</text:p>
          </table:table-cell>
          <table:table-cell office:value-type="string">
            <text:p>0.0</text:p>
          </table:table-cell>
          <table:table-cell office:value-type="string">
            <text:p>28</text:p>
          </table:table-cell>
          <table:table-cell office:value-type="string">
            <text:p>0.2222222222222222</text:p>
          </table:table-cell>
          <table:table-cell office:value-type="string">
            <text:p>76</text:p>
          </table:table-cell>
          <table:table-cell office:value-type="string">
            <text:p>0.6031746031746031</text:p>
          </table:table-cell>
          <table:table-cell office:value-type="string">
            <text:p>1</text:p>
          </table:table-cell>
          <table:table-cell office:value-type="string">
            <text:p>0.007936507936507936</text:p>
          </table:table-cell>
          <table:table-cell office:value-type="string">
            <text:p>0.3923611111111111</text:p>
          </table:table-cell>
          <table:table-cell office:value-type="string">
            <text:p>0.074305555555555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</text:p>
          </table:table-cell>
          <table:table-cell office:value-type="string">
            <text:p>0.2222222222222222</text:p>
          </table:table-cell>
        </table:table-row>
        <table:table-row>
          <table:table-cell office:value-type="string">
            <text:p>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47</text:p>
          </table:table-cell>
          <table:table-cell office:value-type="string">
            <text:p>0.05263157894736842</text:p>
          </table:table-cell>
          <table:table-cell office:value-type="string">
            <text:p>80</text:p>
          </table:table-cell>
          <table:table-cell office:value-type="string">
            <text:p>0.32388663967611336</text:p>
          </table:table-cell>
          <table:table-cell office:value-type="string">
            <text:p>129</text:p>
          </table:table-cell>
          <table:table-cell office:value-type="string">
            <text:p>0.5222672064777328</text:p>
          </table:table-cell>
          <table:table-cell office:value-type="string">
            <text:p>1</text:p>
          </table:table-cell>
          <table:table-cell office:value-type="string">
            <text:p>0.004048582995951417</text:p>
          </table:table-cell>
          <table:table-cell office:value-type="string">
            <text:p>0.5744505494505495</text:p>
          </table:table-cell>
          <table:table-cell office:value-type="string">
            <text:p>-0.0939560439560439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0</text:p>
          </table:table-cell>
          <table:table-cell office:value-type="string">
            <text:p>0.32388663967611336</text:p>
          </table:table-cell>
        </table:table-row>
        <table:table-row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2</text:p>
          </table:table-cell>
          <table:table-cell office:value-type="string">
            <text:p>0.011627906976744186</text:p>
          </table:table-cell>
          <table:table-cell office:value-type="string">
            <text:p>92</text:p>
          </table:table-cell>
          <table:table-cell office:value-type="string">
            <text:p>0.5348837209302325</text:p>
          </table:table-cell>
          <table:table-cell office:value-type="string">
            <text:p>69</text:p>
          </table:table-cell>
          <table:table-cell office:value-type="string">
            <text:p>0.4011627906976744</text:p>
          </table:table-cell>
          <table:table-cell office:value-type="string">
            <text:p>1</text:p>
          </table:table-cell>
          <table:table-cell office:value-type="string">
            <text:p>0.005813953488372093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2</text:p>
          </table:table-cell>
          <table:table-cell office:value-type="string">
            <text:p>0.5348837209302325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74</text:p>
          </table:table-cell>
          <table:table-cell office:value-type="string">
            <text:p>0.04054054054054054</text:p>
          </table:table-cell>
          <table:table-cell office:value-type="string">
            <text:p>25</text:p>
          </table:table-cell>
          <table:table-cell office:value-type="string">
            <text:p>0.33783783783783783</text:p>
          </table:table-cell>
          <table:table-cell office:value-type="string">
            <text:p>57</text:p>
          </table:table-cell>
          <table:table-cell office:value-type="string">
            <text:p>0.7702702702702703</text:p>
          </table:table-cell>
          <table:table-cell office:value-type="string">
            <text:p>1</text:p>
          </table:table-cell>
          <table:table-cell office:value-type="string">
            <text:p>0.013513513513513514</text:p>
          </table:table-cell>
          <table:table-cell office:value-type="string">
            <text:p>0.7171957671957672</text:p>
          </table:table-cell>
          <table:table-cell office:value-type="string">
            <text:p>0.2182539682539682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</text:p>
          </table:table-cell>
          <table:table-cell office:value-type="string">
            <text:p>0.33783783783783783</text:p>
          </table:table-cell>
        </table:table-row>
        <table:table-row>
          <table:table-cell office:value-type="string">
            <text:p>6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35</text:p>
          </table:table-cell>
          <table:table-cell office:value-type="string">
            <text:p>0.022222222222222223</text:p>
          </table:table-cell>
          <table:table-cell office:value-type="string">
            <text:p>42</text:p>
          </table:table-cell>
          <table:table-cell office:value-type="string">
            <text:p>0.3111111111111111</text:p>
          </table:table-cell>
          <table:table-cell office:value-type="string">
            <text:p>99</text:p>
          </table:table-cell>
          <table:table-cell office:value-type="string">
            <text:p>0.7333333333333333</text:p>
          </table:table-cell>
          <table:table-cell office:value-type="string">
            <text:p>1</text:p>
          </table:table-cell>
          <table:table-cell office:value-type="string">
            <text:p>0.007407407407407408</text:p>
          </table:table-cell>
          <table:table-cell office:value-type="string">
            <text:p>0.587202380952381</text:p>
          </table:table-cell>
          <table:table-cell office:value-type="string">
            <text:p>0.107440476190476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2</text:p>
          </table:table-cell>
          <table:table-cell office:value-type="string">
            <text:p>0.3111111111111111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37</text:p>
          </table:table-cell>
          <table:table-cell office:value-type="string">
            <text:p>0.043795620437956206</text:p>
          </table:table-cell>
          <table:table-cell office:value-type="string">
            <text:p>92</text:p>
          </table:table-cell>
          <table:table-cell office:value-type="string">
            <text:p>0.6715328467153284</text:p>
          </table:table-cell>
          <table:table-cell office:value-type="string">
            <text:p>70</text:p>
          </table:table-cell>
          <table:table-cell office:value-type="string">
            <text:p>0.5109489051094891</text:p>
          </table:table-cell>
          <table:table-cell office:value-type="string">
            <text:p>1</text:p>
          </table:table-cell>
          <table:table-cell office:value-type="string">
            <text:p>0.0072992700729927005</text:p>
          </table:table-cell>
          <table:table-cell office:value-type="string">
            <text:p>0.375</text:p>
          </table:table-cell>
          <table:table-cell office:value-type="string">
            <text:p>0.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2</text:p>
          </table:table-cell>
          <table:table-cell office:value-type="string">
            <text:p>0.6715328467153284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574</text:p>
          </table:table-cell>
          <table:table-cell office:value-type="string">
            <text:p>0.04878048780487805</text:p>
          </table:table-cell>
          <table:table-cell office:value-type="string">
            <text:p>285</text:p>
          </table:table-cell>
          <table:table-cell office:value-type="string">
            <text:p>0.4965156794425087</text:p>
          </table:table-cell>
          <table:table-cell office:value-type="string">
            <text:p>234</text:p>
          </table:table-cell>
          <table:table-cell office:value-type="string">
            <text:p>0.4076655052264808</text:p>
          </table:table-cell>
          <table:table-cell office:value-type="string">
            <text:p>1</text:p>
          </table:table-cell>
          <table:table-cell office:value-type="string">
            <text:p>0.0017421602787456446</text:p>
          </table:table-cell>
          <table:table-cell office:value-type="string">
            <text:p>0.47991452991452993</text:p>
          </table:table-cell>
          <table:table-cell office:value-type="string">
            <text:p>0.13461538461538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5</text:p>
          </table:table-cell>
          <table:table-cell office:value-type="string">
            <text:p>0.4965156794425087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218</text:p>
          </table:table-cell>
          <table:table-cell office:value-type="string">
            <text:p>0.10550458715596331</text:p>
          </table:table-cell>
          <table:table-cell office:value-type="string">
            <text:p>83</text:p>
          </table:table-cell>
          <table:table-cell office:value-type="string">
            <text:p>0.38073394495412843</text:p>
          </table:table-cell>
          <table:table-cell office:value-type="string">
            <text:p>120</text:p>
          </table:table-cell>
          <table:table-cell office:value-type="string">
            <text:p>0.5504587155963303</text:p>
          </table:table-cell>
          <table:table-cell office:value-type="string">
            <text:p>1</text:p>
          </table:table-cell>
          <table:table-cell office:value-type="string">
            <text:p>0.0045871559633027525</text:p>
          </table:table-cell>
          <table:table-cell office:value-type="string">
            <text:p>0.38789682539682535</text:p>
          </table:table-cell>
          <table:table-cell office:value-type="string">
            <text:p>0.1561507936507936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38073394495412843</text:p>
          </table:table-cell>
        </table:table-row>
        <table:table-row>
          <table:table-cell office:value-type="string">
            <text:p>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02</text:p>
          </table:table-cell>
          <table:table-cell office:value-type="string">
            <text:p>0.01485148514851485</text:p>
          </table:table-cell>
          <table:table-cell office:value-type="string">
            <text:p>62</text:p>
          </table:table-cell>
          <table:table-cell office:value-type="string">
            <text:p>0.3069306930693069</text:p>
          </table:table-cell>
          <table:table-cell office:value-type="string">
            <text:p>121</text:p>
          </table:table-cell>
          <table:table-cell office:value-type="string">
            <text:p>0.599009900990099</text:p>
          </table:table-cell>
          <table:table-cell office:value-type="string">
            <text:p>1</text:p>
          </table:table-cell>
          <table:table-cell office:value-type="string">
            <text:p>0.0049504950495049506</text:p>
          </table:table-cell>
          <table:table-cell office:value-type="string">
            <text:p>0.4628968253968253</text:p>
          </table:table-cell>
          <table:table-cell office:value-type="string">
            <text:p>0.143055555555555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2</text:p>
          </table:table-cell>
          <table:table-cell office:value-type="string">
            <text:p>0.3069306930693069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0.10416666666666667</text:p>
          </table:table-cell>
          <table:table-cell office:value-type="string">
            <text:p>17</text:p>
          </table:table-cell>
          <table:table-cell office:value-type="string">
            <text:p>0.3541666666666667</text:p>
          </table:table-cell>
          <table:table-cell office:value-type="string">
            <text:p>3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0.020833333333333332</text:p>
          </table:table-cell>
          <table:table-cell office:value-type="string">
            <text:p>0.2523809523809524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</text:p>
          </table:table-cell>
          <table:table-cell office:value-type="string">
            <text:p>0.3541666666666667</text:p>
          </table:table-cell>
        </table:table-row>
        <table:table-row>
          <table:table-cell office:value-type="string">
            <text:p>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.029411764705882353</text:p>
          </table:table-cell>
          <table:table-cell office:value-type="string">
            <text:p>12</text:p>
          </table:table-cell>
          <table:table-cell office:value-type="string">
            <text:p>0.35294117647058826</text:p>
          </table:table-cell>
          <table:table-cell office:value-type="string">
            <text:p>26</text:p>
          </table:table-cell>
          <table:table-cell office:value-type="string">
            <text:p>0.7647058823529411</text:p>
          </table:table-cell>
          <table:table-cell office:value-type="string">
            <text:p>1</text:p>
          </table:table-cell>
          <table:table-cell office:value-type="string">
            <text:p>0.029411764705882353</text:p>
          </table:table-cell>
          <table:table-cell office:value-type="string">
            <text:p>0.8</text:p>
          </table:table-cell>
          <table:table-cell office:value-type="string">
            <text:p>0.4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</text:p>
          </table:table-cell>
          <table:table-cell office:value-type="string">
            <text:p>0.35294117647058826</text:p>
          </table:table-cell>
        </table:table-row>
        <table:table-row>
          <table:table-cell office:value-type="string">
            <text:p>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600</text:p>
          </table:table-cell>
          <table:table-cell office:value-type="string">
            <text:p>0.03166666666666667</text:p>
          </table:table-cell>
          <table:table-cell office:value-type="string">
            <text:p>231</text:p>
          </table:table-cell>
          <table:table-cell office:value-type="string">
            <text:p>0.385</text:p>
          </table:table-cell>
          <table:table-cell office:value-type="string">
            <text:p>265</text:p>
          </table:table-cell>
          <table:table-cell office:value-type="string">
            <text:p>0.44166666666666665</text:p>
          </table:table-cell>
          <table:table-cell office:value-type="string">
            <text:p>1</text:p>
          </table:table-cell>
          <table:table-cell office:value-type="string">
            <text:p>0.0016666666666666668</text:p>
          </table:table-cell>
          <table:table-cell office:value-type="string">
            <text:p>0.4837868480725623</text:p>
          </table:table-cell>
          <table:table-cell office:value-type="string">
            <text:p>0.1977749433106576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1</text:p>
          </table:table-cell>
          <table:table-cell office:value-type="string">
            <text:p>0.385</text:p>
          </table:table-cell>
        </table:table-row>
        <table:table-row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0.016666666666666666</text:p>
          </table:table-cell>
          <table:table-cell office:value-type="string">
            <text:p>80</text:p>
          </table:table-cell>
          <table:table-cell office:value-type="string">
            <text:p>0.3333333333333333</text:p>
          </table:table-cell>
          <table:table-cell office:value-type="string">
            <text:p>121</text:p>
          </table:table-cell>
          <table:table-cell office:value-type="string">
            <text:p>0.5041666666666667</text:p>
          </table:table-cell>
          <table:table-cell office:value-type="string">
            <text:p>1</text:p>
          </table:table-cell>
          <table:table-cell office:value-type="string">
            <text:p>0.004166666666666667</text:p>
          </table:table-cell>
          <table:table-cell office:value-type="string">
            <text:p>0.43571428571428567</text:p>
          </table:table-cell>
          <table:table-cell office:value-type="string">
            <text:p>0.27857142857142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0</text:p>
          </table:table-cell>
          <table:table-cell office:value-type="string">
            <text:p>0.3333333333333333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50</text:p>
          </table:table-cell>
          <table:table-cell office:value-type="string">
            <text:p>0.048</text:p>
          </table:table-cell>
          <table:table-cell office:value-type="string">
            <text:p>78</text:p>
          </table:table-cell>
          <table:table-cell office:value-type="string">
            <text:p>0.312</text:p>
          </table:table-cell>
          <table:table-cell office:value-type="string">
            <text:p>15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.004</text:p>
          </table:table-cell>
          <table:table-cell office:value-type="string">
            <text:p>0.5044444444444445</text:p>
          </table:table-cell>
          <table:table-cell office:value-type="string">
            <text:p>0.00888888888888888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8</text:p>
          </table:table-cell>
          <table:table-cell office:value-type="string">
            <text:p>0.312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24</text:p>
          </table:table-cell>
          <table:table-cell office:value-type="string">
            <text:p>0.11290322580645161</text:p>
          </table:table-cell>
          <table:table-cell office:value-type="string">
            <text:p>45</text:p>
          </table:table-cell>
          <table:table-cell office:value-type="string">
            <text:p>0.3629032258064516</text:p>
          </table:table-cell>
          <table:table-cell office:value-type="string">
            <text:p>85</text:p>
          </table:table-cell>
          <table:table-cell office:value-type="string">
            <text:p>0.6854838709677419</text:p>
          </table:table-cell>
          <table:table-cell office:value-type="string">
            <text:p>1</text:p>
          </table:table-cell>
          <table:table-cell office:value-type="string">
            <text:p>0.00806451612903225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3629032258064516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1081</text:p>
          </table:table-cell>
          <table:table-cell office:value-type="string">
            <text:p>0.02960222016651249</text:p>
          </table:table-cell>
          <table:table-cell office:value-type="string">
            <text:p>335</text:p>
          </table:table-cell>
          <table:table-cell office:value-type="string">
            <text:p>0.3098982423681776</text:p>
          </table:table-cell>
          <table:table-cell office:value-type="string">
            <text:p>387</text:p>
          </table:table-cell>
          <table:table-cell office:value-type="string">
            <text:p>0.3580018501387604</text:p>
          </table:table-cell>
          <table:table-cell office:value-type="string">
            <text:p>1</text:p>
          </table:table-cell>
          <table:table-cell office:value-type="string">
            <text:p>0.0009250693802035153</text:p>
          </table:table-cell>
          <table:table-cell office:value-type="string">
            <text:p>0.5067186609686609</text:p>
          </table:table-cell>
          <table:table-cell office:value-type="string">
            <text:p>0.0488475783475783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5</text:p>
          </table:table-cell>
          <table:table-cell office:value-type="string">
            <text:p>0.3098982423681776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0.01694915254237288</text:p>
          </table:table-cell>
          <table:table-cell office:value-type="string">
            <text:p>17</text:p>
          </table:table-cell>
          <table:table-cell office:value-type="string">
            <text:p>0.288135593220339</text:p>
          </table:table-cell>
          <table:table-cell office:value-type="string">
            <text:p>47</text:p>
          </table:table-cell>
          <table:table-cell office:value-type="string">
            <text:p>0.7966101694915254</text:p>
          </table:table-cell>
          <table:table-cell office:value-type="string">
            <text:p>1</text:p>
          </table:table-cell>
          <table:table-cell office:value-type="string">
            <text:p>0.01694915254237288</text:p>
          </table:table-cell>
          <table:table-cell office:value-type="string">
            <text:p>0.17777777777777778</text:p>
          </table:table-cell>
          <table:table-cell office:value-type="string">
            <text:p>0.122222222222222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</text:p>
          </table:table-cell>
          <table:table-cell office:value-type="string">
            <text:p>0.288135593220339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99</text:p>
          </table:table-cell>
          <table:table-cell office:value-type="string">
            <text:p>0.04020100502512563</text:p>
          </table:table-cell>
          <table:table-cell office:value-type="string">
            <text:p>89</text:p>
          </table:table-cell>
          <table:table-cell office:value-type="string">
            <text:p>0.4472361809045226</text:p>
          </table:table-cell>
          <table:table-cell office:value-type="string">
            <text:p>117</text:p>
          </table:table-cell>
          <table:table-cell office:value-type="string">
            <text:p>0.5879396984924623</text:p>
          </table:table-cell>
          <table:table-cell office:value-type="string">
            <text:p>1</text:p>
          </table:table-cell>
          <table:table-cell office:value-type="string">
            <text:p>0.005025125628140704</text:p>
          </table:table-cell>
          <table:table-cell office:value-type="string">
            <text:p>0.4038888888888889</text:p>
          </table:table-cell>
          <table:table-cell office:value-type="string">
            <text:p>0.2277777777777777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9</text:p>
          </table:table-cell>
          <table:table-cell office:value-type="string">
            <text:p>0.4472361809045226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96</text:p>
          </table:table-cell>
          <table:table-cell office:value-type="string">
            <text:p>0.030612244897959183</text:p>
          </table:table-cell>
          <table:table-cell office:value-type="string">
            <text:p>77</text:p>
          </table:table-cell>
          <table:table-cell office:value-type="string">
            <text:p>0.39285714285714285</text:p>
          </table:table-cell>
          <table:table-cell office:value-type="string">
            <text:p>123</text:p>
          </table:table-cell>
          <table:table-cell office:value-type="string">
            <text:p>0.6275510204081632</text:p>
          </table:table-cell>
          <table:table-cell office:value-type="string">
            <text:p>1</text:p>
          </table:table-cell>
          <table:table-cell office:value-type="string">
            <text:p>0.00510204081632653</text:p>
          </table:table-cell>
          <table:table-cell office:value-type="string">
            <text:p>0.5497474747474747</text:p>
          </table:table-cell>
          <table:table-cell office:value-type="string">
            <text:p>0.0560606060606060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7</text:p>
          </table:table-cell>
          <table:table-cell office:value-type="string">
            <text:p>0.39285714285714285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48</text:p>
          </table:table-cell>
          <table:table-cell office:value-type="string">
            <text:p>0.0472972972972973</text:p>
          </table:table-cell>
          <table:table-cell office:value-type="string">
            <text:p>47</text:p>
          </table:table-cell>
          <table:table-cell office:value-type="string">
            <text:p>0.31756756756756754</text:p>
          </table:table-cell>
          <table:table-cell office:value-type="string">
            <text:p>92</text:p>
          </table:table-cell>
          <table:table-cell office:value-type="string">
            <text:p>0.6216216216216216</text:p>
          </table:table-cell>
          <table:table-cell office:value-type="string">
            <text:p>1</text:p>
          </table:table-cell>
          <table:table-cell office:value-type="string">
            <text:p>0.006756756756756757</text:p>
          </table:table-cell>
          <table:table-cell office:value-type="string">
            <text:p>0.4083333333333334</text:p>
          </table:table-cell>
          <table:table-cell office:value-type="string">
            <text:p>0.05416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7</text:p>
          </table:table-cell>
          <table:table-cell office:value-type="string">
            <text:p>0.31756756756756754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8</text:p>
          </table:table-cell>
          <table:table-cell office:value-type="string">
            <text:p>0.014705882352941176</text:p>
          </table:table-cell>
          <table:table-cell office:value-type="string">
            <text:p>55</text:p>
          </table:table-cell>
          <table:table-cell office:value-type="string">
            <text:p>0.8088235294117647</text:p>
          </table:table-cell>
          <table:table-cell office:value-type="string">
            <text:p>18</text:p>
          </table:table-cell>
          <table:table-cell office:value-type="string">
            <text:p>0.2647058823529412</text:p>
          </table:table-cell>
          <table:table-cell office:value-type="string">
            <text:p>1</text:p>
          </table:table-cell>
          <table:table-cell office:value-type="string">
            <text:p>0.014705882352941176</text:p>
          </table:table-cell>
          <table:table-cell office:value-type="string">
            <text:p>0.3616666666666667</text:p>
          </table:table-cell>
          <table:table-cell office:value-type="string">
            <text:p>0.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</text:p>
          </table:table-cell>
          <table:table-cell office:value-type="string">
            <text:p>0.8088235294117647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1</text:p>
          </table:table-cell>
          <table:table-cell office:value-type="string">
            <text:p>0.037037037037037035</text:p>
          </table:table-cell>
          <table:table-cell office:value-type="string">
            <text:p>32</text:p>
          </table:table-cell>
          <table:table-cell office:value-type="string">
            <text:p>0.3950617283950617</text:p>
          </table:table-cell>
          <table:table-cell office:value-type="string">
            <text:p>59</text:p>
          </table:table-cell>
          <table:table-cell office:value-type="string">
            <text:p>0.7283950617283951</text:p>
          </table:table-cell>
          <table:table-cell office:value-type="string">
            <text:p>1</text:p>
          </table:table-cell>
          <table:table-cell office:value-type="string">
            <text:p>0.012345679012345678</text:p>
          </table:table-cell>
          <table:table-cell office:value-type="string">
            <text:p>0.7583333333333334</text:p>
          </table:table-cell>
          <table:table-cell office:value-type="string">
            <text:p>0.208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</text:p>
          </table:table-cell>
          <table:table-cell office:value-type="string">
            <text:p>0.3950617283950617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98</text:p>
          </table:table-cell>
          <table:table-cell office:value-type="string">
            <text:p>0.017587939698492462</text:p>
          </table:table-cell>
          <table:table-cell office:value-type="string">
            <text:p>246</text:p>
          </table:table-cell>
          <table:table-cell office:value-type="string">
            <text:p>0.6180904522613065</text:p>
          </table:table-cell>
          <table:table-cell office:value-type="string">
            <text:p>134</text:p>
          </table:table-cell>
          <table:table-cell office:value-type="string">
            <text:p>0.33668341708542715</text:p>
          </table:table-cell>
          <table:table-cell office:value-type="string">
            <text:p>1</text:p>
          </table:table-cell>
          <table:table-cell office:value-type="string">
            <text:p>0.002512562814070352</text:p>
          </table:table-cell>
          <table:table-cell office:value-type="string">
            <text:p>0.5717948717948718</text:p>
          </table:table-cell>
          <table:table-cell office:value-type="string">
            <text:p>0.112222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6</text:p>
          </table:table-cell>
          <table:table-cell office:value-type="string">
            <text:p>0.6180904522613065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43</text:p>
          </table:table-cell>
          <table:table-cell office:value-type="string">
            <text:p>0.029154518950437316</text:p>
          </table:table-cell>
          <table:table-cell office:value-type="string">
            <text:p>162</text:p>
          </table:table-cell>
          <table:table-cell office:value-type="string">
            <text:p>0.47230320699708456</text:p>
          </table:table-cell>
          <table:table-cell office:value-type="string">
            <text:p>160</text:p>
          </table:table-cell>
          <table:table-cell office:value-type="string">
            <text:p>0.46647230320699706</text:p>
          </table:table-cell>
          <table:table-cell office:value-type="string">
            <text:p>1</text:p>
          </table:table-cell>
          <table:table-cell office:value-type="string">
            <text:p>0.0029154518950437317</text:p>
          </table:table-cell>
          <table:table-cell office:value-type="string">
            <text:p>0.5357142857142858</text:p>
          </table:table-cell>
          <table:table-cell office:value-type="string">
            <text:p>0.1755952380952380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2</text:p>
          </table:table-cell>
          <table:table-cell office:value-type="string">
            <text:p>0.47230320699708456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570</text:p>
          </table:table-cell>
          <table:table-cell office:value-type="string">
            <text:p>0.03859649122807018</text:p>
          </table:table-cell>
          <table:table-cell office:value-type="string">
            <text:p>333</text:p>
          </table:table-cell>
          <table:table-cell office:value-type="string">
            <text:p>0.5842105263157895</text:p>
          </table:table-cell>
          <table:table-cell office:value-type="string">
            <text:p>215</text:p>
          </table:table-cell>
          <table:table-cell office:value-type="string">
            <text:p>0.37719298245614036</text:p>
          </table:table-cell>
          <table:table-cell office:value-type="string">
            <text:p>1</text:p>
          </table:table-cell>
          <table:table-cell office:value-type="string">
            <text:p>0.0017543859649122807</text:p>
          </table:table-cell>
          <table:table-cell office:value-type="string">
            <text:p>0.4562500000000001</text:p>
          </table:table-cell>
          <table:table-cell office:value-type="string">
            <text:p>0.2275000000000000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3</text:p>
          </table:table-cell>
          <table:table-cell office:value-type="string">
            <text:p>0.5842105263157895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868</text:p>
          </table:table-cell>
          <table:table-cell office:value-type="string">
            <text:p>0.04032258064516129</text:p>
          </table:table-cell>
          <table:table-cell office:value-type="string">
            <text:p>561</text:p>
          </table:table-cell>
          <table:table-cell office:value-type="string">
            <text:p>0.6463133640552995</text:p>
          </table:table-cell>
          <table:table-cell office:value-type="string">
            <text:p>227</text:p>
          </table:table-cell>
          <table:table-cell office:value-type="string">
            <text:p>0.26152073732718895</text:p>
          </table:table-cell>
          <table:table-cell office:value-type="string">
            <text:p>1</text:p>
          </table:table-cell>
          <table:table-cell office:value-type="string">
            <text:p>0.001152073732718894</text:p>
          </table:table-cell>
          <table:table-cell office:value-type="string">
            <text:p>0.5151785714285715</text:p>
          </table:table-cell>
          <table:table-cell office:value-type="string">
            <text:p>0.2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61</text:p>
          </table:table-cell>
          <table:table-cell office:value-type="string">
            <text:p>0.6463133640552995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05</text:p>
          </table:table-cell>
          <table:table-cell office:value-type="string">
            <text:p>0.024390243902439025</text:p>
          </table:table-cell>
          <table:table-cell office:value-type="string">
            <text:p>98</text:p>
          </table:table-cell>
          <table:table-cell office:value-type="string">
            <text:p>0.47804878048780486</text:p>
          </table:table-cell>
          <table:table-cell office:value-type="string">
            <text:p>110</text:p>
          </table:table-cell>
          <table:table-cell office:value-type="string">
            <text:p>0.5365853658536586</text:p>
          </table:table-cell>
          <table:table-cell office:value-type="string">
            <text:p>1</text:p>
          </table:table-cell>
          <table:table-cell office:value-type="string">
            <text:p>0.004878048780487805</text:p>
          </table:table-cell>
          <table:table-cell office:value-type="string">
            <text:p>0.55625</text:p>
          </table:table-cell>
          <table:table-cell office:value-type="string">
            <text:p>0.33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8</text:p>
          </table:table-cell>
          <table:table-cell office:value-type="string">
            <text:p>0.47804878048780486</text:p>
          </table:table-cell>
        </table:table-row>
        <table:table-row>
          <table:table-cell office:value-type="string">
            <text:p>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81</text:p>
          </table:table-cell>
          <table:table-cell office:value-type="string">
            <text:p>0.04419889502762431</text:p>
          </table:table-cell>
          <table:table-cell office:value-type="string">
            <text:p>109</text:p>
          </table:table-cell>
          <table:table-cell office:value-type="string">
            <text:p>0.6022099447513812</text:p>
          </table:table-cell>
          <table:table-cell office:value-type="string">
            <text:p>93</text:p>
          </table:table-cell>
          <table:table-cell office:value-type="string">
            <text:p>0.5138121546961326</text:p>
          </table:table-cell>
          <table:table-cell office:value-type="string">
            <text:p>1</text:p>
          </table:table-cell>
          <table:table-cell office:value-type="string">
            <text:p>0.0055248618784530384</text:p>
          </table:table-cell>
          <table:table-cell office:value-type="string">
            <text:p>0.43333333333333335</text:p>
          </table:table-cell>
          <table:table-cell office:value-type="string">
            <text:p>0.2666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9</text:p>
          </table:table-cell>
          <table:table-cell office:value-type="string">
            <text:p>0.6022099447513812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17</text:p>
          </table:table-cell>
          <table:table-cell office:value-type="string">
            <text:p>0.03225806451612903</text:p>
          </table:table-cell>
          <table:table-cell office:value-type="string">
            <text:p>112</text:p>
          </table:table-cell>
          <table:table-cell office:value-type="string">
            <text:p>0.5161290322580645</text:p>
          </table:table-cell>
          <table:table-cell office:value-type="string">
            <text:p>113</text:p>
          </table:table-cell>
          <table:table-cell office:value-type="string">
            <text:p>0.5207373271889401</text:p>
          </table:table-cell>
          <table:table-cell office:value-type="string">
            <text:p>1</text:p>
          </table:table-cell>
          <table:table-cell office:value-type="string">
            <text:p>0.004608294930875576</text:p>
          </table:table-cell>
          <table:table-cell office:value-type="string">
            <text:p>0.49507575757575756</text:p>
          </table:table-cell>
          <table:table-cell office:value-type="string">
            <text:p>0.237878787878787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2</text:p>
          </table:table-cell>
          <table:table-cell office:value-type="string">
            <text:p>0.5161290322580645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46</text:p>
          </table:table-cell>
          <table:table-cell office:value-type="string">
            <text:p>0.028455284552845527</text:p>
          </table:table-cell>
          <table:table-cell office:value-type="string">
            <text:p>116</text:p>
          </table:table-cell>
          <table:table-cell office:value-type="string">
            <text:p>0.4715447154471545</text:p>
          </table:table-cell>
          <table:table-cell office:value-type="string">
            <text:p>133</text:p>
          </table:table-cell>
          <table:table-cell office:value-type="string">
            <text:p>0.540650406504065</text:p>
          </table:table-cell>
          <table:table-cell office:value-type="string">
            <text:p>1</text:p>
          </table:table-cell>
          <table:table-cell office:value-type="string">
            <text:p>0.0040650406504065045</text:p>
          </table:table-cell>
          <table:table-cell office:value-type="string">
            <text:p>0.65</text:p>
          </table:table-cell>
          <table:table-cell office:value-type="string">
            <text:p>0.448958333333333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6</text:p>
          </table:table-cell>
          <table:table-cell office:value-type="string">
            <text:p>0.4715447154471545</text:p>
          </table:table-cell>
        </table:table-row>
        <table:table-row>
          <table:table-cell office:value-type="string">
            <text:p>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4</text:p>
          </table:table-cell>
          <table:table-cell office:value-type="string">
            <text:p>0.011494252873563218</text:p>
          </table:table-cell>
          <table:table-cell office:value-type="string">
            <text:p>103</text:p>
          </table:table-cell>
          <table:table-cell office:value-type="string">
            <text:p>0.5919540229885057</text:p>
          </table:table-cell>
          <table:table-cell office:value-type="string">
            <text:p>72</text:p>
          </table:table-cell>
          <table:table-cell office:value-type="string">
            <text:p>0.41379310344827586</text:p>
          </table:table-cell>
          <table:table-cell office:value-type="string">
            <text:p>1</text:p>
          </table:table-cell>
          <table:table-cell office:value-type="string">
            <text:p>0.005747126436781609</text:p>
          </table:table-cell>
          <table:table-cell office:value-type="string">
            <text:p>0.2916666666666667</text:p>
          </table:table-cell>
          <table:table-cell office:value-type="string">
            <text:p>0.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3</text:p>
          </table:table-cell>
          <table:table-cell office:value-type="string">
            <text:p>0.5919540229885057</text:p>
          </table:table-cell>
        </table:table-row>
        <table:table-row>
          <table:table-cell office:value-type="string">
            <text:p>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92</text:p>
          </table:table-cell>
          <table:table-cell office:value-type="string">
            <text:p>0.04452054794520548</text:p>
          </table:table-cell>
          <table:table-cell office:value-type="string">
            <text:p>164</text:p>
          </table:table-cell>
          <table:table-cell office:value-type="string">
            <text:p>0.5616438356164384</text:p>
          </table:table-cell>
          <table:table-cell office:value-type="string">
            <text:p>132</text:p>
          </table:table-cell>
          <table:table-cell office:value-type="string">
            <text:p>0.4520547945205479</text:p>
          </table:table-cell>
          <table:table-cell office:value-type="string">
            <text:p>1</text:p>
          </table:table-cell>
          <table:table-cell office:value-type="string">
            <text:p>0.003424657534246575</text:p>
          </table:table-cell>
          <table:table-cell office:value-type="string">
            <text:p>0.38472222222222224</text:p>
          </table:table-cell>
          <table:table-cell office:value-type="string">
            <text:p>0.1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4</text:p>
          </table:table-cell>
          <table:table-cell office:value-type="string">
            <text:p>0.5616438356164384</text:p>
          </table:table-cell>
        </table:table-row>
        <table:table-row>
          <table:table-cell office:value-type="string">
            <text:p>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487</text:p>
          </table:table-cell>
          <table:table-cell office:value-type="string">
            <text:p>0.014373716632443531</text:p>
          </table:table-cell>
          <table:table-cell office:value-type="string">
            <text:p>201</text:p>
          </table:table-cell>
          <table:table-cell office:value-type="string">
            <text:p>0.4127310061601643</text:p>
          </table:table-cell>
          <table:table-cell office:value-type="string">
            <text:p>224</text:p>
          </table:table-cell>
          <table:table-cell office:value-type="string">
            <text:p>0.459958932238193</text:p>
          </table:table-cell>
          <table:table-cell office:value-type="string">
            <text:p>1</text:p>
          </table:table-cell>
          <table:table-cell office:value-type="string">
            <text:p>0.002053388090349076</text:p>
          </table:table-cell>
          <table:table-cell office:value-type="string">
            <text:p>0.6445861678004535</text:p>
          </table:table-cell>
          <table:table-cell office:value-type="string">
            <text:p>0.1256094104308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1</text:p>
          </table:table-cell>
          <table:table-cell office:value-type="string">
            <text:p>0.4127310061601643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664</text:p>
          </table:table-cell>
          <table:table-cell office:value-type="string">
            <text:p>0.04819277108433735</text:p>
          </table:table-cell>
          <table:table-cell office:value-type="string">
            <text:p>267</text:p>
          </table:table-cell>
          <table:table-cell office:value-type="string">
            <text:p>0.40210843373493976</text:p>
          </table:table-cell>
          <table:table-cell office:value-type="string">
            <text:p>279</text:p>
          </table:table-cell>
          <table:table-cell office:value-type="string">
            <text:p>0.42018072289156627</text:p>
          </table:table-cell>
          <table:table-cell office:value-type="string">
            <text:p>1</text:p>
          </table:table-cell>
          <table:table-cell office:value-type="string">
            <text:p>0.0015060240963855422</text:p>
          </table:table-cell>
          <table:table-cell office:value-type="string">
            <text:p>0.5318474318474318</text:p>
          </table:table-cell>
          <table:table-cell office:value-type="string">
            <text:p>0.181050368550368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67</text:p>
          </table:table-cell>
          <table:table-cell office:value-type="string">
            <text:p>0.40210843373493976</text:p>
          </table:table-cell>
        </table:table-row>
        <table:table-row>
          <table:table-cell office:value-type="string">
            <text:p>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58</text:p>
          </table:table-cell>
          <table:table-cell office:value-type="string">
            <text:p>0.11392405063291139</text:p>
          </table:table-cell>
          <table:table-cell office:value-type="string">
            <text:p>52</text:p>
          </table:table-cell>
          <table:table-cell office:value-type="string">
            <text:p>0.3291139240506329</text:p>
          </table:table-cell>
          <table:table-cell office:value-type="string">
            <text:p>105</text:p>
          </table:table-cell>
          <table:table-cell office:value-type="string">
            <text:p>0.6645569620253164</text:p>
          </table:table-cell>
          <table:table-cell office:value-type="string">
            <text:p>1</text:p>
          </table:table-cell>
          <table:table-cell office:value-type="string">
            <text:p>0.006329113924050633</text:p>
          </table:table-cell>
          <table:table-cell office:value-type="string">
            <text:p>0.47031746031746025</text:p>
          </table:table-cell>
          <table:table-cell office:value-type="string">
            <text:p>0.044444444444444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3291139240506329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273</text:p>
          </table:table-cell>
          <table:table-cell office:value-type="string">
            <text:p>0.07692307692307693</text:p>
          </table:table-cell>
          <table:table-cell office:value-type="string">
            <text:p>121</text:p>
          </table:table-cell>
          <table:table-cell office:value-type="string">
            <text:p>0.4432234432234432</text:p>
          </table:table-cell>
          <table:table-cell office:value-type="string">
            <text:p>137</text:p>
          </table:table-cell>
          <table:table-cell office:value-type="string">
            <text:p>0.5018315018315018</text:p>
          </table:table-cell>
          <table:table-cell office:value-type="string">
            <text:p>1</text:p>
          </table:table-cell>
          <table:table-cell office:value-type="string">
            <text:p>0.003663003663003663</text:p>
          </table:table-cell>
          <table:table-cell office:value-type="string">
            <text:p>0.46947496947496936</text:p>
          </table:table-cell>
          <table:table-cell office:value-type="string">
            <text:p>0.072649572649572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1</text:p>
          </table:table-cell>
          <table:table-cell office:value-type="string">
            <text:p>0.4432234432234432</text:p>
          </table:table-cell>
        </table:table-row>
        <table:table-row>
          <table:table-cell office:value-type="string">
            <text:p>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4</text:p>
          </table:table-cell>
          <table:table-cell office:value-type="string">
            <text:p>2826</text:p>
          </table:table-cell>
          <table:table-cell office:value-type="string">
            <text:p>0.0686482661004954</text:p>
          </table:table-cell>
          <table:table-cell office:value-type="string">
            <text:p>1077</text:p>
          </table:table-cell>
          <table:table-cell office:value-type="string">
            <text:p>0.38110403397027603</text:p>
          </table:table-cell>
          <table:table-cell office:value-type="string">
            <text:p>1265</text:p>
          </table:table-cell>
          <table:table-cell office:value-type="string">
            <text:p>0.4476291578202406</text:p>
          </table:table-cell>
          <table:table-cell office:value-type="string">
            <text:p>1</text:p>
          </table:table-cell>
          <table:table-cell office:value-type="string">
            <text:p>0.00035385704175513094</text:p>
          </table:table-cell>
          <table:table-cell office:value-type="string">
            <text:p>0.4694473304473305</text:p>
          </table:table-cell>
          <table:table-cell office:value-type="string">
            <text:p>0.02882158317872603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77</text:p>
          </table:table-cell>
          <table:table-cell office:value-type="string">
            <text:p>0.38110403397027603</text:p>
          </table:table-cell>
        </table:table-row>
        <table:table-row>
          <table:table-cell office:value-type="string">
            <text:p>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0.06976744186046512</text:p>
          </table:table-cell>
          <table:table-cell office:value-type="string">
            <text:p>26</text:p>
          </table:table-cell>
          <table:table-cell office:value-type="string">
            <text:p>0.6046511627906976</text:p>
          </table:table-cell>
          <table:table-cell office:value-type="string">
            <text:p>31</text:p>
          </table:table-cell>
          <table:table-cell office:value-type="string">
            <text:p>0.7209302325581395</text:p>
          </table:table-cell>
          <table:table-cell office:value-type="string">
            <text:p>1</text:p>
          </table:table-cell>
          <table:table-cell office:value-type="string">
            <text:p>0.023255813953488372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6</text:p>
          </table:table-cell>
          <table:table-cell office:value-type="string">
            <text:p>0.6046511627906976</text:p>
          </table:table-cell>
        </table:table-row>
        <table:table-row>
          <table:table-cell office:value-type="string">
            <text:p>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36</text:p>
          </table:table-cell>
          <table:table-cell office:value-type="string">
            <text:p>0.0661764705882353</text:p>
          </table:table-cell>
          <table:table-cell office:value-type="string">
            <text:p>62</text:p>
          </table:table-cell>
          <table:table-cell office:value-type="string">
            <text:p>0.45588235294117646</text:p>
          </table:table-cell>
          <table:table-cell office:value-type="string">
            <text:p>101</text:p>
          </table:table-cell>
          <table:table-cell office:value-type="string">
            <text:p>0.7426470588235294</text:p>
          </table:table-cell>
          <table:table-cell office:value-type="string">
            <text:p>1</text:p>
          </table:table-cell>
          <table:table-cell office:value-type="string">
            <text:p>0.007352941176470588</text:p>
          </table:table-cell>
          <table:table-cell office:value-type="string">
            <text:p>0.5357142857142857</text:p>
          </table:table-cell>
          <table:table-cell office:value-type="string">
            <text:p>0.350000000000000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2</text:p>
          </table:table-cell>
          <table:table-cell office:value-type="string">
            <text:p>0.45588235294117646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98</text:p>
          </table:table-cell>
          <table:table-cell office:value-type="string">
            <text:p>0.023411371237458192</text:p>
          </table:table-cell>
          <table:table-cell office:value-type="string">
            <text:p>248</text:p>
          </table:table-cell>
          <table:table-cell office:value-type="string">
            <text:p>0.41471571906354515</text:p>
          </table:table-cell>
          <table:table-cell office:value-type="string">
            <text:p>208</text:p>
          </table:table-cell>
          <table:table-cell office:value-type="string">
            <text:p>0.34782608695652173</text:p>
          </table:table-cell>
          <table:table-cell office:value-type="string">
            <text:p>1</text:p>
          </table:table-cell>
          <table:table-cell office:value-type="string">
            <text:p>0.0016722408026755853</text:p>
          </table:table-cell>
          <table:table-cell office:value-type="string">
            <text:p>0.42926190476190484</text:p>
          </table:table-cell>
          <table:table-cell office:value-type="string">
            <text:p>0.080857142857142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8</text:p>
          </table:table-cell>
          <table:table-cell office:value-type="string">
            <text:p>0.41471571906354515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448</text:p>
          </table:table-cell>
          <table:table-cell office:value-type="string">
            <text:p>0.046875</text:p>
          </table:table-cell>
          <table:table-cell office:value-type="string">
            <text:p>190</text:p>
          </table:table-cell>
          <table:table-cell office:value-type="string">
            <text:p>0.42410714285714285</text:p>
          </table:table-cell>
          <table:table-cell office:value-type="string">
            <text:p>206</text:p>
          </table:table-cell>
          <table:table-cell office:value-type="string">
            <text:p>0.45982142857142855</text:p>
          </table:table-cell>
          <table:table-cell office:value-type="string">
            <text:p>1</text:p>
          </table:table-cell>
          <table:table-cell office:value-type="string">
            <text:p>0.002232142857142857</text:p>
          </table:table-cell>
          <table:table-cell office:value-type="string">
            <text:p>0.42569444444444443</text:p>
          </table:table-cell>
          <table:table-cell office:value-type="string">
            <text:p>-0.08958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0</text:p>
          </table:table-cell>
          <table:table-cell office:value-type="string">
            <text:p>0.42410714285714285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226</text:p>
          </table:table-cell>
          <table:table-cell office:value-type="string">
            <text:p>0.048672566371681415</text:p>
          </table:table-cell>
          <table:table-cell office:value-type="string">
            <text:p>81</text:p>
          </table:table-cell>
          <table:table-cell office:value-type="string">
            <text:p>0.3584070796460177</text:p>
          </table:table-cell>
          <table:table-cell office:value-type="string">
            <text:p>102</text:p>
          </table:table-cell>
          <table:table-cell office:value-type="string">
            <text:p>0.45132743362831856</text:p>
          </table:table-cell>
          <table:table-cell office:value-type="string">
            <text:p>1</text:p>
          </table:table-cell>
          <table:table-cell office:value-type="string">
            <text:p>0.004424778761061947</text:p>
          </table:table-cell>
          <table:table-cell office:value-type="string">
            <text:p>0.29680735930735935</text:p>
          </table:table-cell>
          <table:table-cell office:value-type="string">
            <text:p>0.0419191919191919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1</text:p>
          </table:table-cell>
          <table:table-cell office:value-type="string">
            <text:p>0.3584070796460177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10</text:p>
          </table:table-cell>
          <table:table-cell office:value-type="string">
            <text:p>0.025806451612903226</text:p>
          </table:table-cell>
          <table:table-cell office:value-type="string">
            <text:p>191</text:p>
          </table:table-cell>
          <table:table-cell office:value-type="string">
            <text:p>0.6161290322580645</text:p>
          </table:table-cell>
          <table:table-cell office:value-type="string">
            <text:p>149</text:p>
          </table:table-cell>
          <table:table-cell office:value-type="string">
            <text:p>0.4806451612903226</text:p>
          </table:table-cell>
          <table:table-cell office:value-type="string">
            <text:p>1</text:p>
          </table:table-cell>
          <table:table-cell office:value-type="string">
            <text:p>0.0032258064516129032</text:p>
          </table:table-cell>
          <table:table-cell office:value-type="string">
            <text:p>0.44333333333333336</text:p>
          </table:table-cell>
          <table:table-cell office:value-type="string">
            <text:p>-0.09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1</text:p>
          </table:table-cell>
          <table:table-cell office:value-type="string">
            <text:p>0.6161290322580645</text:p>
          </table:table-cell>
        </table:table-row>
        <table:table-row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502</text:p>
          </table:table-cell>
          <table:table-cell office:value-type="string">
            <text:p>0.043824701195219126</text:p>
          </table:table-cell>
          <table:table-cell office:value-type="string">
            <text:p>143</text:p>
          </table:table-cell>
          <table:table-cell office:value-type="string">
            <text:p>0.2848605577689243</text:p>
          </table:table-cell>
          <table:table-cell office:value-type="string">
            <text:p>262</text:p>
          </table:table-cell>
          <table:table-cell office:value-type="string">
            <text:p>0.5219123505976095</text:p>
          </table:table-cell>
          <table:table-cell office:value-type="string">
            <text:p>1</text:p>
          </table:table-cell>
          <table:table-cell office:value-type="string">
            <text:p>0.00199203187250996</text:p>
          </table:table-cell>
          <table:table-cell office:value-type="string">
            <text:p>0.3421574115539633</text:p>
          </table:table-cell>
          <table:table-cell office:value-type="string">
            <text:p>0.0886344976862218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2848605577689243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76</text:p>
          </table:table-cell>
          <table:table-cell office:value-type="string">
            <text:p>0.05263157894736842</text:p>
          </table:table-cell>
          <table:table-cell office:value-type="string">
            <text:p>23</text:p>
          </table:table-cell>
          <table:table-cell office:value-type="string">
            <text:p>0.3026315789473684</text:p>
          </table:table-cell>
          <table:table-cell office:value-type="string">
            <text:p>60</text:p>
          </table:table-cell>
          <table:table-cell office:value-type="string">
            <text:p>0.7894736842105263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5380952380952381</text:p>
          </table:table-cell>
          <table:table-cell office:value-type="string">
            <text:p>0.22857142857142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</text:p>
          </table:table-cell>
          <table:table-cell office:value-type="string">
            <text:p>0.3026315789473684</text:p>
          </table:table-cell>
        </table:table-row>
        <table:table-row>
          <table:table-cell office:value-type="string">
            <text:p>10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63</text:p>
          </table:table-cell>
          <table:table-cell office:value-type="string">
            <text:p>0.012269938650306749</text:p>
          </table:table-cell>
          <table:table-cell office:value-type="string">
            <text:p>40</text:p>
          </table:table-cell>
          <table:table-cell office:value-type="string">
            <text:p>0.24539877300613497</text:p>
          </table:table-cell>
          <table:table-cell office:value-type="string">
            <text:p>105</text:p>
          </table:table-cell>
          <table:table-cell office:value-type="string">
            <text:p>0.6441717791411042</text:p>
          </table:table-cell>
          <table:table-cell office:value-type="string">
            <text:p>1</text:p>
          </table:table-cell>
          <table:table-cell office:value-type="string">
            <text:p>0.006134969325153374</text:p>
          </table:table-cell>
          <table:table-cell office:value-type="string">
            <text:p>0.37695578231292515</text:p>
          </table:table-cell>
          <table:table-cell office:value-type="string">
            <text:p>0.121428571428571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24539877300613497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47</text:p>
          </table:table-cell>
          <table:table-cell office:value-type="string">
            <text:p>0.004048582995951417</text:p>
          </table:table-cell>
          <table:table-cell office:value-type="string">
            <text:p>70</text:p>
          </table:table-cell>
          <table:table-cell office:value-type="string">
            <text:p>0.2834008097165992</text:p>
          </table:table-cell>
          <table:table-cell office:value-type="string">
            <text:p>117</text:p>
          </table:table-cell>
          <table:table-cell office:value-type="string">
            <text:p>0.47368421052631576</text:p>
          </table:table-cell>
          <table:table-cell office:value-type="string">
            <text:p>1</text:p>
          </table:table-cell>
          <table:table-cell office:value-type="string">
            <text:p>0.004048582995951417</text:p>
          </table:table-cell>
          <table:table-cell office:value-type="string">
            <text:p>0.5058333333333335</text:p>
          </table:table-cell>
          <table:table-cell office:value-type="string">
            <text:p>-0.0074999999999999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0</text:p>
          </table:table-cell>
          <table:table-cell office:value-type="string">
            <text:p>0.2834008097165992</text:p>
          </table:table-cell>
        </table:table-row>
        <table:table-row>
          <table:table-cell office:value-type="string">
            <text:p>10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767</text:p>
          </table:table-cell>
          <table:table-cell office:value-type="string">
            <text:p>0.06779661016949153</text:p>
          </table:table-cell>
          <table:table-cell office:value-type="string">
            <text:p>154</text:p>
          </table:table-cell>
          <table:table-cell office:value-type="string">
            <text:p>0.20078226857887874</text:p>
          </table:table-cell>
          <table:table-cell office:value-type="string">
            <text:p>302</text:p>
          </table:table-cell>
          <table:table-cell office:value-type="string">
            <text:p>0.39374185136897</text:p>
          </table:table-cell>
          <table:table-cell office:value-type="string">
            <text:p>1</text:p>
          </table:table-cell>
          <table:table-cell office:value-type="string">
            <text:p>0.001303780964797914</text:p>
          </table:table-cell>
          <table:table-cell office:value-type="string">
            <text:p>0.44235257985257986</text:p>
          </table:table-cell>
          <table:table-cell office:value-type="string">
            <text:p>0.0915233415233415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4</text:p>
          </table:table-cell>
          <table:table-cell office:value-type="string">
            <text:p>0.20078226857887874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2</text:p>
          </table:table-cell>
          <table:table-cell office:value-type="string">
            <text:p>0.013888888888888888</text:p>
          </table:table-cell>
          <table:table-cell office:value-type="string">
            <text:p>24</text:p>
          </table:table-cell>
          <table:table-cell office:value-type="string">
            <text:p>0.3333333333333333</text:p>
          </table:table-cell>
          <table:table-cell office:value-type="string">
            <text:p>44</text:p>
          </table:table-cell>
          <table:table-cell office:value-type="string">
            <text:p>0.6111111111111112</text:p>
          </table:table-cell>
          <table:table-cell office:value-type="string">
            <text:p>1</text:p>
          </table:table-cell>
          <table:table-cell office:value-type="string">
            <text:p>0.013888888888888888</text:p>
          </table:table-cell>
          <table:table-cell office:value-type="string">
            <text:p>0.6666666666666666</text:p>
          </table:table-cell>
          <table:table-cell office:value-type="string">
            <text:p>0.33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</text:p>
          </table:table-cell>
          <table:table-cell office:value-type="string">
            <text:p>0.3333333333333333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53</text:p>
          </table:table-cell>
          <table:table-cell office:value-type="string">
            <text:p>0.1320754716981132</text:p>
          </table:table-cell>
          <table:table-cell office:value-type="string">
            <text:p>27</text:p>
          </table:table-cell>
          <table:table-cell office:value-type="string">
            <text:p>0.5094339622641509</text:p>
          </table:table-cell>
          <table:table-cell office:value-type="string">
            <text:p>35</text:p>
          </table:table-cell>
          <table:table-cell office:value-type="string">
            <text:p>0.660377358490566</text:p>
          </table:table-cell>
          <table:table-cell office:value-type="string">
            <text:p>1</text:p>
          </table:table-cell>
          <table:table-cell office:value-type="string">
            <text:p>0.018867924528301886</text:p>
          </table:table-cell>
          <table:table-cell office:value-type="string">
            <text:p>1.0</text:p>
          </table:table-cell>
          <table:table-cell office:value-type="string">
            <text:p>-0.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5094339622641509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754</text:p>
          </table:table-cell>
          <table:table-cell office:value-type="string">
            <text:p>0.033156498673740056</text:p>
          </table:table-cell>
          <table:table-cell office:value-type="string">
            <text:p>176</text:p>
          </table:table-cell>
          <table:table-cell office:value-type="string">
            <text:p>0.23342175066312998</text:p>
          </table:table-cell>
          <table:table-cell office:value-type="string">
            <text:p>327</text:p>
          </table:table-cell>
          <table:table-cell office:value-type="string">
            <text:p>0.4336870026525199</text:p>
          </table:table-cell>
          <table:table-cell office:value-type="string">
            <text:p>1</text:p>
          </table:table-cell>
          <table:table-cell office:value-type="string">
            <text:p>0.001326259946949602</text:p>
          </table:table-cell>
          <table:table-cell office:value-type="string">
            <text:p>0.45930262815508727</text:p>
          </table:table-cell>
          <table:table-cell office:value-type="string">
            <text:p>0.0390222482435597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6</text:p>
          </table:table-cell>
          <table:table-cell office:value-type="string">
            <text:p>0.23342175066312998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27</text:p>
          </table:table-cell>
          <table:table-cell office:value-type="string">
            <text:p>0.030837004405286344</text:p>
          </table:table-cell>
          <table:table-cell office:value-type="string">
            <text:p>64</text:p>
          </table:table-cell>
          <table:table-cell office:value-type="string">
            <text:p>0.28193832599118945</text:p>
          </table:table-cell>
          <table:table-cell office:value-type="string">
            <text:p>148</text:p>
          </table:table-cell>
          <table:table-cell office:value-type="string">
            <text:p>0.6519823788546255</text:p>
          </table:table-cell>
          <table:table-cell office:value-type="string">
            <text:p>1</text:p>
          </table:table-cell>
          <table:table-cell office:value-type="string">
            <text:p>0.004405286343612335</text:p>
          </table:table-cell>
          <table:table-cell office:value-type="string">
            <text:p>0.489484126984127</text:p>
          </table:table-cell>
          <table:table-cell office:value-type="string">
            <text:p>0.09791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4</text:p>
          </table:table-cell>
          <table:table-cell office:value-type="string">
            <text:p>0.28193832599118945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6</text:p>
          </table:table-cell>
          <table:table-cell office:value-type="string">
            <text:p>0.023255813953488372</text:p>
          </table:table-cell>
          <table:table-cell office:value-type="string">
            <text:p>30</text:p>
          </table:table-cell>
          <table:table-cell office:value-type="string">
            <text:p>0.3488372093023256</text:p>
          </table:table-cell>
          <table:table-cell office:value-type="string">
            <text:p>62</text:p>
          </table:table-cell>
          <table:table-cell office:value-type="string">
            <text:p>0.7209302325581395</text:p>
          </table:table-cell>
          <table:table-cell office:value-type="string">
            <text:p>1</text:p>
          </table:table-cell>
          <table:table-cell office:value-type="string">
            <text:p>0.011627906976744186</text:p>
          </table:table-cell>
          <table:table-cell office:value-type="string">
            <text:p>0.5193055555555556</text:p>
          </table:table-cell>
          <table:table-cell office:value-type="string">
            <text:p>0.2861111111111111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</text:p>
          </table:table-cell>
          <table:table-cell office:value-type="string">
            <text:p>0.3488372093023256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7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4689265536723164</text:p>
          </table:table-cell>
          <table:table-cell office:value-type="string">
            <text:p>88</text:p>
          </table:table-cell>
          <table:table-cell office:value-type="string">
            <text:p>0.4971751412429379</text:p>
          </table:table-cell>
          <table:table-cell office:value-type="string">
            <text:p>1</text:p>
          </table:table-cell>
          <table:table-cell office:value-type="string">
            <text:p>0.005649717514124294</text:p>
          </table:table-cell>
          <table:table-cell office:value-type="string">
            <text:p>0.4694444444444444</text:p>
          </table:table-cell>
          <table:table-cell office:value-type="string">
            <text:p>0.30555555555555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4689265536723164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446</text:p>
          </table:table-cell>
          <table:table-cell office:value-type="string">
            <text:p>0.03811659192825112</text:p>
          </table:table-cell>
          <table:table-cell office:value-type="string">
            <text:p>138</text:p>
          </table:table-cell>
          <table:table-cell office:value-type="string">
            <text:p>0.3094170403587444</text:p>
          </table:table-cell>
          <table:table-cell office:value-type="string">
            <text:p>212</text:p>
          </table:table-cell>
          <table:table-cell office:value-type="string">
            <text:p>0.47533632286995514</text:p>
          </table:table-cell>
          <table:table-cell office:value-type="string">
            <text:p>1</text:p>
          </table:table-cell>
          <table:table-cell office:value-type="string">
            <text:p>0.002242152466367713</text:p>
          </table:table-cell>
          <table:table-cell office:value-type="string">
            <text:p>0.5296704370897918</text:p>
          </table:table-cell>
          <table:table-cell office:value-type="string">
            <text:p>0.1062882279011311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8</text:p>
          </table:table-cell>
          <table:table-cell office:value-type="string">
            <text:p>0.3094170403587444</text:p>
          </table:table-cell>
        </table:table-row>
        <table:table-row>
          <table:table-cell office:value-type="string">
            <text:p>1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6</text:p>
          </table:table-cell>
          <table:table-cell office:value-type="string">
            <text:p>0.015151515151515152</text:p>
          </table:table-cell>
          <table:table-cell office:value-type="string">
            <text:p>24</text:p>
          </table:table-cell>
          <table:table-cell office:value-type="string">
            <text:p>0.36363636363636365</text:p>
          </table:table-cell>
          <table:table-cell office:value-type="string">
            <text:p>51</text:p>
          </table:table-cell>
          <table:table-cell office:value-type="string">
            <text:p>0.7727272727272727</text:p>
          </table:table-cell>
          <table:table-cell office:value-type="string">
            <text:p>1</text:p>
          </table:table-cell>
          <table:table-cell office:value-type="string">
            <text:p>0.015151515151515152</text:p>
          </table:table-cell>
          <table:table-cell office:value-type="string">
            <text:p>0.6027777777777777</text:p>
          </table:table-cell>
          <table:table-cell office:value-type="string">
            <text:p>0.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</text:p>
          </table:table-cell>
          <table:table-cell office:value-type="string">
            <text:p>0.36363636363636365</text:p>
          </table:table-cell>
        </table:table-row>
        <table:table-row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06</text:p>
          </table:table-cell>
          <table:table-cell office:value-type="string">
            <text:p>0.03398058252427184</text:p>
          </table:table-cell>
          <table:table-cell office:value-type="string">
            <text:p>104</text:p>
          </table:table-cell>
          <table:table-cell office:value-type="string">
            <text:p>0.5048543689320388</text:p>
          </table:table-cell>
          <table:table-cell office:value-type="string">
            <text:p>90</text:p>
          </table:table-cell>
          <table:table-cell office:value-type="string">
            <text:p>0.4368932038834951</text:p>
          </table:table-cell>
          <table:table-cell office:value-type="string">
            <text:p>1</text:p>
          </table:table-cell>
          <table:table-cell office:value-type="string">
            <text:p>0.0048543689320388345</text:p>
          </table:table-cell>
          <table:table-cell office:value-type="string">
            <text:p>0.40083333333333326</text:p>
          </table:table-cell>
          <table:table-cell office:value-type="string">
            <text:p>0.0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4</text:p>
          </table:table-cell>
          <table:table-cell office:value-type="string">
            <text:p>0.5048543689320388</text:p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64</text:p>
          </table:table-cell>
          <table:table-cell office:value-type="string">
            <text:p>0.07926829268292683</text:p>
          </table:table-cell>
          <table:table-cell office:value-type="string">
            <text:p>94</text:p>
          </table:table-cell>
          <table:table-cell office:value-type="string">
            <text:p>0.573170731707317</text:p>
          </table:table-cell>
          <table:table-cell office:value-type="string">
            <text:p>93</text:p>
          </table:table-cell>
          <table:table-cell office:value-type="string">
            <text:p>0.5670731707317073</text:p>
          </table:table-cell>
          <table:table-cell office:value-type="string">
            <text:p>1</text:p>
          </table:table-cell>
          <table:table-cell office:value-type="string">
            <text:p>0.006097560975609756</text:p>
          </table:table-cell>
          <table:table-cell office:value-type="string">
            <text:p>0.6408730158730158</text:p>
          </table:table-cell>
          <table:table-cell office:value-type="string">
            <text:p>0.32539682539682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4</text:p>
          </table:table-cell>
          <table:table-cell office:value-type="string">
            <text:p>0.573170731707317</text:p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69</text:p>
          </table:table-cell>
          <table:table-cell office:value-type="string">
            <text:p>0.048327137546468404</text:p>
          </table:table-cell>
          <table:table-cell office:value-type="string">
            <text:p>89</text:p>
          </table:table-cell>
          <table:table-cell office:value-type="string">
            <text:p>0.3308550185873606</text:p>
          </table:table-cell>
          <table:table-cell office:value-type="string">
            <text:p>148</text:p>
          </table:table-cell>
          <table:table-cell office:value-type="string">
            <text:p>0.550185873605948</text:p>
          </table:table-cell>
          <table:table-cell office:value-type="string">
            <text:p>1</text:p>
          </table:table-cell>
          <table:table-cell office:value-type="string">
            <text:p>0.0037174721189591076</text:p>
          </table:table-cell>
          <table:table-cell office:value-type="string">
            <text:p>0.44899470899470906</text:p>
          </table:table-cell>
          <table:table-cell office:value-type="string">
            <text:p>0.071904761904761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9</text:p>
          </table:table-cell>
          <table:table-cell office:value-type="string">
            <text:p>0.3308550185873606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8</text:p>
          </table:table-cell>
          <table:table-cell office:value-type="string">
            <text:p>0.1206896551724138</text:p>
          </table:table-cell>
          <table:table-cell office:value-type="string">
            <text:p>32</text:p>
          </table:table-cell>
          <table:table-cell office:value-type="string">
            <text:p>0.5517241379310345</text:p>
          </table:table-cell>
          <table:table-cell office:value-type="string">
            <text:p>43</text:p>
          </table:table-cell>
          <table:table-cell office:value-type="string">
            <text:p>0.7413793103448276</text:p>
          </table:table-cell>
          <table:table-cell office:value-type="string">
            <text:p>1</text:p>
          </table:table-cell>
          <table:table-cell office:value-type="string">
            <text:p>0.01724137931034482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</text:p>
          </table:table-cell>
          <table:table-cell office:value-type="string">
            <text:p>0.5517241379310345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1131</text:p>
          </table:table-cell>
          <table:table-cell office:value-type="string">
            <text:p>0.021220159151193633</text:p>
          </table:table-cell>
          <table:table-cell office:value-type="string">
            <text:p>411</text:p>
          </table:table-cell>
          <table:table-cell office:value-type="string">
            <text:p>0.363395225464191</text:p>
          </table:table-cell>
          <table:table-cell office:value-type="string">
            <text:p>408</text:p>
          </table:table-cell>
          <table:table-cell office:value-type="string">
            <text:p>0.36074270557029176</text:p>
          </table:table-cell>
          <table:table-cell office:value-type="string">
            <text:p>1</text:p>
          </table:table-cell>
          <table:table-cell office:value-type="string">
            <text:p>0.0008841732979664014</text:p>
          </table:table-cell>
          <table:table-cell office:value-type="string">
            <text:p>0.5096275946275945</text:p>
          </table:table-cell>
          <table:table-cell office:value-type="string">
            <text:p>0.055225847069597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1</text:p>
          </table:table-cell>
          <table:table-cell office:value-type="string">
            <text:p>0.363395225464191</text:p>
          </table:table-cell>
        </table:table-row>
        <table:table-row>
          <table:table-cell office:value-type="string">
            <text:p>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53</text:p>
          </table:table-cell>
          <table:table-cell office:value-type="string">
            <text:p>0.04743083003952569</text:p>
          </table:table-cell>
          <table:table-cell office:value-type="string">
            <text:p>71</text:p>
          </table:table-cell>
          <table:table-cell office:value-type="string">
            <text:p>0.28063241106719367</text:p>
          </table:table-cell>
          <table:table-cell office:value-type="string">
            <text:p>130</text:p>
          </table:table-cell>
          <table:table-cell office:value-type="string">
            <text:p>0.5138339920948617</text:p>
          </table:table-cell>
          <table:table-cell office:value-type="string">
            <text:p>1</text:p>
          </table:table-cell>
          <table:table-cell office:value-type="string">
            <text:p>0.003952569169960474</text:p>
          </table:table-cell>
          <table:table-cell office:value-type="string">
            <text:p>0.44323062558356674</text:p>
          </table:table-cell>
          <table:table-cell office:value-type="string">
            <text:p>0.1448412698412698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28063241106719367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46</text:p>
          </table:table-cell>
          <table:table-cell office:value-type="string">
            <text:p>0.02601156069364162</text:p>
          </table:table-cell>
          <table:table-cell office:value-type="string">
            <text:p>78</text:p>
          </table:table-cell>
          <table:table-cell office:value-type="string">
            <text:p>0.2254335260115607</text:p>
          </table:table-cell>
          <table:table-cell office:value-type="string">
            <text:p>176</text:p>
          </table:table-cell>
          <table:table-cell office:value-type="string">
            <text:p>0.5086705202312138</text:p>
          </table:table-cell>
          <table:table-cell office:value-type="string">
            <text:p>1</text:p>
          </table:table-cell>
          <table:table-cell office:value-type="string">
            <text:p>0.002890173410404624</text:p>
          </table:table-cell>
          <table:table-cell office:value-type="string">
            <text:p>0.5603864734299517</text:p>
          </table:table-cell>
          <table:table-cell office:value-type="string">
            <text:p>0.180434782608695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8</text:p>
          </table:table-cell>
          <table:table-cell office:value-type="string">
            <text:p>0.2254335260115607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21</text:p>
          </table:table-cell>
          <table:table-cell office:value-type="string">
            <text:p>0.05429864253393665</text:p>
          </table:table-cell>
          <table:table-cell office:value-type="string">
            <text:p>71</text:p>
          </table:table-cell>
          <table:table-cell office:value-type="string">
            <text:p>0.3212669683257919</text:p>
          </table:table-cell>
          <table:table-cell office:value-type="string">
            <text:p>126</text:p>
          </table:table-cell>
          <table:table-cell office:value-type="string">
            <text:p>0.5701357466063348</text:p>
          </table:table-cell>
          <table:table-cell office:value-type="string">
            <text:p>1</text:p>
          </table:table-cell>
          <table:table-cell office:value-type="string">
            <text:p>0.004524886877828055</text:p>
          </table:table-cell>
          <table:table-cell office:value-type="string">
            <text:p>0.2638392857142857</text:p>
          </table:table-cell>
          <table:table-cell office:value-type="string">
            <text:p>0.045089285714285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3212669683257919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77</text:p>
          </table:table-cell>
          <table:table-cell office:value-type="string">
            <text:p>0.03183023872679045</text:p>
          </table:table-cell>
          <table:table-cell office:value-type="string">
            <text:p>165</text:p>
          </table:table-cell>
          <table:table-cell office:value-type="string">
            <text:p>0.4376657824933687</text:p>
          </table:table-cell>
          <table:table-cell office:value-type="string">
            <text:p>170</text:p>
          </table:table-cell>
          <table:table-cell office:value-type="string">
            <text:p>0.4509283819628647</text:p>
          </table:table-cell>
          <table:table-cell office:value-type="string">
            <text:p>1</text:p>
          </table:table-cell>
          <table:table-cell office:value-type="string">
            <text:p>0.002652519893899204</text:p>
          </table:table-cell>
          <table:table-cell office:value-type="string">
            <text:p>0.3995421245421245</text:p>
          </table:table-cell>
          <table:table-cell office:value-type="string">
            <text:p>0.0245421245421245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5</text:p>
          </table:table-cell>
          <table:table-cell office:value-type="string">
            <text:p>0.4376657824933687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6</text:p>
          </table:table-cell>
          <table:table-cell office:value-type="string">
            <text:p>0.017241379310344827</text:p>
          </table:table-cell>
          <table:table-cell office:value-type="string">
            <text:p>49</text:p>
          </table:table-cell>
          <table:table-cell office:value-type="string">
            <text:p>0.4224137931034483</text:p>
          </table:table-cell>
          <table:table-cell office:value-type="string">
            <text:p>76</text:p>
          </table:table-cell>
          <table:table-cell office:value-type="string">
            <text:p>0.6551724137931034</text:p>
          </table:table-cell>
          <table:table-cell office:value-type="string">
            <text:p>1</text:p>
          </table:table-cell>
          <table:table-cell office:value-type="string">
            <text:p>0.008620689655172414</text:p>
          </table:table-cell>
          <table:table-cell office:value-type="string">
            <text:p>0.3875</text:p>
          </table:table-cell>
          <table:table-cell office:value-type="string">
            <text:p>0.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4224137931034483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15</text:p>
          </table:table-cell>
          <table:table-cell office:value-type="string">
            <text:p>0.05581395348837209</text:p>
          </table:table-cell>
          <table:table-cell office:value-type="string">
            <text:p>78</text:p>
          </table:table-cell>
          <table:table-cell office:value-type="string">
            <text:p>0.3627906976744186</text:p>
          </table:table-cell>
          <table:table-cell office:value-type="string">
            <text:p>121</text:p>
          </table:table-cell>
          <table:table-cell office:value-type="string">
            <text:p>0.5627906976744186</text:p>
          </table:table-cell>
          <table:table-cell office:value-type="string">
            <text:p>1</text:p>
          </table:table-cell>
          <table:table-cell office:value-type="string">
            <text:p>0.004651162790697674</text:p>
          </table:table-cell>
          <table:table-cell office:value-type="string">
            <text:p>0.5064935064935064</text:p>
          </table:table-cell>
          <table:table-cell office:value-type="string">
            <text:p>0.0688311688311688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8</text:p>
          </table:table-cell>
          <table:table-cell office:value-type="string">
            <text:p>0.3627906976744186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45</text:p>
          </table:table-cell>
          <table:table-cell office:value-type="string">
            <text:p>0.036734693877551024</text:p>
          </table:table-cell>
          <table:table-cell office:value-type="string">
            <text:p>108</text:p>
          </table:table-cell>
          <table:table-cell office:value-type="string">
            <text:p>0.44081632653061226</text:p>
          </table:table-cell>
          <table:table-cell office:value-type="string">
            <text:p>141</text:p>
          </table:table-cell>
          <table:table-cell office:value-type="string">
            <text:p>0.5755102040816327</text:p>
          </table:table-cell>
          <table:table-cell office:value-type="string">
            <text:p>1</text:p>
          </table:table-cell>
          <table:table-cell office:value-type="string">
            <text:p>0.004081632653061225</text:p>
          </table:table-cell>
          <table:table-cell office:value-type="string">
            <text:p>0.6377777777777777</text:p>
          </table:table-cell>
          <table:table-cell office:value-type="string">
            <text:p>0.1833333333333333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8</text:p>
          </table:table-cell>
          <table:table-cell office:value-type="string">
            <text:p>0.44081632653061226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0.03</text:p>
          </table:table-cell>
          <table:table-cell office:value-type="string">
            <text:p>36</text:p>
          </table:table-cell>
          <table:table-cell office:value-type="string">
            <text:p>0.36</text:p>
          </table:table-cell>
          <table:table-cell office:value-type="string">
            <text:p>73</text:p>
          </table:table-cell>
          <table:table-cell office:value-type="string">
            <text:p>0.73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0.75</text:p>
          </table:table-cell>
          <table:table-cell office:value-type="string">
            <text:p>0.2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36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335</text:p>
          </table:table-cell>
          <table:table-cell office:value-type="string">
            <text:p>0.05373134328358209</text:p>
          </table:table-cell>
          <table:table-cell office:value-type="string">
            <text:p>138</text:p>
          </table:table-cell>
          <table:table-cell office:value-type="string">
            <text:p>0.41194029850746267</text:p>
          </table:table-cell>
          <table:table-cell office:value-type="string">
            <text:p>167</text:p>
          </table:table-cell>
          <table:table-cell office:value-type="string">
            <text:p>0.49850746268656715</text:p>
          </table:table-cell>
          <table:table-cell office:value-type="string">
            <text:p>1</text:p>
          </table:table-cell>
          <table:table-cell office:value-type="string">
            <text:p>0.0029850746268656717</text:p>
          </table:table-cell>
          <table:table-cell office:value-type="string">
            <text:p>0.27481447124304265</text:p>
          </table:table-cell>
          <table:table-cell office:value-type="string">
            <text:p>0.049876314162028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8</text:p>
          </table:table-cell>
          <table:table-cell office:value-type="string">
            <text:p>0.41194029850746267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88</text:p>
          </table:table-cell>
          <table:table-cell office:value-type="string">
            <text:p>0.1590909090909091</text:p>
          </table:table-cell>
          <table:table-cell office:value-type="string">
            <text:p>35</text:p>
          </table:table-cell>
          <table:table-cell office:value-type="string">
            <text:p>0.3977272727272727</text:p>
          </table:table-cell>
          <table:table-cell office:value-type="string">
            <text:p>57</text:p>
          </table:table-cell>
          <table:table-cell office:value-type="string">
            <text:p>0.6477272727272727</text:p>
          </table:table-cell>
          <table:table-cell office:value-type="string">
            <text:p>1</text:p>
          </table:table-cell>
          <table:table-cell office:value-type="string">
            <text:p>0.01136363636363636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977272727272727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489</text:p>
          </table:table-cell>
          <table:table-cell office:value-type="string">
            <text:p>0.07770961145194274</text:p>
          </table:table-cell>
          <table:table-cell office:value-type="string">
            <text:p>126</text:p>
          </table:table-cell>
          <table:table-cell office:value-type="string">
            <text:p>0.25766871165644173</text:p>
          </table:table-cell>
          <table:table-cell office:value-type="string">
            <text:p>249</text:p>
          </table:table-cell>
          <table:table-cell office:value-type="string">
            <text:p>0.50920245398773</text:p>
          </table:table-cell>
          <table:table-cell office:value-type="string">
            <text:p>1</text:p>
          </table:table-cell>
          <table:table-cell office:value-type="string">
            <text:p>0.002044989775051125</text:p>
          </table:table-cell>
          <table:table-cell office:value-type="string">
            <text:p>0.2343769325912183</text:p>
          </table:table-cell>
          <table:table-cell office:value-type="string">
            <text:p>0.097747887033601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6</text:p>
          </table:table-cell>
          <table:table-cell office:value-type="string">
            <text:p>0.25766871165644173</text:p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251</text:p>
          </table:table-cell>
          <table:table-cell office:value-type="string">
            <text:p>0.06772908366533864</text:p>
          </table:table-cell>
          <table:table-cell office:value-type="string">
            <text:p>108</text:p>
          </table:table-cell>
          <table:table-cell office:value-type="string">
            <text:p>0.4302788844621514</text:p>
          </table:table-cell>
          <table:table-cell office:value-type="string">
            <text:p>152</text:p>
          </table:table-cell>
          <table:table-cell office:value-type="string">
            <text:p>0.6055776892430279</text:p>
          </table:table-cell>
          <table:table-cell office:value-type="string">
            <text:p>1</text:p>
          </table:table-cell>
          <table:table-cell office:value-type="string">
            <text:p>0.00398406374501992</text:p>
          </table:table-cell>
          <table:table-cell office:value-type="string">
            <text:p>0.4049628942486085</text:p>
          </table:table-cell>
          <table:table-cell office:value-type="string">
            <text:p>0.1249922696351267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8</text:p>
          </table:table-cell>
          <table:table-cell office:value-type="string">
            <text:p>0.4302788844621514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2</text:p>
          </table:table-cell>
          <table:table-cell office:value-type="string">
            <text:p>0.039473684210526314</text:p>
          </table:table-cell>
          <table:table-cell office:value-type="string">
            <text:p>39</text:p>
          </table:table-cell>
          <table:table-cell office:value-type="string">
            <text:p>0.2565789473684211</text:p>
          </table:table-cell>
          <table:table-cell office:value-type="string">
            <text:p>98</text:p>
          </table:table-cell>
          <table:table-cell office:value-type="string">
            <text:p>0.6447368421052632</text:p>
          </table:table-cell>
          <table:table-cell office:value-type="string">
            <text:p>1</text:p>
          </table:table-cell>
          <table:table-cell office:value-type="string">
            <text:p>0.006578947368421052</text:p>
          </table:table-cell>
          <table:table-cell office:value-type="string">
            <text:p>0.4555555555555556</text:p>
          </table:table-cell>
          <table:table-cell office:value-type="string">
            <text:p>0.0944444444444444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2565789473684211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94</text:p>
          </table:table-cell>
          <table:table-cell office:value-type="string">
            <text:p>0.022267206477732792</text:p>
          </table:table-cell>
          <table:table-cell office:value-type="string">
            <text:p>287</text:p>
          </table:table-cell>
          <table:table-cell office:value-type="string">
            <text:p>0.5809716599190283</text:p>
          </table:table-cell>
          <table:table-cell office:value-type="string">
            <text:p>166</text:p>
          </table:table-cell>
          <table:table-cell office:value-type="string">
            <text:p>0.3360323886639676</text:p>
          </table:table-cell>
          <table:table-cell office:value-type="string">
            <text:p>1</text:p>
          </table:table-cell>
          <table:table-cell office:value-type="string">
            <text:p>0.0020242914979757085</text:p>
          </table:table-cell>
          <table:table-cell office:value-type="string">
            <text:p>0.5762222222222221</text:p>
          </table:table-cell>
          <table:table-cell office:value-type="string">
            <text:p>0.0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7</text:p>
          </table:table-cell>
          <table:table-cell office:value-type="string">
            <text:p>0.5809716599190283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87</text:p>
          </table:table-cell>
          <table:table-cell office:value-type="string">
            <text:p>0.04529616724738676</text:p>
          </table:table-cell>
          <table:table-cell office:value-type="string">
            <text:p>132</text:p>
          </table:table-cell>
          <table:table-cell office:value-type="string">
            <text:p>0.45993031358885017</text:p>
          </table:table-cell>
          <table:table-cell office:value-type="string">
            <text:p>124</text:p>
          </table:table-cell>
          <table:table-cell office:value-type="string">
            <text:p>0.43205574912891986</text:p>
          </table:table-cell>
          <table:table-cell office:value-type="string">
            <text:p>1</text:p>
          </table:table-cell>
          <table:table-cell office:value-type="string">
            <text:p>0.003484320557491289</text:p>
          </table:table-cell>
          <table:table-cell office:value-type="string">
            <text:p>0.3931457431457431</text:p>
          </table:table-cell>
          <table:table-cell office:value-type="string">
            <text:p>-0.00451659451659453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2</text:p>
          </table:table-cell>
          <table:table-cell office:value-type="string">
            <text:p>0.45993031358885017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2</text:p>
          </table:table-cell>
          <table:table-cell office:value-type="string">
            <text:p>0.00980392156862745</text:p>
          </table:table-cell>
          <table:table-cell office:value-type="string">
            <text:p>46</text:p>
          </table:table-cell>
          <table:table-cell office:value-type="string">
            <text:p>0.45098039215686275</text:p>
          </table:table-cell>
          <table:table-cell office:value-type="string">
            <text:p>67</text:p>
          </table:table-cell>
          <table:table-cell office:value-type="string">
            <text:p>0.6568627450980392</text:p>
          </table:table-cell>
          <table:table-cell office:value-type="string">
            <text:p>1</text:p>
          </table:table-cell>
          <table:table-cell office:value-type="string">
            <text:p>0.00980392156862745</text:p>
          </table:table-cell>
          <table:table-cell office:value-type="string">
            <text:p>0.5780000000000001</text:p>
          </table:table-cell>
          <table:table-cell office:value-type="string">
            <text:p>-0.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</text:p>
          </table:table-cell>
          <table:table-cell office:value-type="string">
            <text:p>0.45098039215686275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63</text:p>
          </table:table-cell>
          <table:table-cell office:value-type="string">
            <text:p>0.034220532319391636</text:p>
          </table:table-cell>
          <table:table-cell office:value-type="string">
            <text:p>95</text:p>
          </table:table-cell>
          <table:table-cell office:value-type="string">
            <text:p>0.3612167300380228</text:p>
          </table:table-cell>
          <table:table-cell office:value-type="string">
            <text:p>151</text:p>
          </table:table-cell>
          <table:table-cell office:value-type="string">
            <text:p>0.5741444866920152</text:p>
          </table:table-cell>
          <table:table-cell office:value-type="string">
            <text:p>1</text:p>
          </table:table-cell>
          <table:table-cell office:value-type="string">
            <text:p>0.0038022813688212928</text:p>
          </table:table-cell>
          <table:table-cell office:value-type="string">
            <text:p>0.5032602813852813</text:p>
          </table:table-cell>
          <table:table-cell office:value-type="string">
            <text:p>0.149891774891774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5</text:p>
          </table:table-cell>
          <table:table-cell office:value-type="string">
            <text:p>0.3612167300380228</text:p>
          </table:table-cell>
        </table:table-row>
        <table:table-row>
          <table:table-cell office:value-type="string">
            <text:p>1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74</text:p>
          </table:table-cell>
          <table:table-cell office:value-type="string">
            <text:p>0.0036496350364963502</text:p>
          </table:table-cell>
          <table:table-cell office:value-type="string">
            <text:p>70</text:p>
          </table:table-cell>
          <table:table-cell office:value-type="string">
            <text:p>0.25547445255474455</text:p>
          </table:table-cell>
          <table:table-cell office:value-type="string">
            <text:p>150</text:p>
          </table:table-cell>
          <table:table-cell office:value-type="string">
            <text:p>0.5474452554744526</text:p>
          </table:table-cell>
          <table:table-cell office:value-type="string">
            <text:p>1</text:p>
          </table:table-cell>
          <table:table-cell office:value-type="string">
            <text:p>0.0036496350364963502</text:p>
          </table:table-cell>
          <table:table-cell office:value-type="string">
            <text:p>0.49266666666666664</text:p>
          </table:table-cell>
          <table:table-cell office:value-type="string">
            <text:p>0.0255555555555555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0</text:p>
          </table:table-cell>
          <table:table-cell office:value-type="string">
            <text:p>0.25547445255474455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34</text:p>
          </table:table-cell>
          <table:table-cell office:value-type="string">
            <text:p>0.029914529914529916</text:p>
          </table:table-cell>
          <table:table-cell office:value-type="string">
            <text:p>87</text:p>
          </table:table-cell>
          <table:table-cell office:value-type="string">
            <text:p>0.3717948717948718</text:p>
          </table:table-cell>
          <table:table-cell office:value-type="string">
            <text:p>129</text:p>
          </table:table-cell>
          <table:table-cell office:value-type="string">
            <text:p>0.5512820512820513</text:p>
          </table:table-cell>
          <table:table-cell office:value-type="string">
            <text:p>1</text:p>
          </table:table-cell>
          <table:table-cell office:value-type="string">
            <text:p>0.004273504273504274</text:p>
          </table:table-cell>
          <table:table-cell office:value-type="string">
            <text:p>0.4931818181818181</text:p>
          </table:table-cell>
          <table:table-cell office:value-type="string">
            <text:p>0.124866310160427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7</text:p>
          </table:table-cell>
          <table:table-cell office:value-type="string">
            <text:p>0.3717948717948718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8</text:p>
          </table:table-cell>
          <table:table-cell office:value-type="string">
            <text:p>0.012658227848101266</text:p>
          </table:table-cell>
          <table:table-cell office:value-type="string">
            <text:p>56</text:p>
          </table:table-cell>
          <table:table-cell office:value-type="string">
            <text:p>0.35443037974683544</text:p>
          </table:table-cell>
          <table:table-cell office:value-type="string">
            <text:p>98</text:p>
          </table:table-cell>
          <table:table-cell office:value-type="string">
            <text:p>0.620253164556962</text:p>
          </table:table-cell>
          <table:table-cell office:value-type="string">
            <text:p>1</text:p>
          </table:table-cell>
          <table:table-cell office:value-type="string">
            <text:p>0.006329113924050633</text:p>
          </table:table-cell>
          <table:table-cell office:value-type="string">
            <text:p>0.5466161616161616</text:p>
          </table:table-cell>
          <table:table-cell office:value-type="string">
            <text:p>0.179040404040404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6</text:p>
          </table:table-cell>
          <table:table-cell office:value-type="string">
            <text:p>0.35443037974683544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34</text:p>
          </table:table-cell>
          <table:table-cell office:value-type="string">
            <text:p>0.04790419161676647</text:p>
          </table:table-cell>
          <table:table-cell office:value-type="string">
            <text:p>109</text:p>
          </table:table-cell>
          <table:table-cell office:value-type="string">
            <text:p>0.3263473053892216</text:p>
          </table:table-cell>
          <table:table-cell office:value-type="string">
            <text:p>159</text:p>
          </table:table-cell>
          <table:table-cell office:value-type="string">
            <text:p>0.47604790419161674</text:p>
          </table:table-cell>
          <table:table-cell office:value-type="string">
            <text:p>1</text:p>
          </table:table-cell>
          <table:table-cell office:value-type="string">
            <text:p>0.0029940119760479044</text:p>
          </table:table-cell>
          <table:table-cell office:value-type="string">
            <text:p>0.34776190476190477</text:p>
          </table:table-cell>
          <table:table-cell office:value-type="string">
            <text:p>0.1804285714285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9</text:p>
          </table:table-cell>
          <table:table-cell office:value-type="string">
            <text:p>0.3263473053892216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87</text:p>
          </table:table-cell>
          <table:table-cell office:value-type="string">
            <text:p>0.0213903743315508</text:p>
          </table:table-cell>
          <table:table-cell office:value-type="string">
            <text:p>43</text:p>
          </table:table-cell>
          <table:table-cell office:value-type="string">
            <text:p>0.22994652406417113</text:p>
          </table:table-cell>
          <table:table-cell office:value-type="string">
            <text:p>104</text:p>
          </table:table-cell>
          <table:table-cell office:value-type="string">
            <text:p>0.5561497326203209</text:p>
          </table:table-cell>
          <table:table-cell office:value-type="string">
            <text:p>1</text:p>
          </table:table-cell>
          <table:table-cell office:value-type="string">
            <text:p>0.0053475935828877</text:p>
          </table:table-cell>
          <table:table-cell office:value-type="string">
            <text:p>0.45432098765432094</text:p>
          </table:table-cell>
          <table:table-cell office:value-type="string">
            <text:p>0.1132716049382716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</text:p>
          </table:table-cell>
          <table:table-cell office:value-type="string">
            <text:p>0.22994652406417113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33</text:p>
          </table:table-cell>
          <table:table-cell office:value-type="string">
            <text:p>0.01876172607879925</text:p>
          </table:table-cell>
          <table:table-cell office:value-type="string">
            <text:p>254</text:p>
          </table:table-cell>
          <table:table-cell office:value-type="string">
            <text:p>0.47654784240150094</text:p>
          </table:table-cell>
          <table:table-cell office:value-type="string">
            <text:p>189</text:p>
          </table:table-cell>
          <table:table-cell office:value-type="string">
            <text:p>0.3545966228893058</text:p>
          </table:table-cell>
          <table:table-cell office:value-type="string">
            <text:p>1</text:p>
          </table:table-cell>
          <table:table-cell office:value-type="string">
            <text:p>0.001876172607879925</text:p>
          </table:table-cell>
          <table:table-cell office:value-type="string">
            <text:p>0.5081871345029241</text:p>
          </table:table-cell>
          <table:table-cell office:value-type="string">
            <text:p>0.17733918128654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4</text:p>
          </table:table-cell>
          <table:table-cell office:value-type="string">
            <text:p>0.47654784240150094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34</text:p>
          </table:table-cell>
          <table:table-cell office:value-type="string">
            <text:p>0.04477611940298507</text:p>
          </table:table-cell>
          <table:table-cell office:value-type="string">
            <text:p>33</text:p>
          </table:table-cell>
          <table:table-cell office:value-type="string">
            <text:p>0.2462686567164179</text:p>
          </table:table-cell>
          <table:table-cell office:value-type="string">
            <text:p>95</text:p>
          </table:table-cell>
          <table:table-cell office:value-type="string">
            <text:p>0.7089552238805971</text:p>
          </table:table-cell>
          <table:table-cell office:value-type="string">
            <text:p>1</text:p>
          </table:table-cell>
          <table:table-cell office:value-type="string">
            <text:p>0.007462686567164179</text:p>
          </table:table-cell>
          <table:table-cell office:value-type="string">
            <text:p>0.26</text:p>
          </table:table-cell>
          <table:table-cell office:value-type="string">
            <text:p>0.2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462686567164179</text:p>
          </table:table-cell>
        </table:table-row>
        <table:table-row>
          <table:table-cell office:value-type="string">
            <text:p>1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28</text:p>
          </table:table-cell>
          <table:table-cell office:value-type="string">
            <text:p>0.05263157894736842</text:p>
          </table:table-cell>
          <table:table-cell office:value-type="string">
            <text:p>70</text:p>
          </table:table-cell>
          <table:table-cell office:value-type="string">
            <text:p>0.30701754385964913</text:p>
          </table:table-cell>
          <table:table-cell office:value-type="string">
            <text:p>141</text:p>
          </table:table-cell>
          <table:table-cell office:value-type="string">
            <text:p>0.618421052631579</text:p>
          </table:table-cell>
          <table:table-cell office:value-type="string">
            <text:p>1</text:p>
          </table:table-cell>
          <table:table-cell office:value-type="string">
            <text:p>0.0043859649122807015</text:p>
          </table:table-cell>
          <table:table-cell office:value-type="string">
            <text:p>0.34545454545454546</text:p>
          </table:table-cell>
          <table:table-cell office:value-type="string">
            <text:p>0.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0</text:p>
          </table:table-cell>
          <table:table-cell office:value-type="string">
            <text:p>0.30701754385964913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78</text:p>
          </table:table-cell>
          <table:table-cell office:value-type="string">
            <text:p>0.04316546762589928</text:p>
          </table:table-cell>
          <table:table-cell office:value-type="string">
            <text:p>108</text:p>
          </table:table-cell>
          <table:table-cell office:value-type="string">
            <text:p>0.38848920863309355</text:p>
          </table:table-cell>
          <table:table-cell office:value-type="string">
            <text:p>149</text:p>
          </table:table-cell>
          <table:table-cell office:value-type="string">
            <text:p>0.5359712230215827</text:p>
          </table:table-cell>
          <table:table-cell office:value-type="string">
            <text:p>1</text:p>
          </table:table-cell>
          <table:table-cell office:value-type="string">
            <text:p>0.0035971223021582736</text:p>
          </table:table-cell>
          <table:table-cell office:value-type="string">
            <text:p>0.4288888888888888</text:p>
          </table:table-cell>
          <table:table-cell office:value-type="string">
            <text:p>0.185555555555555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8</text:p>
          </table:table-cell>
          <table:table-cell office:value-type="string">
            <text:p>0.38848920863309355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70</text:p>
          </table:table-cell>
          <table:table-cell office:value-type="string">
            <text:p>0.032432432432432434</text:p>
          </table:table-cell>
          <table:table-cell office:value-type="string">
            <text:p>110</text:p>
          </table:table-cell>
          <table:table-cell office:value-type="string">
            <text:p>0.2972972972972973</text:p>
          </table:table-cell>
          <table:table-cell office:value-type="string">
            <text:p>186</text:p>
          </table:table-cell>
          <table:table-cell office:value-type="string">
            <text:p>0.5027027027027027</text:p>
          </table:table-cell>
          <table:table-cell office:value-type="string">
            <text:p>1</text:p>
          </table:table-cell>
          <table:table-cell office:value-type="string">
            <text:p>0.002702702702702703</text:p>
          </table:table-cell>
          <table:table-cell office:value-type="string">
            <text:p>0.5134502923976608</text:p>
          </table:table-cell>
          <table:table-cell office:value-type="string">
            <text:p>0.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0</text:p>
          </table:table-cell>
          <table:table-cell office:value-type="string">
            <text:p>0.2972972972972973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55</text:p>
          </table:table-cell>
          <table:table-cell office:value-type="string">
            <text:p>0.027450980392156862</text:p>
          </table:table-cell>
          <table:table-cell office:value-type="string">
            <text:p>139</text:p>
          </table:table-cell>
          <table:table-cell office:value-type="string">
            <text:p>0.5450980392156862</text:p>
          </table:table-cell>
          <table:table-cell office:value-type="string">
            <text:p>119</text:p>
          </table:table-cell>
          <table:table-cell office:value-type="string">
            <text:p>0.4666666666666667</text:p>
          </table:table-cell>
          <table:table-cell office:value-type="string">
            <text:p>1</text:p>
          </table:table-cell>
          <table:table-cell office:value-type="string">
            <text:p>0.00392156862745098</text:p>
          </table:table-cell>
          <table:table-cell office:value-type="string">
            <text:p>0.5759259259259258</text:p>
          </table:table-cell>
          <table:table-cell office:value-type="string">
            <text:p>0.0370370370370370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9</text:p>
          </table:table-cell>
          <table:table-cell office:value-type="string">
            <text:p>0.5450980392156862</text:p>
          </table:table-cell>
        </table:table-row>
        <table:table-row>
          <table:table-cell office:value-type="string">
            <text:p>1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68</text:p>
          </table:table-cell>
          <table:table-cell office:value-type="string">
            <text:p>0.02717391304347826</text:p>
          </table:table-cell>
          <table:table-cell office:value-type="string">
            <text:p>218</text:p>
          </table:table-cell>
          <table:table-cell office:value-type="string">
            <text:p>0.592391304347826</text:p>
          </table:table-cell>
          <table:table-cell office:value-type="string">
            <text:p>140</text:p>
          </table:table-cell>
          <table:table-cell office:value-type="string">
            <text:p>0.3804347826086957</text:p>
          </table:table-cell>
          <table:table-cell office:value-type="string">
            <text:p>1</text:p>
          </table:table-cell>
          <table:table-cell office:value-type="string">
            <text:p>0.002717391304347826</text:p>
          </table:table-cell>
          <table:table-cell office:value-type="string">
            <text:p>0.6400000000000001</text:p>
          </table:table-cell>
          <table:table-cell office:value-type="string">
            <text:p>0.039409722222222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8</text:p>
          </table:table-cell>
          <table:table-cell office:value-type="string">
            <text:p>0.592391304347826</text:p>
          </table:table-cell>
        </table:table-row>
        <table:table-row>
          <table:table-cell office:value-type="string">
            <text:p>1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6</text:p>
          </table:table-cell>
          <table:table-cell office:value-type="string">
            <text:p>0.03968253968253968</text:p>
          </table:table-cell>
          <table:table-cell office:value-type="string">
            <text:p>43</text:p>
          </table:table-cell>
          <table:table-cell office:value-type="string">
            <text:p>0.3412698412698413</text:p>
          </table:table-cell>
          <table:table-cell office:value-type="string">
            <text:p>94</text:p>
          </table:table-cell>
          <table:table-cell office:value-type="string">
            <text:p>0.746031746031746</text:p>
          </table:table-cell>
          <table:table-cell office:value-type="string">
            <text:p>1</text:p>
          </table:table-cell>
          <table:table-cell office:value-type="string">
            <text:p>0.007936507936507936</text:p>
          </table:table-cell>
          <table:table-cell office:value-type="string">
            <text:p>0.5333333333333333</text:p>
          </table:table-cell>
          <table:table-cell office:value-type="string">
            <text:p>-0.131944444444444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</text:p>
          </table:table-cell>
          <table:table-cell office:value-type="string">
            <text:p>0.3412698412698413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348</text:p>
          </table:table-cell>
          <table:table-cell office:value-type="string">
            <text:p>0.08908045977011494</text:p>
          </table:table-cell>
          <table:table-cell office:value-type="string">
            <text:p>89</text:p>
          </table:table-cell>
          <table:table-cell office:value-type="string">
            <text:p>0.2557471264367816</text:p>
          </table:table-cell>
          <table:table-cell office:value-type="string">
            <text:p>201</text:p>
          </table:table-cell>
          <table:table-cell office:value-type="string">
            <text:p>0.5775862068965517</text:p>
          </table:table-cell>
          <table:table-cell office:value-type="string">
            <text:p>1</text:p>
          </table:table-cell>
          <table:table-cell office:value-type="string">
            <text:p>0.0028735632183908046</text:p>
          </table:table-cell>
          <table:table-cell office:value-type="string">
            <text:p>0.4734454939000395</text:p>
          </table:table-cell>
          <table:table-cell office:value-type="string">
            <text:p>0.1793388429752065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9</text:p>
          </table:table-cell>
          <table:table-cell office:value-type="string">
            <text:p>0.2557471264367816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46</text:p>
          </table:table-cell>
          <table:table-cell office:value-type="string">
            <text:p>0.028901734104046242</text:p>
          </table:table-cell>
          <table:table-cell office:value-type="string">
            <text:p>200</text:p>
          </table:table-cell>
          <table:table-cell office:value-type="string">
            <text:p>0.5780346820809249</text:p>
          </table:table-cell>
          <table:table-cell office:value-type="string">
            <text:p>133</text:p>
          </table:table-cell>
          <table:table-cell office:value-type="string">
            <text:p>0.38439306358381503</text:p>
          </table:table-cell>
          <table:table-cell office:value-type="string">
            <text:p>1</text:p>
          </table:table-cell>
          <table:table-cell office:value-type="string">
            <text:p>0.002890173410404624</text:p>
          </table:table-cell>
          <table:table-cell office:value-type="string">
            <text:p>0.6477777777777779</text:p>
          </table:table-cell>
          <table:table-cell office:value-type="string">
            <text:p>0.1366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0</text:p>
          </table:table-cell>
          <table:table-cell office:value-type="string">
            <text:p>0.5780346820809249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292</text:p>
          </table:table-cell>
          <table:table-cell office:value-type="string">
            <text:p>0.08561643835616438</text:p>
          </table:table-cell>
          <table:table-cell office:value-type="string">
            <text:p>71</text:p>
          </table:table-cell>
          <table:table-cell office:value-type="string">
            <text:p>0.24315068493150685</text:p>
          </table:table-cell>
          <table:table-cell office:value-type="string">
            <text:p>173</text:p>
          </table:table-cell>
          <table:table-cell office:value-type="string">
            <text:p>0.5924657534246576</text:p>
          </table:table-cell>
          <table:table-cell office:value-type="string">
            <text:p>1</text:p>
          </table:table-cell>
          <table:table-cell office:value-type="string">
            <text:p>0.003424657534246575</text:p>
          </table:table-cell>
          <table:table-cell office:value-type="string">
            <text:p>0.513888888888889</text:p>
          </table:table-cell>
          <table:table-cell office:value-type="string">
            <text:p>-0.2402777777777777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24315068493150685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6</text:p>
          </table:table-cell>
          <table:table-cell office:value-type="string">
            <text:p>0.038461538461538464</text:p>
          </table:table-cell>
          <table:table-cell office:value-type="string">
            <text:p>47</text:p>
          </table:table-cell>
          <table:table-cell office:value-type="string">
            <text:p>0.30128205128205127</text:p>
          </table:table-cell>
          <table:table-cell office:value-type="string">
            <text:p>108</text:p>
          </table:table-cell>
          <table:table-cell office:value-type="string">
            <text:p>0.6923076923076923</text:p>
          </table:table-cell>
          <table:table-cell office:value-type="string">
            <text:p>1</text:p>
          </table:table-cell>
          <table:table-cell office:value-type="string">
            <text:p>0.00641025641025641</text:p>
          </table:table-cell>
          <table:table-cell office:value-type="string">
            <text:p>0.3919740973312402</text:p>
          </table:table-cell>
          <table:table-cell office:value-type="string">
            <text:p>0.0531462585034013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7</text:p>
          </table:table-cell>
          <table:table-cell office:value-type="string">
            <text:p>0.30128205128205127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6</text:p>
          </table:table-cell>
          <table:table-cell office:value-type="string">
            <text:p>0.03968253968253968</text:p>
          </table:table-cell>
          <table:table-cell office:value-type="string">
            <text:p>40</text:p>
          </table:table-cell>
          <table:table-cell office:value-type="string">
            <text:p>0.31746031746031744</text:p>
          </table:table-cell>
          <table:table-cell office:value-type="string">
            <text:p>89</text:p>
          </table:table-cell>
          <table:table-cell office:value-type="string">
            <text:p>0.7063492063492064</text:p>
          </table:table-cell>
          <table:table-cell office:value-type="string">
            <text:p>1</text:p>
          </table:table-cell>
          <table:table-cell office:value-type="string">
            <text:p>0.007936507936507936</text:p>
          </table:table-cell>
          <table:table-cell office:value-type="string">
            <text:p>0.5244444444444445</text:p>
          </table:table-cell>
          <table:table-cell office:value-type="string">
            <text:p>0.1355555555555555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31746031746031744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50</text:p>
          </table:table-cell>
          <table:table-cell office:value-type="string">
            <text:p>0.016</text:p>
          </table:table-cell>
          <table:table-cell office:value-type="string">
            <text:p>109</text:p>
          </table:table-cell>
          <table:table-cell office:value-type="string">
            <text:p>0.436</text:p>
          </table:table-cell>
          <table:table-cell office:value-type="string">
            <text:p>129</text:p>
          </table:table-cell>
          <table:table-cell office:value-type="string">
            <text:p>0.516</text:p>
          </table:table-cell>
          <table:table-cell office:value-type="string">
            <text:p>1</text:p>
          </table:table-cell>
          <table:table-cell office:value-type="string">
            <text:p>0.004</text:p>
          </table:table-cell>
          <table:table-cell office:value-type="string">
            <text:p>0.611209029066172</text:p>
          </table:table-cell>
          <table:table-cell office:value-type="string">
            <text:p>-0.02419942408781695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9</text:p>
          </table:table-cell>
          <table:table-cell office:value-type="string">
            <text:p>0.436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5</text:p>
          </table:table-cell>
          <table:table-cell office:value-type="string">
            <text:p>0.0064516129032258064</text:p>
          </table:table-cell>
          <table:table-cell office:value-type="string">
            <text:p>55</text:p>
          </table:table-cell>
          <table:table-cell office:value-type="string">
            <text:p>0.3548387096774194</text:p>
          </table:table-cell>
          <table:table-cell office:value-type="string">
            <text:p>99</text:p>
          </table:table-cell>
          <table:table-cell office:value-type="string">
            <text:p>0.6387096774193548</text:p>
          </table:table-cell>
          <table:table-cell office:value-type="string">
            <text:p>1</text:p>
          </table:table-cell>
          <table:table-cell office:value-type="string">
            <text:p>0.0064516129032258064</text:p>
          </table:table-cell>
          <table:table-cell office:value-type="string">
            <text:p>0.6475</text:p>
          </table:table-cell>
          <table:table-cell office:value-type="string">
            <text:p>0.068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</text:p>
          </table:table-cell>
          <table:table-cell office:value-type="string">
            <text:p>0.3548387096774194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57</text:p>
          </table:table-cell>
          <table:table-cell office:value-type="string">
            <text:p>0.03821656050955414</text:p>
          </table:table-cell>
          <table:table-cell office:value-type="string">
            <text:p>93</text:p>
          </table:table-cell>
          <table:table-cell office:value-type="string">
            <text:p>0.5923566878980892</text:p>
          </table:table-cell>
          <table:table-cell office:value-type="string">
            <text:p>80</text:p>
          </table:table-cell>
          <table:table-cell office:value-type="string">
            <text:p>0.5095541401273885</text:p>
          </table:table-cell>
          <table:table-cell office:value-type="string">
            <text:p>1</text:p>
          </table:table-cell>
          <table:table-cell office:value-type="string">
            <text:p>0.006369426751592357</text:p>
          </table:table-cell>
          <table:table-cell office:value-type="string">
            <text:p>0.4787878787878788</text:p>
          </table:table-cell>
          <table:table-cell office:value-type="string">
            <text:p>0.358080808080808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3</text:p>
          </table:table-cell>
          <table:table-cell office:value-type="string">
            <text:p>0.5923566878980892</text:p>
          </table:table-cell>
        </table:table-row>
        <table:table-row>
          <table:table-cell office:value-type="string">
            <text:p>1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08</text:p>
          </table:table-cell>
          <table:table-cell office:value-type="string">
            <text:p>0.06481481481481481</text:p>
          </table:table-cell>
          <table:table-cell office:value-type="string">
            <text:p>36</text:p>
          </table:table-cell>
          <table:table-cell office:value-type="string">
            <text:p>0.3333333333333333</text:p>
          </table:table-cell>
          <table:table-cell office:value-type="string">
            <text:p>84</text:p>
          </table:table-cell>
          <table:table-cell office:value-type="string">
            <text:p>0.7777777777777778</text:p>
          </table:table-cell>
          <table:table-cell office:value-type="string">
            <text:p>1</text:p>
          </table:table-cell>
          <table:table-cell office:value-type="string">
            <text:p>0.009259259259259259</text:p>
          </table:table-cell>
          <table:table-cell office:value-type="string">
            <text:p>0.3833333333333333</text:p>
          </table:table-cell>
          <table:table-cell office:value-type="string">
            <text:p>-0.360807291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3333333333333333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38</text:p>
          </table:table-cell>
          <table:table-cell office:value-type="string">
            <text:p>0.037815126050420166</text:p>
          </table:table-cell>
          <table:table-cell office:value-type="string">
            <text:p>123</text:p>
          </table:table-cell>
          <table:table-cell office:value-type="string">
            <text:p>0.5168067226890757</text:p>
          </table:table-cell>
          <table:table-cell office:value-type="string">
            <text:p>118</text:p>
          </table:table-cell>
          <table:table-cell office:value-type="string">
            <text:p>0.4957983193277311</text:p>
          </table:table-cell>
          <table:table-cell office:value-type="string">
            <text:p>1</text:p>
          </table:table-cell>
          <table:table-cell office:value-type="string">
            <text:p>0.004201680672268907</text:p>
          </table:table-cell>
          <table:table-cell office:value-type="string">
            <text:p>0.3721861471861472</text:p>
          </table:table-cell>
          <table:table-cell office:value-type="string">
            <text:p>0.275108225108225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5168067226890757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12</text:p>
          </table:table-cell>
          <table:table-cell office:value-type="string">
            <text:p>0.06132075471698113</text:p>
          </table:table-cell>
          <table:table-cell office:value-type="string">
            <text:p>59</text:p>
          </table:table-cell>
          <table:table-cell office:value-type="string">
            <text:p>0.2783018867924528</text:p>
          </table:table-cell>
          <table:table-cell office:value-type="string">
            <text:p>135</text:p>
          </table:table-cell>
          <table:table-cell office:value-type="string">
            <text:p>0.6367924528301887</text:p>
          </table:table-cell>
          <table:table-cell office:value-type="string">
            <text:p>1</text:p>
          </table:table-cell>
          <table:table-cell office:value-type="string">
            <text:p>0.0047169811320754715</text:p>
          </table:table-cell>
          <table:table-cell office:value-type="string">
            <text:p>0.44246031746031744</text:p>
          </table:table-cell>
          <table:table-cell office:value-type="string">
            <text:p>0.1033959096459096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9</text:p>
          </table:table-cell>
          <table:table-cell office:value-type="string">
            <text:p>0.2783018867924528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2</text:p>
          </table:table-cell>
          <table:table-cell office:value-type="string">
            <text:p>0.03225806451612903</text:p>
          </table:table-cell>
          <table:table-cell office:value-type="string">
            <text:p>27</text:p>
          </table:table-cell>
          <table:table-cell office:value-type="string">
            <text:p>0.43548387096774194</text:p>
          </table:table-cell>
          <table:table-cell office:value-type="string">
            <text:p>44</text:p>
          </table:table-cell>
          <table:table-cell office:value-type="string">
            <text:p>0.7096774193548387</text:p>
          </table:table-cell>
          <table:table-cell office:value-type="string">
            <text:p>1</text:p>
          </table:table-cell>
          <table:table-cell office:value-type="string">
            <text:p>0.016129032258064516</text:p>
          </table:table-cell>
          <table:table-cell office:value-type="string">
            <text:p>0.6666666666666666</text:p>
          </table:table-cell>
          <table:table-cell office:value-type="string">
            <text:p>0.307291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43548387096774194</text:p>
          </table:table-cell>
        </table:table-row>
        <table:table-row>
          <table:table-cell office:value-type="string">
            <text:p>1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624</text:p>
          </table:table-cell>
          <table:table-cell office:value-type="string">
            <text:p>0.028846153846153848</text:p>
          </table:table-cell>
          <table:table-cell office:value-type="string">
            <text:p>207</text:p>
          </table:table-cell>
          <table:table-cell office:value-type="string">
            <text:p>0.3317307692307692</text:p>
          </table:table-cell>
          <table:table-cell office:value-type="string">
            <text:p>279</text:p>
          </table:table-cell>
          <table:table-cell office:value-type="string">
            <text:p>0.44711538461538464</text:p>
          </table:table-cell>
          <table:table-cell office:value-type="string">
            <text:p>1</text:p>
          </table:table-cell>
          <table:table-cell office:value-type="string">
            <text:p>0.0016025641025641025</text:p>
          </table:table-cell>
          <table:table-cell office:value-type="string">
            <text:p>0.5092323908730159</text:p>
          </table:table-cell>
          <table:table-cell office:value-type="string">
            <text:p>0.112183779761904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7</text:p>
          </table:table-cell>
          <table:table-cell office:value-type="string">
            <text:p>0.3317307692307692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97</text:p>
          </table:table-cell>
          <table:table-cell office:value-type="string">
            <text:p>0.03553299492385787</text:p>
          </table:table-cell>
          <table:table-cell office:value-type="string">
            <text:p>116</text:p>
          </table:table-cell>
          <table:table-cell office:value-type="string">
            <text:p>0.5888324873096447</text:p>
          </table:table-cell>
          <table:table-cell office:value-type="string">
            <text:p>80</text:p>
          </table:table-cell>
          <table:table-cell office:value-type="string">
            <text:p>0.40609137055837563</text:p>
          </table:table-cell>
          <table:table-cell office:value-type="string">
            <text:p>1</text:p>
          </table:table-cell>
          <table:table-cell office:value-type="string">
            <text:p>0.005076142131979695</text:p>
          </table:table-cell>
          <table:table-cell office:value-type="string">
            <text:p>0.2916666666666667</text:p>
          </table:table-cell>
          <table:table-cell office:value-type="string">
            <text:p>0.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6</text:p>
          </table:table-cell>
          <table:table-cell office:value-type="string">
            <text:p>0.5888324873096447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50</text:p>
          </table:table-cell>
          <table:table-cell office:value-type="string">
            <text:p>0.03333333333333333</text:p>
          </table:table-cell>
          <table:table-cell office:value-type="string">
            <text:p>221</text:p>
          </table:table-cell>
          <table:table-cell office:value-type="string">
            <text:p>0.4911111111111111</text:p>
          </table:table-cell>
          <table:table-cell office:value-type="string">
            <text:p>187</text:p>
          </table:table-cell>
          <table:table-cell office:value-type="string">
            <text:p>0.41555555555555557</text:p>
          </table:table-cell>
          <table:table-cell office:value-type="string">
            <text:p>1</text:p>
          </table:table-cell>
          <table:table-cell office:value-type="string">
            <text:p>0.0022222222222222222</text:p>
          </table:table-cell>
          <table:table-cell office:value-type="string">
            <text:p>0.4978163992869875</text:p>
          </table:table-cell>
          <table:table-cell office:value-type="string">
            <text:p>0.072237076648841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1</text:p>
          </table:table-cell>
          <table:table-cell office:value-type="string">
            <text:p>0.4911111111111111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47</text:p>
          </table:table-cell>
          <table:table-cell office:value-type="string">
            <text:p>0.0728744939271255</text:p>
          </table:table-cell>
          <table:table-cell office:value-type="string">
            <text:p>98</text:p>
          </table:table-cell>
          <table:table-cell office:value-type="string">
            <text:p>0.3967611336032389</text:p>
          </table:table-cell>
          <table:table-cell office:value-type="string">
            <text:p>141</text:p>
          </table:table-cell>
          <table:table-cell office:value-type="string">
            <text:p>0.5708502024291497</text:p>
          </table:table-cell>
          <table:table-cell office:value-type="string">
            <text:p>1</text:p>
          </table:table-cell>
          <table:table-cell office:value-type="string">
            <text:p>0.004048582995951417</text:p>
          </table:table-cell>
          <table:table-cell office:value-type="string">
            <text:p>0.543131313131313</text:p>
          </table:table-cell>
          <table:table-cell office:value-type="string">
            <text:p>0.0157907196969696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8</text:p>
          </table:table-cell>
          <table:table-cell office:value-type="string">
            <text:p>0.3967611336032389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51</text:p>
          </table:table-cell>
          <table:table-cell office:value-type="string">
            <text:p>0.043824701195219126</text:p>
          </table:table-cell>
          <table:table-cell office:value-type="string">
            <text:p>96</text:p>
          </table:table-cell>
          <table:table-cell office:value-type="string">
            <text:p>0.38247011952191234</text:p>
          </table:table-cell>
          <table:table-cell office:value-type="string">
            <text:p>142</text:p>
          </table:table-cell>
          <table:table-cell office:value-type="string">
            <text:p>0.5657370517928287</text:p>
          </table:table-cell>
          <table:table-cell office:value-type="string">
            <text:p>1</text:p>
          </table:table-cell>
          <table:table-cell office:value-type="string">
            <text:p>0.00398406374501992</text:p>
          </table:table-cell>
          <table:table-cell office:value-type="string">
            <text:p>0.5360192837465564</text:p>
          </table:table-cell>
          <table:table-cell office:value-type="string">
            <text:p>0.17334710743801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6</text:p>
          </table:table-cell>
          <table:table-cell office:value-type="string">
            <text:p>0.38247011952191234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08</text:p>
          </table:table-cell>
          <table:table-cell office:value-type="string">
            <text:p>0.02403846153846154</text:p>
          </table:table-cell>
          <table:table-cell office:value-type="string">
            <text:p>71</text:p>
          </table:table-cell>
          <table:table-cell office:value-type="string">
            <text:p>0.34134615384615385</text:p>
          </table:table-cell>
          <table:table-cell office:value-type="string">
            <text:p>135</text:p>
          </table:table-cell>
          <table:table-cell office:value-type="string">
            <text:p>0.6490384615384616</text:p>
          </table:table-cell>
          <table:table-cell office:value-type="string">
            <text:p>1</text:p>
          </table:table-cell>
          <table:table-cell office:value-type="string">
            <text:p>0.004807692307692308</text:p>
          </table:table-cell>
          <table:table-cell office:value-type="string">
            <text:p>0.46723484848484853</text:p>
          </table:table-cell>
          <table:table-cell office:value-type="string">
            <text:p>0.158729876893939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34134615384615385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86</text:p>
          </table:table-cell>
          <table:table-cell office:value-type="string">
            <text:p>0.03225806451612903</text:p>
          </table:table-cell>
          <table:table-cell office:value-type="string">
            <text:p>86</text:p>
          </table:table-cell>
          <table:table-cell office:value-type="string">
            <text:p>0.46236559139784944</text:p>
          </table:table-cell>
          <table:table-cell office:value-type="string">
            <text:p>109</text:p>
          </table:table-cell>
          <table:table-cell office:value-type="string">
            <text:p>0.5860215053763441</text:p>
          </table:table-cell>
          <table:table-cell office:value-type="string">
            <text:p>1</text:p>
          </table:table-cell>
          <table:table-cell office:value-type="string">
            <text:p>0.005376344086021506</text:p>
          </table:table-cell>
          <table:table-cell office:value-type="string">
            <text:p>0.39010513296227584</text:p>
          </table:table-cell>
          <table:table-cell office:value-type="string">
            <text:p>-0.0600803957946815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6</text:p>
          </table:table-cell>
          <table:table-cell office:value-type="string">
            <text:p>0.46236559139784944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89</text:p>
          </table:table-cell>
          <table:table-cell office:value-type="string">
            <text:p>0.031141868512110725</text:p>
          </table:table-cell>
          <table:table-cell office:value-type="string">
            <text:p>137</text:p>
          </table:table-cell>
          <table:table-cell office:value-type="string">
            <text:p>0.4740484429065744</text:p>
          </table:table-cell>
          <table:table-cell office:value-type="string">
            <text:p>137</text:p>
          </table:table-cell>
          <table:table-cell office:value-type="string">
            <text:p>0.4740484429065744</text:p>
          </table:table-cell>
          <table:table-cell office:value-type="string">
            <text:p>1</text:p>
          </table:table-cell>
          <table:table-cell office:value-type="string">
            <text:p>0.0034602076124567475</text:p>
          </table:table-cell>
          <table:table-cell office:value-type="string">
            <text:p>0.42159018759018757</text:p>
          </table:table-cell>
          <table:table-cell office:value-type="string">
            <text:p>0.050955717893217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7</text:p>
          </table:table-cell>
          <table:table-cell office:value-type="string">
            <text:p>0.4740484429065744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40</text:p>
          </table:table-cell>
          <table:table-cell office:value-type="string">
            <text:p>0.0125</text:p>
          </table:table-cell>
          <table:table-cell office:value-type="string">
            <text:p>146</text:p>
          </table:table-cell>
          <table:table-cell office:value-type="string">
            <text:p>0.6083333333333333</text:p>
          </table:table-cell>
          <table:table-cell office:value-type="string">
            <text:p>75</text:p>
          </table:table-cell>
          <table:table-cell office:value-type="string">
            <text:p>0.3125</text:p>
          </table:table-cell>
          <table:table-cell office:value-type="string">
            <text:p>1</text:p>
          </table:table-cell>
          <table:table-cell office:value-type="string">
            <text:p>0.004166666666666667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6</text:p>
          </table:table-cell>
          <table:table-cell office:value-type="string">
            <text:p>0.6083333333333333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48</text:p>
          </table:table-cell>
          <table:table-cell office:value-type="string">
            <text:p>0.024193548387096774</text:p>
          </table:table-cell>
          <table:table-cell office:value-type="string">
            <text:p>125</text:p>
          </table:table-cell>
          <table:table-cell office:value-type="string">
            <text:p>0.5040322580645161</text:p>
          </table:table-cell>
          <table:table-cell office:value-type="string">
            <text:p>105</text:p>
          </table:table-cell>
          <table:table-cell office:value-type="string">
            <text:p>0.42338709677419356</text:p>
          </table:table-cell>
          <table:table-cell office:value-type="string">
            <text:p>1</text:p>
          </table:table-cell>
          <table:table-cell office:value-type="string">
            <text:p>0.004032258064516129</text:p>
          </table:table-cell>
          <table:table-cell office:value-type="string">
            <text:p>0.50625</text:p>
          </table:table-cell>
          <table:table-cell office:value-type="string">
            <text:p>0.058333333333333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0.5040322580645161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43</text:p>
          </table:table-cell>
          <table:table-cell office:value-type="string">
            <text:p>0.037037037037037035</text:p>
          </table:table-cell>
          <table:table-cell office:value-type="string">
            <text:p>109</text:p>
          </table:table-cell>
          <table:table-cell office:value-type="string">
            <text:p>0.448559670781893</text:p>
          </table:table-cell>
          <table:table-cell office:value-type="string">
            <text:p>128</text:p>
          </table:table-cell>
          <table:table-cell office:value-type="string">
            <text:p>0.5267489711934157</text:p>
          </table:table-cell>
          <table:table-cell office:value-type="string">
            <text:p>1</text:p>
          </table:table-cell>
          <table:table-cell office:value-type="string">
            <text:p>0.00411522633744856</text:p>
          </table:table-cell>
          <table:table-cell office:value-type="string">
            <text:p>0.4631944444444444</text:p>
          </table:table-cell>
          <table:table-cell office:value-type="string">
            <text:p>-0.0499999999999999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9</text:p>
          </table:table-cell>
          <table:table-cell office:value-type="string">
            <text:p>0.448559670781893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2</text:p>
          </table:table-cell>
          <table:table-cell office:value-type="string">
            <text:p>0.058823529411764705</text:p>
          </table:table-cell>
          <table:table-cell office:value-type="string">
            <text:p>37</text:p>
          </table:table-cell>
          <table:table-cell office:value-type="string">
            <text:p>0.3627450980392157</text:p>
          </table:table-cell>
          <table:table-cell office:value-type="string">
            <text:p>78</text:p>
          </table:table-cell>
          <table:table-cell office:value-type="string">
            <text:p>0.7647058823529411</text:p>
          </table:table-cell>
          <table:table-cell office:value-type="string">
            <text:p>1</text:p>
          </table:table-cell>
          <table:table-cell office:value-type="string">
            <text:p>0.00980392156862745</text:p>
          </table:table-cell>
          <table:table-cell office:value-type="string">
            <text:p>0.5086167800453515</text:p>
          </table:table-cell>
          <table:table-cell office:value-type="string">
            <text:p>0.024716553287981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3627450980392157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99</text:p>
          </table:table-cell>
          <table:table-cell office:value-type="string">
            <text:p>0.06688963210702341</text:p>
          </table:table-cell>
          <table:table-cell office:value-type="string">
            <text:p>83</text:p>
          </table:table-cell>
          <table:table-cell office:value-type="string">
            <text:p>0.27759197324414714</text:p>
          </table:table-cell>
          <table:table-cell office:value-type="string">
            <text:p>181</text:p>
          </table:table-cell>
          <table:table-cell office:value-type="string">
            <text:p>0.6053511705685619</text:p>
          </table:table-cell>
          <table:table-cell office:value-type="string">
            <text:p>1</text:p>
          </table:table-cell>
          <table:table-cell office:value-type="string">
            <text:p>0.0033444816053511705</text:p>
          </table:table-cell>
          <table:table-cell office:value-type="string">
            <text:p>0.3408212560386473</text:p>
          </table:table-cell>
          <table:table-cell office:value-type="string">
            <text:p>0.0253019323671497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27759197324414714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6</text:p>
          </table:table-cell>
          <table:table-cell office:value-type="string">
            <text:p>0.06521739130434782</text:p>
          </table:table-cell>
          <table:table-cell office:value-type="string">
            <text:p>24</text:p>
          </table:table-cell>
          <table:table-cell office:value-type="string">
            <text:p>0.5217391304347826</text:p>
          </table:table-cell>
          <table:table-cell office:value-type="string">
            <text:p>37</text:p>
          </table:table-cell>
          <table:table-cell office:value-type="string">
            <text:p>0.8043478260869565</text:p>
          </table:table-cell>
          <table:table-cell office:value-type="string">
            <text:p>1</text:p>
          </table:table-cell>
          <table:table-cell office:value-type="string">
            <text:p>0.021739130434782608</text:p>
          </table:table-cell>
          <table:table-cell office:value-type="string">
            <text:p>0.05555555555555556</text:p>
          </table:table-cell>
          <table:table-cell office:value-type="string">
            <text:p>-0.083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</text:p>
          </table:table-cell>
          <table:table-cell office:value-type="string">
            <text:p>0.5217391304347826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81</text:p>
          </table:table-cell>
          <table:table-cell office:value-type="string">
            <text:p>0.06172839506172839</text:p>
          </table:table-cell>
          <table:table-cell office:value-type="string">
            <text:p>36</text:p>
          </table:table-cell>
          <table:table-cell office:value-type="string">
            <text:p>0.4444444444444444</text:p>
          </table:table-cell>
          <table:table-cell office:value-type="string">
            <text:p>60</text:p>
          </table:table-cell>
          <table:table-cell office:value-type="string">
            <text:p>0.7407407407407407</text:p>
          </table:table-cell>
          <table:table-cell office:value-type="string">
            <text:p>1</text:p>
          </table:table-cell>
          <table:table-cell office:value-type="string">
            <text:p>0.012345679012345678</text:p>
          </table:table-cell>
          <table:table-cell office:value-type="string">
            <text:p>0.4875</text:p>
          </table:table-cell>
          <table:table-cell office:value-type="string">
            <text:p>-0.02499999999999999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4444444444444444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59</text:p>
          </table:table-cell>
          <table:table-cell office:value-type="string">
            <text:p>0.06779661016949153</text:p>
          </table:table-cell>
          <table:table-cell office:value-type="string">
            <text:p>27</text:p>
          </table:table-cell>
          <table:table-cell office:value-type="string">
            <text:p>0.4576271186440678</text:p>
          </table:table-cell>
          <table:table-cell office:value-type="string">
            <text:p>47</text:p>
          </table:table-cell>
          <table:table-cell office:value-type="string">
            <text:p>0.7966101694915254</text:p>
          </table:table-cell>
          <table:table-cell office:value-type="string">
            <text:p>1</text:p>
          </table:table-cell>
          <table:table-cell office:value-type="string">
            <text:p>0.01694915254237288</text:p>
          </table:table-cell>
          <table:table-cell office:value-type="string">
            <text:p>0.26666666666666666</text:p>
          </table:table-cell>
          <table:table-cell office:value-type="string">
            <text:p>0.31666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4576271186440678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0</text:p>
          </table:table-cell>
          <table:table-cell office:value-type="string">
            <text:p>0.18</text:p>
          </table:table-cell>
          <table:table-cell office:value-type="string">
            <text:p>30</text:p>
          </table:table-cell>
          <table:table-cell office:value-type="string">
            <text:p>0.6</text:p>
          </table:table-cell>
          <table:table-cell office:value-type="string">
            <text:p>39</text:p>
          </table:table-cell>
          <table:table-cell office:value-type="string">
            <text:p>0.78</text:p>
          </table:table-cell>
          <table:table-cell office:value-type="string">
            <text:p>1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</text:p>
          </table:table-cell>
          <table:table-cell office:value-type="string">
            <text:p>0.6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14</text:p>
          </table:table-cell>
          <table:table-cell office:value-type="string">
            <text:p>0.037383177570093455</text:p>
          </table:table-cell>
          <table:table-cell office:value-type="string">
            <text:p>71</text:p>
          </table:table-cell>
          <table:table-cell office:value-type="string">
            <text:p>0.3317757009345794</text:p>
          </table:table-cell>
          <table:table-cell office:value-type="string">
            <text:p>136</text:p>
          </table:table-cell>
          <table:table-cell office:value-type="string">
            <text:p>0.6355140186915887</text:p>
          </table:table-cell>
          <table:table-cell office:value-type="string">
            <text:p>1</text:p>
          </table:table-cell>
          <table:table-cell office:value-type="string">
            <text:p>0.004672897196261682</text:p>
          </table:table-cell>
          <table:table-cell office:value-type="string">
            <text:p>0.4320578231292517</text:p>
          </table:table-cell>
          <table:table-cell office:value-type="string">
            <text:p>0.1148809523809523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</text:p>
          </table:table-cell>
          <table:table-cell office:value-type="string">
            <text:p>0.3317757009345794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71</text:p>
          </table:table-cell>
          <table:table-cell office:value-type="string">
            <text:p>0.14084507042253522</text:p>
          </table:table-cell>
          <table:table-cell office:value-type="string">
            <text:p>40</text:p>
          </table:table-cell>
          <table:table-cell office:value-type="string">
            <text:p>0.5633802816901409</text:p>
          </table:table-cell>
          <table:table-cell office:value-type="string">
            <text:p>49</text:p>
          </table:table-cell>
          <table:table-cell office:value-type="string">
            <text:p>0.6901408450704225</text:p>
          </table:table-cell>
          <table:table-cell office:value-type="string">
            <text:p>1</text:p>
          </table:table-cell>
          <table:table-cell office:value-type="string">
            <text:p>0.014084507042253521</text:p>
          </table:table-cell>
          <table:table-cell office:value-type="string">
            <text:p>0.45454545454545453</text:p>
          </table:table-cell>
          <table:table-cell office:value-type="string">
            <text:p>0.170454545454545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5633802816901409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0.1111111111111111</text:p>
          </table:table-cell>
          <table:table-cell office:value-type="string">
            <text:p>15</text:p>
          </table:table-cell>
          <table:table-cell office:value-type="string">
            <text:p>0.5555555555555556</text:p>
          </table:table-cell>
          <table:table-cell office:value-type="string">
            <text:p>25</text:p>
          </table:table-cell>
          <table:table-cell office:value-type="string">
            <text:p>0.9259259259259259</text:p>
          </table:table-cell>
          <table:table-cell office:value-type="string">
            <text:p>1</text:p>
          </table:table-cell>
          <table:table-cell office:value-type="string">
            <text:p>0.037037037037037035</text:p>
          </table:table-cell>
          <table:table-cell office:value-type="string">
            <text:p>0.37</text:p>
          </table:table-cell>
          <table:table-cell office:value-type="string">
            <text:p>0.2299999999999999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</text:p>
          </table:table-cell>
          <table:table-cell office:value-type="string">
            <text:p>0.5555555555555556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5</text:p>
          </table:table-cell>
          <table:table-cell office:value-type="string">
            <text:p>0.17777777777777778</text:p>
          </table:table-cell>
          <table:table-cell office:value-type="string">
            <text:p>19</text:p>
          </table:table-cell>
          <table:table-cell office:value-type="string">
            <text:p>0.4222222222222222</text:p>
          </table:table-cell>
          <table:table-cell office:value-type="string">
            <text:p>38</text:p>
          </table:table-cell>
          <table:table-cell office:value-type="string">
            <text:p>0.8444444444444444</text:p>
          </table:table-cell>
          <table:table-cell office:value-type="string">
            <text:p>1</text:p>
          </table:table-cell>
          <table:table-cell office:value-type="string">
            <text:p>0.022222222222222223</text:p>
          </table:table-cell>
          <table:table-cell office:value-type="string">
            <text:p>0.55</text:p>
          </table:table-cell>
          <table:table-cell office:value-type="string">
            <text:p>-0.0999999999999999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</text:p>
          </table:table-cell>
          <table:table-cell office:value-type="string">
            <text:p>0.4222222222222222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50</text:p>
          </table:table-cell>
          <table:table-cell office:value-type="string">
            <text:p>0.12</text:p>
          </table:table-cell>
          <table:table-cell office:value-type="string">
            <text:p>19</text:p>
          </table:table-cell>
          <table:table-cell office:value-type="string">
            <text:p>0.38</text:p>
          </table:table-cell>
          <table:table-cell office:value-type="string">
            <text:p>41</text:p>
          </table:table-cell>
          <table:table-cell office:value-type="string">
            <text:p>0.82</text:p>
          </table:table-cell>
          <table:table-cell office:value-type="string">
            <text:p>1</text:p>
          </table:table-cell>
          <table:table-cell office:value-type="string">
            <text:p>0.02</text:p>
          </table:table-cell>
          <table:table-cell office:value-type="string">
            <text:p>0.3333333333333333</text:p>
          </table:table-cell>
          <table:table-cell office:value-type="string">
            <text:p>0.10416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</text:p>
          </table:table-cell>
          <table:table-cell office:value-type="string">
            <text:p>0.38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0.13333333333333333</text:p>
          </table:table-cell>
          <table:table-cell office:value-type="string">
            <text:p>21</text:p>
          </table:table-cell>
          <table:table-cell office:value-type="string">
            <text:p>0.4666666666666667</text:p>
          </table:table-cell>
          <table:table-cell office:value-type="string">
            <text:p>3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0.022222222222222223</text:p>
          </table:table-cell>
          <table:table-cell office:value-type="string">
            <text:p>0.43333333333333335</text:p>
          </table:table-cell>
          <table:table-cell office:value-type="string">
            <text:p>-0.2666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</text:p>
          </table:table-cell>
          <table:table-cell office:value-type="string">
            <text:p>0.4666666666666667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0.09803921568627451</text:p>
          </table:table-cell>
          <table:table-cell office:value-type="string">
            <text:p>22</text:p>
          </table:table-cell>
          <table:table-cell office:value-type="string">
            <text:p>0.43137254901960786</text:p>
          </table:table-cell>
          <table:table-cell office:value-type="string">
            <text:p>40</text:p>
          </table:table-cell>
          <table:table-cell office:value-type="string">
            <text:p>0.7843137254901961</text:p>
          </table:table-cell>
          <table:table-cell office:value-type="string">
            <text:p>1</text:p>
          </table:table-cell>
          <table:table-cell office:value-type="string">
            <text:p>0.0196078431372549</text:p>
          </table:table-cell>
          <table:table-cell office:value-type="string">
            <text:p>0.75</text:p>
          </table:table-cell>
          <table:table-cell office:value-type="string">
            <text:p>-0.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</text:p>
          </table:table-cell>
          <table:table-cell office:value-type="string">
            <text:p>0.43137254901960786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0.09090909090909091</text:p>
          </table:table-cell>
          <table:table-cell office:value-type="string">
            <text:p>9</text:p>
          </table:table-cell>
          <table:table-cell office:value-type="string">
            <text:p>0.2727272727272727</text:p>
          </table:table-cell>
          <table:table-cell office:value-type="string">
            <text:p>30</text:p>
          </table:table-cell>
          <table:table-cell office:value-type="string">
            <text:p>0.9090909090909091</text:p>
          </table:table-cell>
          <table:table-cell office:value-type="string">
            <text:p>1</text:p>
          </table:table-cell>
          <table:table-cell office:value-type="string">
            <text:p>0.030303030303030304</text:p>
          </table:table-cell>
          <table:table-cell office:value-type="string">
            <text:p>0.16666666666666666</text:p>
          </table:table-cell>
          <table:table-cell office:value-type="string">
            <text:p>-0.1666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</text:p>
          </table:table-cell>
          <table:table-cell office:value-type="string">
            <text:p>0.2727272727272727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2</text:p>
          </table:table-cell>
          <table:table-cell office:value-type="string">
            <text:p>0.0625</text:p>
          </table:table-cell>
          <table:table-cell office:value-type="string">
            <text:p>8</text:p>
          </table:table-cell>
          <table:table-cell office:value-type="string">
            <text:p>0.25</text:p>
          </table:table-cell>
          <table:table-cell office:value-type="string">
            <text:p>28</text:p>
          </table:table-cell>
          <table:table-cell office:value-type="string">
            <text:p>0.875</text:p>
          </table:table-cell>
          <table:table-cell office:value-type="string">
            <text:p>1</text:p>
          </table:table-cell>
          <table:table-cell office:value-type="string">
            <text:p>0.03125</text:p>
          </table:table-cell>
          <table:table-cell office:value-type="string">
            <text:p>0.4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</text:p>
          </table:table-cell>
          <table:table-cell office:value-type="string">
            <text:p>0.25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.034482758620689655</text:p>
          </table:table-cell>
          <table:table-cell office:value-type="string">
            <text:p>8</text:p>
          </table:table-cell>
          <table:table-cell office:value-type="string">
            <text:p>0.27586206896551724</text:p>
          </table:table-cell>
          <table:table-cell office:value-type="string">
            <text:p>27</text:p>
          </table:table-cell>
          <table:table-cell office:value-type="string">
            <text:p>0.9310344827586207</text:p>
          </table:table-cell>
          <table:table-cell office:value-type="string">
            <text:p>1</text:p>
          </table:table-cell>
          <table:table-cell office:value-type="string">
            <text:p>0.034482758620689655</text:p>
          </table:table-cell>
          <table:table-cell office:value-type="string">
            <text:p>0.29437229437229434</text:p>
          </table:table-cell>
          <table:table-cell office:value-type="string">
            <text:p>0.116883116883116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</text:p>
          </table:table-cell>
          <table:table-cell office:value-type="string">
            <text:p>0.27586206896551724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</text:p>
          </table:table-cell>
          <table:table-cell office:value-type="string">
            <text:p>0.0</text:p>
          </table:table-cell>
          <table:table-cell office:value-type="string">
            <text:p>9</text:p>
          </table:table-cell>
          <table:table-cell office:value-type="string">
            <text:p>0.28125</text:p>
          </table:table-cell>
          <table:table-cell office:value-type="string">
            <text:p>29</text:p>
          </table:table-cell>
          <table:table-cell office:value-type="string">
            <text:p>0.90625</text:p>
          </table:table-cell>
          <table:table-cell office:value-type="string">
            <text:p>1</text:p>
          </table:table-cell>
          <table:table-cell office:value-type="string">
            <text:p>0.0312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</text:p>
          </table:table-cell>
          <table:table-cell office:value-type="string">
            <text:p>0.28125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89</text:p>
          </table:table-cell>
          <table:table-cell office:value-type="string">
            <text:p>0.01730103806228374</text:p>
          </table:table-cell>
          <table:table-cell office:value-type="string">
            <text:p>148</text:p>
          </table:table-cell>
          <table:table-cell office:value-type="string">
            <text:p>0.5121107266435986</text:p>
          </table:table-cell>
          <table:table-cell office:value-type="string">
            <text:p>122</text:p>
          </table:table-cell>
          <table:table-cell office:value-type="string">
            <text:p>0.42214532871972316</text:p>
          </table:table-cell>
          <table:table-cell office:value-type="string">
            <text:p>1</text:p>
          </table:table-cell>
          <table:table-cell office:value-type="string">
            <text:p>0.0034602076124567475</text:p>
          </table:table-cell>
          <table:table-cell office:value-type="string">
            <text:p>0.5544871794871795</text:p>
          </table:table-cell>
          <table:table-cell office:value-type="string">
            <text:p>0.2038461538461538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8</text:p>
          </table:table-cell>
          <table:table-cell office:value-type="string">
            <text:p>0.5121107266435986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50</text:p>
          </table:table-cell>
          <table:table-cell office:value-type="string">
            <text:p>0.036</text:p>
          </table:table-cell>
          <table:table-cell office:value-type="string">
            <text:p>133</text:p>
          </table:table-cell>
          <table:table-cell office:value-type="string">
            <text:p>0.532</text:p>
          </table:table-cell>
          <table:table-cell office:value-type="string">
            <text:p>121</text:p>
          </table:table-cell>
          <table:table-cell office:value-type="string">
            <text:p>0.484</text:p>
          </table:table-cell>
          <table:table-cell office:value-type="string">
            <text:p>1</text:p>
          </table:table-cell>
          <table:table-cell office:value-type="string">
            <text:p>0.004</text:p>
          </table:table-cell>
          <table:table-cell office:value-type="string">
            <text:p>0.49722222222222223</text:p>
          </table:table-cell>
          <table:table-cell office:value-type="string">
            <text:p>0.126388888888888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3</text:p>
          </table:table-cell>
          <table:table-cell office:value-type="string">
            <text:p>0.53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47</text:p>
          </table:table-cell>
          <table:table-cell office:value-type="string">
            <text:p>0.04081632653061224</text:p>
          </table:table-cell>
          <table:table-cell office:value-type="string">
            <text:p>46</text:p>
          </table:table-cell>
          <table:table-cell office:value-type="string">
            <text:p>0.3129251700680272</text:p>
          </table:table-cell>
          <table:table-cell office:value-type="string">
            <text:p>101</text:p>
          </table:table-cell>
          <table:table-cell office:value-type="string">
            <text:p>0.6870748299319728</text:p>
          </table:table-cell>
          <table:table-cell office:value-type="string">
            <text:p>1</text:p>
          </table:table-cell>
          <table:table-cell office:value-type="string">
            <text:p>0.006802721088435374</text:p>
          </table:table-cell>
          <table:table-cell office:value-type="string">
            <text:p>0.7194444444444446</text:p>
          </table:table-cell>
          <table:table-cell office:value-type="string">
            <text:p>0.0583333333333333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</text:p>
          </table:table-cell>
          <table:table-cell office:value-type="string">
            <text:p>0.312925170068027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14</text:p>
          </table:table-cell>
          <table:table-cell office:value-type="string">
            <text:p>0.014018691588785047</text:p>
          </table:table-cell>
          <table:table-cell office:value-type="string">
            <text:p>58</text:p>
          </table:table-cell>
          <table:table-cell office:value-type="string">
            <text:p>0.27102803738317754</text:p>
          </table:table-cell>
          <table:table-cell office:value-type="string">
            <text:p>138</text:p>
          </table:table-cell>
          <table:table-cell office:value-type="string">
            <text:p>0.6448598130841121</text:p>
          </table:table-cell>
          <table:table-cell office:value-type="string">
            <text:p>1</text:p>
          </table:table-cell>
          <table:table-cell office:value-type="string">
            <text:p>0.004672897196261682</text:p>
          </table:table-cell>
          <table:table-cell office:value-type="string">
            <text:p>0.5792857142857143</text:p>
          </table:table-cell>
          <table:table-cell office:value-type="string">
            <text:p>0.172222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8</text:p>
          </table:table-cell>
          <table:table-cell office:value-type="string">
            <text:p>0.27102803738317754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84</text:p>
          </table:table-cell>
          <table:table-cell office:value-type="string">
            <text:p>0.016304347826086956</text:p>
          </table:table-cell>
          <table:table-cell office:value-type="string">
            <text:p>97</text:p>
          </table:table-cell>
          <table:table-cell office:value-type="string">
            <text:p>0.5271739130434783</text:p>
          </table:table-cell>
          <table:table-cell office:value-type="string">
            <text:p>92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0.005434782608695652</text:p>
          </table:table-cell>
          <table:table-cell office:value-type="string">
            <text:p>0.4595238095238096</text:p>
          </table:table-cell>
          <table:table-cell office:value-type="string">
            <text:p>0.28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7</text:p>
          </table:table-cell>
          <table:table-cell office:value-type="string">
            <text:p>0.5271739130434783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942</text:p>
          </table:table-cell>
          <table:table-cell office:value-type="string">
            <text:p>0.05201698513800425</text:p>
          </table:table-cell>
          <table:table-cell office:value-type="string">
            <text:p>190</text:p>
          </table:table-cell>
          <table:table-cell office:value-type="string">
            <text:p>0.20169851380042464</text:p>
          </table:table-cell>
          <table:table-cell office:value-type="string">
            <text:p>373</text:p>
          </table:table-cell>
          <table:table-cell office:value-type="string">
            <text:p>0.39596602972399153</text:p>
          </table:table-cell>
          <table:table-cell office:value-type="string">
            <text:p>1</text:p>
          </table:table-cell>
          <table:table-cell office:value-type="string">
            <text:p>0.0010615711252653928</text:p>
          </table:table-cell>
          <table:table-cell office:value-type="string">
            <text:p>0.5387444762444762</text:p>
          </table:table-cell>
          <table:table-cell office:value-type="string">
            <text:p>0.0183732933732933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0</text:p>
          </table:table-cell>
          <table:table-cell office:value-type="string">
            <text:p>0.20169851380042464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411</text:p>
          </table:table-cell>
          <table:table-cell office:value-type="string">
            <text:p>0.09002433090024331</text:p>
          </table:table-cell>
          <table:table-cell office:value-type="string">
            <text:p>98</text:p>
          </table:table-cell>
          <table:table-cell office:value-type="string">
            <text:p>0.2384428223844282</text:p>
          </table:table-cell>
          <table:table-cell office:value-type="string">
            <text:p>209</text:p>
          </table:table-cell>
          <table:table-cell office:value-type="string">
            <text:p>0.5085158150851582</text:p>
          </table:table-cell>
          <table:table-cell office:value-type="string">
            <text:p>1</text:p>
          </table:table-cell>
          <table:table-cell office:value-type="string">
            <text:p>0.0024330900243309003</text:p>
          </table:table-cell>
          <table:table-cell office:value-type="string">
            <text:p>0.2629509379509379</text:p>
          </table:table-cell>
          <table:table-cell office:value-type="string">
            <text:p>0.0243416305916305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8</text:p>
          </table:table-cell>
          <table:table-cell office:value-type="string">
            <text:p>0.2384428223844282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16</text:p>
          </table:table-cell>
          <table:table-cell office:value-type="string">
            <text:p>0.04310344827586207</text:p>
          </table:table-cell>
          <table:table-cell office:value-type="string">
            <text:p>39</text:p>
          </table:table-cell>
          <table:table-cell office:value-type="string">
            <text:p>0.33620689655172414</text:p>
          </table:table-cell>
          <table:table-cell office:value-type="string">
            <text:p>76</text:p>
          </table:table-cell>
          <table:table-cell office:value-type="string">
            <text:p>0.6551724137931034</text:p>
          </table:table-cell>
          <table:table-cell office:value-type="string">
            <text:p>1</text:p>
          </table:table-cell>
          <table:table-cell office:value-type="string">
            <text:p>0.008620689655172414</text:p>
          </table:table-cell>
          <table:table-cell office:value-type="string">
            <text:p>0.5900000000000001</text:p>
          </table:table-cell>
          <table:table-cell office:value-type="string">
            <text:p>0.2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33620689655172414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3</text:p>
          </table:table-cell>
          <table:table-cell office:value-type="string">
            <text:p>862</text:p>
          </table:table-cell>
          <table:table-cell office:value-type="string">
            <text:p>0.04988399071925754</text:p>
          </table:table-cell>
          <table:table-cell office:value-type="string">
            <text:p>188</text:p>
          </table:table-cell>
          <table:table-cell office:value-type="string">
            <text:p>0.21809744779582366</text:p>
          </table:table-cell>
          <table:table-cell office:value-type="string">
            <text:p>377</text:p>
          </table:table-cell>
          <table:table-cell office:value-type="string">
            <text:p>0.43735498839907194</text:p>
          </table:table-cell>
          <table:table-cell office:value-type="string">
            <text:p>1</text:p>
          </table:table-cell>
          <table:table-cell office:value-type="string">
            <text:p>0.001160092807424594</text:p>
          </table:table-cell>
          <table:table-cell office:value-type="string">
            <text:p>0.35293506493506493</text:p>
          </table:table-cell>
          <table:table-cell office:value-type="string">
            <text:p>0.069309388528138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8</text:p>
          </table:table-cell>
          <table:table-cell office:value-type="string">
            <text:p>0.21809744779582366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428</text:p>
          </table:table-cell>
          <table:table-cell office:value-type="string">
            <text:p>0.07476635514018691</text:p>
          </table:table-cell>
          <table:table-cell office:value-type="string">
            <text:p>99</text:p>
          </table:table-cell>
          <table:table-cell office:value-type="string">
            <text:p>0.23130841121495327</text:p>
          </table:table-cell>
          <table:table-cell office:value-type="string">
            <text:p>227</text:p>
          </table:table-cell>
          <table:table-cell office:value-type="string">
            <text:p>0.530373831775701</text:p>
          </table:table-cell>
          <table:table-cell office:value-type="string">
            <text:p>1</text:p>
          </table:table-cell>
          <table:table-cell office:value-type="string">
            <text:p>0.002336448598130841</text:p>
          </table:table-cell>
          <table:table-cell office:value-type="string">
            <text:p>0.46899164054336473</text:p>
          </table:table-cell>
          <table:table-cell office:value-type="string">
            <text:p>-0.0015151515151515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9</text:p>
          </table:table-cell>
          <table:table-cell office:value-type="string">
            <text:p>0.23130841121495327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11</text:p>
          </table:table-cell>
          <table:table-cell office:value-type="string">
            <text:p>0.014218009478672985</text:p>
          </table:table-cell>
          <table:table-cell office:value-type="string">
            <text:p>106</text:p>
          </table:table-cell>
          <table:table-cell office:value-type="string">
            <text:p>0.5023696682464455</text:p>
          </table:table-cell>
          <table:table-cell office:value-type="string">
            <text:p>100</text:p>
          </table:table-cell>
          <table:table-cell office:value-type="string">
            <text:p>0.47393364928909953</text:p>
          </table:table-cell>
          <table:table-cell office:value-type="string">
            <text:p>1</text:p>
          </table:table-cell>
          <table:table-cell office:value-type="string">
            <text:p>0.004739336492890996</text:p>
          </table:table-cell>
          <table:table-cell office:value-type="string">
            <text:p>0.6</text:p>
          </table:table-cell>
          <table:table-cell office:value-type="string">
            <text:p>0.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6</text:p>
          </table:table-cell>
          <table:table-cell office:value-type="string">
            <text:p>0.5023696682464455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837</text:p>
          </table:table-cell>
          <table:table-cell office:value-type="string">
            <text:p>0.0931899641577061</text:p>
          </table:table-cell>
          <table:table-cell office:value-type="string">
            <text:p>203</text:p>
          </table:table-cell>
          <table:table-cell office:value-type="string">
            <text:p>0.24253285543608125</text:p>
          </table:table-cell>
          <table:table-cell office:value-type="string">
            <text:p>383</text:p>
          </table:table-cell>
          <table:table-cell office:value-type="string">
            <text:p>0.45758661887694146</text:p>
          </table:table-cell>
          <table:table-cell office:value-type="string">
            <text:p>1</text:p>
          </table:table-cell>
          <table:table-cell office:value-type="string">
            <text:p>0.0011947431302270011</text:p>
          </table:table-cell>
          <table:table-cell office:value-type="string">
            <text:p>0.4208735078053259</text:p>
          </table:table-cell>
          <table:table-cell office:value-type="string">
            <text:p>0.042745638200183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3</text:p>
          </table:table-cell>
          <table:table-cell office:value-type="string">
            <text:p>0.24253285543608125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335</text:p>
          </table:table-cell>
          <table:table-cell office:value-type="string">
            <text:p>0.07164179104477612</text:p>
          </table:table-cell>
          <table:table-cell office:value-type="string">
            <text:p>83</text:p>
          </table:table-cell>
          <table:table-cell office:value-type="string">
            <text:p>0.24776119402985075</text:p>
          </table:table-cell>
          <table:table-cell office:value-type="string">
            <text:p>184</text:p>
          </table:table-cell>
          <table:table-cell office:value-type="string">
            <text:p>0.5492537313432836</text:p>
          </table:table-cell>
          <table:table-cell office:value-type="string">
            <text:p>1</text:p>
          </table:table-cell>
          <table:table-cell office:value-type="string">
            <text:p>0.0029850746268656717</text:p>
          </table:table-cell>
          <table:table-cell office:value-type="string">
            <text:p>0.45921052631578957</text:p>
          </table:table-cell>
          <table:table-cell office:value-type="string">
            <text:p>0.1162280701754386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24776119402985075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342</text:p>
          </table:table-cell>
          <table:table-cell office:value-type="string">
            <text:p>0.09064327485380116</text:p>
          </table:table-cell>
          <table:table-cell office:value-type="string">
            <text:p>79</text:p>
          </table:table-cell>
          <table:table-cell office:value-type="string">
            <text:p>0.2309941520467836</text:p>
          </table:table-cell>
          <table:table-cell office:value-type="string">
            <text:p>182</text:p>
          </table:table-cell>
          <table:table-cell office:value-type="string">
            <text:p>0.5321637426900585</text:p>
          </table:table-cell>
          <table:table-cell office:value-type="string">
            <text:p>1</text:p>
          </table:table-cell>
          <table:table-cell office:value-type="string">
            <text:p>0.0029239766081871343</text:p>
          </table:table-cell>
          <table:table-cell office:value-type="string">
            <text:p>0.4745098039215686</text:p>
          </table:table-cell>
          <table:table-cell office:value-type="string">
            <text:p>0.071568627450980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9</text:p>
          </table:table-cell>
          <table:table-cell office:value-type="string">
            <text:p>0.2309941520467836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47</text:p>
          </table:table-cell>
          <table:table-cell office:value-type="string">
            <text:p>0.040345821325648415</text:p>
          </table:table-cell>
          <table:table-cell office:value-type="string">
            <text:p>82</text:p>
          </table:table-cell>
          <table:table-cell office:value-type="string">
            <text:p>0.23631123919308358</text:p>
          </table:table-cell>
          <table:table-cell office:value-type="string">
            <text:p>168</text:p>
          </table:table-cell>
          <table:table-cell office:value-type="string">
            <text:p>0.484149855907781</text:p>
          </table:table-cell>
          <table:table-cell office:value-type="string">
            <text:p>1</text:p>
          </table:table-cell>
          <table:table-cell office:value-type="string">
            <text:p>0.002881844380403458</text:p>
          </table:table-cell>
          <table:table-cell office:value-type="string">
            <text:p>0.4540555555555555</text:p>
          </table:table-cell>
          <table:table-cell office:value-type="string">
            <text:p>-0.081611111111111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2</text:p>
          </table:table-cell>
          <table:table-cell office:value-type="string">
            <text:p>0.23631123919308358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92</text:p>
          </table:table-cell>
          <table:table-cell office:value-type="string">
            <text:p>0.036458333333333336</text:p>
          </table:table-cell>
          <table:table-cell office:value-type="string">
            <text:p>63</text:p>
          </table:table-cell>
          <table:table-cell office:value-type="string">
            <text:p>0.328125</text:p>
          </table:table-cell>
          <table:table-cell office:value-type="string">
            <text:p>127</text:p>
          </table:table-cell>
          <table:table-cell office:value-type="string">
            <text:p>0.6614583333333334</text:p>
          </table:table-cell>
          <table:table-cell office:value-type="string">
            <text:p>1</text:p>
          </table:table-cell>
          <table:table-cell office:value-type="string">
            <text:p>0.005208333333333333</text:p>
          </table:table-cell>
          <table:table-cell office:value-type="string">
            <text:p>0.38218795093795094</text:p>
          </table:table-cell>
          <table:table-cell office:value-type="string">
            <text:p>-0.0011459460678210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3</text:p>
          </table:table-cell>
          <table:table-cell office:value-type="string">
            <text:p>0.328125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68</text:p>
          </table:table-cell>
          <table:table-cell office:value-type="string">
            <text:p>0.02976190476190476</text:p>
          </table:table-cell>
          <table:table-cell office:value-type="string">
            <text:p>70</text:p>
          </table:table-cell>
          <table:table-cell office:value-type="string">
            <text:p>0.4166666666666667</text:p>
          </table:table-cell>
          <table:table-cell office:value-type="string">
            <text:p>94</text:p>
          </table:table-cell>
          <table:table-cell office:value-type="string">
            <text:p>0.5595238095238095</text:p>
          </table:table-cell>
          <table:table-cell office:value-type="string">
            <text:p>1</text:p>
          </table:table-cell>
          <table:table-cell office:value-type="string">
            <text:p>0.005952380952380952</text:p>
          </table:table-cell>
          <table:table-cell office:value-type="string">
            <text:p>0.5964285714285714</text:p>
          </table:table-cell>
          <table:table-cell office:value-type="string">
            <text:p>0.27678571428571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0</text:p>
          </table:table-cell>
          <table:table-cell office:value-type="string">
            <text:p>0.4166666666666667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437</text:p>
          </table:table-cell>
          <table:table-cell office:value-type="string">
            <text:p>0.013729977116704805</text:p>
          </table:table-cell>
          <table:table-cell office:value-type="string">
            <text:p>108</text:p>
          </table:table-cell>
          <table:table-cell office:value-type="string">
            <text:p>0.2471395881006865</text:p>
          </table:table-cell>
          <table:table-cell office:value-type="string">
            <text:p>235</text:p>
          </table:table-cell>
          <table:table-cell office:value-type="string">
            <text:p>0.5377574370709383</text:p>
          </table:table-cell>
          <table:table-cell office:value-type="string">
            <text:p>1</text:p>
          </table:table-cell>
          <table:table-cell office:value-type="string">
            <text:p>0.002288329519450801</text:p>
          </table:table-cell>
          <table:table-cell office:value-type="string">
            <text:p>0.4816071428571428</text:p>
          </table:table-cell>
          <table:table-cell office:value-type="string">
            <text:p>0.145610119047619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8</text:p>
          </table:table-cell>
          <table:table-cell office:value-type="string">
            <text:p>0.2471395881006865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651</text:p>
          </table:table-cell>
          <table:table-cell office:value-type="string">
            <text:p>0.039938556067588324</text:p>
          </table:table-cell>
          <table:table-cell office:value-type="string">
            <text:p>348</text:p>
          </table:table-cell>
          <table:table-cell office:value-type="string">
            <text:p>0.5345622119815668</text:p>
          </table:table-cell>
          <table:table-cell office:value-type="string">
            <text:p>270</text:p>
          </table:table-cell>
          <table:table-cell office:value-type="string">
            <text:p>0.4147465437788018</text:p>
          </table:table-cell>
          <table:table-cell office:value-type="string">
            <text:p>1</text:p>
          </table:table-cell>
          <table:table-cell office:value-type="string">
            <text:p>0.0015360983102918587</text:p>
          </table:table-cell>
          <table:table-cell office:value-type="string">
            <text:p>0.37062074829931974</text:p>
          </table:table-cell>
          <table:table-cell office:value-type="string">
            <text:p>0.09440901360544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48</text:p>
          </table:table-cell>
          <table:table-cell office:value-type="string">
            <text:p>0.5345622119815668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7</text:p>
          </table:table-cell>
          <table:table-cell office:value-type="string">
            <text:p>1847</text:p>
          </table:table-cell>
          <table:table-cell office:value-type="string">
            <text:p>0.07958852192744992</text:p>
          </table:table-cell>
          <table:table-cell office:value-type="string">
            <text:p>582</text:p>
          </table:table-cell>
          <table:table-cell office:value-type="string">
            <text:p>0.3151055766107201</text:p>
          </table:table-cell>
          <table:table-cell office:value-type="string">
            <text:p>763</text:p>
          </table:table-cell>
          <table:table-cell office:value-type="string">
            <text:p>0.413102328099621</text:p>
          </table:table-cell>
          <table:table-cell office:value-type="string">
            <text:p>1</text:p>
          </table:table-cell>
          <table:table-cell office:value-type="string">
            <text:p>0.0005414185165132648</text:p>
          </table:table-cell>
          <table:table-cell office:value-type="string">
            <text:p>0.39367381521986766</text:p>
          </table:table-cell>
          <table:table-cell office:value-type="string">
            <text:p>0.05181846662109821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82</text:p>
          </table:table-cell>
          <table:table-cell office:value-type="string">
            <text:p>0.3151055766107201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12</text:p>
          </table:table-cell>
          <table:table-cell office:value-type="string">
            <text:p>0.026785714285714284</text:p>
          </table:table-cell>
          <table:table-cell office:value-type="string">
            <text:p>39</text:p>
          </table:table-cell>
          <table:table-cell office:value-type="string">
            <text:p>0.3482142857142857</text:p>
          </table:table-cell>
          <table:table-cell office:value-type="string">
            <text:p>84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0.008928571428571428</text:p>
          </table:table-cell>
          <table:table-cell office:value-type="string">
            <text:p>0.5509259259259259</text:p>
          </table:table-cell>
          <table:table-cell office:value-type="string">
            <text:p>-0.12847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3482142857142857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0</text:p>
          </table:table-cell>
          <table:table-cell office:value-type="string">
            <text:p>0.025</text:p>
          </table:table-cell>
          <table:table-cell office:value-type="string">
            <text:p>44</text:p>
          </table:table-cell>
          <table:table-cell office:value-type="string">
            <text:p>0.36666666666666664</text:p>
          </table:table-cell>
          <table:table-cell office:value-type="string">
            <text:p>82</text:p>
          </table:table-cell>
          <table:table-cell office:value-type="string">
            <text:p>0.6833333333333333</text:p>
          </table:table-cell>
          <table:table-cell office:value-type="string">
            <text:p>1</text:p>
          </table:table-cell>
          <table:table-cell office:value-type="string">
            <text:p>0.008333333333333333</text:p>
          </table:table-cell>
          <table:table-cell office:value-type="string">
            <text:p>0.2333333333333333</text:p>
          </table:table-cell>
          <table:table-cell office:value-type="string">
            <text:p>-0.1291666666666666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36666666666666664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15</text:p>
          </table:table-cell>
          <table:table-cell office:value-type="string">
            <text:p>0.03255813953488372</text:p>
          </table:table-cell>
          <table:table-cell office:value-type="string">
            <text:p>74</text:p>
          </table:table-cell>
          <table:table-cell office:value-type="string">
            <text:p>0.34418604651162793</text:p>
          </table:table-cell>
          <table:table-cell office:value-type="string">
            <text:p>140</text:p>
          </table:table-cell>
          <table:table-cell office:value-type="string">
            <text:p>0.6511627906976745</text:p>
          </table:table-cell>
          <table:table-cell office:value-type="string">
            <text:p>1</text:p>
          </table:table-cell>
          <table:table-cell office:value-type="string">
            <text:p>0.004651162790697674</text:p>
          </table:table-cell>
          <table:table-cell office:value-type="string">
            <text:p>0.5800865800865801</text:p>
          </table:table-cell>
          <table:table-cell office:value-type="string">
            <text:p>0.270454545454545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34418604651162793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0.020833333333333332</text:p>
          </table:table-cell>
          <table:table-cell office:value-type="string">
            <text:p>19</text:p>
          </table:table-cell>
          <table:table-cell office:value-type="string">
            <text:p>0.3958333333333333</text:p>
          </table:table-cell>
          <table:table-cell office:value-type="string">
            <text:p>39</text:p>
          </table:table-cell>
          <table:table-cell office:value-type="string">
            <text:p>0.8125</text:p>
          </table:table-cell>
          <table:table-cell office:value-type="string">
            <text:p>1</text:p>
          </table:table-cell>
          <table:table-cell office:value-type="string">
            <text:p>0.020833333333333332</text:p>
          </table:table-cell>
          <table:table-cell office:value-type="string">
            <text:p>0.5666666666666667</text:p>
          </table:table-cell>
          <table:table-cell office:value-type="string">
            <text:p>0.1666666666666666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</text:p>
          </table:table-cell>
          <table:table-cell office:value-type="string">
            <text:p>0.3958333333333333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42</text:p>
          </table:table-cell>
          <table:table-cell office:value-type="string">
            <text:p>0.02112676056338028</text:p>
          </table:table-cell>
          <table:table-cell office:value-type="string">
            <text:p>44</text:p>
          </table:table-cell>
          <table:table-cell office:value-type="string">
            <text:p>0.30985915492957744</text:p>
          </table:table-cell>
          <table:table-cell office:value-type="string">
            <text:p>104</text:p>
          </table:table-cell>
          <table:table-cell office:value-type="string">
            <text:p>0.7323943661971831</text:p>
          </table:table-cell>
          <table:table-cell office:value-type="string">
            <text:p>1</text:p>
          </table:table-cell>
          <table:table-cell office:value-type="string">
            <text:p>0.007042253521126761</text:p>
          </table:table-cell>
          <table:table-cell office:value-type="string">
            <text:p>0.4248299319727891</text:p>
          </table:table-cell>
          <table:table-cell office:value-type="string">
            <text:p>0.092857142857142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30985915492957744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32</text:p>
          </table:table-cell>
          <table:table-cell office:value-type="string">
            <text:p>0.02108433734939759</text:p>
          </table:table-cell>
          <table:table-cell office:value-type="string">
            <text:p>91</text:p>
          </table:table-cell>
          <table:table-cell office:value-type="string">
            <text:p>0.2740963855421687</text:p>
          </table:table-cell>
          <table:table-cell office:value-type="string">
            <text:p>178</text:p>
          </table:table-cell>
          <table:table-cell office:value-type="string">
            <text:p>0.536144578313253</text:p>
          </table:table-cell>
          <table:table-cell office:value-type="string">
            <text:p>1</text:p>
          </table:table-cell>
          <table:table-cell office:value-type="string">
            <text:p>0.0030120481927710845</text:p>
          </table:table-cell>
          <table:table-cell office:value-type="string">
            <text:p>0.4234848484848486</text:p>
          </table:table-cell>
          <table:table-cell office:value-type="string">
            <text:p>0.0223484848484848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1</text:p>
          </table:table-cell>
          <table:table-cell office:value-type="string">
            <text:p>0.2740963855421687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61</text:p>
          </table:table-cell>
          <table:table-cell office:value-type="string">
            <text:p>0.018633540372670808</text:p>
          </table:table-cell>
          <table:table-cell office:value-type="string">
            <text:p>64</text:p>
          </table:table-cell>
          <table:table-cell office:value-type="string">
            <text:p>0.39751552795031053</text:p>
          </table:table-cell>
          <table:table-cell office:value-type="string">
            <text:p>100</text:p>
          </table:table-cell>
          <table:table-cell office:value-type="string">
            <text:p>0.6211180124223602</text:p>
          </table:table-cell>
          <table:table-cell office:value-type="string">
            <text:p>1</text:p>
          </table:table-cell>
          <table:table-cell office:value-type="string">
            <text:p>0.006211180124223602</text:p>
          </table:table-cell>
          <table:table-cell office:value-type="string">
            <text:p>0.8388888888888889</text:p>
          </table:table-cell>
          <table:table-cell office:value-type="string">
            <text:p>0.17638888888888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4</text:p>
          </table:table-cell>
          <table:table-cell office:value-type="string">
            <text:p>0.39751552795031053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09</text:p>
          </table:table-cell>
          <table:table-cell office:value-type="string">
            <text:p>0.02444987775061125</text:p>
          </table:table-cell>
          <table:table-cell office:value-type="string">
            <text:p>132</text:p>
          </table:table-cell>
          <table:table-cell office:value-type="string">
            <text:p>0.32273838630806845</text:p>
          </table:table-cell>
          <table:table-cell office:value-type="string">
            <text:p>210</text:p>
          </table:table-cell>
          <table:table-cell office:value-type="string">
            <text:p>0.5134474327628362</text:p>
          </table:table-cell>
          <table:table-cell office:value-type="string">
            <text:p>1</text:p>
          </table:table-cell>
          <table:table-cell office:value-type="string">
            <text:p>0.0024449877750611247</text:p>
          </table:table-cell>
          <table:table-cell office:value-type="string">
            <text:p>0.39888888888888896</text:p>
          </table:table-cell>
          <table:table-cell office:value-type="string">
            <text:p>0.07138888888888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2</text:p>
          </table:table-cell>
          <table:table-cell office:value-type="string">
            <text:p>0.32273838630806845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81</text:p>
          </table:table-cell>
          <table:table-cell office:value-type="string">
            <text:p>0.06077348066298342</text:p>
          </table:table-cell>
          <table:table-cell office:value-type="string">
            <text:p>52</text:p>
          </table:table-cell>
          <table:table-cell office:value-type="string">
            <text:p>0.287292817679558</text:p>
          </table:table-cell>
          <table:table-cell office:value-type="string">
            <text:p>121</text:p>
          </table:table-cell>
          <table:table-cell office:value-type="string">
            <text:p>0.6685082872928176</text:p>
          </table:table-cell>
          <table:table-cell office:value-type="string">
            <text:p>1</text:p>
          </table:table-cell>
          <table:table-cell office:value-type="string">
            <text:p>0.0055248618784530384</text:p>
          </table:table-cell>
          <table:table-cell office:value-type="string">
            <text:p>0.42683982683982685</text:p>
          </table:table-cell>
          <table:table-cell office:value-type="string">
            <text:p>0.156385281385281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287292817679558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24</text:p>
          </table:table-cell>
          <table:table-cell office:value-type="string">
            <text:p>0.08870967741935484</text:p>
          </table:table-cell>
          <table:table-cell office:value-type="string">
            <text:p>43</text:p>
          </table:table-cell>
          <table:table-cell office:value-type="string">
            <text:p>0.3467741935483871</text:p>
          </table:table-cell>
          <table:table-cell office:value-type="string">
            <text:p>89</text:p>
          </table:table-cell>
          <table:table-cell office:value-type="string">
            <text:p>0.717741935483871</text:p>
          </table:table-cell>
          <table:table-cell office:value-type="string">
            <text:p>1</text:p>
          </table:table-cell>
          <table:table-cell office:value-type="string">
            <text:p>0.008064516129032258</text:p>
          </table:table-cell>
          <table:table-cell office:value-type="string">
            <text:p>0.7111111111111111</text:p>
          </table:table-cell>
          <table:table-cell office:value-type="string">
            <text:p>0.1111111111111111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</text:p>
          </table:table-cell>
          <table:table-cell office:value-type="string">
            <text:p>0.3467741935483871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830</text:p>
          </table:table-cell>
          <table:table-cell office:value-type="string">
            <text:p>0.01566265060240964</text:p>
          </table:table-cell>
          <table:table-cell office:value-type="string">
            <text:p>307</text:p>
          </table:table-cell>
          <table:table-cell office:value-type="string">
            <text:p>0.36987951807228914</text:p>
          </table:table-cell>
          <table:table-cell office:value-type="string">
            <text:p>323</text:p>
          </table:table-cell>
          <table:table-cell office:value-type="string">
            <text:p>0.3891566265060241</text:p>
          </table:table-cell>
          <table:table-cell office:value-type="string">
            <text:p>1</text:p>
          </table:table-cell>
          <table:table-cell office:value-type="string">
            <text:p>0.0012048192771084338</text:p>
          </table:table-cell>
          <table:table-cell office:value-type="string">
            <text:p>0.49466765873015883</text:p>
          </table:table-cell>
          <table:table-cell office:value-type="string">
            <text:p>0.01469804067460317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7</text:p>
          </table:table-cell>
          <table:table-cell office:value-type="string">
            <text:p>0.36987951807228914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424</text:p>
          </table:table-cell>
          <table:table-cell office:value-type="string">
            <text:p>0.08726415094339622</text:p>
          </table:table-cell>
          <table:table-cell office:value-type="string">
            <text:p>116</text:p>
          </table:table-cell>
          <table:table-cell office:value-type="string">
            <text:p>0.27358490566037735</text:p>
          </table:table-cell>
          <table:table-cell office:value-type="string">
            <text:p>235</text:p>
          </table:table-cell>
          <table:table-cell office:value-type="string">
            <text:p>0.5542452830188679</text:p>
          </table:table-cell>
          <table:table-cell office:value-type="string">
            <text:p>1</text:p>
          </table:table-cell>
          <table:table-cell office:value-type="string">
            <text:p>0.0023584905660377358</text:p>
          </table:table-cell>
          <table:table-cell office:value-type="string">
            <text:p>0.3063492063492063</text:p>
          </table:table-cell>
          <table:table-cell office:value-type="string">
            <text:p>0.135912698412698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6</text:p>
          </table:table-cell>
          <table:table-cell office:value-type="string">
            <text:p>0.27358490566037735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</text:p>
          </table:table-cell>
          <table:table-cell office:value-type="string">
            <text:p>686</text:p>
          </table:table-cell>
          <table:table-cell office:value-type="string">
            <text:p>0.16034985422740525</text:p>
          </table:table-cell>
          <table:table-cell office:value-type="string">
            <text:p>186</text:p>
          </table:table-cell>
          <table:table-cell office:value-type="string">
            <text:p>0.27113702623906705</text:p>
          </table:table-cell>
          <table:table-cell office:value-type="string">
            <text:p>291</text:p>
          </table:table-cell>
          <table:table-cell office:value-type="string">
            <text:p>0.42419825072886297</text:p>
          </table:table-cell>
          <table:table-cell office:value-type="string">
            <text:p>1</text:p>
          </table:table-cell>
          <table:table-cell office:value-type="string">
            <text:p>0.0014577259475218659</text:p>
          </table:table-cell>
          <table:table-cell office:value-type="string">
            <text:p>0.2591205018939394</text:p>
          </table:table-cell>
          <table:table-cell office:value-type="string">
            <text:p>0.0124822443181818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6</text:p>
          </table:table-cell>
          <table:table-cell office:value-type="string">
            <text:p>0.27113702623906705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3</text:p>
          </table:table-cell>
          <table:table-cell office:value-type="string">
            <text:p>921</text:p>
          </table:table-cell>
          <table:table-cell office:value-type="string">
            <text:p>0.07926167209554831</text:p>
          </table:table-cell>
          <table:table-cell office:value-type="string">
            <text:p>199</text:p>
          </table:table-cell>
          <table:table-cell office:value-type="string">
            <text:p>0.21606948968512488</text:p>
          </table:table-cell>
          <table:table-cell office:value-type="string">
            <text:p>421</text:p>
          </table:table-cell>
          <table:table-cell office:value-type="string">
            <text:p>0.4571118349619978</text:p>
          </table:table-cell>
          <table:table-cell office:value-type="string">
            <text:p>1</text:p>
          </table:table-cell>
          <table:table-cell office:value-type="string">
            <text:p>0.0010857763300760044</text:p>
          </table:table-cell>
          <table:table-cell office:value-type="string">
            <text:p>0.42134289321789326</text:p>
          </table:table-cell>
          <table:table-cell office:value-type="string">
            <text:p>0.08166711760461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9</text:p>
          </table:table-cell>
          <table:table-cell office:value-type="string">
            <text:p>0.21606948968512488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590</text:p>
          </table:table-cell>
          <table:table-cell office:value-type="string">
            <text:p>0.09491525423728814</text:p>
          </table:table-cell>
          <table:table-cell office:value-type="string">
            <text:p>124</text:p>
          </table:table-cell>
          <table:table-cell office:value-type="string">
            <text:p>0.21016949152542372</text:p>
          </table:table-cell>
          <table:table-cell office:value-type="string">
            <text:p>297</text:p>
          </table:table-cell>
          <table:table-cell office:value-type="string">
            <text:p>0.5033898305084745</text:p>
          </table:table-cell>
          <table:table-cell office:value-type="string">
            <text:p>1</text:p>
          </table:table-cell>
          <table:table-cell office:value-type="string">
            <text:p>0.001694915254237288</text:p>
          </table:table-cell>
          <table:table-cell office:value-type="string">
            <text:p>0.42500000000000004</text:p>
          </table:table-cell>
          <table:table-cell office:value-type="string">
            <text:p>0.088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4</text:p>
          </table:table-cell>
          <table:table-cell office:value-type="string">
            <text:p>0.21016949152542372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1461</text:p>
          </table:table-cell>
          <table:table-cell office:value-type="string">
            <text:p>0.05475701574264202</text:p>
          </table:table-cell>
          <table:table-cell office:value-type="string">
            <text:p>309</text:p>
          </table:table-cell>
          <table:table-cell office:value-type="string">
            <text:p>0.21149897330595482</text:p>
          </table:table-cell>
          <table:table-cell office:value-type="string">
            <text:p>594</text:p>
          </table:table-cell>
          <table:table-cell office:value-type="string">
            <text:p>0.406570841889117</text:p>
          </table:table-cell>
          <table:table-cell office:value-type="string">
            <text:p>1</text:p>
          </table:table-cell>
          <table:table-cell office:value-type="string">
            <text:p>0.0006844626967830253</text:p>
          </table:table-cell>
          <table:table-cell office:value-type="string">
            <text:p>0.3975225468975468</text:p>
          </table:table-cell>
          <table:table-cell office:value-type="string">
            <text:p>0.0537445887445887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9</text:p>
          </table:table-cell>
          <table:table-cell office:value-type="string">
            <text:p>0.21149897330595482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756</text:p>
          </table:table-cell>
          <table:table-cell office:value-type="string">
            <text:p>0.051587301587301584</text:p>
          </table:table-cell>
          <table:table-cell office:value-type="string">
            <text:p>148</text:p>
          </table:table-cell>
          <table:table-cell office:value-type="string">
            <text:p>0.19576719576719576</text:p>
          </table:table-cell>
          <table:table-cell office:value-type="string">
            <text:p>346</text:p>
          </table:table-cell>
          <table:table-cell office:value-type="string">
            <text:p>0.4576719576719577</text:p>
          </table:table-cell>
          <table:table-cell office:value-type="string">
            <text:p>1</text:p>
          </table:table-cell>
          <table:table-cell office:value-type="string">
            <text:p>0.0013227513227513227</text:p>
          </table:table-cell>
          <table:table-cell office:value-type="string">
            <text:p>0.4345253069781372</text:p>
          </table:table-cell>
          <table:table-cell office:value-type="string">
            <text:p>0.1140034441449535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8</text:p>
          </table:table-cell>
          <table:table-cell office:value-type="string">
            <text:p>0.19576719576719576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477</text:p>
          </table:table-cell>
          <table:table-cell office:value-type="string">
            <text:p>0.04612159329140461</text:p>
          </table:table-cell>
          <table:table-cell office:value-type="string">
            <text:p>108</text:p>
          </table:table-cell>
          <table:table-cell office:value-type="string">
            <text:p>0.22641509433962265</text:p>
          </table:table-cell>
          <table:table-cell office:value-type="string">
            <text:p>278</text:p>
          </table:table-cell>
          <table:table-cell office:value-type="string">
            <text:p>0.5828092243186582</text:p>
          </table:table-cell>
          <table:table-cell office:value-type="string">
            <text:p>1</text:p>
          </table:table-cell>
          <table:table-cell office:value-type="string">
            <text:p>0.0020964360587002098</text:p>
          </table:table-cell>
          <table:table-cell office:value-type="string">
            <text:p>0.5131754048420716</text:p>
          </table:table-cell>
          <table:table-cell office:value-type="string">
            <text:p>0.1727312810646143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8</text:p>
          </table:table-cell>
          <table:table-cell office:value-type="string">
            <text:p>0.22641509433962265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29</text:p>
          </table:table-cell>
          <table:table-cell office:value-type="string">
            <text:p>0.06201550387596899</text:p>
          </table:table-cell>
          <table:table-cell office:value-type="string">
            <text:p>39</text:p>
          </table:table-cell>
          <table:table-cell office:value-type="string">
            <text:p>0.3023255813953488</text:p>
          </table:table-cell>
          <table:table-cell office:value-type="string">
            <text:p>94</text:p>
          </table:table-cell>
          <table:table-cell office:value-type="string">
            <text:p>0.7286821705426356</text:p>
          </table:table-cell>
          <table:table-cell office:value-type="string">
            <text:p>1</text:p>
          </table:table-cell>
          <table:table-cell office:value-type="string">
            <text:p>0.007751937984496124</text:p>
          </table:table-cell>
          <table:table-cell office:value-type="string">
            <text:p>0.5809523809523809</text:p>
          </table:table-cell>
          <table:table-cell office:value-type="string">
            <text:p>0.1190476190476190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3023255813953488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518</text:p>
          </table:table-cell>
          <table:table-cell office:value-type="string">
            <text:p>0.055984555984555984</text:p>
          </table:table-cell>
          <table:table-cell office:value-type="string">
            <text:p>115</text:p>
          </table:table-cell>
          <table:table-cell office:value-type="string">
            <text:p>0.222007722007722</text:p>
          </table:table-cell>
          <table:table-cell office:value-type="string">
            <text:p>270</text:p>
          </table:table-cell>
          <table:table-cell office:value-type="string">
            <text:p>0.5212355212355212</text:p>
          </table:table-cell>
          <table:table-cell office:value-type="string">
            <text:p>1</text:p>
          </table:table-cell>
          <table:table-cell office:value-type="string">
            <text:p>0.0019305019305019305</text:p>
          </table:table-cell>
          <table:table-cell office:value-type="string">
            <text:p>0.30973214285714284</text:p>
          </table:table-cell>
          <table:table-cell office:value-type="string">
            <text:p>0.0367559523809523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5</text:p>
          </table:table-cell>
          <table:table-cell office:value-type="string">
            <text:p>0.222007722007722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580</text:p>
          </table:table-cell>
          <table:table-cell office:value-type="string">
            <text:p>0.05517241379310345</text:p>
          </table:table-cell>
          <table:table-cell office:value-type="string">
            <text:p>202</text:p>
          </table:table-cell>
          <table:table-cell office:value-type="string">
            <text:p>0.3482758620689655</text:p>
          </table:table-cell>
          <table:table-cell office:value-type="string">
            <text:p>231</text:p>
          </table:table-cell>
          <table:table-cell office:value-type="string">
            <text:p>0.39827586206896554</text:p>
          </table:table-cell>
          <table:table-cell office:value-type="string">
            <text:p>1</text:p>
          </table:table-cell>
          <table:table-cell office:value-type="string">
            <text:p>0.0017241379310344827</text:p>
          </table:table-cell>
          <table:table-cell office:value-type="string">
            <text:p>0.3971014492753624</text:p>
          </table:table-cell>
          <table:table-cell office:value-type="string">
            <text:p>0.0617753623188405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2</text:p>
          </table:table-cell>
          <table:table-cell office:value-type="string">
            <text:p>0.3482758620689655</text:p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16</text:p>
          </table:table-cell>
          <table:table-cell office:value-type="string">
            <text:p>0.03164556962025317</text:p>
          </table:table-cell>
          <table:table-cell office:value-type="string">
            <text:p>85</text:p>
          </table:table-cell>
          <table:table-cell office:value-type="string">
            <text:p>0.2689873417721519</text:p>
          </table:table-cell>
          <table:table-cell office:value-type="string">
            <text:p>187</text:p>
          </table:table-cell>
          <table:table-cell office:value-type="string">
            <text:p>0.5917721518987342</text:p>
          </table:table-cell>
          <table:table-cell office:value-type="string">
            <text:p>1</text:p>
          </table:table-cell>
          <table:table-cell office:value-type="string">
            <text:p>0.0031645569620253164</text:p>
          </table:table-cell>
          <table:table-cell office:value-type="string">
            <text:p>0.5580423280423281</text:p>
          </table:table-cell>
          <table:table-cell office:value-type="string">
            <text:p>0.189959114959114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5</text:p>
          </table:table-cell>
          <table:table-cell office:value-type="string">
            <text:p>0.2689873417721519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39</text:p>
          </table:table-cell>
          <table:table-cell office:value-type="string">
            <text:p>0.03765690376569038</text:p>
          </table:table-cell>
          <table:table-cell office:value-type="string">
            <text:p>100</text:p>
          </table:table-cell>
          <table:table-cell office:value-type="string">
            <text:p>0.41841004184100417</text:p>
          </table:table-cell>
          <table:table-cell office:value-type="string">
            <text:p>145</text:p>
          </table:table-cell>
          <table:table-cell office:value-type="string">
            <text:p>0.606694560669456</text:p>
          </table:table-cell>
          <table:table-cell office:value-type="string">
            <text:p>1</text:p>
          </table:table-cell>
          <table:table-cell office:value-type="string">
            <text:p>0.0041841004184100415</text:p>
          </table:table-cell>
          <table:table-cell office:value-type="string">
            <text:p>0.6857142857142857</text:p>
          </table:table-cell>
          <table:table-cell office:value-type="string">
            <text:p>0.01071428571428570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0</text:p>
          </table:table-cell>
          <table:table-cell office:value-type="string">
            <text:p>0.41841004184100417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986</text:p>
          </table:table-cell>
          <table:table-cell office:value-type="string">
            <text:p>0.02636916835699797</text:p>
          </table:table-cell>
          <table:table-cell office:value-type="string">
            <text:p>242</text:p>
          </table:table-cell>
          <table:table-cell office:value-type="string">
            <text:p>0.24543610547667344</text:p>
          </table:table-cell>
          <table:table-cell office:value-type="string">
            <text:p>423</text:p>
          </table:table-cell>
          <table:table-cell office:value-type="string">
            <text:p>0.4290060851926978</text:p>
          </table:table-cell>
          <table:table-cell office:value-type="string">
            <text:p>1</text:p>
          </table:table-cell>
          <table:table-cell office:value-type="string">
            <text:p>0.0010141987829614604</text:p>
          </table:table-cell>
          <table:table-cell office:value-type="string">
            <text:p>0.5270490620490621</text:p>
          </table:table-cell>
          <table:table-cell office:value-type="string">
            <text:p>0.077085137085137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2</text:p>
          </table:table-cell>
          <table:table-cell office:value-type="string">
            <text:p>0.24543610547667344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2</text:p>
          </table:table-cell>
          <table:table-cell office:value-type="string">
            <text:p>0.006172839506172839</text:p>
          </table:table-cell>
          <table:table-cell office:value-type="string">
            <text:p>40</text:p>
          </table:table-cell>
          <table:table-cell office:value-type="string">
            <text:p>0.24691358024691357</text:p>
          </table:table-cell>
          <table:table-cell office:value-type="string">
            <text:p>99</text:p>
          </table:table-cell>
          <table:table-cell office:value-type="string">
            <text:p>0.6111111111111112</text:p>
          </table:table-cell>
          <table:table-cell office:value-type="string">
            <text:p>1</text:p>
          </table:table-cell>
          <table:table-cell office:value-type="string">
            <text:p>0.006172839506172839</text:p>
          </table:table-cell>
          <table:table-cell office:value-type="string">
            <text:p>0.49124149659863947</text:p>
          </table:table-cell>
          <table:table-cell office:value-type="string">
            <text:p>0.206717687074829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24691358024691357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14</text:p>
          </table:table-cell>
          <table:table-cell office:value-type="string">
            <text:p>0.025477707006369428</text:p>
          </table:table-cell>
          <table:table-cell office:value-type="string">
            <text:p>100</text:p>
          </table:table-cell>
          <table:table-cell office:value-type="string">
            <text:p>0.3184713375796178</text:p>
          </table:table-cell>
          <table:table-cell office:value-type="string">
            <text:p>177</text:p>
          </table:table-cell>
          <table:table-cell office:value-type="string">
            <text:p>0.5636942675159236</text:p>
          </table:table-cell>
          <table:table-cell office:value-type="string">
            <text:p>1</text:p>
          </table:table-cell>
          <table:table-cell office:value-type="string">
            <text:p>0.0031847133757961785</text:p>
          </table:table-cell>
          <table:table-cell office:value-type="string">
            <text:p>0.5917857142857142</text:p>
          </table:table-cell>
          <table:table-cell office:value-type="string">
            <text:p>0.0367857142857142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0</text:p>
          </table:table-cell>
          <table:table-cell office:value-type="string">
            <text:p>0.3184713375796178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30</text:p>
          </table:table-cell>
          <table:table-cell office:value-type="string">
            <text:p>4037</text:p>
          </table:table-cell>
          <table:table-cell office:value-type="string">
            <text:p>0.08174386920980926</text:p>
          </table:table-cell>
          <table:table-cell office:value-type="string">
            <text:p>1319</text:p>
          </table:table-cell>
          <table:table-cell office:value-type="string">
            <text:p>0.32672776814466187</text:p>
          </table:table-cell>
          <table:table-cell office:value-type="string">
            <text:p>1033</text:p>
          </table:table-cell>
          <table:table-cell office:value-type="string">
            <text:p>0.2558830814961605</text:p>
          </table:table-cell>
          <table:table-cell office:value-type="string">
            <text:p>1</text:p>
          </table:table-cell>
          <table:table-cell office:value-type="string">
            <text:p>0.00024770869457517957</text:p>
          </table:table-cell>
          <table:table-cell office:value-type="string">
            <text:p>0.4184640911574612</text:p>
          </table:table-cell>
          <table:table-cell office:value-type="string">
            <text:p>0.1510565355454858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19</text:p>
          </table:table-cell>
          <table:table-cell office:value-type="string">
            <text:p>0.32672776814466187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80</text:p>
          </table:table-cell>
          <table:table-cell office:value-type="string">
            <text:p>0.02631578947368421</text:p>
          </table:table-cell>
          <table:table-cell office:value-type="string">
            <text:p>128</text:p>
          </table:table-cell>
          <table:table-cell office:value-type="string">
            <text:p>0.3368421052631579</text:p>
          </table:table-cell>
          <table:table-cell office:value-type="string">
            <text:p>189</text:p>
          </table:table-cell>
          <table:table-cell office:value-type="string">
            <text:p>0.49736842105263157</text:p>
          </table:table-cell>
          <table:table-cell office:value-type="string">
            <text:p>1</text:p>
          </table:table-cell>
          <table:table-cell office:value-type="string">
            <text:p>0.002631578947368421</text:p>
          </table:table-cell>
          <table:table-cell office:value-type="string">
            <text:p>0.39930555555555564</text:p>
          </table:table-cell>
          <table:table-cell office:value-type="string">
            <text:p>0.038194444444444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8</text:p>
          </table:table-cell>
          <table:table-cell office:value-type="string">
            <text:p>0.3368421052631579</text:p>
          </table:table-cell>
        </table:table-row>
        <table:table-row>
          <table:table-cell office:value-type="string">
            <text:p>2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7</text:p>
          </table:table-cell>
          <table:table-cell office:value-type="string">
            <text:p>0.09195402298850575</text:p>
          </table:table-cell>
          <table:table-cell office:value-type="string">
            <text:p>36</text:p>
          </table:table-cell>
          <table:table-cell office:value-type="string">
            <text:p>0.41379310344827586</text:p>
          </table:table-cell>
          <table:table-cell office:value-type="string">
            <text:p>57</text:p>
          </table:table-cell>
          <table:table-cell office:value-type="string">
            <text:p>0.6551724137931034</text:p>
          </table:table-cell>
          <table:table-cell office:value-type="string">
            <text:p>1</text:p>
          </table:table-cell>
          <table:table-cell office:value-type="string">
            <text:p>0.011494252873563218</text:p>
          </table:table-cell>
          <table:table-cell office:value-type="string">
            <text:p>0.6333333333333333</text:p>
          </table:table-cell>
          <table:table-cell office:value-type="string">
            <text:p>0.33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41379310344827586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97</text:p>
          </table:table-cell>
          <table:table-cell office:value-type="string">
            <text:p>4768</text:p>
          </table:table-cell>
          <table:table-cell office:value-type="string">
            <text:p>0.062290268456375836</text:p>
          </table:table-cell>
          <table:table-cell office:value-type="string">
            <text:p>1990</text:p>
          </table:table-cell>
          <table:table-cell office:value-type="string">
            <text:p>0.4173657718120805</text:p>
          </table:table-cell>
          <table:table-cell office:value-type="string">
            <text:p>1070</text:p>
          </table:table-cell>
          <table:table-cell office:value-type="string">
            <text:p>0.22441275167785235</text:p>
          </table:table-cell>
          <table:table-cell office:value-type="string">
            <text:p>1</text:p>
          </table:table-cell>
          <table:table-cell office:value-type="string">
            <text:p>0.00020973154362416107</text:p>
          </table:table-cell>
          <table:table-cell office:value-type="string">
            <text:p>0.42121802071802056</text:p>
          </table:table-cell>
          <table:table-cell office:value-type="string">
            <text:p>0.15324089874089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90</text:p>
          </table:table-cell>
          <table:table-cell office:value-type="string">
            <text:p>0.4173657718120805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32</text:p>
          </table:table-cell>
          <table:table-cell office:value-type="string">
            <text:p>0.12121212121212122</text:p>
          </table:table-cell>
          <table:table-cell office:value-type="string">
            <text:p>49</text:p>
          </table:table-cell>
          <table:table-cell office:value-type="string">
            <text:p>0.3712121212121212</text:p>
          </table:table-cell>
          <table:table-cell office:value-type="string">
            <text:p>89</text:p>
          </table:table-cell>
          <table:table-cell office:value-type="string">
            <text:p>0.6742424242424242</text:p>
          </table:table-cell>
          <table:table-cell office:value-type="string">
            <text:p>1</text:p>
          </table:table-cell>
          <table:table-cell office:value-type="string">
            <text:p>0.007575757575757576</text:p>
          </table:table-cell>
          <table:table-cell office:value-type="string">
            <text:p>0.33809523809523806</text:p>
          </table:table-cell>
          <table:table-cell office:value-type="string">
            <text:p>-0.15714285714285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3712121212121212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47</text:p>
          </table:table-cell>
          <table:table-cell office:value-type="string">
            <text:p>4182</text:p>
          </table:table-cell>
          <table:table-cell office:value-type="string">
            <text:p>0.08297465327594453</text:p>
          </table:table-cell>
          <table:table-cell office:value-type="string">
            <text:p>1366</text:p>
          </table:table-cell>
          <table:table-cell office:value-type="string">
            <text:p>0.3266379722620756</text:p>
          </table:table-cell>
          <table:table-cell office:value-type="string">
            <text:p>1087</text:p>
          </table:table-cell>
          <table:table-cell office:value-type="string">
            <text:p>0.2599234815877571</text:p>
          </table:table-cell>
          <table:table-cell office:value-type="string">
            <text:p>1</text:p>
          </table:table-cell>
          <table:table-cell office:value-type="string">
            <text:p>0.00023912003825920613</text:p>
          </table:table-cell>
          <table:table-cell office:value-type="string">
            <text:p>0.42274314829161747</text:p>
          </table:table-cell>
          <table:table-cell office:value-type="string">
            <text:p>0.148688134427930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66</text:p>
          </table:table-cell>
          <table:table-cell office:value-type="string">
            <text:p>0.3266379722620756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341</text:p>
          </table:table-cell>
          <table:table-cell office:value-type="string">
            <text:p>0.05571847507331378</text:p>
          </table:table-cell>
          <table:table-cell office:value-type="string">
            <text:p>115</text:p>
          </table:table-cell>
          <table:table-cell office:value-type="string">
            <text:p>0.33724340175953077</text:p>
          </table:table-cell>
          <table:table-cell office:value-type="string">
            <text:p>190</text:p>
          </table:table-cell>
          <table:table-cell office:value-type="string">
            <text:p>0.5571847507331378</text:p>
          </table:table-cell>
          <table:table-cell office:value-type="string">
            <text:p>1</text:p>
          </table:table-cell>
          <table:table-cell office:value-type="string">
            <text:p>0.002932551319648094</text:p>
          </table:table-cell>
          <table:table-cell office:value-type="string">
            <text:p>0.5002100840336136</text:p>
          </table:table-cell>
          <table:table-cell office:value-type="string">
            <text:p>0.17780112044817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5</text:p>
          </table:table-cell>
          <table:table-cell office:value-type="string">
            <text:p>0.33724340175953077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0.12121212121212122</text:p>
          </table:table-cell>
          <table:table-cell office:value-type="string">
            <text:p>13</text:p>
          </table:table-cell>
          <table:table-cell office:value-type="string">
            <text:p>0.3939393939393939</text:p>
          </table:table-cell>
          <table:table-cell office:value-type="string">
            <text:p>29</text:p>
          </table:table-cell>
          <table:table-cell office:value-type="string">
            <text:p>0.8787878787878788</text:p>
          </table:table-cell>
          <table:table-cell office:value-type="string">
            <text:p>1</text:p>
          </table:table-cell>
          <table:table-cell office:value-type="string">
            <text:p>0.030303030303030304</text:p>
          </table:table-cell>
          <table:table-cell office:value-type="string">
            <text:p>0.25</text:p>
          </table:table-cell>
          <table:table-cell office:value-type="string">
            <text:p>0.3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</text:p>
          </table:table-cell>
          <table:table-cell office:value-type="string">
            <text:p>0.3939393939393939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45</text:p>
          </table:table-cell>
          <table:table-cell office:value-type="string">
            <text:p>0.013793103448275862</text:p>
          </table:table-cell>
          <table:table-cell office:value-type="string">
            <text:p>59</text:p>
          </table:table-cell>
          <table:table-cell office:value-type="string">
            <text:p>0.4068965517241379</text:p>
          </table:table-cell>
          <table:table-cell office:value-type="string">
            <text:p>92</text:p>
          </table:table-cell>
          <table:table-cell office:value-type="string">
            <text:p>0.6344827586206897</text:p>
          </table:table-cell>
          <table:table-cell office:value-type="string">
            <text:p>1</text:p>
          </table:table-cell>
          <table:table-cell office:value-type="string">
            <text:p>0.006896551724137931</text:p>
          </table:table-cell>
          <table:table-cell office:value-type="string">
            <text:p>0.5684722222222222</text:p>
          </table:table-cell>
          <table:table-cell office:value-type="string">
            <text:p>-0.064722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9</text:p>
          </table:table-cell>
          <table:table-cell office:value-type="string">
            <text:p>0.4068965517241379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16</text:p>
          </table:table-cell>
          <table:table-cell office:value-type="string">
            <text:p>0.027777777777777776</text:p>
          </table:table-cell>
          <table:table-cell office:value-type="string">
            <text:p>65</text:p>
          </table:table-cell>
          <table:table-cell office:value-type="string">
            <text:p>0.30092592592592593</text:p>
          </table:table-cell>
          <table:table-cell office:value-type="string">
            <text:p>142</text:p>
          </table:table-cell>
          <table:table-cell office:value-type="string">
            <text:p>0.6574074074074074</text:p>
          </table:table-cell>
          <table:table-cell office:value-type="string">
            <text:p>1</text:p>
          </table:table-cell>
          <table:table-cell office:value-type="string">
            <text:p>0.004629629629629629</text:p>
          </table:table-cell>
          <table:table-cell office:value-type="string">
            <text:p>0.42121212121212115</text:p>
          </table:table-cell>
          <table:table-cell office:value-type="string">
            <text:p>0.02462121212121211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5</text:p>
          </table:table-cell>
          <table:table-cell office:value-type="string">
            <text:p>0.30092592592592593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7</text:p>
          </table:table-cell>
          <table:table-cell office:value-type="string">
            <text:p>0.04597701149425287</text:p>
          </table:table-cell>
          <table:table-cell office:value-type="string">
            <text:p>37</text:p>
          </table:table-cell>
          <table:table-cell office:value-type="string">
            <text:p>0.42528735632183906</text:p>
          </table:table-cell>
          <table:table-cell office:value-type="string">
            <text:p>67</text:p>
          </table:table-cell>
          <table:table-cell office:value-type="string">
            <text:p>0.7701149425287356</text:p>
          </table:table-cell>
          <table:table-cell office:value-type="string">
            <text:p>1</text:p>
          </table:table-cell>
          <table:table-cell office:value-type="string">
            <text:p>0.011494252873563218</text:p>
          </table:table-cell>
          <table:table-cell office:value-type="string">
            <text:p>0.5944444444444444</text:p>
          </table:table-cell>
          <table:table-cell office:value-type="string">
            <text:p>0.215277777777777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42528735632183906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6</text:p>
          </table:table-cell>
          <table:table-cell office:value-type="string">
            <text:p>0.041666666666666664</text:p>
          </table:table-cell>
          <table:table-cell office:value-type="string">
            <text:p>37</text:p>
          </table:table-cell>
          <table:table-cell office:value-type="string">
            <text:p>0.3854166666666667</text:p>
          </table:table-cell>
          <table:table-cell office:value-type="string">
            <text:p>75</text:p>
          </table:table-cell>
          <table:table-cell office:value-type="string">
            <text:p>0.78125</text:p>
          </table:table-cell>
          <table:table-cell office:value-type="string">
            <text:p>1</text:p>
          </table:table-cell>
          <table:table-cell office:value-type="string">
            <text:p>0.010416666666666666</text:p>
          </table:table-cell>
          <table:table-cell office:value-type="string">
            <text:p>0.5866666666666667</text:p>
          </table:table-cell>
          <table:table-cell office:value-type="string">
            <text:p>0.25666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3854166666666667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6</text:p>
          </table:table-cell>
          <table:table-cell office:value-type="string">
            <text:p>0.019230769230769232</text:p>
          </table:table-cell>
          <table:table-cell office:value-type="string">
            <text:p>41</text:p>
          </table:table-cell>
          <table:table-cell office:value-type="string">
            <text:p>0.26282051282051283</text:p>
          </table:table-cell>
          <table:table-cell office:value-type="string">
            <text:p>105</text:p>
          </table:table-cell>
          <table:table-cell office:value-type="string">
            <text:p>0.6730769230769231</text:p>
          </table:table-cell>
          <table:table-cell office:value-type="string">
            <text:p>1</text:p>
          </table:table-cell>
          <table:table-cell office:value-type="string">
            <text:p>0.00641025641025641</text:p>
          </table:table-cell>
          <table:table-cell office:value-type="string">
            <text:p>0.5510416666666667</text:p>
          </table:table-cell>
          <table:table-cell office:value-type="string">
            <text:p>0.138541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26282051282051283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1</text:p>
          </table:table-cell>
          <table:table-cell office:value-type="string">
            <text:p>0.019867549668874173</text:p>
          </table:table-cell>
          <table:table-cell office:value-type="string">
            <text:p>88</text:p>
          </table:table-cell>
          <table:table-cell office:value-type="string">
            <text:p>0.5827814569536424</text:p>
          </table:table-cell>
          <table:table-cell office:value-type="string">
            <text:p>70</text:p>
          </table:table-cell>
          <table:table-cell office:value-type="string">
            <text:p>0.46357615894039733</text:p>
          </table:table-cell>
          <table:table-cell office:value-type="string">
            <text:p>1</text:p>
          </table:table-cell>
          <table:table-cell office:value-type="string">
            <text:p>0.006622516556291391</text:p>
          </table:table-cell>
          <table:table-cell office:value-type="string">
            <text:p>0.25</text:p>
          </table:table-cell>
          <table:table-cell office:value-type="string">
            <text:p>0.2920703125000000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8</text:p>
          </table:table-cell>
          <table:table-cell office:value-type="string">
            <text:p>0.5827814569536424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89</text:p>
          </table:table-cell>
          <table:table-cell office:value-type="string">
            <text:p>0.031141868512110725</text:p>
          </table:table-cell>
          <table:table-cell office:value-type="string">
            <text:p>84</text:p>
          </table:table-cell>
          <table:table-cell office:value-type="string">
            <text:p>0.2906574394463668</text:p>
          </table:table-cell>
          <table:table-cell office:value-type="string">
            <text:p>177</text:p>
          </table:table-cell>
          <table:table-cell office:value-type="string">
            <text:p>0.6124567474048442</text:p>
          </table:table-cell>
          <table:table-cell office:value-type="string">
            <text:p>1</text:p>
          </table:table-cell>
          <table:table-cell office:value-type="string">
            <text:p>0.0034602076124567475</text:p>
          </table:table-cell>
          <table:table-cell office:value-type="string">
            <text:p>0.5348958333333333</text:p>
          </table:table-cell>
          <table:table-cell office:value-type="string">
            <text:p>0.1880208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4</text:p>
          </table:table-cell>
          <table:table-cell office:value-type="string">
            <text:p>0.2906574394463668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8</text:p>
          </table:table-cell>
          <table:table-cell office:value-type="string">
            <text:p>0.01694915254237288</text:p>
          </table:table-cell>
          <table:table-cell office:value-type="string">
            <text:p>42</text:p>
          </table:table-cell>
          <table:table-cell office:value-type="string">
            <text:p>0.3559322033898305</text:p>
          </table:table-cell>
          <table:table-cell office:value-type="string">
            <text:p>89</text:p>
          </table:table-cell>
          <table:table-cell office:value-type="string">
            <text:p>0.7542372881355932</text:p>
          </table:table-cell>
          <table:table-cell office:value-type="string">
            <text:p>1</text:p>
          </table:table-cell>
          <table:table-cell office:value-type="string">
            <text:p>0.00847457627118644</text:p>
          </table:table-cell>
          <table:table-cell office:value-type="string">
            <text:p>0.365</text:p>
          </table:table-cell>
          <table:table-cell office:value-type="string">
            <text:p>0.183333333333333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2</text:p>
          </table:table-cell>
          <table:table-cell office:value-type="string">
            <text:p>0.3559322033898305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75</text:p>
          </table:table-cell>
          <table:table-cell office:value-type="string">
            <text:p>0.04</text:p>
          </table:table-cell>
          <table:table-cell office:value-type="string">
            <text:p>74</text:p>
          </table:table-cell>
          <table:table-cell office:value-type="string">
            <text:p>0.4228571428571429</text:p>
          </table:table-cell>
          <table:table-cell office:value-type="string">
            <text:p>107</text:p>
          </table:table-cell>
          <table:table-cell office:value-type="string">
            <text:p>0.6114285714285714</text:p>
          </table:table-cell>
          <table:table-cell office:value-type="string">
            <text:p>1</text:p>
          </table:table-cell>
          <table:table-cell office:value-type="string">
            <text:p>0.005714285714285714</text:p>
          </table:table-cell>
          <table:table-cell office:value-type="string">
            <text:p>0.48333333333333334</text:p>
          </table:table-cell>
          <table:table-cell office:value-type="string">
            <text:p>0.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4228571428571429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6</text:p>
          </table:table-cell>
          <table:table-cell office:value-type="string">
            <text:p>0.03488372093023256</text:p>
          </table:table-cell>
          <table:table-cell office:value-type="string">
            <text:p>34</text:p>
          </table:table-cell>
          <table:table-cell office:value-type="string">
            <text:p>0.3953488372093023</text:p>
          </table:table-cell>
          <table:table-cell office:value-type="string">
            <text:p>64</text:p>
          </table:table-cell>
          <table:table-cell office:value-type="string">
            <text:p>0.7441860465116279</text:p>
          </table:table-cell>
          <table:table-cell office:value-type="string">
            <text:p>1</text:p>
          </table:table-cell>
          <table:table-cell office:value-type="string">
            <text:p>0.01162790697674418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4</text:p>
          </table:table-cell>
          <table:table-cell office:value-type="string">
            <text:p>0.3953488372093023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662</text:p>
          </table:table-cell>
          <table:table-cell office:value-type="string">
            <text:p>0.045317220543806644</text:p>
          </table:table-cell>
          <table:table-cell office:value-type="string">
            <text:p>411</text:p>
          </table:table-cell>
          <table:table-cell office:value-type="string">
            <text:p>0.620845921450151</text:p>
          </table:table-cell>
          <table:table-cell office:value-type="string">
            <text:p>229</text:p>
          </table:table-cell>
          <table:table-cell office:value-type="string">
            <text:p>0.3459214501510574</text:p>
          </table:table-cell>
          <table:table-cell office:value-type="string">
            <text:p>1</text:p>
          </table:table-cell>
          <table:table-cell office:value-type="string">
            <text:p>0.0015105740181268882</text:p>
          </table:table-cell>
          <table:table-cell office:value-type="string">
            <text:p>0.46538461538461545</text:p>
          </table:table-cell>
          <table:table-cell office:value-type="string">
            <text:p>0.093269230769230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1</text:p>
          </table:table-cell>
          <table:table-cell office:value-type="string">
            <text:p>0.620845921450151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01</text:p>
          </table:table-cell>
          <table:table-cell office:value-type="string">
            <text:p>0.03482587064676617</text:p>
          </table:table-cell>
          <table:table-cell office:value-type="string">
            <text:p>79</text:p>
          </table:table-cell>
          <table:table-cell office:value-type="string">
            <text:p>0.39303482587064675</text:p>
          </table:table-cell>
          <table:table-cell office:value-type="string">
            <text:p>129</text:p>
          </table:table-cell>
          <table:table-cell office:value-type="string">
            <text:p>0.6417910447761194</text:p>
          </table:table-cell>
          <table:table-cell office:value-type="string">
            <text:p>1</text:p>
          </table:table-cell>
          <table:table-cell office:value-type="string">
            <text:p>0.004975124378109453</text:p>
          </table:table-cell>
          <table:table-cell office:value-type="string">
            <text:p>0.43944444444444447</text:p>
          </table:table-cell>
          <table:table-cell office:value-type="string">
            <text:p>0.0465277777777777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9</text:p>
          </table:table-cell>
          <table:table-cell office:value-type="string">
            <text:p>0.39303482587064675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61</text:p>
          </table:table-cell>
          <table:table-cell office:value-type="string">
            <text:p>0.031055900621118012</text:p>
          </table:table-cell>
          <table:table-cell office:value-type="string">
            <text:p>52</text:p>
          </table:table-cell>
          <table:table-cell office:value-type="string">
            <text:p>0.32298136645962733</text:p>
          </table:table-cell>
          <table:table-cell office:value-type="string">
            <text:p>96</text:p>
          </table:table-cell>
          <table:table-cell office:value-type="string">
            <text:p>0.5962732919254659</text:p>
          </table:table-cell>
          <table:table-cell office:value-type="string">
            <text:p>1</text:p>
          </table:table-cell>
          <table:table-cell office:value-type="string">
            <text:p>0.006211180124223602</text:p>
          </table:table-cell>
          <table:table-cell office:value-type="string">
            <text:p>0.5280612244897959</text:p>
          </table:table-cell>
          <table:table-cell office:value-type="string">
            <text:p>0.1938775510204081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32298136645962733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68</text:p>
          </table:table-cell>
          <table:table-cell office:value-type="string">
            <text:p>0.02976190476190476</text:p>
          </table:table-cell>
          <table:table-cell office:value-type="string">
            <text:p>61</text:p>
          </table:table-cell>
          <table:table-cell office:value-type="string">
            <text:p>0.3630952380952381</text:p>
          </table:table-cell>
          <table:table-cell office:value-type="string">
            <text:p>98</text:p>
          </table:table-cell>
          <table:table-cell office:value-type="string">
            <text:p>0.5833333333333334</text:p>
          </table:table-cell>
          <table:table-cell office:value-type="string">
            <text:p>1</text:p>
          </table:table-cell>
          <table:table-cell office:value-type="string">
            <text:p>0.005952380952380952</text:p>
          </table:table-cell>
          <table:table-cell office:value-type="string">
            <text:p>0.5253571428571429</text:p>
          </table:table-cell>
          <table:table-cell office:value-type="string">
            <text:p>0.1514285714285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1</text:p>
          </table:table-cell>
          <table:table-cell office:value-type="string">
            <text:p>0.3630952380952381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16</text:p>
          </table:table-cell>
          <table:table-cell office:value-type="string">
            <text:p>0.041666666666666664</text:p>
          </table:table-cell>
          <table:table-cell office:value-type="string">
            <text:p>90</text:p>
          </table:table-cell>
          <table:table-cell office:value-type="string">
            <text:p>0.4166666666666667</text:p>
          </table:table-cell>
          <table:table-cell office:value-type="string">
            <text:p>127</text:p>
          </table:table-cell>
          <table:table-cell office:value-type="string">
            <text:p>0.5879629629629629</text:p>
          </table:table-cell>
          <table:table-cell office:value-type="string">
            <text:p>1</text:p>
          </table:table-cell>
          <table:table-cell office:value-type="string">
            <text:p>0.004629629629629629</text:p>
          </table:table-cell>
          <table:table-cell office:value-type="string">
            <text:p>0.5513888888888888</text:p>
          </table:table-cell>
          <table:table-cell office:value-type="string">
            <text:p>0.2958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0</text:p>
          </table:table-cell>
          <table:table-cell office:value-type="string">
            <text:p>0.4166666666666667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76</text:p>
          </table:table-cell>
          <table:table-cell office:value-type="string">
            <text:p>0.03977272727272727</text:p>
          </table:table-cell>
          <table:table-cell office:value-type="string">
            <text:p>61</text:p>
          </table:table-cell>
          <table:table-cell office:value-type="string">
            <text:p>0.3465909090909091</text:p>
          </table:table-cell>
          <table:table-cell office:value-type="string">
            <text:p>110</text:p>
          </table:table-cell>
          <table:table-cell office:value-type="string">
            <text:p>0.625</text:p>
          </table:table-cell>
          <table:table-cell office:value-type="string">
            <text:p>1</text:p>
          </table:table-cell>
          <table:table-cell office:value-type="string">
            <text:p>0.005681818181818182</text:p>
          </table:table-cell>
          <table:table-cell office:value-type="string">
            <text:p>0.3946428571428572</text:p>
          </table:table-cell>
          <table:table-cell office:value-type="string">
            <text:p>0.0383928571428571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1</text:p>
          </table:table-cell>
          <table:table-cell office:value-type="string">
            <text:p>0.3465909090909091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54</text:p>
          </table:table-cell>
          <table:table-cell office:value-type="string">
            <text:p>0.03937007874015748</text:p>
          </table:table-cell>
          <table:table-cell office:value-type="string">
            <text:p>77</text:p>
          </table:table-cell>
          <table:table-cell office:value-type="string">
            <text:p>0.3031496062992126</text:p>
          </table:table-cell>
          <table:table-cell office:value-type="string">
            <text:p>145</text:p>
          </table:table-cell>
          <table:table-cell office:value-type="string">
            <text:p>0.5708661417322834</text:p>
          </table:table-cell>
          <table:table-cell office:value-type="string">
            <text:p>1</text:p>
          </table:table-cell>
          <table:table-cell office:value-type="string">
            <text:p>0.003937007874015748</text:p>
          </table:table-cell>
          <table:table-cell office:value-type="string">
            <text:p>0.3095833333333334</text:p>
          </table:table-cell>
          <table:table-cell office:value-type="string">
            <text:p>-0.1087499999999999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7</text:p>
          </table:table-cell>
          <table:table-cell office:value-type="string">
            <text:p>0.3031496062992126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13</text:p>
          </table:table-cell>
          <table:table-cell office:value-type="string">
            <text:p>0.02654867256637168</text:p>
          </table:table-cell>
          <table:table-cell office:value-type="string">
            <text:p>44</text:p>
          </table:table-cell>
          <table:table-cell office:value-type="string">
            <text:p>0.3893805309734513</text:p>
          </table:table-cell>
          <table:table-cell office:value-type="string">
            <text:p>77</text:p>
          </table:table-cell>
          <table:table-cell office:value-type="string">
            <text:p>0.6814159292035398</text:p>
          </table:table-cell>
          <table:table-cell office:value-type="string">
            <text:p>1</text:p>
          </table:table-cell>
          <table:table-cell office:value-type="string">
            <text:p>0.008849557522123894</text:p>
          </table:table-cell>
          <table:table-cell office:value-type="string">
            <text:p>0.35102040816326535</text:p>
          </table:table-cell>
          <table:table-cell office:value-type="string">
            <text:p>-0.0061224489795918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3893805309734513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57</text:p>
          </table:table-cell>
          <table:table-cell office:value-type="string">
            <text:p>0.022408963585434174</text:p>
          </table:table-cell>
          <table:table-cell office:value-type="string">
            <text:p>110</text:p>
          </table:table-cell>
          <table:table-cell office:value-type="string">
            <text:p>0.3081232492997199</text:p>
          </table:table-cell>
          <table:table-cell office:value-type="string">
            <text:p>181</text:p>
          </table:table-cell>
          <table:table-cell office:value-type="string">
            <text:p>0.5070028011204482</text:p>
          </table:table-cell>
          <table:table-cell office:value-type="string">
            <text:p>1</text:p>
          </table:table-cell>
          <table:table-cell office:value-type="string">
            <text:p>0.0028011204481792717</text:p>
          </table:table-cell>
          <table:table-cell office:value-type="string">
            <text:p>0.40679271708683473</text:p>
          </table:table-cell>
          <table:table-cell office:value-type="string">
            <text:p>-0.057913165266106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0</text:p>
          </table:table-cell>
          <table:table-cell office:value-type="string">
            <text:p>0.3081232492997199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44</text:p>
          </table:table-cell>
          <table:table-cell office:value-type="string">
            <text:p>0.012867647058823529</text:p>
          </table:table-cell>
          <table:table-cell office:value-type="string">
            <text:p>160</text:p>
          </table:table-cell>
          <table:table-cell office:value-type="string">
            <text:p>0.29411764705882354</text:p>
          </table:table-cell>
          <table:table-cell office:value-type="string">
            <text:p>244</text:p>
          </table:table-cell>
          <table:table-cell office:value-type="string">
            <text:p>0.4485294117647059</text:p>
          </table:table-cell>
          <table:table-cell office:value-type="string">
            <text:p>1</text:p>
          </table:table-cell>
          <table:table-cell office:value-type="string">
            <text:p>0.001838235294117647</text:p>
          </table:table-cell>
          <table:table-cell office:value-type="string">
            <text:p>0.36394927536231875</text:p>
          </table:table-cell>
          <table:table-cell office:value-type="string">
            <text:p>-0.0447463768115941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0</text:p>
          </table:table-cell>
          <table:table-cell office:value-type="string">
            <text:p>0.29411764705882354</text:p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74</text:p>
          </table:table-cell>
          <table:table-cell office:value-type="string">
            <text:p>0.014598540145985401</text:p>
          </table:table-cell>
          <table:table-cell office:value-type="string">
            <text:p>90</text:p>
          </table:table-cell>
          <table:table-cell office:value-type="string">
            <text:p>0.3284671532846715</text:p>
          </table:table-cell>
          <table:table-cell office:value-type="string">
            <text:p>139</text:p>
          </table:table-cell>
          <table:table-cell office:value-type="string">
            <text:p>0.5072992700729927</text:p>
          </table:table-cell>
          <table:table-cell office:value-type="string">
            <text:p>1</text:p>
          </table:table-cell>
          <table:table-cell office:value-type="string">
            <text:p>0.0036496350364963502</text:p>
          </table:table-cell>
          <table:table-cell office:value-type="string">
            <text:p>0.3268939393939394</text:p>
          </table:table-cell>
          <table:table-cell office:value-type="string">
            <text:p>-0.115909090909090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0</text:p>
          </table:table-cell>
          <table:table-cell office:value-type="string">
            <text:p>0.3284671532846715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54</text:p>
          </table:table-cell>
          <table:table-cell office:value-type="string">
            <text:p>0.025974025974025976</text:p>
          </table:table-cell>
          <table:table-cell office:value-type="string">
            <text:p>50</text:p>
          </table:table-cell>
          <table:table-cell office:value-type="string">
            <text:p>0.3246753246753247</text:p>
          </table:table-cell>
          <table:table-cell office:value-type="string">
            <text:p>92</text:p>
          </table:table-cell>
          <table:table-cell office:value-type="string">
            <text:p>0.5974025974025974</text:p>
          </table:table-cell>
          <table:table-cell office:value-type="string">
            <text:p>1</text:p>
          </table:table-cell>
          <table:table-cell office:value-type="string">
            <text:p>0.006493506493506494</text:p>
          </table:table-cell>
          <table:table-cell office:value-type="string">
            <text:p>0.47465564738292015</text:p>
          </table:table-cell>
          <table:table-cell office:value-type="string">
            <text:p>0.197245179063360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0</text:p>
          </table:table-cell>
          <table:table-cell office:value-type="string">
            <text:p>0.3246753246753247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26</text:p>
          </table:table-cell>
          <table:table-cell office:value-type="string">
            <text:p>0.015337423312883436</text:p>
          </table:table-cell>
          <table:table-cell office:value-type="string">
            <text:p>97</text:p>
          </table:table-cell>
          <table:table-cell office:value-type="string">
            <text:p>0.29754601226993865</text:p>
          </table:table-cell>
          <table:table-cell office:value-type="string">
            <text:p>170</text:p>
          </table:table-cell>
          <table:table-cell office:value-type="string">
            <text:p>0.5214723926380368</text:p>
          </table:table-cell>
          <table:table-cell office:value-type="string">
            <text:p>1</text:p>
          </table:table-cell>
          <table:table-cell office:value-type="string">
            <text:p>0.003067484662576687</text:p>
          </table:table-cell>
          <table:table-cell office:value-type="string">
            <text:p>0.3325502928444105</text:p>
          </table:table-cell>
          <table:table-cell office:value-type="string">
            <text:p>0.0601222307104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7</text:p>
          </table:table-cell>
          <table:table-cell office:value-type="string">
            <text:p>0.29754601226993865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87</text:p>
          </table:table-cell>
          <table:table-cell office:value-type="string">
            <text:p>0.0313588850174216</text:p>
          </table:table-cell>
          <table:table-cell office:value-type="string">
            <text:p>125</text:p>
          </table:table-cell>
          <table:table-cell office:value-type="string">
            <text:p>0.4355400696864111</text:p>
          </table:table-cell>
          <table:table-cell office:value-type="string">
            <text:p>151</text:p>
          </table:table-cell>
          <table:table-cell office:value-type="string">
            <text:p>0.5261324041811847</text:p>
          </table:table-cell>
          <table:table-cell office:value-type="string">
            <text:p>1</text:p>
          </table:table-cell>
          <table:table-cell office:value-type="string">
            <text:p>0.003484320557491289</text:p>
          </table:table-cell>
          <table:table-cell office:value-type="string">
            <text:p>0.5268465909090908</text:p>
          </table:table-cell>
          <table:table-cell office:value-type="string">
            <text:p>0.131960227272727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5</text:p>
          </table:table-cell>
          <table:table-cell office:value-type="string">
            <text:p>0.4355400696864111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67</text:p>
          </table:table-cell>
          <table:table-cell office:value-type="string">
            <text:p>0.04790419161676647</text:p>
          </table:table-cell>
          <table:table-cell office:value-type="string">
            <text:p>74</text:p>
          </table:table-cell>
          <table:table-cell office:value-type="string">
            <text:p>0.4431137724550898</text:p>
          </table:table-cell>
          <table:table-cell office:value-type="string">
            <text:p>107</text:p>
          </table:table-cell>
          <table:table-cell office:value-type="string">
            <text:p>0.6407185628742516</text:p>
          </table:table-cell>
          <table:table-cell office:value-type="string">
            <text:p>1</text:p>
          </table:table-cell>
          <table:table-cell office:value-type="string">
            <text:p>0.005988023952095809</text:p>
          </table:table-cell>
          <table:table-cell office:value-type="string">
            <text:p>0.525</text:p>
          </table:table-cell>
          <table:table-cell office:value-type="string">
            <text:p>0.3140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4431137724550898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47</text:p>
          </table:table-cell>
          <table:table-cell office:value-type="string">
            <text:p>0.05442176870748299</text:p>
          </table:table-cell>
          <table:table-cell office:value-type="string">
            <text:p>66</text:p>
          </table:table-cell>
          <table:table-cell office:value-type="string">
            <text:p>0.4489795918367347</text:p>
          </table:table-cell>
          <table:table-cell office:value-type="string">
            <text:p>99</text:p>
          </table:table-cell>
          <table:table-cell office:value-type="string">
            <text:p>0.673469387755102</text:p>
          </table:table-cell>
          <table:table-cell office:value-type="string">
            <text:p>1</text:p>
          </table:table-cell>
          <table:table-cell office:value-type="string">
            <text:p>0.006802721088435374</text:p>
          </table:table-cell>
          <table:table-cell office:value-type="string">
            <text:p>0.4041666666666666</text:p>
          </table:table-cell>
          <table:table-cell office:value-type="string">
            <text:p>0.2041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6</text:p>
          </table:table-cell>
          <table:table-cell office:value-type="string">
            <text:p>0.4489795918367347</text:p>
          </table:table-cell>
        </table:table-row>
        <table:table-row>
          <table:table-cell office:value-type="string">
            <text:p>2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20</text:p>
          </table:table-cell>
          <table:table-cell office:value-type="string">
            <text:p>0.01818181818181818</text:p>
          </table:table-cell>
          <table:table-cell office:value-type="string">
            <text:p>133</text:p>
          </table:table-cell>
          <table:table-cell office:value-type="string">
            <text:p>0.6045454545454545</text:p>
          </table:table-cell>
          <table:table-cell office:value-type="string">
            <text:p>102</text:p>
          </table:table-cell>
          <table:table-cell office:value-type="string">
            <text:p>0.4636363636363636</text:p>
          </table:table-cell>
          <table:table-cell office:value-type="string">
            <text:p>1</text:p>
          </table:table-cell>
          <table:table-cell office:value-type="string">
            <text:p>0.004545454545454545</text:p>
          </table:table-cell>
          <table:table-cell office:value-type="string">
            <text:p>0.5706845238095238</text:p>
          </table:table-cell>
          <table:table-cell office:value-type="string">
            <text:p>0.1398809523809523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3</text:p>
          </table:table-cell>
          <table:table-cell office:value-type="string">
            <text:p>0.6045454545454545</text:p>
          </table:table-cell>
        </table:table-row>
        <table:table-row>
          <table:table-cell office:value-type="string">
            <text:p>2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79</text:p>
          </table:table-cell>
          <table:table-cell office:value-type="string">
            <text:p>0.027932960893854747</text:p>
          </table:table-cell>
          <table:table-cell office:value-type="string">
            <text:p>63</text:p>
          </table:table-cell>
          <table:table-cell office:value-type="string">
            <text:p>0.35195530726256985</text:p>
          </table:table-cell>
          <table:table-cell office:value-type="string">
            <text:p>115</text:p>
          </table:table-cell>
          <table:table-cell office:value-type="string">
            <text:p>0.6424581005586593</text:p>
          </table:table-cell>
          <table:table-cell office:value-type="string">
            <text:p>1</text:p>
          </table:table-cell>
          <table:table-cell office:value-type="string">
            <text:p>0.00558659217877095</text:p>
          </table:table-cell>
          <table:table-cell office:value-type="string">
            <text:p>0.4307692307692308</text:p>
          </table:table-cell>
          <table:table-cell office:value-type="string">
            <text:p>-0.038461538461538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3</text:p>
          </table:table-cell>
          <table:table-cell office:value-type="string">
            <text:p>0.35195530726256985</text:p>
          </table:table-cell>
        </table:table-row>
        <table:table-row>
          <table:table-cell office:value-type="string">
            <text:p>2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82</text:p>
          </table:table-cell>
          <table:table-cell office:value-type="string">
            <text:p>0.08536585365853659</text:p>
          </table:table-cell>
          <table:table-cell office:value-type="string">
            <text:p>36</text:p>
          </table:table-cell>
          <table:table-cell office:value-type="string">
            <text:p>0.43902439024390244</text:p>
          </table:table-cell>
          <table:table-cell office:value-type="string">
            <text:p>63</text:p>
          </table:table-cell>
          <table:table-cell office:value-type="string">
            <text:p>0.7682926829268293</text:p>
          </table:table-cell>
          <table:table-cell office:value-type="string">
            <text:p>1</text:p>
          </table:table-cell>
          <table:table-cell office:value-type="string">
            <text:p>0.012195121951219513</text:p>
          </table:table-cell>
          <table:table-cell office:value-type="string">
            <text:p>0.425</text:p>
          </table:table-cell>
          <table:table-cell office:value-type="string">
            <text:p>-0.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43902439024390244</text:p>
          </table:table-cell>
        </table:table-row>
        <table:table-row>
          <table:table-cell office:value-type="string">
            <text:p>2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42</text:p>
          </table:table-cell>
          <table:table-cell office:value-type="string">
            <text:p>0.01752021563342318</text:p>
          </table:table-cell>
          <table:table-cell office:value-type="string">
            <text:p>263</text:p>
          </table:table-cell>
          <table:table-cell office:value-type="string">
            <text:p>0.35444743935309975</text:p>
          </table:table-cell>
          <table:table-cell office:value-type="string">
            <text:p>316</text:p>
          </table:table-cell>
          <table:table-cell office:value-type="string">
            <text:p>0.42587601078167114</text:p>
          </table:table-cell>
          <table:table-cell office:value-type="string">
            <text:p>1</text:p>
          </table:table-cell>
          <table:table-cell office:value-type="string">
            <text:p>0.0013477088948787063</text:p>
          </table:table-cell>
          <table:table-cell office:value-type="string">
            <text:p>0.5346000590318772</text:p>
          </table:table-cell>
          <table:table-cell office:value-type="string">
            <text:p>0.183776564344746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63</text:p>
          </table:table-cell>
          <table:table-cell office:value-type="string">
            <text:p>0.35444743935309975</text:p>
          </table:table-cell>
        </table:table-row>
        <table:table-row>
          <table:table-cell office:value-type="string">
            <text:p>2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78</text:p>
          </table:table-cell>
          <table:table-cell office:value-type="string">
            <text:p>0.007194244604316547</text:p>
          </table:table-cell>
          <table:table-cell office:value-type="string">
            <text:p>127</text:p>
          </table:table-cell>
          <table:table-cell office:value-type="string">
            <text:p>0.4568345323741007</text:p>
          </table:table-cell>
          <table:table-cell office:value-type="string">
            <text:p>131</text:p>
          </table:table-cell>
          <table:table-cell office:value-type="string">
            <text:p>0.4712230215827338</text:p>
          </table:table-cell>
          <table:table-cell office:value-type="string">
            <text:p>1</text:p>
          </table:table-cell>
          <table:table-cell office:value-type="string">
            <text:p>0.0035971223021582736</text:p>
          </table:table-cell>
          <table:table-cell office:value-type="string">
            <text:p>0.5904761904761905</text:p>
          </table:table-cell>
          <table:table-cell office:value-type="string">
            <text:p>0.458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7</text:p>
          </table:table-cell>
          <table:table-cell office:value-type="string">
            <text:p>0.4568345323741007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72</text:p>
          </table:table-cell>
          <table:table-cell office:value-type="string">
            <text:p>0.01838235294117647</text:p>
          </table:table-cell>
          <table:table-cell office:value-type="string">
            <text:p>120</text:p>
          </table:table-cell>
          <table:table-cell office:value-type="string">
            <text:p>0.4411764705882353</text:p>
          </table:table-cell>
          <table:table-cell office:value-type="string">
            <text:p>140</text:p>
          </table:table-cell>
          <table:table-cell office:value-type="string">
            <text:p>0.5147058823529411</text:p>
          </table:table-cell>
          <table:table-cell office:value-type="string">
            <text:p>1</text:p>
          </table:table-cell>
          <table:table-cell office:value-type="string">
            <text:p>0.003676470588235294</text:p>
          </table:table-cell>
          <table:table-cell office:value-type="string">
            <text:p>0.3904761904761905</text:p>
          </table:table-cell>
          <table:table-cell office:value-type="string">
            <text:p>-0.0470238095238095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0</text:p>
          </table:table-cell>
          <table:table-cell office:value-type="string">
            <text:p>0.4411764705882353</text:p>
          </table:table-cell>
        </table:table-row>
        <table:table-row>
          <table:table-cell office:value-type="string">
            <text:p>27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01</text:p>
          </table:table-cell>
          <table:table-cell office:value-type="string">
            <text:p>0.03482587064676617</text:p>
          </table:table-cell>
          <table:table-cell office:value-type="string">
            <text:p>107</text:p>
          </table:table-cell>
          <table:table-cell office:value-type="string">
            <text:p>0.5323383084577115</text:p>
          </table:table-cell>
          <table:table-cell office:value-type="string">
            <text:p>108</text:p>
          </table:table-cell>
          <table:table-cell office:value-type="string">
            <text:p>0.5373134328358209</text:p>
          </table:table-cell>
          <table:table-cell office:value-type="string">
            <text:p>1</text:p>
          </table:table-cell>
          <table:table-cell office:value-type="string">
            <text:p>0.004975124378109453</text:p>
          </table:table-cell>
          <table:table-cell office:value-type="string">
            <text:p>0.2928571428571428</text:p>
          </table:table-cell>
          <table:table-cell office:value-type="string">
            <text:p>0.0238095238095238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7</text:p>
          </table:table-cell>
          <table:table-cell office:value-type="string">
            <text:p>0.5323383084577115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16</text:p>
          </table:table-cell>
          <table:table-cell office:value-type="string">
            <text:p>0.03125</text:p>
          </table:table-cell>
          <table:table-cell office:value-type="string">
            <text:p>241</text:p>
          </table:table-cell>
          <table:table-cell office:value-type="string">
            <text:p>0.5793269230769231</text:p>
          </table:table-cell>
          <table:table-cell office:value-type="string">
            <text:p>156</text:p>
          </table:table-cell>
          <table:table-cell office:value-type="string">
            <text:p>0.375</text:p>
          </table:table-cell>
          <table:table-cell office:value-type="string">
            <text:p>1</text:p>
          </table:table-cell>
          <table:table-cell office:value-type="string">
            <text:p>0.002403846153846154</text:p>
          </table:table-cell>
          <table:table-cell office:value-type="string">
            <text:p>0.4766098484848485</text:p>
          </table:table-cell>
          <table:table-cell office:value-type="string">
            <text:p>-0.165151515151515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41</text:p>
          </table:table-cell>
          <table:table-cell office:value-type="string">
            <text:p>0.5793269230769231</text:p>
          </table:table-cell>
        </table:table-row>
        <table:table-row>
          <table:table-cell office:value-type="string">
            <text:p>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3</text:p>
          </table:table-cell>
          <table:table-cell office:value-type="string">
            <text:p>1562</text:p>
          </table:table-cell>
          <table:table-cell office:value-type="string">
            <text:p>0.06594110115236876</text:p>
          </table:table-cell>
          <table:table-cell office:value-type="string">
            <text:p>300</text:p>
          </table:table-cell>
          <table:table-cell office:value-type="string">
            <text:p>0.19206145966709348</text:p>
          </table:table-cell>
          <table:table-cell office:value-type="string">
            <text:p>611</text:p>
          </table:table-cell>
          <table:table-cell office:value-type="string">
            <text:p>0.3911651728553137</text:p>
          </table:table-cell>
          <table:table-cell office:value-type="string">
            <text:p>1</text:p>
          </table:table-cell>
          <table:table-cell office:value-type="string">
            <text:p>0.0006402048655569782</text:p>
          </table:table-cell>
          <table:table-cell office:value-type="string">
            <text:p>0.39921765921765934</text:p>
          </table:table-cell>
          <table:table-cell office:value-type="string">
            <text:p>0.103335543335543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0</text:p>
          </table:table-cell>
          <table:table-cell office:value-type="string">
            <text:p>0.19206145966709348</text:p>
          </table:table-cell>
        </table:table-row>
        <table:table-row>
          <table:table-cell office:value-type="string">
            <text:p>2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2</text:p>
          </table:table-cell>
          <table:table-cell office:value-type="string">
            <text:p>1100</text:p>
          </table:table-cell>
          <table:table-cell office:value-type="string">
            <text:p>0.04727272727272727</text:p>
          </table:table-cell>
          <table:table-cell office:value-type="string">
            <text:p>281</text:p>
          </table:table-cell>
          <table:table-cell office:value-type="string">
            <text:p>0.25545454545454543</text:p>
          </table:table-cell>
          <table:table-cell office:value-type="string">
            <text:p>455</text:p>
          </table:table-cell>
          <table:table-cell office:value-type="string">
            <text:p>0.41363636363636364</text:p>
          </table:table-cell>
          <table:table-cell office:value-type="string">
            <text:p>1</text:p>
          </table:table-cell>
          <table:table-cell office:value-type="string">
            <text:p>0.0009090909090909091</text:p>
          </table:table-cell>
          <table:table-cell office:value-type="string">
            <text:p>0.44059425423061777</text:p>
          </table:table-cell>
          <table:table-cell office:value-type="string">
            <text:p>0.0992994883903974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1</text:p>
          </table:table-cell>
          <table:table-cell office:value-type="string">
            <text:p>0.25545454545454543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15</text:p>
          </table:table-cell>
          <table:table-cell office:value-type="string">
            <text:p>0.034782608695652174</text:p>
          </table:table-cell>
          <table:table-cell office:value-type="string">
            <text:p>40</text:p>
          </table:table-cell>
          <table:table-cell office:value-type="string">
            <text:p>0.34782608695652173</text:p>
          </table:table-cell>
          <table:table-cell office:value-type="string">
            <text:p>86</text:p>
          </table:table-cell>
          <table:table-cell office:value-type="string">
            <text:p>0.7478260869565218</text:p>
          </table:table-cell>
          <table:table-cell office:value-type="string">
            <text:p>1</text:p>
          </table:table-cell>
          <table:table-cell office:value-type="string">
            <text:p>0.008695652173913044</text:p>
          </table:table-cell>
          <table:table-cell office:value-type="string">
            <text:p>0.5194444444444445</text:p>
          </table:table-cell>
          <table:table-cell office:value-type="string">
            <text:p>0.208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34782608695652173</text:p>
          </table:table-cell>
        </table:table-row>
        <table:table-row>
          <table:table-cell office:value-type="string">
            <text:p>27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25</text:p>
          </table:table-cell>
          <table:table-cell office:value-type="string">
            <text:p>0.032</text:p>
          </table:table-cell>
          <table:table-cell office:value-type="string">
            <text:p>52</text:p>
          </table:table-cell>
          <table:table-cell office:value-type="string">
            <text:p>0.416</text:p>
          </table:table-cell>
          <table:table-cell office:value-type="string">
            <text:p>88</text:p>
          </table:table-cell>
          <table:table-cell office:value-type="string">
            <text:p>0.704</text:p>
          </table:table-cell>
          <table:table-cell office:value-type="string">
            <text:p>1</text:p>
          </table:table-cell>
          <table:table-cell office:value-type="string">
            <text:p>0.008</text:p>
          </table:table-cell>
          <table:table-cell office:value-type="string">
            <text:p>0.7266666666666667</text:p>
          </table:table-cell>
          <table:table-cell office:value-type="string">
            <text:p>0.3916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416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27</text:p>
          </table:table-cell>
          <table:table-cell office:value-type="string">
            <text:p>0.04405286343612335</text:p>
          </table:table-cell>
          <table:table-cell office:value-type="string">
            <text:p>59</text:p>
          </table:table-cell>
          <table:table-cell office:value-type="string">
            <text:p>0.2599118942731278</text:p>
          </table:table-cell>
          <table:table-cell office:value-type="string">
            <text:p>142</text:p>
          </table:table-cell>
          <table:table-cell office:value-type="string">
            <text:p>0.6255506607929515</text:p>
          </table:table-cell>
          <table:table-cell office:value-type="string">
            <text:p>1</text:p>
          </table:table-cell>
          <table:table-cell office:value-type="string">
            <text:p>0.004405286343612335</text:p>
          </table:table-cell>
          <table:table-cell office:value-type="string">
            <text:p>0.41505994005994</text:p>
          </table:table-cell>
          <table:table-cell office:value-type="string">
            <text:p>-0.0901640026640026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9</text:p>
          </table:table-cell>
          <table:table-cell office:value-type="string">
            <text:p>0.2599118942731278</text:p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514</text:p>
          </table:table-cell>
          <table:table-cell office:value-type="string">
            <text:p>0.033073929961089495</text:p>
          </table:table-cell>
          <table:table-cell office:value-type="string">
            <text:p>117</text:p>
          </table:table-cell>
          <table:table-cell office:value-type="string">
            <text:p>0.22762645914396887</text:p>
          </table:table-cell>
          <table:table-cell office:value-type="string">
            <text:p>241</text:p>
          </table:table-cell>
          <table:table-cell office:value-type="string">
            <text:p>0.4688715953307393</text:p>
          </table:table-cell>
          <table:table-cell office:value-type="string">
            <text:p>1</text:p>
          </table:table-cell>
          <table:table-cell office:value-type="string">
            <text:p>0.0019455252918287938</text:p>
          </table:table-cell>
          <table:table-cell office:value-type="string">
            <text:p>0.46076604554865436</text:p>
          </table:table-cell>
          <table:table-cell office:value-type="string">
            <text:p>0.0596428571428571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7</text:p>
          </table:table-cell>
          <table:table-cell office:value-type="string">
            <text:p>0.22762645914396887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292</text:p>
          </table:table-cell>
          <table:table-cell office:value-type="string">
            <text:p>0.08561643835616438</text:p>
          </table:table-cell>
          <table:table-cell office:value-type="string">
            <text:p>76</text:p>
          </table:table-cell>
          <table:table-cell office:value-type="string">
            <text:p>0.2602739726027397</text:p>
          </table:table-cell>
          <table:table-cell office:value-type="string">
            <text:p>182</text:p>
          </table:table-cell>
          <table:table-cell office:value-type="string">
            <text:p>0.6232876712328768</text:p>
          </table:table-cell>
          <table:table-cell office:value-type="string">
            <text:p>1</text:p>
          </table:table-cell>
          <table:table-cell office:value-type="string">
            <text:p>0.003424657534246575</text:p>
          </table:table-cell>
          <table:table-cell office:value-type="string">
            <text:p>0.4642602495543672</text:p>
          </table:table-cell>
          <table:table-cell office:value-type="string">
            <text:p>0.049376114081996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6</text:p>
          </table:table-cell>
          <table:table-cell office:value-type="string">
            <text:p>0.2602739726027397</text:p>
          </table:table-cell>
        </table:table-row>
        <table:table-row>
          <table:table-cell office:value-type="string">
            <text:p>2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37</text:p>
          </table:table-cell>
          <table:table-cell office:value-type="string">
            <text:p>0.004219409282700422</text:p>
          </table:table-cell>
          <table:table-cell office:value-type="string">
            <text:p>109</text:p>
          </table:table-cell>
          <table:table-cell office:value-type="string">
            <text:p>0.459915611814346</text:p>
          </table:table-cell>
          <table:table-cell office:value-type="string">
            <text:p>111</text:p>
          </table:table-cell>
          <table:table-cell office:value-type="string">
            <text:p>0.46835443037974683</text:p>
          </table:table-cell>
          <table:table-cell office:value-type="string">
            <text:p>1</text:p>
          </table:table-cell>
          <table:table-cell office:value-type="string">
            <text:p>0.004219409282700422</text:p>
          </table:table-cell>
          <table:table-cell office:value-type="string">
            <text:p>0.6126984126984126</text:p>
          </table:table-cell>
          <table:table-cell office:value-type="string">
            <text:p>0.142063492063492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9</text:p>
          </table:table-cell>
          <table:table-cell office:value-type="string">
            <text:p>0.459915611814346</text:p>
          </table:table-cell>
        </table:table-row>
        <table:table-row>
          <table:table-cell office:value-type="string">
            <text:p>2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576</text:p>
          </table:table-cell>
          <table:table-cell office:value-type="string">
            <text:p>0.059027777777777776</text:p>
          </table:table-cell>
          <table:table-cell office:value-type="string">
            <text:p>149</text:p>
          </table:table-cell>
          <table:table-cell office:value-type="string">
            <text:p>0.2586805555555556</text:p>
          </table:table-cell>
          <table:table-cell office:value-type="string">
            <text:p>269</text:p>
          </table:table-cell>
          <table:table-cell office:value-type="string">
            <text:p>0.4670138888888889</text:p>
          </table:table-cell>
          <table:table-cell office:value-type="string">
            <text:p>1</text:p>
          </table:table-cell>
          <table:table-cell office:value-type="string">
            <text:p>0.001736111111111111</text:p>
          </table:table-cell>
          <table:table-cell office:value-type="string">
            <text:p>0.3196904946904947</text:p>
          </table:table-cell>
          <table:table-cell office:value-type="string">
            <text:p>0.0670292670292670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9</text:p>
          </table:table-cell>
          <table:table-cell office:value-type="string">
            <text:p>0.2586805555555556</text:p>
          </table:table-cell>
        </table:table-row>
        <table:table-row>
          <table:table-cell office:value-type="string">
            <text:p>2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535</text:p>
          </table:table-cell>
          <table:table-cell office:value-type="string">
            <text:p>0.05794392523364486</text:p>
          </table:table-cell>
          <table:table-cell office:value-type="string">
            <text:p>119</text:p>
          </table:table-cell>
          <table:table-cell office:value-type="string">
            <text:p>0.22242990654205608</text:p>
          </table:table-cell>
          <table:table-cell office:value-type="string">
            <text:p>253</text:p>
          </table:table-cell>
          <table:table-cell office:value-type="string">
            <text:p>0.47289719626168225</text:p>
          </table:table-cell>
          <table:table-cell office:value-type="string">
            <text:p>1</text:p>
          </table:table-cell>
          <table:table-cell office:value-type="string">
            <text:p>0.001869158878504673</text:p>
          </table:table-cell>
          <table:table-cell office:value-type="string">
            <text:p>0.33008241758241763</text:p>
          </table:table-cell>
          <table:table-cell office:value-type="string">
            <text:p>0.0055288461538461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9</text:p>
          </table:table-cell>
          <table:table-cell office:value-type="string">
            <text:p>0.22242990654205608</text:p>
          </table:table-cell>
        </table:table-row>
        <table:table-row>
          <table:table-cell office:value-type="string">
            <text:p>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37</text:p>
          </table:table-cell>
          <table:table-cell office:value-type="string">
            <text:p>0.03857566765578635</text:p>
          </table:table-cell>
          <table:table-cell office:value-type="string">
            <text:p>79</text:p>
          </table:table-cell>
          <table:table-cell office:value-type="string">
            <text:p>0.2344213649851632</text:p>
          </table:table-cell>
          <table:table-cell office:value-type="string">
            <text:p>187</text:p>
          </table:table-cell>
          <table:table-cell office:value-type="string">
            <text:p>0.5548961424332344</text:p>
          </table:table-cell>
          <table:table-cell office:value-type="string">
            <text:p>1</text:p>
          </table:table-cell>
          <table:table-cell office:value-type="string">
            <text:p>0.002967359050445104</text:p>
          </table:table-cell>
          <table:table-cell office:value-type="string">
            <text:p>0.44675324675324674</text:p>
          </table:table-cell>
          <table:table-cell office:value-type="string">
            <text:p>0.240543831168831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9</text:p>
          </table:table-cell>
          <table:table-cell office:value-type="string">
            <text:p>0.2344213649851632</text:p>
          </table:table-cell>
        </table:table-row>
        <table:table-row>
          <table:table-cell office:value-type="string">
            <text:p>2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466</text:p>
          </table:table-cell>
          <table:table-cell office:value-type="string">
            <text:p>0.06437768240343347</text:p>
          </table:table-cell>
          <table:table-cell office:value-type="string">
            <text:p>116</text:p>
          </table:table-cell>
          <table:table-cell office:value-type="string">
            <text:p>0.24892703862660945</text:p>
          </table:table-cell>
          <table:table-cell office:value-type="string">
            <text:p>246</text:p>
          </table:table-cell>
          <table:table-cell office:value-type="string">
            <text:p>0.5278969957081545</text:p>
          </table:table-cell>
          <table:table-cell office:value-type="string">
            <text:p>1</text:p>
          </table:table-cell>
          <table:table-cell office:value-type="string">
            <text:p>0.002145922746781116</text:p>
          </table:table-cell>
          <table:table-cell office:value-type="string">
            <text:p>0.4838203463203463</text:p>
          </table:table-cell>
          <table:table-cell office:value-type="string">
            <text:p>0.1353371888528138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6</text:p>
          </table:table-cell>
          <table:table-cell office:value-type="string">
            <text:p>0.24892703862660945</text:p>
          </table:table-cell>
        </table:table-row>
        <table:table-row>
          <table:table-cell office:value-type="string">
            <text:p>2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73</text:p>
          </table:table-cell>
          <table:table-cell office:value-type="string">
            <text:p>0.0821917808219178</text:p>
          </table:table-cell>
          <table:table-cell office:value-type="string">
            <text:p>30</text:p>
          </table:table-cell>
          <table:table-cell office:value-type="string">
            <text:p>0.410958904109589</text:p>
          </table:table-cell>
          <table:table-cell office:value-type="string">
            <text:p>59</text:p>
          </table:table-cell>
          <table:table-cell office:value-type="string">
            <text:p>0.8082191780821918</text:p>
          </table:table-cell>
          <table:table-cell office:value-type="string">
            <text:p>1</text:p>
          </table:table-cell>
          <table:table-cell office:value-type="string">
            <text:p>0.0136986301369863</text:p>
          </table:table-cell>
          <table:table-cell office:value-type="string">
            <text:p>0.26</text:p>
          </table:table-cell>
          <table:table-cell office:value-type="string">
            <text:p>0.15666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</text:p>
          </table:table-cell>
          <table:table-cell office:value-type="string">
            <text:p>0.410958904109589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8</text:p>
          </table:table-cell>
          <table:table-cell office:value-type="string">
            <text:p>0.01282051282051282</text:p>
          </table:table-cell>
          <table:table-cell office:value-type="string">
            <text:p>20</text:p>
          </table:table-cell>
          <table:table-cell office:value-type="string">
            <text:p>0.2564102564102564</text:p>
          </table:table-cell>
          <table:table-cell office:value-type="string">
            <text:p>62</text:p>
          </table:table-cell>
          <table:table-cell office:value-type="string">
            <text:p>0.7948717948717948</text:p>
          </table:table-cell>
          <table:table-cell office:value-type="string">
            <text:p>1</text:p>
          </table:table-cell>
          <table:table-cell office:value-type="string">
            <text:p>0.01282051282051282</text:p>
          </table:table-cell>
          <table:table-cell office:value-type="string">
            <text:p>0.4444444444444444</text:p>
          </table:table-cell>
          <table:table-cell office:value-type="string">
            <text:p>0.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</text:p>
          </table:table-cell>
          <table:table-cell office:value-type="string">
            <text:p>0.2564102564102564</text:p>
          </table:table-cell>
        </table:table-row>
        <table:table-row>
          <table:table-cell office:value-type="string">
            <text:p>2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01</text:p>
          </table:table-cell>
          <table:table-cell office:value-type="string">
            <text:p>0.05472636815920398</text:p>
          </table:table-cell>
          <table:table-cell office:value-type="string">
            <text:p>61</text:p>
          </table:table-cell>
          <table:table-cell office:value-type="string">
            <text:p>0.3034825870646766</text:p>
          </table:table-cell>
          <table:table-cell office:value-type="string">
            <text:p>132</text:p>
          </table:table-cell>
          <table:table-cell office:value-type="string">
            <text:p>0.6567164179104478</text:p>
          </table:table-cell>
          <table:table-cell office:value-type="string">
            <text:p>1</text:p>
          </table:table-cell>
          <table:table-cell office:value-type="string">
            <text:p>0.004975124378109453</text:p>
          </table:table-cell>
          <table:table-cell office:value-type="string">
            <text:p>0.47202380952380957</text:p>
          </table:table-cell>
          <table:table-cell office:value-type="string">
            <text:p>0.177380952380952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1</text:p>
          </table:table-cell>
          <table:table-cell office:value-type="string">
            <text:p>0.3034825870646766</text:p>
          </table:table-cell>
        </table:table-row>
        <table:table-row>
          <table:table-cell office:value-type="string">
            <text:p>2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40</text:p>
          </table:table-cell>
          <table:table-cell office:value-type="string">
            <text:p>0.016666666666666666</text:p>
          </table:table-cell>
          <table:table-cell office:value-type="string">
            <text:p>91</text:p>
          </table:table-cell>
          <table:table-cell office:value-type="string">
            <text:p>0.37916666666666665</text:p>
          </table:table-cell>
          <table:table-cell office:value-type="string">
            <text:p>140</text:p>
          </table:table-cell>
          <table:table-cell office:value-type="string">
            <text:p>0.5833333333333334</text:p>
          </table:table-cell>
          <table:table-cell office:value-type="string">
            <text:p>1</text:p>
          </table:table-cell>
          <table:table-cell office:value-type="string">
            <text:p>0.004166666666666667</text:p>
          </table:table-cell>
          <table:table-cell office:value-type="string">
            <text:p>0.552116402116402</text:p>
          </table:table-cell>
          <table:table-cell office:value-type="string">
            <text:p>0.141178902116402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1</text:p>
          </table:table-cell>
          <table:table-cell office:value-type="string">
            <text:p>0.37916666666666665</text:p>
          </table:table-cell>
        </table:table-row>
        <table:table-row>
          <table:table-cell office:value-type="string">
            <text:p>2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552</text:p>
          </table:table-cell>
          <table:table-cell office:value-type="string">
            <text:p>0.08695652173913043</text:p>
          </table:table-cell>
          <table:table-cell office:value-type="string">
            <text:p>133</text:p>
          </table:table-cell>
          <table:table-cell office:value-type="string">
            <text:p>0.24094202898550723</text:p>
          </table:table-cell>
          <table:table-cell office:value-type="string">
            <text:p>281</text:p>
          </table:table-cell>
          <table:table-cell office:value-type="string">
            <text:p>0.5090579710144928</text:p>
          </table:table-cell>
          <table:table-cell office:value-type="string">
            <text:p>1</text:p>
          </table:table-cell>
          <table:table-cell office:value-type="string">
            <text:p>0.0018115942028985507</text:p>
          </table:table-cell>
          <table:table-cell office:value-type="string">
            <text:p>0.43819875776397516</text:p>
          </table:table-cell>
          <table:table-cell office:value-type="string">
            <text:p>0.126413690476190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3</text:p>
          </table:table-cell>
          <table:table-cell office:value-type="string">
            <text:p>0.24094202898550723</text:p>
          </table:table-cell>
        </table:table-row>
        <table:table-row>
          <table:table-cell office:value-type="string">
            <text:p>29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31</text:p>
          </table:table-cell>
          <table:table-cell office:value-type="string">
            <text:p>0.05627705627705628</text:p>
          </table:table-cell>
          <table:table-cell office:value-type="string">
            <text:p>72</text:p>
          </table:table-cell>
          <table:table-cell office:value-type="string">
            <text:p>0.3116883116883117</text:p>
          </table:table-cell>
          <table:table-cell office:value-type="string">
            <text:p>140</text:p>
          </table:table-cell>
          <table:table-cell office:value-type="string">
            <text:p>0.6060606060606061</text:p>
          </table:table-cell>
          <table:table-cell office:value-type="string">
            <text:p>1</text:p>
          </table:table-cell>
          <table:table-cell office:value-type="string">
            <text:p>0.004329004329004329</text:p>
          </table:table-cell>
          <table:table-cell office:value-type="string">
            <text:p>0.607638888888889</text:p>
          </table:table-cell>
          <table:table-cell office:value-type="string">
            <text:p>0.255479600694444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3116883116883117</text:p>
          </table:table-cell>
        </table:table-row>
        <table:table-row>
          <table:table-cell office:value-type="string">
            <text:p>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15</text:p>
          </table:table-cell>
          <table:table-cell office:value-type="string">
            <text:p>0.023255813953488372</text:p>
          </table:table-cell>
          <table:table-cell office:value-type="string">
            <text:p>64</text:p>
          </table:table-cell>
          <table:table-cell office:value-type="string">
            <text:p>0.29767441860465116</text:p>
          </table:table-cell>
          <table:table-cell office:value-type="string">
            <text:p>134</text:p>
          </table:table-cell>
          <table:table-cell office:value-type="string">
            <text:p>0.6232558139534884</text:p>
          </table:table-cell>
          <table:table-cell office:value-type="string">
            <text:p>1</text:p>
          </table:table-cell>
          <table:table-cell office:value-type="string">
            <text:p>0.004651162790697674</text:p>
          </table:table-cell>
          <table:table-cell office:value-type="string">
            <text:p>0.6361111111111111</text:p>
          </table:table-cell>
          <table:table-cell office:value-type="string">
            <text:p>0.2146267361111111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4</text:p>
          </table:table-cell>
          <table:table-cell office:value-type="string">
            <text:p>0.29767441860465116</text:p>
          </table:table-cell>
        </table:table-row>
        <table:table-row>
          <table:table-cell office:value-type="string">
            <text:p>2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7</text:p>
          </table:table-cell>
          <table:table-cell office:value-type="string">
            <text:p>0.034482758620689655</text:p>
          </table:table-cell>
          <table:table-cell office:value-type="string">
            <text:p>34</text:p>
          </table:table-cell>
          <table:table-cell office:value-type="string">
            <text:p>0.39080459770114945</text:p>
          </table:table-cell>
          <table:table-cell office:value-type="string">
            <text:p>62</text:p>
          </table:table-cell>
          <table:table-cell office:value-type="string">
            <text:p>0.7126436781609196</text:p>
          </table:table-cell>
          <table:table-cell office:value-type="string">
            <text:p>1</text:p>
          </table:table-cell>
          <table:table-cell office:value-type="string">
            <text:p>0.011494252873563218</text:p>
          </table:table-cell>
          <table:table-cell office:value-type="string">
            <text:p>0.41111111111111115</text:p>
          </table:table-cell>
          <table:table-cell office:value-type="string">
            <text:p>0.2413194444444444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4</text:p>
          </table:table-cell>
          <table:table-cell office:value-type="string">
            <text:p>0.39080459770114945</text:p>
          </table:table-cell>
        </table:table-row>
        <table:table-row>
          <table:table-cell office:value-type="string">
            <text:p>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329</text:p>
          </table:table-cell>
          <table:table-cell office:value-type="string">
            <text:p>0.08206686930091185</text:p>
          </table:table-cell>
          <table:table-cell office:value-type="string">
            <text:p>74</text:p>
          </table:table-cell>
          <table:table-cell office:value-type="string">
            <text:p>0.22492401215805471</text:p>
          </table:table-cell>
          <table:table-cell office:value-type="string">
            <text:p>195</text:p>
          </table:table-cell>
          <table:table-cell office:value-type="string">
            <text:p>0.5927051671732523</text:p>
          </table:table-cell>
          <table:table-cell office:value-type="string">
            <text:p>1</text:p>
          </table:table-cell>
          <table:table-cell office:value-type="string">
            <text:p>0.00303951367781155</text:p>
          </table:table-cell>
          <table:table-cell office:value-type="string">
            <text:p>0.2638888888888889</text:p>
          </table:table-cell>
          <table:table-cell office:value-type="string">
            <text:p>0.06388888888888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22492401215805471</text:p>
          </table:table-cell>
        </table:table-row>
        <table:table-row>
          <table:table-cell office:value-type="string">
            <text:p>29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1</text:p>
          </table:table-cell>
          <table:table-cell office:value-type="string">
            <text:p>0.04132231404958678</text:p>
          </table:table-cell>
          <table:table-cell office:value-type="string">
            <text:p>40</text:p>
          </table:table-cell>
          <table:table-cell office:value-type="string">
            <text:p>0.3305785123966942</text:p>
          </table:table-cell>
          <table:table-cell office:value-type="string">
            <text:p>88</text:p>
          </table:table-cell>
          <table:table-cell office:value-type="string">
            <text:p>0.7272727272727273</text:p>
          </table:table-cell>
          <table:table-cell office:value-type="string">
            <text:p>1</text:p>
          </table:table-cell>
          <table:table-cell office:value-type="string">
            <text:p>0.008264462809917356</text:p>
          </table:table-cell>
          <table:table-cell office:value-type="string">
            <text:p>0.25625</text:p>
          </table:table-cell>
          <table:table-cell office:value-type="string">
            <text:p>0.11458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3305785123966942</text:p>
          </table:table-cell>
        </table:table-row>
        <table:table-row>
          <table:table-cell office:value-type="string">
            <text:p>2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64</text:p>
          </table:table-cell>
          <table:table-cell office:value-type="string">
            <text:p>0.024390243902439025</text:p>
          </table:table-cell>
          <table:table-cell office:value-type="string">
            <text:p>51</text:p>
          </table:table-cell>
          <table:table-cell office:value-type="string">
            <text:p>0.31097560975609756</text:p>
          </table:table-cell>
          <table:table-cell office:value-type="string">
            <text:p>106</text:p>
          </table:table-cell>
          <table:table-cell office:value-type="string">
            <text:p>0.6463414634146342</text:p>
          </table:table-cell>
          <table:table-cell office:value-type="string">
            <text:p>1</text:p>
          </table:table-cell>
          <table:table-cell office:value-type="string">
            <text:p>0.006097560975609756</text:p>
          </table:table-cell>
          <table:table-cell office:value-type="string">
            <text:p>0.5727272727272726</text:p>
          </table:table-cell>
          <table:table-cell office:value-type="string">
            <text:p>-0.0361742424242424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1</text:p>
          </table:table-cell>
          <table:table-cell office:value-type="string">
            <text:p>0.31097560975609756</text:p>
          </table:table-cell>
        </table:table-row>
        <table:table-row>
          <table:table-cell office:value-type="string">
            <text:p>29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6</text:p>
          </table:table-cell>
          <table:table-cell office:value-type="string">
            <text:p>562</text:p>
          </table:table-cell>
          <table:table-cell office:value-type="string">
            <text:p>0.06405693950177936</text:p>
          </table:table-cell>
          <table:table-cell office:value-type="string">
            <text:p>115</text:p>
          </table:table-cell>
          <table:table-cell office:value-type="string">
            <text:p>0.20462633451957296</text:p>
          </table:table-cell>
          <table:table-cell office:value-type="string">
            <text:p>305</text:p>
          </table:table-cell>
          <table:table-cell office:value-type="string">
            <text:p>0.5427046263345195</text:p>
          </table:table-cell>
          <table:table-cell office:value-type="string">
            <text:p>1</text:p>
          </table:table-cell>
          <table:table-cell office:value-type="string">
            <text:p>0.0017793594306049821</text:p>
          </table:table-cell>
          <table:table-cell office:value-type="string">
            <text:p>0.4206581117295404</text:p>
          </table:table-cell>
          <table:table-cell office:value-type="string">
            <text:p>0.116398680684394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5</text:p>
          </table:table-cell>
          <table:table-cell office:value-type="string">
            <text:p>0.20462633451957296</text:p>
          </table:table-cell>
        </table:table-row>
        <table:table-row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51</text:p>
          </table:table-cell>
          <table:table-cell office:value-type="string">
            <text:p>2004</text:p>
          </table:table-cell>
          <table:table-cell office:value-type="string">
            <text:p>0.2749500998003992</text:p>
          </table:table-cell>
          <table:table-cell office:value-type="string">
            <text:p>1001</text:p>
          </table:table-cell>
          <table:table-cell office:value-type="string">
            <text:p>0.499500998003992</text:p>
          </table:table-cell>
          <table:table-cell office:value-type="string">
            <text:p>1004</text:p>
          </table:table-cell>
          <table:table-cell office:value-type="string">
            <text:p>0.500998003992016</text:p>
          </table:table-cell>
          <table:table-cell office:value-type="string">
            <text:p>1</text:p>
          </table:table-cell>
          <table:table-cell office:value-type="string">
            <text:p>0.00049900199600798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01</text:p>
          </table:table-cell>
          <table:table-cell office:value-type="string">
            <text:p>0.499500998003992</text:p>
          </table:table-cell>
        </table:table-row>
        <table:table-row>
          <table:table-cell office:value-type="string">
            <text:p>3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636</text:p>
          </table:table-cell>
          <table:table-cell office:value-type="string">
            <text:p>0.03930817610062893</text:p>
          </table:table-cell>
          <table:table-cell office:value-type="string">
            <text:p>359</text:p>
          </table:table-cell>
          <table:table-cell office:value-type="string">
            <text:p>0.5644654088050315</text:p>
          </table:table-cell>
          <table:table-cell office:value-type="string">
            <text:p>260</text:p>
          </table:table-cell>
          <table:table-cell office:value-type="string">
            <text:p>0.4088050314465409</text:p>
          </table:table-cell>
          <table:table-cell office:value-type="string">
            <text:p>1</text:p>
          </table:table-cell>
          <table:table-cell office:value-type="string">
            <text:p>0.0015723270440251573</text:p>
          </table:table-cell>
          <table:table-cell office:value-type="string">
            <text:p>0.5050844155844156</text:p>
          </table:table-cell>
          <table:table-cell office:value-type="string">
            <text:p>0.336542140151515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9</text:p>
          </table:table-cell>
          <table:table-cell office:value-type="string">
            <text:p>0.5644654088050315</text:p>
          </table:table-cell>
        </table:table-row>
        <table:table-row>
          <table:table-cell office:value-type="string">
            <text:p>3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18</text:p>
          </table:table-cell>
          <table:table-cell office:value-type="string">
            <text:p>0.1016949152542373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  <table:table-cell office:value-type="string">
            <text:p>91</text:p>
          </table:table-cell>
          <table:table-cell office:value-type="string">
            <text:p>0.7711864406779662</text:p>
          </table:table-cell>
          <table:table-cell office:value-type="string">
            <text:p>1</text:p>
          </table:table-cell>
          <table:table-cell office:value-type="string">
            <text:p>0.00847457627118644</text:p>
          </table:table-cell>
          <table:table-cell office:value-type="string">
            <text:p>0.4439814814814815</text:p>
          </table:table-cell>
          <table:table-cell office:value-type="string">
            <text:p>0.2407407407407407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</table:table-row>
        <table:table-row>
          <table:table-cell office:value-type="string">
            <text:p>3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6</text:p>
          </table:table-cell>
          <table:table-cell office:value-type="string">
            <text:p>0.11458333333333333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  <table:table-cell office:value-type="string">
            <text:p>74</text:p>
          </table:table-cell>
          <table:table-cell office:value-type="string">
            <text:p>0.7708333333333334</text:p>
          </table:table-cell>
          <table:table-cell office:value-type="string">
            <text:p>1</text:p>
          </table:table-cell>
          <table:table-cell office:value-type="string">
            <text:p>0.010416666666666666</text:p>
          </table:table-cell>
          <table:table-cell office:value-type="string">
            <text:p>0.5327777777777778</text:p>
          </table:table-cell>
          <table:table-cell office:value-type="string">
            <text:p>0.288888888888888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</table:table-row>
        <table:table-row>
          <table:table-cell office:value-type="string">
            <text:p>30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671</text:p>
          </table:table-cell>
          <table:table-cell office:value-type="string">
            <text:p>0.03576751117734724</text:p>
          </table:table-cell>
          <table:table-cell office:value-type="string">
            <text:p>327</text:p>
          </table:table-cell>
          <table:table-cell office:value-type="string">
            <text:p>0.4873323397913562</text:p>
          </table:table-cell>
          <table:table-cell office:value-type="string">
            <text:p>255</text:p>
          </table:table-cell>
          <table:table-cell office:value-type="string">
            <text:p>0.38002980625931443</text:p>
          </table:table-cell>
          <table:table-cell office:value-type="string">
            <text:p>1</text:p>
          </table:table-cell>
          <table:table-cell office:value-type="string">
            <text:p>0.0014903129657228018</text:p>
          </table:table-cell>
          <table:table-cell office:value-type="string">
            <text:p>0.4703931203931204</text:p>
          </table:table-cell>
          <table:table-cell office:value-type="string">
            <text:p>0.2689407536087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7</text:p>
          </table:table-cell>
          <table:table-cell office:value-type="string">
            <text:p>0.4873323397913562</text:p>
          </table:table-cell>
        </table:table-row>
        <table:table-row>
          <table:table-cell office:value-type="string">
            <text:p>3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99</text:p>
          </table:table-cell>
          <table:table-cell office:value-type="string">
            <text:p>0.0707070707070707</text:p>
          </table:table-cell>
          <table:table-cell office:value-type="string">
            <text:p>38</text:p>
          </table:table-cell>
          <table:table-cell office:value-type="string">
            <text:p>0.3838383838383838</text:p>
          </table:table-cell>
          <table:table-cell office:value-type="string">
            <text:p>77</text:p>
          </table:table-cell>
          <table:table-cell office:value-type="string">
            <text:p>0.7777777777777778</text:p>
          </table:table-cell>
          <table:table-cell office:value-type="string">
            <text:p>1</text:p>
          </table:table-cell>
          <table:table-cell office:value-type="string">
            <text:p>0.010101010101010102</text:p>
          </table:table-cell>
          <table:table-cell office:value-type="string">
            <text:p>0.27111111111111114</text:p>
          </table:table-cell>
          <table:table-cell office:value-type="string">
            <text:p>0.0877777777777777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8</text:p>
          </table:table-cell>
          <table:table-cell office:value-type="string">
            <text:p>0.3838383838383838</text:p>
          </table:table-cell>
        </table:table-row>
        <table:table-row>
          <table:table-cell office:value-type="string">
            <text:p>30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660</text:p>
          </table:table-cell>
          <table:table-cell office:value-type="string">
            <text:p>0.048484848484848485</text:p>
          </table:table-cell>
          <table:table-cell office:value-type="string">
            <text:p>363</text:p>
          </table:table-cell>
          <table:table-cell office:value-type="string">
            <text:p>0.55</text:p>
          </table:table-cell>
          <table:table-cell office:value-type="string">
            <text:p>290</text:p>
          </table:table-cell>
          <table:table-cell office:value-type="string">
            <text:p>0.4393939393939394</text:p>
          </table:table-cell>
          <table:table-cell office:value-type="string">
            <text:p>1</text:p>
          </table:table-cell>
          <table:table-cell office:value-type="string">
            <text:p>0.0015151515151515152</text:p>
          </table:table-cell>
          <table:table-cell office:value-type="string">
            <text:p>0.3846719748505462</text:p>
          </table:table-cell>
          <table:table-cell office:value-type="string">
            <text:p>0.1443391987476809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3</text:p>
          </table:table-cell>
          <table:table-cell office:value-type="string">
            <text:p>0.55</text:p>
          </table:table-cell>
        </table:table-row>
        <table:table-row>
          <table:table-cell office:value-type="string">
            <text:p>30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45</text:p>
          </table:table-cell>
          <table:table-cell office:value-type="string">
            <text:p>0.027586206896551724</text:p>
          </table:table-cell>
          <table:table-cell office:value-type="string">
            <text:p>36</text:p>
          </table:table-cell>
          <table:table-cell office:value-type="string">
            <text:p>0.2482758620689655</text:p>
          </table:table-cell>
          <table:table-cell office:value-type="string">
            <text:p>85</text:p>
          </table:table-cell>
          <table:table-cell office:value-type="string">
            <text:p>0.5862068965517241</text:p>
          </table:table-cell>
          <table:table-cell office:value-type="string">
            <text:p>1</text:p>
          </table:table-cell>
          <table:table-cell office:value-type="string">
            <text:p>0.006896551724137931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2482758620689655</text:p>
          </table:table-cell>
        </table:table-row>
        <table:table-row>
          <table:table-cell office:value-type="string">
            <text:p>30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6</text:p>
          </table:table-cell>
          <table:table-cell office:value-type="string">
            <text:p>3373</text:p>
          </table:table-cell>
          <table:table-cell office:value-type="string">
            <text:p>0.03142603024014231</text:p>
          </table:table-cell>
          <table:table-cell office:value-type="string">
            <text:p>1988</text:p>
          </table:table-cell>
          <table:table-cell office:value-type="string">
            <text:p>0.589386302994367</text:p>
          </table:table-cell>
          <table:table-cell office:value-type="string">
            <text:p>624</text:p>
          </table:table-cell>
          <table:table-cell office:value-type="string">
            <text:p>0.18499851764008302</text:p>
          </table:table-cell>
          <table:table-cell office:value-type="string">
            <text:p>1</text:p>
          </table:table-cell>
          <table:table-cell office:value-type="string">
            <text:p>0.0002964719833975689</text:p>
          </table:table-cell>
          <table:table-cell office:value-type="string">
            <text:p>0.2579130104130104</text:p>
          </table:table-cell>
          <table:table-cell office:value-type="string">
            <text:p>0.1392950742950743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88</text:p>
          </table:table-cell>
          <table:table-cell office:value-type="string">
            <text:p>0.589386302994367</text:p>
          </table:table-cell>
        </table:table-row>
        <table:table-row>
          <table:table-cell office:value-type="string">
            <text:p>30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806</text:p>
          </table:table-cell>
          <table:table-cell office:value-type="string">
            <text:p>0.04218362282878412</text:p>
          </table:table-cell>
          <table:table-cell office:value-type="string">
            <text:p>446</text:p>
          </table:table-cell>
          <table:table-cell office:value-type="string">
            <text:p>0.5533498759305211</text:p>
          </table:table-cell>
          <table:table-cell office:value-type="string">
            <text:p>332</text:p>
          </table:table-cell>
          <table:table-cell office:value-type="string">
            <text:p>0.4119106699751861</text:p>
          </table:table-cell>
          <table:table-cell office:value-type="string">
            <text:p>1</text:p>
          </table:table-cell>
          <table:table-cell office:value-type="string">
            <text:p>0.0012406947890818859</text:p>
          </table:table-cell>
          <table:table-cell office:value-type="string">
            <text:p>0.44202329416615144</text:p>
          </table:table-cell>
          <table:table-cell office:value-type="string">
            <text:p>0.1620785018552875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6</text:p>
          </table:table-cell>
          <table:table-cell office:value-type="string">
            <text:p>0.5533498759305211</text:p>
          </table:table-cell>
        </table:table-row>
        <table:table-row>
          <table:table-cell office:value-type="string">
            <text:p>31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97</text:p>
          </table:table-cell>
          <table:table-cell office:value-type="string">
            <text:p>0.005018820577164366</text:p>
          </table:table-cell>
          <table:table-cell office:value-type="string">
            <text:p>659</text:p>
          </table:table-cell>
          <table:table-cell office:value-type="string">
            <text:p>0.8268506900878294</text:p>
          </table:table-cell>
          <table:table-cell office:value-type="string">
            <text:p>105</text:p>
          </table:table-cell>
          <table:table-cell office:value-type="string">
            <text:p>0.13174404015056462</text:p>
          </table:table-cell>
          <table:table-cell office:value-type="string">
            <text:p>1</text:p>
          </table:table-cell>
          <table:table-cell office:value-type="string">
            <text:p>0.0012547051442910915</text:p>
          </table:table-cell>
          <table:table-cell office:value-type="string">
            <text:p>0.21538461538461545</text:p>
          </table:table-cell>
          <table:table-cell office:value-type="string">
            <text:p>0.09230769230769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59</text:p>
          </table:table-cell>
          <table:table-cell office:value-type="string">
            <text:p>0.8268506900878294</text:p>
          </table:table-cell>
        </table:table-row>
        <table:table-row>
          <table:table-cell office:value-type="string">
            <text:p>3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37</text:p>
          </table:table-cell>
          <table:table-cell office:value-type="string">
            <text:p>0.10218978102189781</text:p>
          </table:table-cell>
          <table:table-cell office:value-type="string">
            <text:p>67</text:p>
          </table:table-cell>
          <table:table-cell office:value-type="string">
            <text:p>0.48905109489051096</text:p>
          </table:table-cell>
          <table:table-cell office:value-type="string">
            <text:p>87</text:p>
          </table:table-cell>
          <table:table-cell office:value-type="string">
            <text:p>0.635036496350365</text:p>
          </table:table-cell>
          <table:table-cell office:value-type="string">
            <text:p>1</text:p>
          </table:table-cell>
          <table:table-cell office:value-type="string">
            <text:p>0.0072992700729927005</text:p>
          </table:table-cell>
          <table:table-cell office:value-type="string">
            <text:p>0.5988095238095238</text:p>
          </table:table-cell>
          <table:table-cell office:value-type="string">
            <text:p>0.2083333333333333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7</text:p>
          </table:table-cell>
          <table:table-cell office:value-type="string">
            <text:p>0.48905109489051096</text:p>
          </table:table-cell>
        </table:table-row>
        <table:table-row>
          <table:table-cell office:value-type="string">
            <text:p>3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9</text:p>
          </table:table-cell>
          <table:table-cell office:value-type="string">
            <text:p>0.012578616352201259</text:p>
          </table:table-cell>
          <table:table-cell office:value-type="string">
            <text:p>83</text:p>
          </table:table-cell>
          <table:table-cell office:value-type="string">
            <text:p>0.5220125786163522</text:p>
          </table:table-cell>
          <table:table-cell office:value-type="string">
            <text:p>69</text:p>
          </table:table-cell>
          <table:table-cell office:value-type="string">
            <text:p>0.4339622641509434</text:p>
          </table:table-cell>
          <table:table-cell office:value-type="string">
            <text:p>1</text:p>
          </table:table-cell>
          <table:table-cell office:value-type="string">
            <text:p>0.006289308176100629</text:p>
          </table:table-cell>
          <table:table-cell office:value-type="string">
            <text:p>0.2388888888888889</text:p>
          </table:table-cell>
          <table:table-cell office:value-type="string">
            <text:p>-0.00425347222222220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3</text:p>
          </table:table-cell>
          <table:table-cell office:value-type="string">
            <text:p>0.5220125786163522</text:p>
          </table:table-cell>
        </table:table-row>
        <table:table-row>
          <table:table-cell office:value-type="string">
            <text:p>3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6</text:p>
          </table:table-cell>
          <table:table-cell office:value-type="string">
            <text:p>0.11458333333333333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  <table:table-cell office:value-type="string">
            <text:p>74</text:p>
          </table:table-cell>
          <table:table-cell office:value-type="string">
            <text:p>0.7708333333333334</text:p>
          </table:table-cell>
          <table:table-cell office:value-type="string">
            <text:p>1</text:p>
          </table:table-cell>
          <table:table-cell office:value-type="string">
            <text:p>0.010416666666666666</text:p>
          </table:table-cell>
          <table:table-cell office:value-type="string">
            <text:p>0.5327777777777778</text:p>
          </table:table-cell>
          <table:table-cell office:value-type="string">
            <text:p>0.288888888888888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</table:table-row>
        <table:table-row>
          <table:table-cell office:value-type="string">
            <text:p>3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755</text:p>
          </table:table-cell>
          <table:table-cell office:value-type="string">
            <text:p>0.030463576158940398</text:p>
          </table:table-cell>
          <table:table-cell office:value-type="string">
            <text:p>392</text:p>
          </table:table-cell>
          <table:table-cell office:value-type="string">
            <text:p>0.519205298013245</text:p>
          </table:table-cell>
          <table:table-cell office:value-type="string">
            <text:p>218</text:p>
          </table:table-cell>
          <table:table-cell office:value-type="string">
            <text:p>0.28874172185430463</text:p>
          </table:table-cell>
          <table:table-cell office:value-type="string">
            <text:p>1</text:p>
          </table:table-cell>
          <table:table-cell office:value-type="string">
            <text:p>0.0013245033112582781</text:p>
          </table:table-cell>
          <table:table-cell office:value-type="string">
            <text:p>0.39366391184573</text:p>
          </table:table-cell>
          <table:table-cell office:value-type="string">
            <text:p>0.0887052341597796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2</text:p>
          </table:table-cell>
          <table:table-cell office:value-type="string">
            <text:p>0.519205298013245</text:p>
          </table:table-cell>
        </table:table-row>
        <table:table-row>
          <table:table-cell office:value-type="string">
            <text:p>3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37</text:p>
          </table:table-cell>
          <table:table-cell office:value-type="string">
            <text:p>0.012658227848101266</text:p>
          </table:table-cell>
          <table:table-cell office:value-type="string">
            <text:p>176</text:p>
          </table:table-cell>
          <table:table-cell office:value-type="string">
            <text:p>0.7426160337552743</text:p>
          </table:table-cell>
          <table:table-cell office:value-type="string">
            <text:p>71</text:p>
          </table:table-cell>
          <table:table-cell office:value-type="string">
            <text:p>0.29957805907172996</text:p>
          </table:table-cell>
          <table:table-cell office:value-type="string">
            <text:p>1</text:p>
          </table:table-cell>
          <table:table-cell office:value-type="string">
            <text:p>0.004219409282700422</text:p>
          </table:table-cell>
          <table:table-cell office:value-type="string">
            <text:p>0.46424242424242423</text:p>
          </table:table-cell>
          <table:table-cell office:value-type="string">
            <text:p>0.27393939393939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6</text:p>
          </table:table-cell>
          <table:table-cell office:value-type="string">
            <text:p>0.7426160337552743</text:p>
          </table:table-cell>
        </table:table-row>
        <table:table-row>
          <table:table-cell office:value-type="string">
            <text:p>3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748</text:p>
          </table:table-cell>
          <table:table-cell office:value-type="string">
            <text:p>0.026737967914438502</text:p>
          </table:table-cell>
          <table:table-cell office:value-type="string">
            <text:p>462</text:p>
          </table:table-cell>
          <table:table-cell office:value-type="string">
            <text:p>0.6176470588235294</text:p>
          </table:table-cell>
          <table:table-cell office:value-type="string">
            <text:p>193</text:p>
          </table:table-cell>
          <table:table-cell office:value-type="string">
            <text:p>0.2580213903743315</text:p>
          </table:table-cell>
          <table:table-cell office:value-type="string">
            <text:p>1</text:p>
          </table:table-cell>
          <table:table-cell office:value-type="string">
            <text:p>0.001336898395721925</text:p>
          </table:table-cell>
          <table:table-cell office:value-type="string">
            <text:p>0.4</text:p>
          </table:table-cell>
          <table:table-cell office:value-type="string">
            <text:p>0.17500000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2</text:p>
          </table:table-cell>
          <table:table-cell office:value-type="string">
            <text:p>0.6176470588235294</text:p>
          </table:table-cell>
        </table:table-row>
        <table:table-row>
          <table:table-cell office:value-type="string">
            <text:p>3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580</text:p>
          </table:table-cell>
          <table:table-cell office:value-type="string">
            <text:p>0.039655172413793106</text:p>
          </table:table-cell>
          <table:table-cell office:value-type="string">
            <text:p>318</text:p>
          </table:table-cell>
          <table:table-cell office:value-type="string">
            <text:p>0.5482758620689655</text:p>
          </table:table-cell>
          <table:table-cell office:value-type="string">
            <text:p>280</text:p>
          </table:table-cell>
          <table:table-cell office:value-type="string">
            <text:p>0.4827586206896552</text:p>
          </table:table-cell>
          <table:table-cell office:value-type="string">
            <text:p>1</text:p>
          </table:table-cell>
          <table:table-cell office:value-type="string">
            <text:p>0.0017241379310344827</text:p>
          </table:table-cell>
          <table:table-cell office:value-type="string">
            <text:p>0.44276984919842066</text:p>
          </table:table-cell>
          <table:table-cell office:value-type="string">
            <text:p>0.145352697897340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18</text:p>
          </table:table-cell>
          <table:table-cell office:value-type="string">
            <text:p>0.5482758620689655</text:p>
          </table:table-cell>
        </table:table-row>
        <table:table-row>
          <table:table-cell office:value-type="string">
            <text:p>3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47</text:p>
          </table:table-cell>
          <table:table-cell office:value-type="string">
            <text:p>0.027210884353741496</text:p>
          </table:table-cell>
          <table:table-cell office:value-type="string">
            <text:p>37</text:p>
          </table:table-cell>
          <table:table-cell office:value-type="string">
            <text:p>0.25170068027210885</text:p>
          </table:table-cell>
          <table:table-cell office:value-type="string">
            <text:p>86</text:p>
          </table:table-cell>
          <table:table-cell office:value-type="string">
            <text:p>0.5850340136054422</text:p>
          </table:table-cell>
          <table:table-cell office:value-type="string">
            <text:p>1</text:p>
          </table:table-cell>
          <table:table-cell office:value-type="string">
            <text:p>0.006802721088435374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25170068027210885</text:p>
          </table:table-cell>
        </table:table-row>
        <table:table-row>
          <table:table-cell office:value-type="string">
            <text:p>3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546</text:p>
          </table:table-cell>
          <table:table-cell office:value-type="string">
            <text:p>0.054945054945054944</text:p>
          </table:table-cell>
          <table:table-cell office:value-type="string">
            <text:p>546</text:p>
          </table:table-cell>
          <table:table-cell office:value-type="string">
            <text:p>1.0</text:p>
          </table:table-cell>
          <table:table-cell office:value-type="string">
            <text:p>230</text:p>
          </table:table-cell>
          <table:table-cell office:value-type="string">
            <text:p>0.42124542124542125</text:p>
          </table:table-cell>
          <table:table-cell office:value-type="string">
            <text:p>1</text:p>
          </table:table-cell>
          <table:table-cell office:value-type="string">
            <text:p>0.0018315018315018315</text:p>
          </table:table-cell>
          <table:table-cell office:value-type="string">
            <text:p>0.36461279461279467</text:p>
          </table:table-cell>
          <table:table-cell office:value-type="string">
            <text:p>0.0387542087542087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6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office:value-type="string">
            <text:p>0.02631578947368421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  <table:table-cell office:value-type="string">
            <text:p>62</text:p>
          </table:table-cell>
          <table:table-cell office:value-type="string">
            <text:p>0.8157894736842105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4025641025641026</text:p>
          </table:table-cell>
          <table:table-cell office:value-type="string">
            <text:p>0.233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</table:table-row>
        <table:table-row>
          <table:table-cell office:value-type="string">
            <text:p>32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18</text:p>
          </table:table-cell>
          <table:table-cell office:value-type="string">
            <text:p>0.09322033898305085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  <table:table-cell office:value-type="string">
            <text:p>90</text:p>
          </table:table-cell>
          <table:table-cell office:value-type="string">
            <text:p>0.7627118644067796</text:p>
          </table:table-cell>
          <table:table-cell office:value-type="string">
            <text:p>1</text:p>
          </table:table-cell>
          <table:table-cell office:value-type="string">
            <text:p>0.00847457627118644</text:p>
          </table:table-cell>
          <table:table-cell office:value-type="string">
            <text:p>0.4439814814814815</text:p>
          </table:table-cell>
          <table:table-cell office:value-type="string">
            <text:p>0.2407407407407407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</table:table-row>
        <table:table-row>
          <table:table-cell office:value-type="string">
            <text:p>3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516</text:p>
          </table:table-cell>
          <table:table-cell office:value-type="string">
            <text:p>0.03294573643410853</text:p>
          </table:table-cell>
          <table:table-cell office:value-type="string">
            <text:p>147</text:p>
          </table:table-cell>
          <table:table-cell office:value-type="string">
            <text:p>0.28488372093023256</text:p>
          </table:table-cell>
          <table:table-cell office:value-type="string">
            <text:p>268</text:p>
          </table:table-cell>
          <table:table-cell office:value-type="string">
            <text:p>0.5193798449612403</text:p>
          </table:table-cell>
          <table:table-cell office:value-type="string">
            <text:p>1</text:p>
          </table:table-cell>
          <table:table-cell office:value-type="string">
            <text:p>0.001937984496124031</text:p>
          </table:table-cell>
          <table:table-cell office:value-type="string">
            <text:p>0.3613636363636364</text:p>
          </table:table-cell>
          <table:table-cell office:value-type="string">
            <text:p>0.0034090909090909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7</text:p>
          </table:table-cell>
          <table:table-cell office:value-type="string">
            <text:p>0.28488372093023256</text:p>
          </table:table-cell>
        </table:table-row>
        <table:table-row>
          <table:table-cell office:value-type="string">
            <text:p>32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568</text:p>
          </table:table-cell>
          <table:table-cell office:value-type="string">
            <text:p>0.05457746478873239</text:p>
          </table:table-cell>
          <table:table-cell office:value-type="string">
            <text:p>139</text:p>
          </table:table-cell>
          <table:table-cell office:value-type="string">
            <text:p>0.24471830985915494</text:p>
          </table:table-cell>
          <table:table-cell office:value-type="string">
            <text:p>278</text:p>
          </table:table-cell>
          <table:table-cell office:value-type="string">
            <text:p>0.4894366197183099</text:p>
          </table:table-cell>
          <table:table-cell office:value-type="string">
            <text:p>1</text:p>
          </table:table-cell>
          <table:table-cell office:value-type="string">
            <text:p>0.0017605633802816902</text:p>
          </table:table-cell>
          <table:table-cell office:value-type="string">
            <text:p>0.5322277722277722</text:p>
          </table:table-cell>
          <table:table-cell office:value-type="string">
            <text:p>0.129557664557664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9</text:p>
          </table:table-cell>
          <table:table-cell office:value-type="string">
            <text:p>0.24471830985915494</text:p>
          </table:table-cell>
        </table:table-row>
        <table:table-row>
          <table:table-cell office:value-type="string">
            <text:p>32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48</text:p>
          </table:table-cell>
          <table:table-cell office:value-type="string">
            <text:p>0.07432432432432433</text:p>
          </table:table-cell>
          <table:table-cell office:value-type="string">
            <text:p>72</text:p>
          </table:table-cell>
          <table:table-cell office:value-type="string">
            <text:p>0.4864864864864865</text:p>
          </table:table-cell>
          <table:table-cell office:value-type="string">
            <text:p>101</text:p>
          </table:table-cell>
          <table:table-cell office:value-type="string">
            <text:p>0.6824324324324325</text:p>
          </table:table-cell>
          <table:table-cell office:value-type="string">
            <text:p>1</text:p>
          </table:table-cell>
          <table:table-cell office:value-type="string">
            <text:p>0.006756756756756757</text:p>
          </table:table-cell>
          <table:table-cell office:value-type="string">
            <text:p>0.39170940170940166</text:p>
          </table:table-cell>
          <table:table-cell office:value-type="string">
            <text:p>0.17388888888888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4864864864864865</text:p>
          </table:table-cell>
        </table:table-row>
        <table:table-row>
          <table:table-cell office:value-type="string">
            <text:p>3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14</text:p>
          </table:table-cell>
          <table:table-cell office:value-type="string">
            <text:p>0.03508771929824561</text:p>
          </table:table-cell>
          <table:table-cell office:value-type="string">
            <text:p>62</text:p>
          </table:table-cell>
          <table:table-cell office:value-type="string">
            <text:p>0.543859649122807</text:p>
          </table:table-cell>
          <table:table-cell office:value-type="string">
            <text:p>68</text:p>
          </table:table-cell>
          <table:table-cell office:value-type="string">
            <text:p>0.5964912280701754</text:p>
          </table:table-cell>
          <table:table-cell office:value-type="string">
            <text:p>1</text:p>
          </table:table-cell>
          <table:table-cell office:value-type="string">
            <text:p>0.00877192982456140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2</text:p>
          </table:table-cell>
          <table:table-cell office:value-type="string">
            <text:p>0.543859649122807</text:p>
          </table:table-cell>
        </table:table-row>
        <table:table-row>
          <table:table-cell office:value-type="string">
            <text:p>32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546</text:p>
          </table:table-cell>
          <table:table-cell office:value-type="string">
            <text:p>0.054945054945054944</text:p>
          </table:table-cell>
          <table:table-cell office:value-type="string">
            <text:p>546</text:p>
          </table:table-cell>
          <table:table-cell office:value-type="string">
            <text:p>1.0</text:p>
          </table:table-cell>
          <table:table-cell office:value-type="string">
            <text:p>230</text:p>
          </table:table-cell>
          <table:table-cell office:value-type="string">
            <text:p>0.42124542124542125</text:p>
          </table:table-cell>
          <table:table-cell office:value-type="string">
            <text:p>1</text:p>
          </table:table-cell>
          <table:table-cell office:value-type="string">
            <text:p>0.0018315018315018315</text:p>
          </table:table-cell>
          <table:table-cell office:value-type="string">
            <text:p>0.36461279461279467</text:p>
          </table:table-cell>
          <table:table-cell office:value-type="string">
            <text:p>0.0387542087542087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6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2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6</text:p>
          </table:table-cell>
          <table:table-cell office:value-type="string">
            <text:p>0.11458333333333333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  <table:table-cell office:value-type="string">
            <text:p>74</text:p>
          </table:table-cell>
          <table:table-cell office:value-type="string">
            <text:p>0.7708333333333334</text:p>
          </table:table-cell>
          <table:table-cell office:value-type="string">
            <text:p>1</text:p>
          </table:table-cell>
          <table:table-cell office:value-type="string">
            <text:p>0.010416666666666666</text:p>
          </table:table-cell>
          <table:table-cell office:value-type="string">
            <text:p>0.5327777777777778</text:p>
          </table:table-cell>
          <table:table-cell office:value-type="string">
            <text:p>0.288888888888888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</table:table-row>
        <table:table-row>
          <table:table-cell office:value-type="string">
            <text:p>3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938</text:p>
          </table:table-cell>
          <table:table-cell office:value-type="string">
            <text:p>0.026652452025586353</text:p>
          </table:table-cell>
          <table:table-cell office:value-type="string">
            <text:p>575</text:p>
          </table:table-cell>
          <table:table-cell office:value-type="string">
            <text:p>0.6130063965884861</text:p>
          </table:table-cell>
          <table:table-cell office:value-type="string">
            <text:p>182</text:p>
          </table:table-cell>
          <table:table-cell office:value-type="string">
            <text:p>0.19402985074626866</text:p>
          </table:table-cell>
          <table:table-cell office:value-type="string">
            <text:p>1</text:p>
          </table:table-cell>
          <table:table-cell office:value-type="string">
            <text:p>0.0010660980810234541</text:p>
          </table:table-cell>
          <table:table-cell office:value-type="string">
            <text:p>0.3222222222222222</text:p>
          </table:table-cell>
          <table:table-cell office:value-type="string">
            <text:p>0.105555555555555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75</text:p>
          </table:table-cell>
          <table:table-cell office:value-type="string">
            <text:p>0.6130063965884861</text:p>
          </table:table-cell>
        </table:table-row>
        <table:table-row>
          <table:table-cell office:value-type="string">
            <text:p>33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87</text:p>
          </table:table-cell>
          <table:table-cell office:value-type="string">
            <text:p>0.007751937984496124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  <table:table-cell office:value-type="string">
            <text:p>139</text:p>
          </table:table-cell>
          <table:table-cell office:value-type="string">
            <text:p>0.35917312661498707</text:p>
          </table:table-cell>
          <table:table-cell office:value-type="string">
            <text:p>1</text:p>
          </table:table-cell>
          <table:table-cell office:value-type="string">
            <text:p>0.002583979328165375</text:p>
          </table:table-cell>
          <table:table-cell office:value-type="string">
            <text:p>0.5001700680272109</text:p>
          </table:table-cell>
          <table:table-cell office:value-type="string">
            <text:p>0.227551020408163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</table:table-row>
        <table:table-row>
          <table:table-cell office:value-type="string">
            <text:p>33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903</text:p>
          </table:table-cell>
          <table:table-cell office:value-type="string">
            <text:p>0.02768549280177187</text:p>
          </table:table-cell>
          <table:table-cell office:value-type="string">
            <text:p>465</text:p>
          </table:table-cell>
          <table:table-cell office:value-type="string">
            <text:p>0.5149501661129569</text:p>
          </table:table-cell>
          <table:table-cell office:value-type="string">
            <text:p>305</text:p>
          </table:table-cell>
          <table:table-cell office:value-type="string">
            <text:p>0.3377630121816168</text:p>
          </table:table-cell>
          <table:table-cell office:value-type="string">
            <text:p>1</text:p>
          </table:table-cell>
          <table:table-cell office:value-type="string">
            <text:p>0.0011074197120708748</text:p>
          </table:table-cell>
          <table:table-cell office:value-type="string">
            <text:p>0.34291383219954646</text:p>
          </table:table-cell>
          <table:table-cell office:value-type="string">
            <text:p>0.095124716553287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5</text:p>
          </table:table-cell>
          <table:table-cell office:value-type="string">
            <text:p>0.5149501661129569</text:p>
          </table:table-cell>
        </table:table-row>
        <table:table-row>
          <table:table-cell office:value-type="string">
            <text:p>33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5</text:p>
          </table:table-cell>
          <table:table-cell office:value-type="string">
            <text:p>754</text:p>
          </table:table-cell>
          <table:table-cell office:value-type="string">
            <text:p>0.13925729442970822</text:p>
          </table:table-cell>
          <table:table-cell office:value-type="string">
            <text:p>426</text:p>
          </table:table-cell>
          <table:table-cell office:value-type="string">
            <text:p>0.5649867374005305</text:p>
          </table:table-cell>
          <table:table-cell office:value-type="string">
            <text:p>224</text:p>
          </table:table-cell>
          <table:table-cell office:value-type="string">
            <text:p>0.29708222811671087</text:p>
          </table:table-cell>
          <table:table-cell office:value-type="string">
            <text:p>1</text:p>
          </table:table-cell>
          <table:table-cell office:value-type="string">
            <text:p>0.001326259946949602</text:p>
          </table:table-cell>
          <table:table-cell office:value-type="string">
            <text:p>0.2818700396825397</text:p>
          </table:table-cell>
          <table:table-cell office:value-type="string">
            <text:p>0.062822420634920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26</text:p>
          </table:table-cell>
          <table:table-cell office:value-type="string">
            <text:p>0.5649867374005305</text:p>
          </table:table-cell>
        </table:table-row>
        <table:table-row>
          <table:table-cell office:value-type="string">
            <text:p>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18</text:p>
          </table:table-cell>
          <table:table-cell office:value-type="string">
            <text:p>0.1016949152542373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  <table:table-cell office:value-type="string">
            <text:p>91</text:p>
          </table:table-cell>
          <table:table-cell office:value-type="string">
            <text:p>0.7711864406779662</text:p>
          </table:table-cell>
          <table:table-cell office:value-type="string">
            <text:p>1</text:p>
          </table:table-cell>
          <table:table-cell office:value-type="string">
            <text:p>0.00847457627118644</text:p>
          </table:table-cell>
          <table:table-cell office:value-type="string">
            <text:p>0.4439814814814815</text:p>
          </table:table-cell>
          <table:table-cell office:value-type="string">
            <text:p>0.2407407407407407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3813559322033898</text:p>
          </table:table-cell>
        </table:table-row>
        <table:table-row>
          <table:table-cell office:value-type="string">
            <text:p>33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411</text:p>
          </table:table-cell>
          <table:table-cell office:value-type="string">
            <text:p>0.043795620437956206</text:p>
          </table:table-cell>
          <table:table-cell office:value-type="string">
            <text:p>161</text:p>
          </table:table-cell>
          <table:table-cell office:value-type="string">
            <text:p>0.39172749391727496</text:p>
          </table:table-cell>
          <table:table-cell office:value-type="string">
            <text:p>220</text:p>
          </table:table-cell>
          <table:table-cell office:value-type="string">
            <text:p>0.5352798053527981</text:p>
          </table:table-cell>
          <table:table-cell office:value-type="string">
            <text:p>1</text:p>
          </table:table-cell>
          <table:table-cell office:value-type="string">
            <text:p>0.0024330900243309003</text:p>
          </table:table-cell>
          <table:table-cell office:value-type="string">
            <text:p>0.4934057971014494</text:p>
          </table:table-cell>
          <table:table-cell office:value-type="string">
            <text:p>0.249673913043478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1</text:p>
          </table:table-cell>
          <table:table-cell office:value-type="string">
            <text:p>0.39172749391727496</text:p>
          </table:table-cell>
        </table:table-row>
        <table:table-row>
          <table:table-cell office:value-type="string">
            <text:p>3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7</text:p>
          </table:table-cell>
          <table:table-cell office:value-type="string">
            <text:p>0.058365758754863814</text:p>
          </table:table-cell>
          <table:table-cell office:value-type="string">
            <text:p>142</text:p>
          </table:table-cell>
          <table:table-cell office:value-type="string">
            <text:p>0.5525291828793775</text:p>
          </table:table-cell>
          <table:table-cell office:value-type="string">
            <text:p>122</text:p>
          </table:table-cell>
          <table:table-cell office:value-type="string">
            <text:p>0.47470817120622566</text:p>
          </table:table-cell>
          <table:table-cell office:value-type="string">
            <text:p>1</text:p>
          </table:table-cell>
          <table:table-cell office:value-type="string">
            <text:p>0.0038910505836575876</text:p>
          </table:table-cell>
          <table:table-cell office:value-type="string">
            <text:p>0.16988636363636364</text:p>
          </table:table-cell>
          <table:table-cell office:value-type="string">
            <text:p>0.2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2</text:p>
          </table:table-cell>
          <table:table-cell office:value-type="string">
            <text:p>0.5525291828793775</text:p>
          </table:table-cell>
        </table:table-row>
        <table:table-row>
          <table:table-cell office:value-type="string">
            <text:p>3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57</text:p>
          </table:table-cell>
          <table:table-cell office:value-type="string">
            <text:p>0.058365758754863814</text:p>
          </table:table-cell>
          <table:table-cell office:value-type="string">
            <text:p>142</text:p>
          </table:table-cell>
          <table:table-cell office:value-type="string">
            <text:p>0.5525291828793775</text:p>
          </table:table-cell>
          <table:table-cell office:value-type="string">
            <text:p>122</text:p>
          </table:table-cell>
          <table:table-cell office:value-type="string">
            <text:p>0.47470817120622566</text:p>
          </table:table-cell>
          <table:table-cell office:value-type="string">
            <text:p>1</text:p>
          </table:table-cell>
          <table:table-cell office:value-type="string">
            <text:p>0.0038910505836575876</text:p>
          </table:table-cell>
          <table:table-cell office:value-type="string">
            <text:p>0.16988636363636364</text:p>
          </table:table-cell>
          <table:table-cell office:value-type="string">
            <text:p>0.2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2</text:p>
          </table:table-cell>
          <table:table-cell office:value-type="string">
            <text:p>0.5525291828793775</text:p>
          </table:table-cell>
        </table:table-row>
        <table:table-row>
          <table:table-cell office:value-type="string">
            <text:p>33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5</text:p>
          </table:table-cell>
          <table:table-cell office:value-type="string">
            <text:p>1621</text:p>
          </table:table-cell>
          <table:table-cell office:value-type="string">
            <text:p>0.04626773596545342</text:p>
          </table:table-cell>
          <table:table-cell office:value-type="string">
            <text:p>1238</text:p>
          </table:table-cell>
          <table:table-cell office:value-type="string">
            <text:p>0.7637260950030845</text:p>
          </table:table-cell>
          <table:table-cell office:value-type="string">
            <text:p>529</text:p>
          </table:table-cell>
          <table:table-cell office:value-type="string">
            <text:p>0.32634176434299816</text:p>
          </table:table-cell>
          <table:table-cell office:value-type="string">
            <text:p>1</text:p>
          </table:table-cell>
          <table:table-cell office:value-type="string">
            <text:p>0.0006169031462060457</text:p>
          </table:table-cell>
          <table:table-cell office:value-type="string">
            <text:p>0.23863636363636365</text:p>
          </table:table-cell>
          <table:table-cell office:value-type="string">
            <text:p>0.28835227272727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8</text:p>
          </table:table-cell>
          <table:table-cell office:value-type="string">
            <text:p>0.7637260950030845</text:p>
          </table:table-cell>
        </table:table-row>
        <table:table-row>
          <table:table-cell office:value-type="string">
            <text:p>3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5</text:p>
          </table:table-cell>
          <table:table-cell office:value-type="string">
            <text:p>1621</text:p>
          </table:table-cell>
          <table:table-cell office:value-type="string">
            <text:p>0.04626773596545342</text:p>
          </table:table-cell>
          <table:table-cell office:value-type="string">
            <text:p>1238</text:p>
          </table:table-cell>
          <table:table-cell office:value-type="string">
            <text:p>0.7637260950030845</text:p>
          </table:table-cell>
          <table:table-cell office:value-type="string">
            <text:p>529</text:p>
          </table:table-cell>
          <table:table-cell office:value-type="string">
            <text:p>0.32634176434299816</text:p>
          </table:table-cell>
          <table:table-cell office:value-type="string">
            <text:p>1</text:p>
          </table:table-cell>
          <table:table-cell office:value-type="string">
            <text:p>0.0006169031462060457</text:p>
          </table:table-cell>
          <table:table-cell office:value-type="string">
            <text:p>0.23863636363636365</text:p>
          </table:table-cell>
          <table:table-cell office:value-type="string">
            <text:p>0.28835227272727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8</text:p>
          </table:table-cell>
          <table:table-cell office:value-type="string">
            <text:p>0.7637260950030845</text:p>
          </table:table-cell>
        </table:table-row>
        <table:table-row>
          <table:table-cell office:value-type="string">
            <text:p>33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7</text:p>
          </table:table-cell>
          <table:table-cell office:value-type="string">
            <text:p>4147</text:p>
          </table:table-cell>
          <table:table-cell office:value-type="string">
            <text:p>0.037858693031106824</text:p>
          </table:table-cell>
          <table:table-cell office:value-type="string">
            <text:p>2046</text:p>
          </table:table-cell>
          <table:table-cell office:value-type="string">
            <text:p>0.493368700265252</text:p>
          </table:table-cell>
          <table:table-cell office:value-type="string">
            <text:p>1065</text:p>
          </table:table-cell>
          <table:table-cell office:value-type="string">
            <text:p>0.2568121533638775</text:p>
          </table:table-cell>
          <table:table-cell office:value-type="string">
            <text:p>1</text:p>
          </table:table-cell>
          <table:table-cell office:value-type="string">
            <text:p>0.00024113817217265494</text:p>
          </table:table-cell>
          <table:table-cell office:value-type="string">
            <text:p>0.511378400406178</text:p>
          </table:table-cell>
          <table:table-cell office:value-type="string">
            <text:p>0.117550660930290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46</text:p>
          </table:table-cell>
          <table:table-cell office:value-type="string">
            <text:p>0.493368700265252</text:p>
          </table:table-cell>
        </table:table-row>
        <table:table-row>
          <table:table-cell office:value-type="string">
            <text:p>3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7</text:p>
          </table:table-cell>
          <table:table-cell office:value-type="string">
            <text:p>4147</text:p>
          </table:table-cell>
          <table:table-cell office:value-type="string">
            <text:p>0.037858693031106824</text:p>
          </table:table-cell>
          <table:table-cell office:value-type="string">
            <text:p>2046</text:p>
          </table:table-cell>
          <table:table-cell office:value-type="string">
            <text:p>0.493368700265252</text:p>
          </table:table-cell>
          <table:table-cell office:value-type="string">
            <text:p>1065</text:p>
          </table:table-cell>
          <table:table-cell office:value-type="string">
            <text:p>0.2568121533638775</text:p>
          </table:table-cell>
          <table:table-cell office:value-type="string">
            <text:p>1</text:p>
          </table:table-cell>
          <table:table-cell office:value-type="string">
            <text:p>0.00024113817217265494</text:p>
          </table:table-cell>
          <table:table-cell office:value-type="string">
            <text:p>0.511378400406178</text:p>
          </table:table-cell>
          <table:table-cell office:value-type="string">
            <text:p>0.117550660930290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46</text:p>
          </table:table-cell>
          <table:table-cell office:value-type="string">
            <text:p>0.493368700265252</text:p>
          </table:table-cell>
        </table:table-row>
        <table:table-row>
          <table:table-cell office:value-type="string">
            <text:p>34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573</text:p>
          </table:table-cell>
          <table:table-cell office:value-type="string">
            <text:p>0.031413612565445025</text:p>
          </table:table-cell>
          <table:table-cell office:value-type="string">
            <text:p>298</text:p>
          </table:table-cell>
          <table:table-cell office:value-type="string">
            <text:p>0.5200698080279232</text:p>
          </table:table-cell>
          <table:table-cell office:value-type="string">
            <text:p>154</text:p>
          </table:table-cell>
          <table:table-cell office:value-type="string">
            <text:p>0.268760907504363</text:p>
          </table:table-cell>
          <table:table-cell office:value-type="string">
            <text:p>1</text:p>
          </table:table-cell>
          <table:table-cell office:value-type="string">
            <text:p>0.0017452006980802793</text:p>
          </table:table-cell>
          <table:table-cell office:value-type="string">
            <text:p>0.19832810867293613</text:p>
          </table:table-cell>
          <table:table-cell office:value-type="string">
            <text:p>0.021107628004179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98</text:p>
          </table:table-cell>
          <table:table-cell office:value-type="string">
            <text:p>0.5200698080279232</text:p>
          </table:table-cell>
        </table:table-row>
        <table:table-row>
          <table:table-cell office:value-type="string">
            <text:p>3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573</text:p>
          </table:table-cell>
          <table:table-cell office:value-type="string">
            <text:p>0.031413612565445025</text:p>
          </table:table-cell>
          <table:table-cell office:value-type="string">
            <text:p>298</text:p>
          </table:table-cell>
          <table:table-cell office:value-type="string">
            <text:p>0.5200698080279232</text:p>
          </table:table-cell>
          <table:table-cell office:value-type="string">
            <text:p>154</text:p>
          </table:table-cell>
          <table:table-cell office:value-type="string">
            <text:p>0.268760907504363</text:p>
          </table:table-cell>
          <table:table-cell office:value-type="string">
            <text:p>1</text:p>
          </table:table-cell>
          <table:table-cell office:value-type="string">
            <text:p>0.0017452006980802793</text:p>
          </table:table-cell>
          <table:table-cell office:value-type="string">
            <text:p>0.19832810867293613</text:p>
          </table:table-cell>
          <table:table-cell office:value-type="string">
            <text:p>0.021107628004179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98</text:p>
          </table:table-cell>
          <table:table-cell office:value-type="string">
            <text:p>0.5200698080279232</text:p>
          </table:table-cell>
        </table:table-row>
        <table:table-row>
          <table:table-cell office:value-type="string">
            <text:p>3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54</text:p>
          </table:table-cell>
          <table:table-cell office:value-type="string">
            <text:p>0.05844155844155844</text:p>
          </table:table-cell>
          <table:table-cell office:value-type="string">
            <text:p>49</text:p>
          </table:table-cell>
          <table:table-cell office:value-type="string">
            <text:p>0.3181818181818182</text:p>
          </table:table-cell>
          <table:table-cell office:value-type="string">
            <text:p>98</text:p>
          </table:table-cell>
          <table:table-cell office:value-type="string">
            <text:p>0.6363636363636364</text:p>
          </table:table-cell>
          <table:table-cell office:value-type="string">
            <text:p>1</text:p>
          </table:table-cell>
          <table:table-cell office:value-type="string">
            <text:p>0.006493506493506494</text:p>
          </table:table-cell>
          <table:table-cell office:value-type="string">
            <text:p>0.5770833333333333</text:p>
          </table:table-cell>
          <table:table-cell office:value-type="string">
            <text:p>0.23750000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3181818181818182</text:p>
          </table:table-cell>
        </table:table-row>
        <table:table-row>
          <table:table-cell office:value-type="string">
            <text:p>3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4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76</text:p>
          </table:table-cell>
          <table:table-cell office:value-type="string">
            <text:p>0.08522727272727272</text:p>
          </table:table-cell>
          <table:table-cell office:value-type="string">
            <text:p>47</text:p>
          </table:table-cell>
          <table:table-cell office:value-type="string">
            <text:p>0.26704545454545453</text:p>
          </table:table-cell>
          <table:table-cell office:value-type="string">
            <text:p>114</text:p>
          </table:table-cell>
          <table:table-cell office:value-type="string">
            <text:p>0.6477272727272727</text:p>
          </table:table-cell>
          <table:table-cell office:value-type="string">
            <text:p>1</text:p>
          </table:table-cell>
          <table:table-cell office:value-type="string">
            <text:p>0.005681818181818182</text:p>
          </table:table-cell>
          <table:table-cell office:value-type="string">
            <text:p>0.34615384615384615</text:p>
          </table:table-cell>
          <table:table-cell office:value-type="string">
            <text:p>0.075961538461538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7</text:p>
          </table:table-cell>
          <table:table-cell office:value-type="string">
            <text:p>0.26704545454545453</text:p>
          </table:table-cell>
        </table:table-row>
        <table:table-row>
          <table:table-cell office:value-type="string">
            <text:p>3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4</text:p>
          </table:table-cell>
          <table:table-cell office:value-type="string">
            <text:p>0.09740259740259741</text:p>
          </table:table-cell>
          <table:table-cell office:value-type="string">
            <text:p>37</text:p>
          </table:table-cell>
          <table:table-cell office:value-type="string">
            <text:p>0.24025974025974026</text:p>
          </table:table-cell>
          <table:table-cell office:value-type="string">
            <text:p>102</text:p>
          </table:table-cell>
          <table:table-cell office:value-type="string">
            <text:p>0.6623376623376623</text:p>
          </table:table-cell>
          <table:table-cell office:value-type="string">
            <text:p>1</text:p>
          </table:table-cell>
          <table:table-cell office:value-type="string">
            <text:p>0.006493506493506494</text:p>
          </table:table-cell>
          <table:table-cell office:value-type="string">
            <text:p>0.375</text:p>
          </table:table-cell>
          <table:table-cell office:value-type="string">
            <text:p>0.082291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24025974025974026</text:p>
          </table:table-cell>
        </table:table-row>
        <table:table-row>
          <table:table-cell office:value-type="string">
            <text:p>3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633</text:p>
          </table:table-cell>
          <table:table-cell office:value-type="string">
            <text:p>0.05055292259083728</text:p>
          </table:table-cell>
          <table:table-cell office:value-type="string">
            <text:p>367</text:p>
          </table:table-cell>
          <table:table-cell office:value-type="string">
            <text:p>0.5797788309636651</text:p>
          </table:table-cell>
          <table:table-cell office:value-type="string">
            <text:p>112</text:p>
          </table:table-cell>
          <table:table-cell office:value-type="string">
            <text:p>0.1769352290679305</text:p>
          </table:table-cell>
          <table:table-cell office:value-type="string">
            <text:p>1</text:p>
          </table:table-cell>
          <table:table-cell office:value-type="string">
            <text:p>0.001579778830963665</text:p>
          </table:table-cell>
          <table:table-cell office:value-type="string">
            <text:p>0.03333333333333333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7</text:p>
          </table:table-cell>
          <table:table-cell office:value-type="string">
            <text:p>0.5797788309636651</text:p>
          </table:table-cell>
        </table:table-row>
        <table:table-row>
          <table:table-cell office:value-type="string">
            <text:p>3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49</text:p>
          </table:table-cell>
          <table:table-cell office:value-type="string">
            <text:p>0.026845637583892617</text:p>
          </table:table-cell>
          <table:table-cell office:value-type="string">
            <text:p>38</text:p>
          </table:table-cell>
          <table:table-cell office:value-type="string">
            <text:p>0.2550335570469799</text:p>
          </table:table-cell>
          <table:table-cell office:value-type="string">
            <text:p>87</text:p>
          </table:table-cell>
          <table:table-cell office:value-type="string">
            <text:p>0.5838926174496645</text:p>
          </table:table-cell>
          <table:table-cell office:value-type="string">
            <text:p>1</text:p>
          </table:table-cell>
          <table:table-cell office:value-type="string">
            <text:p>0.006711409395973154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8</text:p>
          </table:table-cell>
          <table:table-cell office:value-type="string">
            <text:p>0.2550335570469799</text:p>
          </table:table-cell>
        </table:table-row>
        <table:table-row>
          <table:table-cell office:value-type="string">
            <text:p>349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96</text:p>
          </table:table-cell>
          <table:table-cell office:value-type="string">
            <text:p>0.016891891891891893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  <table:table-cell office:value-type="string">
            <text:p>145</text:p>
          </table:table-cell>
          <table:table-cell office:value-type="string">
            <text:p>0.48986486486486486</text:p>
          </table:table-cell>
          <table:table-cell office:value-type="string">
            <text:p>1</text:p>
          </table:table-cell>
          <table:table-cell office:value-type="string">
            <text:p>0.0033783783783783786</text:p>
          </table:table-cell>
          <table:table-cell office:value-type="string">
            <text:p>0.5513888888888888</text:p>
          </table:table-cell>
          <table:table-cell office:value-type="string">
            <text:p>0.090277777777777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</table:table-row>
        <table:table-row>
          <table:table-cell office:value-type="string">
            <text:p>3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59</text:p>
          </table:table-cell>
          <table:table-cell office:value-type="string">
            <text:p>0.019305019305019305</text:p>
          </table:table-cell>
          <table:table-cell office:value-type="string">
            <text:p>146</text:p>
          </table:table-cell>
          <table:table-cell office:value-type="string">
            <text:p>0.5637065637065637</text:p>
          </table:table-cell>
          <table:table-cell office:value-type="string">
            <text:p>100</text:p>
          </table:table-cell>
          <table:table-cell office:value-type="string">
            <text:p>0.3861003861003861</text:p>
          </table:table-cell>
          <table:table-cell office:value-type="string">
            <text:p>1</text:p>
          </table:table-cell>
          <table:table-cell office:value-type="string">
            <text:p>0.003861003861003861</text:p>
          </table:table-cell>
          <table:table-cell office:value-type="string">
            <text:p>0.4</text:p>
          </table:table-cell>
          <table:table-cell office:value-type="string">
            <text:p>0.307272727272727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6</text:p>
          </table:table-cell>
          <table:table-cell office:value-type="string">
            <text:p>0.5637065637065637</text:p>
          </table:table-cell>
        </table:table-row>
        <table:table-row>
          <table:table-cell office:value-type="string">
            <text:p>35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6</text:p>
          </table:table-cell>
          <table:table-cell office:value-type="string">
            <text:p>0.11458333333333333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  <table:table-cell office:value-type="string">
            <text:p>74</text:p>
          </table:table-cell>
          <table:table-cell office:value-type="string">
            <text:p>0.7708333333333334</text:p>
          </table:table-cell>
          <table:table-cell office:value-type="string">
            <text:p>1</text:p>
          </table:table-cell>
          <table:table-cell office:value-type="string">
            <text:p>0.010416666666666666</text:p>
          </table:table-cell>
          <table:table-cell office:value-type="string">
            <text:p>0.5327777777777778</text:p>
          </table:table-cell>
          <table:table-cell office:value-type="string">
            <text:p>0.288888888888888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645833333333333</text:p>
          </table:table-cell>
        </table:table-row>
        <table:table-row>
          <table:table-cell office:value-type="string">
            <text:p>35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839</text:p>
          </table:table-cell>
          <table:table-cell office:value-type="string">
            <text:p>0.025029797377830752</text:p>
          </table:table-cell>
          <table:table-cell office:value-type="string">
            <text:p>450</text:p>
          </table:table-cell>
          <table:table-cell office:value-type="string">
            <text:p>0.5363528009535161</text:p>
          </table:table-cell>
          <table:table-cell office:value-type="string">
            <text:p>273</text:p>
          </table:table-cell>
          <table:table-cell office:value-type="string">
            <text:p>0.3253873659117998</text:p>
          </table:table-cell>
          <table:table-cell office:value-type="string">
            <text:p>1</text:p>
          </table:table-cell>
          <table:table-cell office:value-type="string">
            <text:p>0.0011918951132300357</text:p>
          </table:table-cell>
          <table:table-cell office:value-type="string">
            <text:p>0.3228696741854636</text:p>
          </table:table-cell>
          <table:table-cell office:value-type="string">
            <text:p>0.082330827067669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0</text:p>
          </table:table-cell>
          <table:table-cell office:value-type="string">
            <text:p>0.5363528009535161</text:p>
          </table:table-cell>
        </table:table-row>
        <table:table-row>
          <table:table-cell office:value-type="string">
            <text:p>35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2</text:p>
          </table:table-cell>
          <table:table-cell office:value-type="string">
            <text:p>0.021739130434782608</text:p>
          </table:table-cell>
          <table:table-cell office:value-type="string">
            <text:p>35</text:p>
          </table:table-cell>
          <table:table-cell office:value-type="string">
            <text:p>0.3804347826086957</text:p>
          </table:table-cell>
          <table:table-cell office:value-type="string">
            <text:p>72</text:p>
          </table:table-cell>
          <table:table-cell office:value-type="string">
            <text:p>0.782608695652174</text:p>
          </table:table-cell>
          <table:table-cell office:value-type="string">
            <text:p>1</text:p>
          </table:table-cell>
          <table:table-cell office:value-type="string">
            <text:p>0.010869565217391304</text:p>
          </table:table-cell>
          <table:table-cell office:value-type="string">
            <text:p>0.6031746031746031</text:p>
          </table:table-cell>
          <table:table-cell office:value-type="string">
            <text:p>0.310317460317460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804347826086957</text:p>
          </table:table-cell>
        </table:table-row>
        <table:table-row>
          <table:table-cell office:value-type="string">
            <text:p>3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30</text:p>
          </table:table-cell>
          <table:table-cell office:value-type="string">
            <text:p>0.967741935483871</text:p>
          </table:table-cell>
          <table:table-cell office:value-type="string">
            <text:p>27</text:p>
          </table:table-cell>
          <table:table-cell office:value-type="string">
            <text:p>0.8709677419354839</text:p>
          </table:table-cell>
          <table:table-cell office:value-type="string">
            <text:p>1</text:p>
          </table:table-cell>
          <table:table-cell office:value-type="string">
            <text:p>0.03225806451612903</text:p>
          </table:table-cell>
          <table:table-cell office:value-type="string">
            <text:p>0.5</text:p>
          </table:table-cell>
          <table:table-cell office:value-type="string">
            <text:p>0.5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0</text:p>
          </table:table-cell>
          <table:table-cell office:value-type="string">
            <text:p>0.967741935483871</text:p>
          </table:table-cell>
        </table:table-row>
        <table:table-row>
          <table:table-cell office:value-type="string">
            <text:p>3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69</text:p>
          </table:table-cell>
          <table:table-cell office:value-type="string">
            <text:p>0.0650887573964497</text:p>
          </table:table-cell>
          <table:table-cell office:value-type="string">
            <text:p>73</text:p>
          </table:table-cell>
          <table:table-cell office:value-type="string">
            <text:p>0.4319526627218935</text:p>
          </table:table-cell>
          <table:table-cell office:value-type="string">
            <text:p>101</text:p>
          </table:table-cell>
          <table:table-cell office:value-type="string">
            <text:p>0.5976331360946746</text:p>
          </table:table-cell>
          <table:table-cell office:value-type="string">
            <text:p>1</text:p>
          </table:table-cell>
          <table:table-cell office:value-type="string">
            <text:p>0.005917159763313609</text:p>
          </table:table-cell>
          <table:table-cell office:value-type="string">
            <text:p>0.3386363636363636</text:p>
          </table:table-cell>
          <table:table-cell office:value-type="string">
            <text:p>0.068181818181818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3</text:p>
          </table:table-cell>
          <table:table-cell office:value-type="string">
            <text:p>0.4319526627218935</text:p>
          </table:table-cell>
        </table:table-row>
        <table:table-row>
          <table:table-cell office:value-type="string">
            <text:p>356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87</text:p>
          </table:table-cell>
          <table:table-cell office:value-type="string">
            <text:p>0.007751937984496124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  <table:table-cell office:value-type="string">
            <text:p>139</text:p>
          </table:table-cell>
          <table:table-cell office:value-type="string">
            <text:p>0.35917312661498707</text:p>
          </table:table-cell>
          <table:table-cell office:value-type="string">
            <text:p>1</text:p>
          </table:table-cell>
          <table:table-cell office:value-type="string">
            <text:p>0.002583979328165375</text:p>
          </table:table-cell>
          <table:table-cell office:value-type="string">
            <text:p>0.5001700680272109</text:p>
          </table:table-cell>
          <table:table-cell office:value-type="string">
            <text:p>0.227551020408163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</table:table-row>
        <table:table-row>
          <table:table-cell office:value-type="string">
            <text:p>35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47</text:p>
          </table:table-cell>
          <table:table-cell office:value-type="string">
            <text:p>0.02040816326530612</text:p>
          </table:table-cell>
          <table:table-cell office:value-type="string">
            <text:p>37</text:p>
          </table:table-cell>
          <table:table-cell office:value-type="string">
            <text:p>0.25170068027210885</text:p>
          </table:table-cell>
          <table:table-cell office:value-type="string">
            <text:p>86</text:p>
          </table:table-cell>
          <table:table-cell office:value-type="string">
            <text:p>0.5850340136054422</text:p>
          </table:table-cell>
          <table:table-cell office:value-type="string">
            <text:p>1</text:p>
          </table:table-cell>
          <table:table-cell office:value-type="string">
            <text:p>0.006802721088435374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25170068027210885</text:p>
          </table:table-cell>
        </table:table-row>
        <table:table-row>
          <table:table-cell office:value-type="string">
            <text:p>35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632</text:p>
          </table:table-cell>
          <table:table-cell office:value-type="string">
            <text:p>0.058544303797468354</text:p>
          </table:table-cell>
          <table:table-cell office:value-type="string">
            <text:p>471</text:p>
          </table:table-cell>
          <table:table-cell office:value-type="string">
            <text:p>0.745253164556962</text:p>
          </table:table-cell>
          <table:table-cell office:value-type="string">
            <text:p>156</text:p>
          </table:table-cell>
          <table:table-cell office:value-type="string">
            <text:p>0.2468354430379747</text:p>
          </table:table-cell>
          <table:table-cell office:value-type="string">
            <text:p>1</text:p>
          </table:table-cell>
          <table:table-cell office:value-type="string">
            <text:p>0.0015822784810126582</text:p>
          </table:table-cell>
          <table:table-cell office:value-type="string">
            <text:p>0.06785714285714287</text:p>
          </table:table-cell>
          <table:table-cell office:value-type="string">
            <text:p>0.0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71</text:p>
          </table:table-cell>
          <table:table-cell office:value-type="string">
            <text:p>0.745253164556962</text:p>
          </table:table-cell>
        </table:table-row>
        <table:table-row>
          <table:table-cell office:value-type="string">
            <text:p>359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77</text:p>
          </table:table-cell>
          <table:table-cell office:value-type="string">
            <text:p>0.02888086642599278</text:p>
          </table:table-cell>
          <table:table-cell office:value-type="string">
            <text:p>112</text:p>
          </table:table-cell>
          <table:table-cell office:value-type="string">
            <text:p>0.4043321299638989</text:p>
          </table:table-cell>
          <table:table-cell office:value-type="string">
            <text:p>148</text:p>
          </table:table-cell>
          <table:table-cell office:value-type="string">
            <text:p>0.5342960288808665</text:p>
          </table:table-cell>
          <table:table-cell office:value-type="string">
            <text:p>1</text:p>
          </table:table-cell>
          <table:table-cell office:value-type="string">
            <text:p>0.0036101083032490976</text:p>
          </table:table-cell>
          <table:table-cell office:value-type="string">
            <text:p>0.5136363636363636</text:p>
          </table:table-cell>
          <table:table-cell office:value-type="string">
            <text:p>0.19545454545454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2</text:p>
          </table:table-cell>
          <table:table-cell office:value-type="string">
            <text:p>0.4043321299638989</text:p>
          </table:table-cell>
        </table:table-row>
        <table:table-row>
          <table:table-cell office:value-type="string">
            <text:p>3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00</text:p>
          </table:table-cell>
          <table:table-cell office:value-type="string">
            <text:p>0.045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  <table:table-cell office:value-type="string">
            <text:p>123</text:p>
          </table:table-cell>
          <table:table-cell office:value-type="string">
            <text:p>0.615</text:p>
          </table:table-cell>
          <table:table-cell office:value-type="string">
            <text:p>1</text:p>
          </table:table-cell>
          <table:table-cell office:value-type="string">
            <text:p>0.005</text:p>
          </table:table-cell>
          <table:table-cell office:value-type="string">
            <text:p>0.5662698412698413</text:p>
          </table:table-cell>
          <table:table-cell office:value-type="string">
            <text:p>0.116468253968253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</table:table-row>
        <table:table-row>
          <table:table-cell office:value-type="string">
            <text:p>36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56</text:p>
          </table:table-cell>
          <table:table-cell office:value-type="string">
            <text:p>0.025179856115107913</text:p>
          </table:table-cell>
          <table:table-cell office:value-type="string">
            <text:p>338</text:p>
          </table:table-cell>
          <table:table-cell office:value-type="string">
            <text:p>0.6079136690647482</text:p>
          </table:table-cell>
          <table:table-cell office:value-type="string">
            <text:p>152</text:p>
          </table:table-cell>
          <table:table-cell office:value-type="string">
            <text:p>0.2733812949640288</text:p>
          </table:table-cell>
          <table:table-cell office:value-type="string">
            <text:p>1</text:p>
          </table:table-cell>
          <table:table-cell office:value-type="string">
            <text:p>0.0017985611510791368</text:p>
          </table:table-cell>
          <table:table-cell office:value-type="string">
            <text:p>0.16666666666666666</text:p>
          </table:table-cell>
          <table:table-cell office:value-type="string">
            <text:p>-0.0888888888888888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8</text:p>
          </table:table-cell>
          <table:table-cell office:value-type="string">
            <text:p>0.6079136690647482</text:p>
          </table:table-cell>
        </table:table-row>
        <table:table-row>
          <table:table-cell office:value-type="string">
            <text:p>36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917</text:p>
          </table:table-cell>
          <table:table-cell office:value-type="string">
            <text:p>0.029443838604143947</text:p>
          </table:table-cell>
          <table:table-cell office:value-type="string">
            <text:p>406</text:p>
          </table:table-cell>
          <table:table-cell office:value-type="string">
            <text:p>0.44274809160305345</text:p>
          </table:table-cell>
          <table:table-cell office:value-type="string">
            <text:p>303</text:p>
          </table:table-cell>
          <table:table-cell office:value-type="string">
            <text:p>0.33042529989094876</text:p>
          </table:table-cell>
          <table:table-cell office:value-type="string">
            <text:p>1</text:p>
          </table:table-cell>
          <table:table-cell office:value-type="string">
            <text:p>0.0010905125408942203</text:p>
          </table:table-cell>
          <table:table-cell office:value-type="string">
            <text:p>0.49369278262720884</text:p>
          </table:table-cell>
          <table:table-cell office:value-type="string">
            <text:p>0.1548966594368746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6</text:p>
          </table:table-cell>
          <table:table-cell office:value-type="string">
            <text:p>0.44274809160305345</text:p>
          </table:table-cell>
        </table:table-row>
        <table:table-row>
          <table:table-cell office:value-type="string">
            <text:p>36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office:value-type="string">
            <text:p>0.02631578947368421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  <table:table-cell office:value-type="string">
            <text:p>62</text:p>
          </table:table-cell>
          <table:table-cell office:value-type="string">
            <text:p>0.8157894736842105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4025641025641026</text:p>
          </table:table-cell>
          <table:table-cell office:value-type="string">
            <text:p>0.233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</table:table-row>
        <table:table-row>
          <table:table-cell office:value-type="string">
            <text:p>36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87</text:p>
          </table:table-cell>
          <table:table-cell office:value-type="string">
            <text:p>0.007751937984496124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  <table:table-cell office:value-type="string">
            <text:p>139</text:p>
          </table:table-cell>
          <table:table-cell office:value-type="string">
            <text:p>0.35917312661498707</text:p>
          </table:table-cell>
          <table:table-cell office:value-type="string">
            <text:p>1</text:p>
          </table:table-cell>
          <table:table-cell office:value-type="string">
            <text:p>0.002583979328165375</text:p>
          </table:table-cell>
          <table:table-cell office:value-type="string">
            <text:p>0.5001700680272109</text:p>
          </table:table-cell>
          <table:table-cell office:value-type="string">
            <text:p>0.227551020408163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6</text:p>
          </table:table-cell>
          <table:table-cell office:value-type="string">
            <text:p>0.5064599483204134</text:p>
          </table:table-cell>
        </table:table-row>
        <table:table-row>
          <table:table-cell office:value-type="string">
            <text:p>36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60</text:p>
          </table:table-cell>
          <table:table-cell office:value-type="string">
            <text:p>0.03125</text:p>
          </table:table-cell>
          <table:table-cell office:value-type="string">
            <text:p>96</text:p>
          </table:table-cell>
          <table:table-cell office:value-type="string">
            <text:p>0.6</text:p>
          </table:table-cell>
          <table:table-cell office:value-type="string">
            <text:p>80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0.00625</text:p>
          </table:table-cell>
          <table:table-cell office:value-type="string">
            <text:p>0.07500000000000001</text:p>
          </table:table-cell>
          <table:table-cell office:value-type="string">
            <text:p>0.0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6</text:p>
          </table:table-cell>
          <table:table-cell office:value-type="string">
            <text:p>0.6</text:p>
          </table:table-cell>
        </table:table-row>
        <table:table-row>
          <table:table-cell office:value-type="string">
            <text:p>36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1</text:p>
          </table:table-cell>
          <table:table-cell office:value-type="string">
            <text:p>0.04878048780487805</text:p>
          </table:table-cell>
          <table:table-cell office:value-type="string">
            <text:p>15</text:p>
          </table:table-cell>
          <table:table-cell office:value-type="string">
            <text:p>0.36585365853658536</text:p>
          </table:table-cell>
          <table:table-cell office:value-type="string">
            <text:p>29</text:p>
          </table:table-cell>
          <table:table-cell office:value-type="string">
            <text:p>0.7073170731707317</text:p>
          </table:table-cell>
          <table:table-cell office:value-type="string">
            <text:p>1</text:p>
          </table:table-cell>
          <table:table-cell office:value-type="string">
            <text:p>0.024390243902439025</text:p>
          </table:table-cell>
          <table:table-cell office:value-type="string">
            <text:p>0.5333333333333333</text:p>
          </table:table-cell>
          <table:table-cell office:value-type="string">
            <text:p>-0.1041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</text:p>
          </table:table-cell>
          <table:table-cell office:value-type="string">
            <text:p>0.36585365853658536</text:p>
          </table:table-cell>
        </table:table-row>
        <table:table-row>
          <table:table-cell office:value-type="string">
            <text:p>3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29</text:p>
          </table:table-cell>
          <table:table-cell office:value-type="string">
            <text:p>0.030395136778115502</text:p>
          </table:table-cell>
          <table:table-cell office:value-type="string">
            <text:p>189</text:p>
          </table:table-cell>
          <table:table-cell office:value-type="string">
            <text:p>0.574468085106383</text:p>
          </table:table-cell>
          <table:table-cell office:value-type="string">
            <text:p>119</text:p>
          </table:table-cell>
          <table:table-cell office:value-type="string">
            <text:p>0.3617021276595745</text:p>
          </table:table-cell>
          <table:table-cell office:value-type="string">
            <text:p>1</text:p>
          </table:table-cell>
          <table:table-cell office:value-type="string">
            <text:p>0.00303951367781155</text:p>
          </table:table-cell>
          <table:table-cell office:value-type="string">
            <text:p>0.06666666666666667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9</text:p>
          </table:table-cell>
          <table:table-cell office:value-type="string">
            <text:p>0.574468085106383</text:p>
          </table:table-cell>
        </table:table-row>
        <table:table-row>
          <table:table-cell office:value-type="string">
            <text:p>36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3</text:p>
          </table:table-cell>
          <table:table-cell office:value-type="string">
            <text:p>0.05825242718446602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  <table:table-cell office:value-type="string">
            <text:p>75</text:p>
          </table:table-cell>
          <table:table-cell office:value-type="string">
            <text:p>0.7281553398058253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34</text:p>
          </table:table-cell>
          <table:table-cell office:value-type="string">
            <text:p>0.282500000000000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</table:table-row>
        <table:table-row>
          <table:table-cell office:value-type="string">
            <text:p>36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34</text:p>
          </table:table-cell>
          <table:table-cell office:value-type="string">
            <text:p>0.07462686567164178</text:p>
          </table:table-cell>
          <table:table-cell office:value-type="string">
            <text:p>59</text:p>
          </table:table-cell>
          <table:table-cell office:value-type="string">
            <text:p>0.44029850746268656</text:p>
          </table:table-cell>
          <table:table-cell office:value-type="string">
            <text:p>89</text:p>
          </table:table-cell>
          <table:table-cell office:value-type="string">
            <text:p>0.664179104477612</text:p>
          </table:table-cell>
          <table:table-cell office:value-type="string">
            <text:p>1</text:p>
          </table:table-cell>
          <table:table-cell office:value-type="string">
            <text:p>0.007462686567164179</text:p>
          </table:table-cell>
          <table:table-cell office:value-type="string">
            <text:p>0.5444444444444445</text:p>
          </table:table-cell>
          <table:table-cell office:value-type="string">
            <text:p>0.1043055555555555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9</text:p>
          </table:table-cell>
          <table:table-cell office:value-type="string">
            <text:p>0.44029850746268656</text:p>
          </table:table-cell>
        </table:table-row>
        <table:table-row>
          <table:table-cell office:value-type="string">
            <text:p>3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1</text:p>
          </table:table-cell>
          <table:table-cell office:value-type="string">
            <text:p>0.07317073170731707</text:p>
          </table:table-cell>
          <table:table-cell office:value-type="string">
            <text:p>15</text:p>
          </table:table-cell>
          <table:table-cell office:value-type="string">
            <text:p>0.36585365853658536</text:p>
          </table:table-cell>
          <table:table-cell office:value-type="string">
            <text:p>29</text:p>
          </table:table-cell>
          <table:table-cell office:value-type="string">
            <text:p>0.7073170731707317</text:p>
          </table:table-cell>
          <table:table-cell office:value-type="string">
            <text:p>1</text:p>
          </table:table-cell>
          <table:table-cell office:value-type="string">
            <text:p>0.024390243902439025</text:p>
          </table:table-cell>
          <table:table-cell office:value-type="string">
            <text:p>0.5333333333333333</text:p>
          </table:table-cell>
          <table:table-cell office:value-type="string">
            <text:p>-0.1041666666666666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</text:p>
          </table:table-cell>
          <table:table-cell office:value-type="string">
            <text:p>0.36585365853658536</text:p>
          </table:table-cell>
        </table:table-row>
        <table:table-row>
          <table:table-cell office:value-type="string">
            <text:p>3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01</text:p>
          </table:table-cell>
          <table:table-cell office:value-type="string">
            <text:p>0.024875621890547265</text:p>
          </table:table-cell>
          <table:table-cell office:value-type="string">
            <text:p>52</text:p>
          </table:table-cell>
          <table:table-cell office:value-type="string">
            <text:p>0.25870646766169153</text:p>
          </table:table-cell>
          <table:table-cell office:value-type="string">
            <text:p>118</text:p>
          </table:table-cell>
          <table:table-cell office:value-type="string">
            <text:p>0.5870646766169154</text:p>
          </table:table-cell>
          <table:table-cell office:value-type="string">
            <text:p>1</text:p>
          </table:table-cell>
          <table:table-cell office:value-type="string">
            <text:p>0.004975124378109453</text:p>
          </table:table-cell>
          <table:table-cell office:value-type="string">
            <text:p>0.43054407713498627</text:p>
          </table:table-cell>
          <table:table-cell office:value-type="string">
            <text:p>0.2345041322314049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25870646766169153</text:p>
          </table:table-cell>
        </table:table-row>
        <table:table-row>
          <table:table-cell office:value-type="string">
            <text:p>37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91</text:p>
          </table:table-cell>
          <table:table-cell office:value-type="string">
            <text:p>0.024054982817869417</text:p>
          </table:table-cell>
          <table:table-cell office:value-type="string">
            <text:p>147</text:p>
          </table:table-cell>
          <table:table-cell office:value-type="string">
            <text:p>0.5051546391752577</text:p>
          </table:table-cell>
          <table:table-cell office:value-type="string">
            <text:p>117</text:p>
          </table:table-cell>
          <table:table-cell office:value-type="string">
            <text:p>0.4020618556701031</text:p>
          </table:table-cell>
          <table:table-cell office:value-type="string">
            <text:p>1</text:p>
          </table:table-cell>
          <table:table-cell office:value-type="string">
            <text:p>0.003436426116838488</text:p>
          </table:table-cell>
          <table:table-cell office:value-type="string">
            <text:p>0.41111111111111115</text:p>
          </table:table-cell>
          <table:table-cell office:value-type="string">
            <text:p>0.044444444444444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7</text:p>
          </table:table-cell>
          <table:table-cell office:value-type="string">
            <text:p>0.5051546391752577</text:p>
          </table:table-cell>
        </table:table-row>
        <table:table-row>
          <table:table-cell office:value-type="string">
            <text:p>37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32</text:p>
          </table:table-cell>
          <table:table-cell office:value-type="string">
            <text:p>0.034482758620689655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  <table:table-cell office:value-type="string">
            <text:p>153</text:p>
          </table:table-cell>
          <table:table-cell office:value-type="string">
            <text:p>0.6594827586206896</text:p>
          </table:table-cell>
          <table:table-cell office:value-type="string">
            <text:p>1</text:p>
          </table:table-cell>
          <table:table-cell office:value-type="string">
            <text:p>0.004310344827586207</text:p>
          </table:table-cell>
          <table:table-cell office:value-type="string">
            <text:p>0.38431372549019605</text:p>
          </table:table-cell>
          <table:table-cell office:value-type="string">
            <text:p>0.169475446428571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</table:table-row>
        <table:table-row>
          <table:table-cell office:value-type="string">
            <text:p>374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1</text:p>
          </table:table-cell>
          <table:table-cell office:value-type="string">
            <text:p>28</text:p>
          </table:table-cell>
          <table:table-cell office:value-type="string">
            <text:p>823</text:p>
          </table:table-cell>
          <table:table-cell office:value-type="string">
            <text:p>0.03402187120291616</text:p>
          </table:table-cell>
          <table:table-cell office:value-type="string">
            <text:p>431</text:p>
          </table:table-cell>
          <table:table-cell office:value-type="string">
            <text:p>0.5236938031591738</text:p>
          </table:table-cell>
          <table:table-cell office:value-type="string">
            <text:p>297</text:p>
          </table:table-cell>
          <table:table-cell office:value-type="string">
            <text:p>0.36087484811664644</text:p>
          </table:table-cell>
          <table:table-cell office:value-type="string">
            <text:p>1</text:p>
          </table:table-cell>
          <table:table-cell office:value-type="string">
            <text:p>0.001215066828675577</text:p>
          </table:table-cell>
          <table:table-cell office:value-type="string">
            <text:p>0.3732142857142858</text:p>
          </table:table-cell>
          <table:table-cell office:value-type="string">
            <text:p>0.128571428571428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1</text:p>
          </table:table-cell>
          <table:table-cell office:value-type="string">
            <text:p>0.5236938031591738</text:p>
          </table:table-cell>
        </table:table-row>
        <table:table-row>
          <table:table-cell office:value-type="string">
            <text:p>375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27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30708661417322836</text:p>
          </table:table-cell>
          <table:table-cell office:value-type="string">
            <text:p>75</text:p>
          </table:table-cell>
          <table:table-cell office:value-type="string">
            <text:p>0.5905511811023622</text:p>
          </table:table-cell>
          <table:table-cell office:value-type="string">
            <text:p>1</text:p>
          </table:table-cell>
          <table:table-cell office:value-type="string">
            <text:p>0.007874015748031496</text:p>
          </table:table-cell>
          <table:table-cell office:value-type="string">
            <text:p>0.5098765432098766</text:p>
          </table:table-cell>
          <table:table-cell office:value-type="string">
            <text:p>0.45356867283950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30708661417322836</text:p>
          </table:table-cell>
        </table:table-row>
        <table:table-row>
          <table:table-cell office:value-type="string">
            <text:p>3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785</text:p>
          </table:table-cell>
          <table:table-cell office:value-type="string">
            <text:p>0.03949044585987261</text:p>
          </table:table-cell>
          <table:table-cell office:value-type="string">
            <text:p>368</text:p>
          </table:table-cell>
          <table:table-cell office:value-type="string">
            <text:p>0.46878980891719746</text:p>
          </table:table-cell>
          <table:table-cell office:value-type="string">
            <text:p>284</text:p>
          </table:table-cell>
          <table:table-cell office:value-type="string">
            <text:p>0.36178343949044584</text:p>
          </table:table-cell>
          <table:table-cell office:value-type="string">
            <text:p>1</text:p>
          </table:table-cell>
          <table:table-cell office:value-type="string">
            <text:p>0.0012738853503184713</text:p>
          </table:table-cell>
          <table:table-cell office:value-type="string">
            <text:p>0.4640541125541127</text:p>
          </table:table-cell>
          <table:table-cell office:value-type="string">
            <text:p>0.25252813852813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8</text:p>
          </table:table-cell>
          <table:table-cell office:value-type="string">
            <text:p>0.46878980891719746</text:p>
          </table:table-cell>
        </table:table-row>
        <table:table-row>
          <table:table-cell office:value-type="string">
            <text:p>37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70</text:p>
          </table:table-cell>
          <table:table-cell office:value-type="string">
            <text:p>0.058823529411764705</text:p>
          </table:table-cell>
          <table:table-cell office:value-type="string">
            <text:p>49</text:p>
          </table:table-cell>
          <table:table-cell office:value-type="string">
            <text:p>0.28823529411764703</text:p>
          </table:table-cell>
          <table:table-cell office:value-type="string">
            <text:p>93</text:p>
          </table:table-cell>
          <table:table-cell office:value-type="string">
            <text:p>0.5470588235294118</text:p>
          </table:table-cell>
          <table:table-cell office:value-type="string">
            <text:p>1</text:p>
          </table:table-cell>
          <table:table-cell office:value-type="string">
            <text:p>0.0058823529411764705</text:p>
          </table:table-cell>
          <table:table-cell office:value-type="string">
            <text:p>0.429985119047619</text:p>
          </table:table-cell>
          <table:table-cell office:value-type="string">
            <text:p>0.221130952380952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28823529411764703</text:p>
          </table:table-cell>
        </table:table-row>
        <table:table-row>
          <table:table-cell office:value-type="string">
            <text:p>37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71</text:p>
          </table:table-cell>
          <table:table-cell office:value-type="string">
            <text:p>0.02952029520295203</text:p>
          </table:table-cell>
          <table:table-cell office:value-type="string">
            <text:p>45</text:p>
          </table:table-cell>
          <table:table-cell office:value-type="string">
            <text:p>0.16605166051660517</text:p>
          </table:table-cell>
          <table:table-cell office:value-type="string">
            <text:p>163</text:p>
          </table:table-cell>
          <table:table-cell office:value-type="string">
            <text:p>0.6014760147601476</text:p>
          </table:table-cell>
          <table:table-cell office:value-type="string">
            <text:p>1</text:p>
          </table:table-cell>
          <table:table-cell office:value-type="string">
            <text:p>0.0036900369003690036</text:p>
          </table:table-cell>
          <table:table-cell office:value-type="string">
            <text:p>0.7003463203463204</text:p>
          </table:table-cell>
          <table:table-cell office:value-type="string">
            <text:p>0.400270562770562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</text:p>
          </table:table-cell>
          <table:table-cell office:value-type="string">
            <text:p>0.16605166051660517</text:p>
          </table:table-cell>
        </table:table-row>
        <table:table-row>
          <table:table-cell office:value-type="string">
            <text:p>37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73</text:p>
          </table:table-cell>
          <table:table-cell office:value-type="string">
            <text:p>0.00804289544235925</text:p>
          </table:table-cell>
          <table:table-cell office:value-type="string">
            <text:p>370</text:p>
          </table:table-cell>
          <table:table-cell office:value-type="string">
            <text:p>0.9919571045576407</text:p>
          </table:table-cell>
          <table:table-cell office:value-type="string">
            <text:p>15</text:p>
          </table:table-cell>
          <table:table-cell office:value-type="string">
            <text:p>0.040214477211796246</text:p>
          </table:table-cell>
          <table:table-cell office:value-type="string">
            <text:p>1</text:p>
          </table:table-cell>
          <table:table-cell office:value-type="string">
            <text:p>0.00268096514745308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0</text:p>
          </table:table-cell>
          <table:table-cell office:value-type="string">
            <text:p>0.9919571045576407</text:p>
          </table:table-cell>
        </table:table-row>
        <table:table-row>
          <table:table-cell office:value-type="string">
            <text:p>38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25</text:p>
          </table:table-cell>
          <table:table-cell office:value-type="string">
            <text:p>0.048</text:p>
          </table:table-cell>
          <table:table-cell office:value-type="string">
            <text:p>37</text:p>
          </table:table-cell>
          <table:table-cell office:value-type="string">
            <text:p>0.296</text:p>
          </table:table-cell>
          <table:table-cell office:value-type="string">
            <text:p>89</text:p>
          </table:table-cell>
          <table:table-cell office:value-type="string">
            <text:p>0.712</text:p>
          </table:table-cell>
          <table:table-cell office:value-type="string">
            <text:p>1</text:p>
          </table:table-cell>
          <table:table-cell office:value-type="string">
            <text:p>0.008</text:p>
          </table:table-cell>
          <table:table-cell office:value-type="string">
            <text:p>0.2833333333333334</text:p>
          </table:table-cell>
          <table:table-cell office:value-type="string">
            <text:p>0.23541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7</text:p>
          </table:table-cell>
          <table:table-cell office:value-type="string">
            <text:p>0.296</text:p>
          </table:table-cell>
        </table:table-row>
        <table:table-row>
          <table:table-cell office:value-type="string">
            <text:p>38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3</text:p>
          </table:table-cell>
          <table:table-cell office:value-type="string">
            <text:p>0.05825242718446602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  <table:table-cell office:value-type="string">
            <text:p>75</text:p>
          </table:table-cell>
          <table:table-cell office:value-type="string">
            <text:p>0.7281553398058253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4</text:p>
          </table:table-cell>
          <table:table-cell office:value-type="string">
            <text:p>0.342499999999999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</table:table-row>
        <table:table-row>
          <table:table-cell office:value-type="string">
            <text:p>38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3</text:p>
          </table:table-cell>
          <table:table-cell office:value-type="string">
            <text:p>0.05825242718446602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  <table:table-cell office:value-type="string">
            <text:p>75</text:p>
          </table:table-cell>
          <table:table-cell office:value-type="string">
            <text:p>0.7281553398058253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4</text:p>
          </table:table-cell>
          <table:table-cell office:value-type="string">
            <text:p>0.342499999999999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</table:table-row>
        <table:table-row>
          <table:table-cell office:value-type="string">
            <text:p>38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583</text:p>
          </table:table-cell>
          <table:table-cell office:value-type="string">
            <text:p>0.029159519725557463</text:p>
          </table:table-cell>
          <table:table-cell office:value-type="string">
            <text:p>189</text:p>
          </table:table-cell>
          <table:table-cell office:value-type="string">
            <text:p>0.3241852487135506</text:p>
          </table:table-cell>
          <table:table-cell office:value-type="string">
            <text:p>259</text:p>
          </table:table-cell>
          <table:table-cell office:value-type="string">
            <text:p>0.444253859348199</text:p>
          </table:table-cell>
          <table:table-cell office:value-type="string">
            <text:p>1</text:p>
          </table:table-cell>
          <table:table-cell office:value-type="string">
            <text:p>0.0017152658662092624</text:p>
          </table:table-cell>
          <table:table-cell office:value-type="string">
            <text:p>0.46534090909090914</text:p>
          </table:table-cell>
          <table:table-cell office:value-type="string">
            <text:p>0.111715367965367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9</text:p>
          </table:table-cell>
          <table:table-cell office:value-type="string">
            <text:p>0.3241852487135506</text:p>
          </table:table-cell>
        </table:table-row>
        <table:table-row>
          <table:table-cell office:value-type="string">
            <text:p>38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03</text:p>
          </table:table-cell>
          <table:table-cell office:value-type="string">
            <text:p>0.05825242718446602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  <table:table-cell office:value-type="string">
            <text:p>75</text:p>
          </table:table-cell>
          <table:table-cell office:value-type="string">
            <text:p>0.7281553398058253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4</text:p>
          </table:table-cell>
          <table:table-cell office:value-type="string">
            <text:p>0.342499999999999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</text:p>
          </table:table-cell>
          <table:table-cell office:value-type="string">
            <text:p>0.2621359223300971</text:p>
          </table:table-cell>
        </table:table-row>
        <table:table-row>
          <table:table-cell office:value-type="string">
            <text:p>38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59</text:p>
          </table:table-cell>
          <table:table-cell office:value-type="string">
            <text:p>0.06177606177606178</text:p>
          </table:table-cell>
          <table:table-cell office:value-type="string">
            <text:p>113</text:p>
          </table:table-cell>
          <table:table-cell office:value-type="string">
            <text:p>0.4362934362934363</text:p>
          </table:table-cell>
          <table:table-cell office:value-type="string">
            <text:p>174</text:p>
          </table:table-cell>
          <table:table-cell office:value-type="string">
            <text:p>0.6718146718146718</text:p>
          </table:table-cell>
          <table:table-cell office:value-type="string">
            <text:p>1</text:p>
          </table:table-cell>
          <table:table-cell office:value-type="string">
            <text:p>0.003861003861003861</text:p>
          </table:table-cell>
          <table:table-cell office:value-type="string">
            <text:p>0.28666666666666674</text:p>
          </table:table-cell>
          <table:table-cell office:value-type="string">
            <text:p>0.0862500000000000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3</text:p>
          </table:table-cell>
          <table:table-cell office:value-type="string">
            <text:p>0.4362934362934363</text:p>
          </table:table-cell>
        </table:table-row>
        <table:table-row>
          <table:table-cell office:value-type="string">
            <text:p>38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51</text:p>
          </table:table-cell>
          <table:table-cell office:value-type="string">
            <text:p>0.027888446215139442</text:p>
          </table:table-cell>
          <table:table-cell office:value-type="string">
            <text:p>153</text:p>
          </table:table-cell>
          <table:table-cell office:value-type="string">
            <text:p>0.6095617529880478</text:p>
          </table:table-cell>
          <table:table-cell office:value-type="string">
            <text:p>107</text:p>
          </table:table-cell>
          <table:table-cell office:value-type="string">
            <text:p>0.4262948207171315</text:p>
          </table:table-cell>
          <table:table-cell office:value-type="string">
            <text:p>1</text:p>
          </table:table-cell>
          <table:table-cell office:value-type="string">
            <text:p>0.00398406374501992</text:p>
          </table:table-cell>
          <table:table-cell office:value-type="string">
            <text:p>0.4023809523809524</text:p>
          </table:table-cell>
          <table:table-cell office:value-type="string">
            <text:p>0.11495535714285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3</text:p>
          </table:table-cell>
          <table:table-cell office:value-type="string">
            <text:p>0.6095617529880478</text:p>
          </table:table-cell>
        </table:table-row>
        <table:table-row>
          <table:table-cell office:value-type="string">
            <text:p>38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42</text:p>
          </table:table-cell>
          <table:table-cell office:value-type="string">
            <text:p>0.017543859649122806</text:p>
          </table:table-cell>
          <table:table-cell office:value-type="string">
            <text:p>121</text:p>
          </table:table-cell>
          <table:table-cell office:value-type="string">
            <text:p>0.3538011695906433</text:p>
          </table:table-cell>
          <table:table-cell office:value-type="string">
            <text:p>149</text:p>
          </table:table-cell>
          <table:table-cell office:value-type="string">
            <text:p>0.43567251461988304</text:p>
          </table:table-cell>
          <table:table-cell office:value-type="string">
            <text:p>1</text:p>
          </table:table-cell>
          <table:table-cell office:value-type="string">
            <text:p>0.0029239766081871343</text:p>
          </table:table-cell>
          <table:table-cell office:value-type="string">
            <text:p>0.5355555555555555</text:p>
          </table:table-cell>
          <table:table-cell office:value-type="string">
            <text:p>0.183888888888888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1</text:p>
          </table:table-cell>
          <table:table-cell office:value-type="string">
            <text:p>0.3538011695906433</text:p>
          </table:table-cell>
        </table:table-row>
        <table:table-row>
          <table:table-cell office:value-type="string">
            <text:p>39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748</text:p>
          </table:table-cell>
          <table:table-cell office:value-type="string">
            <text:p>0.026737967914438502</text:p>
          </table:table-cell>
          <table:table-cell office:value-type="string">
            <text:p>462</text:p>
          </table:table-cell>
          <table:table-cell office:value-type="string">
            <text:p>0.6176470588235294</text:p>
          </table:table-cell>
          <table:table-cell office:value-type="string">
            <text:p>193</text:p>
          </table:table-cell>
          <table:table-cell office:value-type="string">
            <text:p>0.2580213903743315</text:p>
          </table:table-cell>
          <table:table-cell office:value-type="string">
            <text:p>1</text:p>
          </table:table-cell>
          <table:table-cell office:value-type="string">
            <text:p>0.001336898395721925</text:p>
          </table:table-cell>
          <table:table-cell office:value-type="string">
            <text:p>0.4</text:p>
          </table:table-cell>
          <table:table-cell office:value-type="string">
            <text:p>0.17500000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2</text:p>
          </table:table-cell>
          <table:table-cell office:value-type="string">
            <text:p>0.6176470588235294</text:p>
          </table:table-cell>
        </table:table-row>
        <table:table-row>
          <table:table-cell office:value-type="string">
            <text:p>3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23</text:p>
          </table:table-cell>
          <table:table-cell office:value-type="string">
            <text:p>0.02247191011235955</text:p>
          </table:table-cell>
          <table:table-cell office:value-type="string">
            <text:p>123</text:p>
          </table:table-cell>
          <table:table-cell office:value-type="string">
            <text:p>0.19743178170144463</text:p>
          </table:table-cell>
          <table:table-cell office:value-type="string">
            <text:p>292</text:p>
          </table:table-cell>
          <table:table-cell office:value-type="string">
            <text:p>0.46869983948635635</text:p>
          </table:table-cell>
          <table:table-cell office:value-type="string">
            <text:p>1</text:p>
          </table:table-cell>
          <table:table-cell office:value-type="string">
            <text:p>0.0016051364365971107</text:p>
          </table:table-cell>
          <table:table-cell office:value-type="string">
            <text:p>0.43106060606060614</text:p>
          </table:table-cell>
          <table:table-cell office:value-type="string">
            <text:p>0.10177432216905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19743178170144463</text:p>
          </table:table-cell>
        </table:table-row>
        <table:table-row>
          <table:table-cell office:value-type="string">
            <text:p>39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4306</text:p>
          </table:table-cell>
          <table:table-cell office:value-type="string">
            <text:p>0.03855085926614027</text:p>
          </table:table-cell>
          <table:table-cell office:value-type="string">
            <text:p>1924</text:p>
          </table:table-cell>
          <table:table-cell office:value-type="string">
            <text:p>0.44681839294008363</text:p>
          </table:table-cell>
          <table:table-cell office:value-type="string">
            <text:p>843</text:p>
          </table:table-cell>
          <table:table-cell office:value-type="string">
            <text:p>0.19577333952624246</text:p>
          </table:table-cell>
          <table:table-cell office:value-type="string">
            <text:p>1</text:p>
          </table:table-cell>
          <table:table-cell office:value-type="string">
            <text:p>0.00023223409196470042</text:p>
          </table:table-cell>
          <table:table-cell office:value-type="string">
            <text:p>0.5188832454674039</text:p>
          </table:table-cell>
          <table:table-cell office:value-type="string">
            <text:p>0.150316752657408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24</text:p>
          </table:table-cell>
          <table:table-cell office:value-type="string">
            <text:p>0.44681839294008363</text:p>
          </table:table-cell>
        </table:table-row>
        <table:table-row>
          <table:table-cell office:value-type="string">
            <text:p>39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33</text:p>
          </table:table-cell>
          <table:table-cell office:value-type="string">
            <text:p>0.012875536480686695</text:p>
          </table:table-cell>
          <table:table-cell office:value-type="string">
            <text:p>129</text:p>
          </table:table-cell>
          <table:table-cell office:value-type="string">
            <text:p>0.5536480686695279</text:p>
          </table:table-cell>
          <table:table-cell office:value-type="string">
            <text:p>140</text:p>
          </table:table-cell>
          <table:table-cell office:value-type="string">
            <text:p>0.6008583690987125</text:p>
          </table:table-cell>
          <table:table-cell office:value-type="string">
            <text:p>1</text:p>
          </table:table-cell>
          <table:table-cell office:value-type="string">
            <text:p>0.004291845493562232</text:p>
          </table:table-cell>
          <table:table-cell office:value-type="string">
            <text:p>0.5112244897959183</text:p>
          </table:table-cell>
          <table:table-cell office:value-type="string">
            <text:p>0.153273809523809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9</text:p>
          </table:table-cell>
          <table:table-cell office:value-type="string">
            <text:p>0.5536480686695279</text:p>
          </table:table-cell>
        </table:table-row>
        <table:table-row>
          <table:table-cell office:value-type="string">
            <text:p>39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00</text:p>
          </table:table-cell>
          <table:table-cell office:value-type="string">
            <text:p>0.03</text:p>
          </table:table-cell>
          <table:table-cell office:value-type="string">
            <text:p>50</text:p>
          </table:table-cell>
          <table:table-cell office:value-type="string">
            <text:p>0.25</text:p>
          </table:table-cell>
          <table:table-cell office:value-type="string">
            <text:p>118</text:p>
          </table:table-cell>
          <table:table-cell office:value-type="string">
            <text:p>0.59</text:p>
          </table:table-cell>
          <table:table-cell office:value-type="string">
            <text:p>1</text:p>
          </table:table-cell>
          <table:table-cell office:value-type="string">
            <text:p>0.005</text:p>
          </table:table-cell>
          <table:table-cell office:value-type="string">
            <text:p>0.4729683195592287</text:p>
          </table:table-cell>
          <table:table-cell office:value-type="string">
            <text:p>0.252685950413223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0</text:p>
          </table:table-cell>
          <table:table-cell office:value-type="string">
            <text:p>0.25</text:p>
          </table:table-cell>
        </table:table-row>
        <table:table-row>
          <table:table-cell office:value-type="string">
            <text:p>39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700</text:p>
          </table:table-cell>
          <table:table-cell office:value-type="string">
            <text:p>0.02857142857142857</text:p>
          </table:table-cell>
          <table:table-cell office:value-type="string">
            <text:p>527</text:p>
          </table:table-cell>
          <table:table-cell office:value-type="string">
            <text:p>0.7528571428571429</text:p>
          </table:table-cell>
          <table:table-cell office:value-type="string">
            <text:p>253</text:p>
          </table:table-cell>
          <table:table-cell office:value-type="string">
            <text:p>0.36142857142857143</text:p>
          </table:table-cell>
          <table:table-cell office:value-type="string">
            <text:p>1</text:p>
          </table:table-cell>
          <table:table-cell office:value-type="string">
            <text:p>0.0014285714285714286</text:p>
          </table:table-cell>
          <table:table-cell office:value-type="string">
            <text:p>0.29744318181818186</text:p>
          </table:table-cell>
          <table:table-cell office:value-type="string">
            <text:p>0.0545454545454545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7</text:p>
          </table:table-cell>
          <table:table-cell office:value-type="string">
            <text:p>0.7528571428571429</text:p>
          </table:table-cell>
        </table:table-row>
        <table:table-row>
          <table:table-cell office:value-type="string">
            <text:p>39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19</text:p>
          </table:table-cell>
          <table:table-cell office:value-type="string">
            <text:p>0.025210084033613446</text:p>
          </table:table-cell>
          <table:table-cell office:value-type="string">
            <text:p>23</text:p>
          </table:table-cell>
          <table:table-cell office:value-type="string">
            <text:p>0.19327731092436976</text:p>
          </table:table-cell>
          <table:table-cell office:value-type="string">
            <text:p>87</text:p>
          </table:table-cell>
          <table:table-cell office:value-type="string">
            <text:p>0.7310924369747899</text:p>
          </table:table-cell>
          <table:table-cell office:value-type="string">
            <text:p>1</text:p>
          </table:table-cell>
          <table:table-cell office:value-type="string">
            <text:p>0.008403361344537815</text:p>
          </table:table-cell>
          <table:table-cell office:value-type="string">
            <text:p>0.4199224386724387</text:p>
          </table:table-cell>
          <table:table-cell office:value-type="string">
            <text:p>0.0883973665223665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</text:p>
          </table:table-cell>
          <table:table-cell office:value-type="string">
            <text:p>0.19327731092436976</text:p>
          </table:table-cell>
        </table:table-row>
        <table:table-row>
          <table:table-cell office:value-type="string">
            <text:p>39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47</text:p>
          </table:table-cell>
          <table:table-cell office:value-type="string">
            <text:p>0.06072874493927125</text:p>
          </table:table-cell>
          <table:table-cell office:value-type="string">
            <text:p>104</text:p>
          </table:table-cell>
          <table:table-cell office:value-type="string">
            <text:p>0.42105263157894735</text:p>
          </table:table-cell>
          <table:table-cell office:value-type="string">
            <text:p>146</text:p>
          </table:table-cell>
          <table:table-cell office:value-type="string">
            <text:p>0.5910931174089069</text:p>
          </table:table-cell>
          <table:table-cell office:value-type="string">
            <text:p>1</text:p>
          </table:table-cell>
          <table:table-cell office:value-type="string">
            <text:p>0.004048582995951417</text:p>
          </table:table-cell>
          <table:table-cell office:value-type="string">
            <text:p>0.5033333333333334</text:p>
          </table:table-cell>
          <table:table-cell office:value-type="string">
            <text:p>0.33911458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4</text:p>
          </table:table-cell>
          <table:table-cell office:value-type="string">
            <text:p>0.42105263157894735</text:p>
          </table:table-cell>
        </table:table-row>
        <table:table-row>
          <table:table-cell office:value-type="string">
            <text:p>39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3</text:p>
          </table:table-cell>
          <table:table-cell office:value-type="string">
            <text:p>0.04065040650406504</text:p>
          </table:table-cell>
          <table:table-cell office:value-type="string">
            <text:p>72</text:p>
          </table:table-cell>
          <table:table-cell office:value-type="string">
            <text:p>0.5853658536585366</text:p>
          </table:table-cell>
          <table:table-cell office:value-type="string">
            <text:p>74</text:p>
          </table:table-cell>
          <table:table-cell office:value-type="string">
            <text:p>0.6016260162601627</text:p>
          </table:table-cell>
          <table:table-cell office:value-type="string">
            <text:p>1</text:p>
          </table:table-cell>
          <table:table-cell office:value-type="string">
            <text:p>0.008130081300813009</text:p>
          </table:table-cell>
          <table:table-cell office:value-type="string">
            <text:p>0.06666666666666667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5853658536585366</text:p>
          </table:table-cell>
        </table:table-row>
        <table:table-row>
          <table:table-cell office:value-type="string">
            <text:p>39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10</text:p>
          </table:table-cell>
          <table:table-cell office:value-type="string">
            <text:p>0.047619047619047616</text:p>
          </table:table-cell>
          <table:table-cell office:value-type="string">
            <text:p>72</text:p>
          </table:table-cell>
          <table:table-cell office:value-type="string">
            <text:p>0.34285714285714286</text:p>
          </table:table-cell>
          <table:table-cell office:value-type="string">
            <text:p>137</text:p>
          </table:table-cell>
          <table:table-cell office:value-type="string">
            <text:p>0.6523809523809524</text:p>
          </table:table-cell>
          <table:table-cell office:value-type="string">
            <text:p>1</text:p>
          </table:table-cell>
          <table:table-cell office:value-type="string">
            <text:p>0.004761904761904762</text:p>
          </table:table-cell>
          <table:table-cell office:value-type="string">
            <text:p>0.40767676767676764</text:p>
          </table:table-cell>
          <table:table-cell office:value-type="string">
            <text:p>0.16768398268398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34285714285714286</text:p>
          </table:table-cell>
        </table:table-row>
        <table:table-row>
          <table:table-cell office:value-type="string">
            <text:p>40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96</text:p>
          </table:table-cell>
          <table:table-cell office:value-type="string">
            <text:p>0.016891891891891893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  <table:table-cell office:value-type="string">
            <text:p>145</text:p>
          </table:table-cell>
          <table:table-cell office:value-type="string">
            <text:p>0.48986486486486486</text:p>
          </table:table-cell>
          <table:table-cell office:value-type="string">
            <text:p>1</text:p>
          </table:table-cell>
          <table:table-cell office:value-type="string">
            <text:p>0.0033783783783783786</text:p>
          </table:table-cell>
          <table:table-cell office:value-type="string">
            <text:p>0.5513888888888888</text:p>
          </table:table-cell>
          <table:table-cell office:value-type="string">
            <text:p>0.090277777777777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</table:table-row>
        <table:table-row>
          <table:table-cell office:value-type="string">
            <text:p>4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35</text:p>
          </table:table-cell>
          <table:table-cell office:value-type="string">
            <text:p>0.008955223880597015</text:p>
          </table:table-cell>
          <table:table-cell office:value-type="string">
            <text:p>238</text:p>
          </table:table-cell>
          <table:table-cell office:value-type="string">
            <text:p>0.7104477611940299</text:p>
          </table:table-cell>
          <table:table-cell office:value-type="string">
            <text:p>113</text:p>
          </table:table-cell>
          <table:table-cell office:value-type="string">
            <text:p>0.3373134328358209</text:p>
          </table:table-cell>
          <table:table-cell office:value-type="string">
            <text:p>1</text:p>
          </table:table-cell>
          <table:table-cell office:value-type="string">
            <text:p>0.0029850746268656717</text:p>
          </table:table-cell>
          <table:table-cell office:value-type="string">
            <text:p>0.6353571428571428</text:p>
          </table:table-cell>
          <table:table-cell office:value-type="string">
            <text:p>0.3379220779220778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8</text:p>
          </table:table-cell>
          <table:table-cell office:value-type="string">
            <text:p>0.7104477611940299</text:p>
          </table:table-cell>
        </table:table-row>
        <table:table-row>
          <table:table-cell office:value-type="string">
            <text:p>4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23</text:p>
          </table:table-cell>
          <table:table-cell office:value-type="string">
            <text:p>0.03139013452914798</text:p>
          </table:table-cell>
          <table:table-cell office:value-type="string">
            <text:p>49</text:p>
          </table:table-cell>
          <table:table-cell office:value-type="string">
            <text:p>0.21973094170403587</text:p>
          </table:table-cell>
          <table:table-cell office:value-type="string">
            <text:p>139</text:p>
          </table:table-cell>
          <table:table-cell office:value-type="string">
            <text:p>0.6233183856502242</text:p>
          </table:table-cell>
          <table:table-cell office:value-type="string">
            <text:p>1</text:p>
          </table:table-cell>
          <table:table-cell office:value-type="string">
            <text:p>0.004484304932735426</text:p>
          </table:table-cell>
          <table:table-cell office:value-type="string">
            <text:p>0.4497165532879818</text:p>
          </table:table-cell>
          <table:table-cell office:value-type="string">
            <text:p>0.1241071428571428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21973094170403587</text:p>
          </table:table-cell>
        </table:table-row>
        <table:table-row>
          <table:table-cell office:value-type="string">
            <text:p>40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29</text:p>
          </table:table-cell>
          <table:table-cell office:value-type="string">
            <text:p>0.03056768558951965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  <table:table-cell office:value-type="string">
            <text:p>94</text:p>
          </table:table-cell>
          <table:table-cell office:value-type="string">
            <text:p>0.4104803493449782</text:p>
          </table:table-cell>
          <table:table-cell office:value-type="string">
            <text:p>1</text:p>
          </table:table-cell>
          <table:table-cell office:value-type="string">
            <text:p>0.004366812227074236</text:p>
          </table:table-cell>
          <table:table-cell office:value-type="string">
            <text:p>0.43333333333333335</text:p>
          </table:table-cell>
          <table:table-cell office:value-type="string">
            <text:p>0.123798076923076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</table:table-row>
        <table:table-row>
          <table:table-cell office:value-type="string">
            <text:p>4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03</text:p>
          </table:table-cell>
          <table:table-cell office:value-type="string">
            <text:p>0.11650485436893204</text:p>
          </table:table-cell>
          <table:table-cell office:value-type="string">
            <text:p>36</text:p>
          </table:table-cell>
          <table:table-cell office:value-type="string">
            <text:p>0.34951456310679613</text:p>
          </table:table-cell>
          <table:table-cell office:value-type="string">
            <text:p>79</text:p>
          </table:table-cell>
          <table:table-cell office:value-type="string">
            <text:p>0.7669902912621359</text:p>
          </table:table-cell>
          <table:table-cell office:value-type="string">
            <text:p>1</text:p>
          </table:table-cell>
          <table:table-cell office:value-type="string">
            <text:p>0.009708737864077669</text:p>
          </table:table-cell>
          <table:table-cell office:value-type="string">
            <text:p>0.59375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34951456310679613</text:p>
          </table:table-cell>
        </table:table-row>
        <table:table-row>
          <table:table-cell office:value-type="string">
            <text:p>40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29</text:p>
          </table:table-cell>
          <table:table-cell office:value-type="string">
            <text:p>0.03056768558951965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  <table:table-cell office:value-type="string">
            <text:p>94</text:p>
          </table:table-cell>
          <table:table-cell office:value-type="string">
            <text:p>0.4104803493449782</text:p>
          </table:table-cell>
          <table:table-cell office:value-type="string">
            <text:p>1</text:p>
          </table:table-cell>
          <table:table-cell office:value-type="string">
            <text:p>0.004366812227074236</text:p>
          </table:table-cell>
          <table:table-cell office:value-type="string">
            <text:p>0.43333333333333335</text:p>
          </table:table-cell>
          <table:table-cell office:value-type="string">
            <text:p>0.123798076923076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</table:table-row>
        <table:table-row>
          <table:table-cell office:value-type="string">
            <text:p>40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617</text:p>
          </table:table-cell>
          <table:table-cell office:value-type="string">
            <text:p>0.03727714748784441</text:p>
          </table:table-cell>
          <table:table-cell office:value-type="string">
            <text:p>268</text:p>
          </table:table-cell>
          <table:table-cell office:value-type="string">
            <text:p>0.4343598055105348</text:p>
          </table:table-cell>
          <table:table-cell office:value-type="string">
            <text:p>259</text:p>
          </table:table-cell>
          <table:table-cell office:value-type="string">
            <text:p>0.419773095623987</text:p>
          </table:table-cell>
          <table:table-cell office:value-type="string">
            <text:p>1</text:p>
          </table:table-cell>
          <table:table-cell office:value-type="string">
            <text:p>0.0016207455429497568</text:p>
          </table:table-cell>
          <table:table-cell office:value-type="string">
            <text:p>0.5235776128633274</text:p>
          </table:table-cell>
          <table:table-cell office:value-type="string">
            <text:p>0.267467151988636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68</text:p>
          </table:table-cell>
          <table:table-cell office:value-type="string">
            <text:p>0.4343598055105348</text:p>
          </table:table-cell>
        </table:table-row>
        <table:table-row>
          <table:table-cell office:value-type="string">
            <text:p>40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975</text:p>
          </table:table-cell>
          <table:table-cell office:value-type="string">
            <text:p>0.04923076923076923</text:p>
          </table:table-cell>
          <table:table-cell office:value-type="string">
            <text:p>543</text:p>
          </table:table-cell>
          <table:table-cell office:value-type="string">
            <text:p>0.556923076923077</text:p>
          </table:table-cell>
          <table:table-cell office:value-type="string">
            <text:p>260</text:p>
          </table:table-cell>
          <table:table-cell office:value-type="string">
            <text:p>0.26666666666666666</text:p>
          </table:table-cell>
          <table:table-cell office:value-type="string">
            <text:p>1</text:p>
          </table:table-cell>
          <table:table-cell office:value-type="string">
            <text:p>0.0010256410256410256</text:p>
          </table:table-cell>
          <table:table-cell office:value-type="string">
            <text:p>0.3419354256854257</text:p>
          </table:table-cell>
          <table:table-cell office:value-type="string">
            <text:p>0.13293380230880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3</text:p>
          </table:table-cell>
          <table:table-cell office:value-type="string">
            <text:p>0.556923076923077</text:p>
          </table:table-cell>
        </table:table-row>
        <table:table-row>
          <table:table-cell office:value-type="string">
            <text:p>40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37</text:p>
          </table:table-cell>
          <table:table-cell office:value-type="string">
            <text:p>0.012658227848101266</text:p>
          </table:table-cell>
          <table:table-cell office:value-type="string">
            <text:p>176</text:p>
          </table:table-cell>
          <table:table-cell office:value-type="string">
            <text:p>0.7426160337552743</text:p>
          </table:table-cell>
          <table:table-cell office:value-type="string">
            <text:p>71</text:p>
          </table:table-cell>
          <table:table-cell office:value-type="string">
            <text:p>0.29957805907172996</text:p>
          </table:table-cell>
          <table:table-cell office:value-type="string">
            <text:p>1</text:p>
          </table:table-cell>
          <table:table-cell office:value-type="string">
            <text:p>0.004219409282700422</text:p>
          </table:table-cell>
          <table:table-cell office:value-type="string">
            <text:p>0.46424242424242423</text:p>
          </table:table-cell>
          <table:table-cell office:value-type="string">
            <text:p>0.27393939393939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6</text:p>
          </table:table-cell>
          <table:table-cell office:value-type="string">
            <text:p>0.7426160337552743</text:p>
          </table:table-cell>
        </table:table-row>
        <table:table-row>
          <table:table-cell office:value-type="string">
            <text:p>4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00</text:p>
          </table:table-cell>
          <table:table-cell office:value-type="string">
            <text:p>0.045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  <table:table-cell office:value-type="string">
            <text:p>123</text:p>
          </table:table-cell>
          <table:table-cell office:value-type="string">
            <text:p>0.615</text:p>
          </table:table-cell>
          <table:table-cell office:value-type="string">
            <text:p>1</text:p>
          </table:table-cell>
          <table:table-cell office:value-type="string">
            <text:p>0.005</text:p>
          </table:table-cell>
          <table:table-cell office:value-type="string">
            <text:p>0.5662698412698413</text:p>
          </table:table-cell>
          <table:table-cell office:value-type="string">
            <text:p>0.116468253968253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</table:table-row>
        <table:table-row>
          <table:table-cell office:value-type="string">
            <text:p>4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797</text:p>
          </table:table-cell>
          <table:table-cell office:value-type="string">
            <text:p>0.005018820577164366</text:p>
          </table:table-cell>
          <table:table-cell office:value-type="string">
            <text:p>659</text:p>
          </table:table-cell>
          <table:table-cell office:value-type="string">
            <text:p>0.8268506900878294</text:p>
          </table:table-cell>
          <table:table-cell office:value-type="string">
            <text:p>105</text:p>
          </table:table-cell>
          <table:table-cell office:value-type="string">
            <text:p>0.13174404015056462</text:p>
          </table:table-cell>
          <table:table-cell office:value-type="string">
            <text:p>1</text:p>
          </table:table-cell>
          <table:table-cell office:value-type="string">
            <text:p>0.0012547051442910915</text:p>
          </table:table-cell>
          <table:table-cell office:value-type="string">
            <text:p>0.21538461538461545</text:p>
          </table:table-cell>
          <table:table-cell office:value-type="string">
            <text:p>0.09230769230769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59</text:p>
          </table:table-cell>
          <table:table-cell office:value-type="string">
            <text:p>0.8268506900878294</text:p>
          </table:table-cell>
        </table:table-row>
        <table:table-row>
          <table:table-cell office:value-type="string">
            <text:p>4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434</text:p>
          </table:table-cell>
          <table:table-cell office:value-type="string">
            <text:p>0.04608294930875576</text:p>
          </table:table-cell>
          <table:table-cell office:value-type="string">
            <text:p>162</text:p>
          </table:table-cell>
          <table:table-cell office:value-type="string">
            <text:p>0.37327188940092165</text:p>
          </table:table-cell>
          <table:table-cell office:value-type="string">
            <text:p>207</text:p>
          </table:table-cell>
          <table:table-cell office:value-type="string">
            <text:p>0.4769585253456221</text:p>
          </table:table-cell>
          <table:table-cell office:value-type="string">
            <text:p>1</text:p>
          </table:table-cell>
          <table:table-cell office:value-type="string">
            <text:p>0.002304147465437788</text:p>
          </table:table-cell>
          <table:table-cell office:value-type="string">
            <text:p>0.3006439393939394</text:p>
          </table:table-cell>
          <table:table-cell office:value-type="string">
            <text:p>0.0980681818181818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2</text:p>
          </table:table-cell>
          <table:table-cell office:value-type="string">
            <text:p>0.37327188940092165</text:p>
          </table:table-cell>
        </table:table-row>
        <table:table-row>
          <table:table-cell office:value-type="string">
            <text:p>4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828</text:p>
          </table:table-cell>
          <table:table-cell office:value-type="string">
            <text:p>0.030193236714975844</text:p>
          </table:table-cell>
          <table:table-cell office:value-type="string">
            <text:p>551</text:p>
          </table:table-cell>
          <table:table-cell office:value-type="string">
            <text:p>0.6654589371980676</text:p>
          </table:table-cell>
          <table:table-cell office:value-type="string">
            <text:p>307</text:p>
          </table:table-cell>
          <table:table-cell office:value-type="string">
            <text:p>0.37077294685990336</text:p>
          </table:table-cell>
          <table:table-cell office:value-type="string">
            <text:p>1</text:p>
          </table:table-cell>
          <table:table-cell office:value-type="string">
            <text:p>0.0012077294685990338</text:p>
          </table:table-cell>
          <table:table-cell office:value-type="string">
            <text:p>0.48268398268398277</text:p>
          </table:table-cell>
          <table:table-cell office:value-type="string">
            <text:p>0.14400520650520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1</text:p>
          </table:table-cell>
          <table:table-cell office:value-type="string">
            <text:p>0.6654589371980676</text:p>
          </table:table-cell>
        </table:table-row>
        <table:table-row>
          <table:table-cell office:value-type="string">
            <text:p>4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5</text:p>
          </table:table-cell>
          <table:table-cell office:value-type="string">
            <text:p>0.024</text:p>
          </table:table-cell>
          <table:table-cell office:value-type="string">
            <text:p>72</text:p>
          </table:table-cell>
          <table:table-cell office:value-type="string">
            <text:p>0.576</text:p>
          </table:table-cell>
          <table:table-cell office:value-type="string">
            <text:p>56</text:p>
          </table:table-cell>
          <table:table-cell office:value-type="string">
            <text:p>0.448</text:p>
          </table:table-cell>
          <table:table-cell office:value-type="string">
            <text:p>1</text:p>
          </table:table-cell>
          <table:table-cell office:value-type="string">
            <text:p>0.00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576</text:p>
          </table:table-cell>
        </table:table-row>
        <table:table-row>
          <table:table-cell office:value-type="string">
            <text:p>4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office:value-type="string">
            <text:p>0.02631578947368421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  <table:table-cell office:value-type="string">
            <text:p>62</text:p>
          </table:table-cell>
          <table:table-cell office:value-type="string">
            <text:p>0.8157894736842105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4025641025641026</text:p>
          </table:table-cell>
          <table:table-cell office:value-type="string">
            <text:p>0.233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</table:table-row>
        <table:table-row>
          <table:table-cell office:value-type="string">
            <text:p>4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2</text:p>
          </table:table-cell>
          <table:table-cell office:value-type="string">
            <text:p>762</text:p>
          </table:table-cell>
          <table:table-cell office:value-type="string">
            <text:p>0.04199475065616798</text:p>
          </table:table-cell>
          <table:table-cell office:value-type="string">
            <text:p>402</text:p>
          </table:table-cell>
          <table:table-cell office:value-type="string">
            <text:p>0.5275590551181102</text:p>
          </table:table-cell>
          <table:table-cell office:value-type="string">
            <text:p>311</text:p>
          </table:table-cell>
          <table:table-cell office:value-type="string">
            <text:p>0.40813648293963256</text:p>
          </table:table-cell>
          <table:table-cell office:value-type="string">
            <text:p>1</text:p>
          </table:table-cell>
          <table:table-cell office:value-type="string">
            <text:p>0.0013123359580052493</text:p>
          </table:table-cell>
          <table:table-cell office:value-type="string">
            <text:p>0.42430555555555555</text:p>
          </table:table-cell>
          <table:table-cell office:value-type="string">
            <text:p>0.170833333333333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2</text:p>
          </table:table-cell>
          <table:table-cell office:value-type="string">
            <text:p>0.5275590551181102</text:p>
          </table:table-cell>
        </table:table-row>
        <table:table-row>
          <table:table-cell office:value-type="string">
            <text:p>4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0.015384615384615385</text:p>
          </table:table-cell>
          <table:table-cell office:value-type="string">
            <text:p>17</text:p>
          </table:table-cell>
          <table:table-cell office:value-type="string">
            <text:p>0.26153846153846155</text:p>
          </table:table-cell>
          <table:table-cell office:value-type="string">
            <text:p>55</text:p>
          </table:table-cell>
          <table:table-cell office:value-type="string">
            <text:p>0.8461538461538461</text:p>
          </table:table-cell>
          <table:table-cell office:value-type="string">
            <text:p>1</text:p>
          </table:table-cell>
          <table:table-cell office:value-type="string">
            <text:p>0.015384615384615385</text:p>
          </table:table-cell>
          <table:table-cell office:value-type="string">
            <text:p>0.75</text:p>
          </table:table-cell>
          <table:table-cell office:value-type="string">
            <text:p>0.0737500000000000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</text:p>
          </table:table-cell>
          <table:table-cell office:value-type="string">
            <text:p>0.26153846153846155</text:p>
          </table:table-cell>
        </table:table-row>
        <table:table-row>
          <table:table-cell office:value-type="string">
            <text:p>4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33</text:p>
          </table:table-cell>
          <table:table-cell office:value-type="string">
            <text:p>0.022556390977443608</text:p>
          </table:table-cell>
          <table:table-cell office:value-type="string">
            <text:p>33</text:p>
          </table:table-cell>
          <table:table-cell office:value-type="string">
            <text:p>0.24812030075187969</text:p>
          </table:table-cell>
          <table:table-cell office:value-type="string">
            <text:p>90</text:p>
          </table:table-cell>
          <table:table-cell office:value-type="string">
            <text:p>0.6766917293233082</text:p>
          </table:table-cell>
          <table:table-cell office:value-type="string">
            <text:p>1</text:p>
          </table:table-cell>
          <table:table-cell office:value-type="string">
            <text:p>0.007518796992481203</text:p>
          </table:table-cell>
          <table:table-cell office:value-type="string">
            <text:p>0.21319444444444446</text:p>
          </table:table-cell>
          <table:table-cell office:value-type="string">
            <text:p>0.219444444444444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4812030075187969</text:p>
          </table:table-cell>
        </table:table-row>
        <table:table-row>
          <table:table-cell office:value-type="string">
            <text:p>4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741</text:p>
          </table:table-cell>
          <table:table-cell office:value-type="string">
            <text:p>0.06612685560053981</text:p>
          </table:table-cell>
          <table:table-cell office:value-type="string">
            <text:p>200</text:p>
          </table:table-cell>
          <table:table-cell office:value-type="string">
            <text:p>0.2699055330634278</text:p>
          </table:table-cell>
          <table:table-cell office:value-type="string">
            <text:p>365</text:p>
          </table:table-cell>
          <table:table-cell office:value-type="string">
            <text:p>0.4925775978407557</text:p>
          </table:table-cell>
          <table:table-cell office:value-type="string">
            <text:p>1</text:p>
          </table:table-cell>
          <table:table-cell office:value-type="string">
            <text:p>0.001349527665317139</text:p>
          </table:table-cell>
          <table:table-cell office:value-type="string">
            <text:p>0.5180995670995672</text:p>
          </table:table-cell>
          <table:table-cell office:value-type="string">
            <text:p>0.130669618260527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0</text:p>
          </table:table-cell>
          <table:table-cell office:value-type="string">
            <text:p>0.2699055330634278</text:p>
          </table:table-cell>
        </table:table-row>
        <table:table-row>
          <table:table-cell office:value-type="string">
            <text:p>42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07</text:p>
          </table:table-cell>
          <table:table-cell office:value-type="string">
            <text:p>0.07476635514018691</text:p>
          </table:table-cell>
          <table:table-cell office:value-type="string">
            <text:p>34</text:p>
          </table:table-cell>
          <table:table-cell office:value-type="string">
            <text:p>0.3177570093457944</text:p>
          </table:table-cell>
          <table:table-cell office:value-type="string">
            <text:p>71</text:p>
          </table:table-cell>
          <table:table-cell office:value-type="string">
            <text:p>0.6635514018691588</text:p>
          </table:table-cell>
          <table:table-cell office:value-type="string">
            <text:p>1</text:p>
          </table:table-cell>
          <table:table-cell office:value-type="string">
            <text:p>0.009345794392523364</text:p>
          </table:table-cell>
          <table:table-cell office:value-type="string">
            <text:p>0.5044444444444445</text:p>
          </table:table-cell>
          <table:table-cell office:value-type="string">
            <text:p>0.202222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4</text:p>
          </table:table-cell>
          <table:table-cell office:value-type="string">
            <text:p>0.3177570093457944</text:p>
          </table:table-cell>
        </table:table-row>
        <table:table-row>
          <table:table-cell office:value-type="string">
            <text:p>42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83</text:p>
          </table:table-cell>
          <table:table-cell office:value-type="string">
            <text:p>0.021961932650073207</text:p>
          </table:table-cell>
          <table:table-cell office:value-type="string">
            <text:p>362</text:p>
          </table:table-cell>
          <table:table-cell office:value-type="string">
            <text:p>0.5300146412884333</text:p>
          </table:table-cell>
          <table:table-cell office:value-type="string">
            <text:p>196</text:p>
          </table:table-cell>
          <table:table-cell office:value-type="string">
            <text:p>0.2869692532942899</text:p>
          </table:table-cell>
          <table:table-cell office:value-type="string">
            <text:p>1</text:p>
          </table:table-cell>
          <table:table-cell office:value-type="string">
            <text:p>0.0014641288433382138</text:p>
          </table:table-cell>
          <table:table-cell office:value-type="string">
            <text:p>0.17500000000000002</text:p>
          </table:table-cell>
          <table:table-cell office:value-type="string">
            <text:p>0.077777777777777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2</text:p>
          </table:table-cell>
          <table:table-cell office:value-type="string">
            <text:p>0.5300146412884333</text:p>
          </table:table-cell>
        </table:table-row>
        <table:table-row>
          <table:table-cell office:value-type="string">
            <text:p>4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9</text:p>
          </table:table-cell>
          <table:table-cell office:value-type="string">
            <text:p>0.02158273381294964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  <table:table-cell office:value-type="string">
            <text:p>81</text:p>
          </table:table-cell>
          <table:table-cell office:value-type="string">
            <text:p>0.5827338129496403</text:p>
          </table:table-cell>
          <table:table-cell office:value-type="string">
            <text:p>1</text:p>
          </table:table-cell>
          <table:table-cell office:value-type="string">
            <text:p>0.007194244604316547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</table:table-row>
        <table:table-row>
          <table:table-cell office:value-type="string">
            <text:p>42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48</text:p>
          </table:table-cell>
          <table:table-cell office:value-type="string">
            <text:p>0.017241379310344827</text:p>
          </table:table-cell>
          <table:table-cell office:value-type="string">
            <text:p>281</text:p>
          </table:table-cell>
          <table:table-cell office:value-type="string">
            <text:p>0.8074712643678161</text:p>
          </table:table-cell>
          <table:table-cell office:value-type="string">
            <text:p>89</text:p>
          </table:table-cell>
          <table:table-cell office:value-type="string">
            <text:p>0.2557471264367816</text:p>
          </table:table-cell>
          <table:table-cell office:value-type="string">
            <text:p>1</text:p>
          </table:table-cell>
          <table:table-cell office:value-type="string">
            <text:p>0.002873563218390804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1</text:p>
          </table:table-cell>
          <table:table-cell office:value-type="string">
            <text:p>0.8074712643678161</text:p>
          </table:table-cell>
        </table:table-row>
        <table:table-row>
          <table:table-cell office:value-type="string">
            <text:p>42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12</text:p>
          </table:table-cell>
          <table:table-cell office:value-type="string">
            <text:p>0.016025641025641024</text:p>
          </table:table-cell>
          <table:table-cell office:value-type="string">
            <text:p>185</text:p>
          </table:table-cell>
          <table:table-cell office:value-type="string">
            <text:p>0.592948717948718</text:p>
          </table:table-cell>
          <table:table-cell office:value-type="string">
            <text:p>116</text:p>
          </table:table-cell>
          <table:table-cell office:value-type="string">
            <text:p>0.3717948717948718</text:p>
          </table:table-cell>
          <table:table-cell office:value-type="string">
            <text:p>1</text:p>
          </table:table-cell>
          <table:table-cell office:value-type="string">
            <text:p>0.003205128205128205</text:p>
          </table:table-cell>
          <table:table-cell office:value-type="string">
            <text:p>0.3666666666666667</text:p>
          </table:table-cell>
          <table:table-cell office:value-type="string">
            <text:p>0.16041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85</text:p>
          </table:table-cell>
          <table:table-cell office:value-type="string">
            <text:p>0.592948717948718</text:p>
          </table:table-cell>
        </table:table-row>
        <table:table-row>
          <table:table-cell office:value-type="string">
            <text:p>4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32</text:p>
          </table:table-cell>
          <table:table-cell office:value-type="string">
            <text:p>0.034482758620689655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  <table:table-cell office:value-type="string">
            <text:p>153</text:p>
          </table:table-cell>
          <table:table-cell office:value-type="string">
            <text:p>0.6594827586206896</text:p>
          </table:table-cell>
          <table:table-cell office:value-type="string">
            <text:p>1</text:p>
          </table:table-cell>
          <table:table-cell office:value-type="string">
            <text:p>0.004310344827586207</text:p>
          </table:table-cell>
          <table:table-cell office:value-type="string">
            <text:p>0.38431372549019605</text:p>
          </table:table-cell>
          <table:table-cell office:value-type="string">
            <text:p>0.169475446428571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</table:table-row>
        <table:table-row>
          <table:table-cell office:value-type="string">
            <text:p>4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718</text:p>
          </table:table-cell>
          <table:table-cell office:value-type="string">
            <text:p>0.009749303621169917</text:p>
          </table:table-cell>
          <table:table-cell office:value-type="string">
            <text:p>568</text:p>
          </table:table-cell>
          <table:table-cell office:value-type="string">
            <text:p>0.7910863509749304</text:p>
          </table:table-cell>
          <table:table-cell office:value-type="string">
            <text:p>151</text:p>
          </table:table-cell>
          <table:table-cell office:value-type="string">
            <text:p>0.21030640668523676</text:p>
          </table:table-cell>
          <table:table-cell office:value-type="string">
            <text:p>1</text:p>
          </table:table-cell>
          <table:table-cell office:value-type="string">
            <text:p>0.001392757660167131</text:p>
          </table:table-cell>
          <table:table-cell office:value-type="string">
            <text:p>0.42083333333333334</text:p>
          </table:table-cell>
          <table:table-cell office:value-type="string">
            <text:p>0.021780303030303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68</text:p>
          </table:table-cell>
          <table:table-cell office:value-type="string">
            <text:p>0.7910863509749304</text:p>
          </table:table-cell>
        </table:table-row>
        <table:table-row>
          <table:table-cell office:value-type="string">
            <text:p>42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4</text:p>
          </table:table-cell>
          <table:table-cell office:value-type="string">
            <text:p>0.10810810810810811</text:p>
          </table:table-cell>
          <table:table-cell office:value-type="string">
            <text:p>32</text:p>
          </table:table-cell>
          <table:table-cell office:value-type="string">
            <text:p>0.43243243243243246</text:p>
          </table:table-cell>
          <table:table-cell office:value-type="string">
            <text:p>58</text:p>
          </table:table-cell>
          <table:table-cell office:value-type="string">
            <text:p>0.7837837837837838</text:p>
          </table:table-cell>
          <table:table-cell office:value-type="string">
            <text:p>1</text:p>
          </table:table-cell>
          <table:table-cell office:value-type="string">
            <text:p>0.013513513513513514</text:p>
          </table:table-cell>
          <table:table-cell office:value-type="string">
            <text:p>0.7125</text:p>
          </table:table-cell>
          <table:table-cell office:value-type="string">
            <text:p>0.478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</text:p>
          </table:table-cell>
          <table:table-cell office:value-type="string">
            <text:p>0.43243243243243246</text:p>
          </table:table-cell>
        </table:table-row>
        <table:table-row>
          <table:table-cell office:value-type="string">
            <text:p>42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823</text:p>
          </table:table-cell>
          <table:table-cell office:value-type="string">
            <text:p>0.03402187120291616</text:p>
          </table:table-cell>
          <table:table-cell office:value-type="string">
            <text:p>431</text:p>
          </table:table-cell>
          <table:table-cell office:value-type="string">
            <text:p>0.5236938031591738</text:p>
          </table:table-cell>
          <table:table-cell office:value-type="string">
            <text:p>297</text:p>
          </table:table-cell>
          <table:table-cell office:value-type="string">
            <text:p>0.36087484811664644</text:p>
          </table:table-cell>
          <table:table-cell office:value-type="string">
            <text:p>1</text:p>
          </table:table-cell>
          <table:table-cell office:value-type="string">
            <text:p>0.001215066828675577</text:p>
          </table:table-cell>
          <table:table-cell office:value-type="string">
            <text:p>0.3732142857142858</text:p>
          </table:table-cell>
          <table:table-cell office:value-type="string">
            <text:p>0.128571428571428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1</text:p>
          </table:table-cell>
          <table:table-cell office:value-type="string">
            <text:p>0.5236938031591738</text:p>
          </table:table-cell>
        </table:table-row>
        <table:table-row>
          <table:table-cell office:value-type="string">
            <text:p>4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95</text:p>
          </table:table-cell>
          <table:table-cell office:value-type="string">
            <text:p>0.07368421052631578</text:p>
          </table:table-cell>
          <table:table-cell office:value-type="string">
            <text:p>29</text:p>
          </table:table-cell>
          <table:table-cell office:value-type="string">
            <text:p>0.30526315789473685</text:p>
          </table:table-cell>
          <table:table-cell office:value-type="string">
            <text:p>75</text:p>
          </table:table-cell>
          <table:table-cell office:value-type="string">
            <text:p>0.7894736842105263</text:p>
          </table:table-cell>
          <table:table-cell office:value-type="string">
            <text:p>1</text:p>
          </table:table-cell>
          <table:table-cell office:value-type="string">
            <text:p>0.010526315789473684</text:p>
          </table:table-cell>
          <table:table-cell office:value-type="string">
            <text:p>0.6831632653061225</text:p>
          </table:table-cell>
          <table:table-cell office:value-type="string">
            <text:p>0.3999999999999999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9</text:p>
          </table:table-cell>
          <table:table-cell office:value-type="string">
            <text:p>0.30526315789473685</text:p>
          </table:table-cell>
        </table:table-row>
        <table:table-row>
          <table:table-cell office:value-type="string">
            <text:p>43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96</text:p>
          </table:table-cell>
          <table:table-cell office:value-type="string">
            <text:p>0.016891891891891893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  <table:table-cell office:value-type="string">
            <text:p>145</text:p>
          </table:table-cell>
          <table:table-cell office:value-type="string">
            <text:p>0.48986486486486486</text:p>
          </table:table-cell>
          <table:table-cell office:value-type="string">
            <text:p>1</text:p>
          </table:table-cell>
          <table:table-cell office:value-type="string">
            <text:p>0.0033783783783783786</text:p>
          </table:table-cell>
          <table:table-cell office:value-type="string">
            <text:p>0.5513888888888888</text:p>
          </table:table-cell>
          <table:table-cell office:value-type="string">
            <text:p>0.0902777777777777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4155405405405405</text:p>
          </table:table-cell>
        </table:table-row>
        <table:table-row>
          <table:table-cell office:value-type="string">
            <text:p>4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4</text:p>
          </table:table-cell>
          <table:table-cell office:value-type="string">
            <text:p>0.10810810810810811</text:p>
          </table:table-cell>
          <table:table-cell office:value-type="string">
            <text:p>32</text:p>
          </table:table-cell>
          <table:table-cell office:value-type="string">
            <text:p>0.43243243243243246</text:p>
          </table:table-cell>
          <table:table-cell office:value-type="string">
            <text:p>58</text:p>
          </table:table-cell>
          <table:table-cell office:value-type="string">
            <text:p>0.7837837837837838</text:p>
          </table:table-cell>
          <table:table-cell office:value-type="string">
            <text:p>1</text:p>
          </table:table-cell>
          <table:table-cell office:value-type="string">
            <text:p>0.013513513513513514</text:p>
          </table:table-cell>
          <table:table-cell office:value-type="string">
            <text:p>0.7125</text:p>
          </table:table-cell>
          <table:table-cell office:value-type="string">
            <text:p>0.4781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</text:p>
          </table:table-cell>
          <table:table-cell office:value-type="string">
            <text:p>0.43243243243243246</text:p>
          </table:table-cell>
        </table:table-row>
        <table:table-row>
          <table:table-cell office:value-type="string">
            <text:p>43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938</text:p>
          </table:table-cell>
          <table:table-cell office:value-type="string">
            <text:p>0.026652452025586353</text:p>
          </table:table-cell>
          <table:table-cell office:value-type="string">
            <text:p>575</text:p>
          </table:table-cell>
          <table:table-cell office:value-type="string">
            <text:p>0.6130063965884861</text:p>
          </table:table-cell>
          <table:table-cell office:value-type="string">
            <text:p>182</text:p>
          </table:table-cell>
          <table:table-cell office:value-type="string">
            <text:p>0.19402985074626866</text:p>
          </table:table-cell>
          <table:table-cell office:value-type="string">
            <text:p>1</text:p>
          </table:table-cell>
          <table:table-cell office:value-type="string">
            <text:p>0.0010660980810234541</text:p>
          </table:table-cell>
          <table:table-cell office:value-type="string">
            <text:p>0.3222222222222222</text:p>
          </table:table-cell>
          <table:table-cell office:value-type="string">
            <text:p>0.1055555555555555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75</text:p>
          </table:table-cell>
          <table:table-cell office:value-type="string">
            <text:p>0.6130063965884861</text:p>
          </table:table-cell>
        </table:table-row>
        <table:table-row>
          <table:table-cell office:value-type="string">
            <text:p>4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8</text:p>
          </table:table-cell>
          <table:table-cell office:value-type="string">
            <text:p>0.00847457627118644</text:p>
          </table:table-cell>
          <table:table-cell office:value-type="string">
            <text:p>80</text:p>
          </table:table-cell>
          <table:table-cell office:value-type="string">
            <text:p>0.6779661016949152</text:p>
          </table:table-cell>
          <table:table-cell office:value-type="string">
            <text:p>38</text:p>
          </table:table-cell>
          <table:table-cell office:value-type="string">
            <text:p>0.3220338983050847</text:p>
          </table:table-cell>
          <table:table-cell office:value-type="string">
            <text:p>1</text:p>
          </table:table-cell>
          <table:table-cell office:value-type="string">
            <text:p>0.0084745762711864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0</text:p>
          </table:table-cell>
          <table:table-cell office:value-type="string">
            <text:p>0.6779661016949152</text:p>
          </table:table-cell>
        </table:table-row>
        <table:table-row>
          <table:table-cell office:value-type="string">
            <text:p>43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29</text:p>
          </table:table-cell>
          <table:table-cell office:value-type="string">
            <text:p>0.03056768558951965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  <table:table-cell office:value-type="string">
            <text:p>94</text:p>
          </table:table-cell>
          <table:table-cell office:value-type="string">
            <text:p>0.4104803493449782</text:p>
          </table:table-cell>
          <table:table-cell office:value-type="string">
            <text:p>1</text:p>
          </table:table-cell>
          <table:table-cell office:value-type="string">
            <text:p>0.004366812227074236</text:p>
          </table:table-cell>
          <table:table-cell office:value-type="string">
            <text:p>0.43333333333333335</text:p>
          </table:table-cell>
          <table:table-cell office:value-type="string">
            <text:p>0.1237980769230769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6244541484716157</text:p>
          </table:table-cell>
        </table:table-row>
        <table:table-row>
          <table:table-cell office:value-type="string">
            <text:p>4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9</text:p>
          </table:table-cell>
          <table:table-cell office:value-type="string">
            <text:p>0.02158273381294964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  <table:table-cell office:value-type="string">
            <text:p>81</text:p>
          </table:table-cell>
          <table:table-cell office:value-type="string">
            <text:p>0.5827338129496403</text:p>
          </table:table-cell>
          <table:table-cell office:value-type="string">
            <text:p>1</text:p>
          </table:table-cell>
          <table:table-cell office:value-type="string">
            <text:p>0.007194244604316547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</table:table-row>
        <table:table-row>
          <table:table-cell office:value-type="string">
            <text:p>4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9</text:p>
          </table:table-cell>
          <table:table-cell office:value-type="string">
            <text:p>0.01680672268907563</text:p>
          </table:table-cell>
          <table:table-cell office:value-type="string">
            <text:p>41</text:p>
          </table:table-cell>
          <table:table-cell office:value-type="string">
            <text:p>0.3445378151260504</text:p>
          </table:table-cell>
          <table:table-cell office:value-type="string">
            <text:p>82</text:p>
          </table:table-cell>
          <table:table-cell office:value-type="string">
            <text:p>0.6890756302521008</text:p>
          </table:table-cell>
          <table:table-cell office:value-type="string">
            <text:p>1</text:p>
          </table:table-cell>
          <table:table-cell office:value-type="string">
            <text:p>0.008403361344537815</text:p>
          </table:table-cell>
          <table:table-cell office:value-type="string">
            <text:p>0.58</text:p>
          </table:table-cell>
          <table:table-cell office:value-type="string">
            <text:p>0.4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3445378151260504</text:p>
          </table:table-cell>
        </table:table-row>
        <table:table-row>
          <table:table-cell office:value-type="string">
            <text:p>437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558</text:p>
          </table:table-cell>
          <table:table-cell office:value-type="string">
            <text:p>0.044802867383512544</text:p>
          </table:table-cell>
          <table:table-cell office:value-type="string">
            <text:p>256</text:p>
          </table:table-cell>
          <table:table-cell office:value-type="string">
            <text:p>0.45878136200716846</text:p>
          </table:table-cell>
          <table:table-cell office:value-type="string">
            <text:p>167</text:p>
          </table:table-cell>
          <table:table-cell office:value-type="string">
            <text:p>0.2992831541218638</text:p>
          </table:table-cell>
          <table:table-cell office:value-type="string">
            <text:p>1</text:p>
          </table:table-cell>
          <table:table-cell office:value-type="string">
            <text:p>0.0017921146953405018</text:p>
          </table:table-cell>
          <table:table-cell office:value-type="string">
            <text:p>0.31285103785103785</text:p>
          </table:table-cell>
          <table:table-cell office:value-type="string">
            <text:p>0.1028693528693528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6</text:p>
          </table:table-cell>
          <table:table-cell office:value-type="string">
            <text:p>0.45878136200716846</text:p>
          </table:table-cell>
        </table:table-row>
        <table:table-row>
          <table:table-cell office:value-type="string">
            <text:p>4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52</text:p>
          </table:table-cell>
          <table:table-cell office:value-type="string">
            <text:p>0.011904761904761904</text:p>
          </table:table-cell>
          <table:table-cell office:value-type="string">
            <text:p>191</text:p>
          </table:table-cell>
          <table:table-cell office:value-type="string">
            <text:p>0.7579365079365079</text:p>
          </table:table-cell>
          <table:table-cell office:value-type="string">
            <text:p>71</text:p>
          </table:table-cell>
          <table:table-cell office:value-type="string">
            <text:p>0.28174603174603174</text:p>
          </table:table-cell>
          <table:table-cell office:value-type="string">
            <text:p>1</text:p>
          </table:table-cell>
          <table:table-cell office:value-type="string">
            <text:p>0.003968253968253968</text:p>
          </table:table-cell>
          <table:table-cell office:value-type="string">
            <text:p>0.46424242424242423</text:p>
          </table:table-cell>
          <table:table-cell office:value-type="string">
            <text:p>0.273939393939393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1</text:p>
          </table:table-cell>
          <table:table-cell office:value-type="string">
            <text:p>0.7579365079365079</text:p>
          </table:table-cell>
        </table:table-row>
        <table:table-row>
          <table:table-cell office:value-type="string">
            <text:p>43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96</text:p>
          </table:table-cell>
          <table:table-cell office:value-type="string">
            <text:p>0.057432432432432436</text:p>
          </table:table-cell>
          <table:table-cell office:value-type="string">
            <text:p>177</text:p>
          </table:table-cell>
          <table:table-cell office:value-type="string">
            <text:p>0.597972972972973</text:p>
          </table:table-cell>
          <table:table-cell office:value-type="string">
            <text:p>111</text:p>
          </table:table-cell>
          <table:table-cell office:value-type="string">
            <text:p>0.375</text:p>
          </table:table-cell>
          <table:table-cell office:value-type="string">
            <text:p>1</text:p>
          </table:table-cell>
          <table:table-cell office:value-type="string">
            <text:p>0.0033783783783783786</text:p>
          </table:table-cell>
          <table:table-cell office:value-type="string">
            <text:p>0.45454545454545453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77</text:p>
          </table:table-cell>
          <table:table-cell office:value-type="string">
            <text:p>0.597972972972973</text:p>
          </table:table-cell>
        </table:table-row>
        <table:table-row>
          <table:table-cell office:value-type="string">
            <text:p>4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76</text:p>
          </table:table-cell>
          <table:table-cell office:value-type="string">
            <text:p>0.018115942028985508</text:p>
          </table:table-cell>
          <table:table-cell office:value-type="string">
            <text:p>115</text:p>
          </table:table-cell>
          <table:table-cell office:value-type="string">
            <text:p>0.4166666666666667</text:p>
          </table:table-cell>
          <table:table-cell office:value-type="string">
            <text:p>113</text:p>
          </table:table-cell>
          <table:table-cell office:value-type="string">
            <text:p>0.40942028985507245</text:p>
          </table:table-cell>
          <table:table-cell office:value-type="string">
            <text:p>1</text:p>
          </table:table-cell>
          <table:table-cell office:value-type="string">
            <text:p>0.0036231884057971015</text:p>
          </table:table-cell>
          <table:table-cell office:value-type="string">
            <text:p>0.37654320987654327</text:p>
          </table:table-cell>
          <table:table-cell office:value-type="string">
            <text:p>0.1604938271604938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5</text:p>
          </table:table-cell>
          <table:table-cell office:value-type="string">
            <text:p>0.4166666666666667</text:p>
          </table:table-cell>
        </table:table-row>
        <table:table-row>
          <table:table-cell office:value-type="string">
            <text:p>44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2902</text:p>
          </table:table-cell>
          <table:table-cell office:value-type="string">
            <text:p>0.03824948311509304</text:p>
          </table:table-cell>
          <table:table-cell office:value-type="string">
            <text:p>1577</text:p>
          </table:table-cell>
          <table:table-cell office:value-type="string">
            <text:p>0.5434183321847003</text:p>
          </table:table-cell>
          <table:table-cell office:value-type="string">
            <text:p>432</text:p>
          </table:table-cell>
          <table:table-cell office:value-type="string">
            <text:p>0.14886285320468642</text:p>
          </table:table-cell>
          <table:table-cell office:value-type="string">
            <text:p>1</text:p>
          </table:table-cell>
          <table:table-cell office:value-type="string">
            <text:p>0.00034458993797381116</text:p>
          </table:table-cell>
          <table:table-cell office:value-type="string">
            <text:p>0.47381313131313124</text:p>
          </table:table-cell>
          <table:table-cell office:value-type="string">
            <text:p>0.140017361111111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77</text:p>
          </table:table-cell>
          <table:table-cell office:value-type="string">
            <text:p>0.5434183321847003</text:p>
          </table:table-cell>
        </table:table-row>
        <table:table-row>
          <table:table-cell office:value-type="string">
            <text:p>4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87</text:p>
          </table:table-cell>
          <table:table-cell office:value-type="string">
            <text:p>0.14942528735632185</text:p>
          </table:table-cell>
          <table:table-cell office:value-type="string">
            <text:p>52</text:p>
          </table:table-cell>
          <table:table-cell office:value-type="string">
            <text:p>0.5977011494252874</text:p>
          </table:table-cell>
          <table:table-cell office:value-type="string">
            <text:p>61</text:p>
          </table:table-cell>
          <table:table-cell office:value-type="string">
            <text:p>0.7011494252873564</text:p>
          </table:table-cell>
          <table:table-cell office:value-type="string">
            <text:p>1</text:p>
          </table:table-cell>
          <table:table-cell office:value-type="string">
            <text:p>0.011494252873563218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</text:p>
          </table:table-cell>
          <table:table-cell office:value-type="string">
            <text:p>0.5977011494252874</text:p>
          </table:table-cell>
        </table:table-row>
        <table:table-row>
          <table:table-cell office:value-type="string">
            <text:p>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04</text:p>
          </table:table-cell>
          <table:table-cell office:value-type="string">
            <text:p>0.046052631578947366</text:p>
          </table:table-cell>
          <table:table-cell office:value-type="string">
            <text:p>121</text:p>
          </table:table-cell>
          <table:table-cell office:value-type="string">
            <text:p>0.3980263157894737</text:p>
          </table:table-cell>
          <table:table-cell office:value-type="string">
            <text:p>194</text:p>
          </table:table-cell>
          <table:table-cell office:value-type="string">
            <text:p>0.6381578947368421</text:p>
          </table:table-cell>
          <table:table-cell office:value-type="string">
            <text:p>1</text:p>
          </table:table-cell>
          <table:table-cell office:value-type="string">
            <text:p>0.003289473684210526</text:p>
          </table:table-cell>
          <table:table-cell office:value-type="string">
            <text:p>0.32708333333333334</text:p>
          </table:table-cell>
          <table:table-cell office:value-type="string">
            <text:p>0.175694444444444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1</text:p>
          </table:table-cell>
          <table:table-cell office:value-type="string">
            <text:p>0.3980263157894737</text:p>
          </table:table-cell>
        </table:table-row>
        <table:table-row>
          <table:table-cell office:value-type="string">
            <text:p>44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55</text:p>
          </table:table-cell>
          <table:table-cell office:value-type="string">
            <text:p>0.03380281690140845</text:p>
          </table:table-cell>
          <table:table-cell office:value-type="string">
            <text:p>149</text:p>
          </table:table-cell>
          <table:table-cell office:value-type="string">
            <text:p>0.4197183098591549</text:p>
          </table:table-cell>
          <table:table-cell office:value-type="string">
            <text:p>152</text:p>
          </table:table-cell>
          <table:table-cell office:value-type="string">
            <text:p>0.428169014084507</text:p>
          </table:table-cell>
          <table:table-cell office:value-type="string">
            <text:p>1</text:p>
          </table:table-cell>
          <table:table-cell office:value-type="string">
            <text:p>0.0028169014084507044</text:p>
          </table:table-cell>
          <table:table-cell office:value-type="string">
            <text:p>0.39071428571428574</text:p>
          </table:table-cell>
          <table:table-cell office:value-type="string">
            <text:p>0.098690476190476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9</text:p>
          </table:table-cell>
          <table:table-cell office:value-type="string">
            <text:p>0.4197183098591549</text:p>
          </table:table-cell>
        </table:table-row>
        <table:table-row>
          <table:table-cell office:value-type="string">
            <text:p>4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69</text:p>
          </table:table-cell>
          <table:table-cell office:value-type="string">
            <text:p>0.023668639053254437</text:p>
          </table:table-cell>
          <table:table-cell office:value-type="string">
            <text:p>89</text:p>
          </table:table-cell>
          <table:table-cell office:value-type="string">
            <text:p>0.5266272189349113</text:p>
          </table:table-cell>
          <table:table-cell office:value-type="string">
            <text:p>42</text:p>
          </table:table-cell>
          <table:table-cell office:value-type="string">
            <text:p>0.2485207100591716</text:p>
          </table:table-cell>
          <table:table-cell office:value-type="string">
            <text:p>1</text:p>
          </table:table-cell>
          <table:table-cell office:value-type="string">
            <text:p>0.00591715976331360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9</text:p>
          </table:table-cell>
          <table:table-cell office:value-type="string">
            <text:p>0.5266272189349113</text:p>
          </table:table-cell>
        </table:table-row>
        <table:table-row>
          <table:table-cell office:value-type="string">
            <text:p>4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41</text:p>
          </table:table-cell>
          <table:table-cell office:value-type="string">
            <text:p>0.02127659574468085</text:p>
          </table:table-cell>
          <table:table-cell office:value-type="string">
            <text:p>44</text:p>
          </table:table-cell>
          <table:table-cell office:value-type="string">
            <text:p>0.3120567375886525</text:p>
          </table:table-cell>
          <table:table-cell office:value-type="string">
            <text:p>95</text:p>
          </table:table-cell>
          <table:table-cell office:value-type="string">
            <text:p>0.6737588652482269</text:p>
          </table:table-cell>
          <table:table-cell office:value-type="string">
            <text:p>1</text:p>
          </table:table-cell>
          <table:table-cell office:value-type="string">
            <text:p>0.0070921985815602835</text:p>
          </table:table-cell>
          <table:table-cell office:value-type="string">
            <text:p>0.47254901960784323</text:p>
          </table:table-cell>
          <table:table-cell office:value-type="string">
            <text:p>0.227629233511586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3120567375886525</text:p>
          </table:table-cell>
        </table:table-row>
        <table:table-row>
          <table:table-cell office:value-type="string">
            <text:p>4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98</text:p>
          </table:table-cell>
          <table:table-cell office:value-type="string">
            <text:p>0.06565656565656566</text:p>
          </table:table-cell>
          <table:table-cell office:value-type="string">
            <text:p>56</text:p>
          </table:table-cell>
          <table:table-cell office:value-type="string">
            <text:p>0.2828282828282828</text:p>
          </table:table-cell>
          <table:table-cell office:value-type="string">
            <text:p>117</text:p>
          </table:table-cell>
          <table:table-cell office:value-type="string">
            <text:p>0.5909090909090909</text:p>
          </table:table-cell>
          <table:table-cell office:value-type="string">
            <text:p>1</text:p>
          </table:table-cell>
          <table:table-cell office:value-type="string">
            <text:p>0.005050505050505051</text:p>
          </table:table-cell>
          <table:table-cell office:value-type="string">
            <text:p>0.4851648351648351</text:p>
          </table:table-cell>
          <table:table-cell office:value-type="string">
            <text:p>0.211538461538461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6</text:p>
          </table:table-cell>
          <table:table-cell office:value-type="string">
            <text:p>0.2828282828282828</text:p>
          </table:table-cell>
        </table:table-row>
        <table:table-row>
          <table:table-cell office:value-type="string">
            <text:p>44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617</text:p>
          </table:table-cell>
          <table:table-cell office:value-type="string">
            <text:p>0.03727714748784441</text:p>
          </table:table-cell>
          <table:table-cell office:value-type="string">
            <text:p>268</text:p>
          </table:table-cell>
          <table:table-cell office:value-type="string">
            <text:p>0.4343598055105348</text:p>
          </table:table-cell>
          <table:table-cell office:value-type="string">
            <text:p>259</text:p>
          </table:table-cell>
          <table:table-cell office:value-type="string">
            <text:p>0.419773095623987</text:p>
          </table:table-cell>
          <table:table-cell office:value-type="string">
            <text:p>1</text:p>
          </table:table-cell>
          <table:table-cell office:value-type="string">
            <text:p>0.0016207455429497568</text:p>
          </table:table-cell>
          <table:table-cell office:value-type="string">
            <text:p>0.5235776128633274</text:p>
          </table:table-cell>
          <table:table-cell office:value-type="string">
            <text:p>0.267467151988636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68</text:p>
          </table:table-cell>
          <table:table-cell office:value-type="string">
            <text:p>0.4343598055105348</text:p>
          </table:table-cell>
        </table:table-row>
        <table:table-row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331</text:p>
          </table:table-cell>
          <table:table-cell office:value-type="string">
            <text:p>0.06948640483383686</text:p>
          </table:table-cell>
          <table:table-cell office:value-type="string">
            <text:p>162</text:p>
          </table:table-cell>
          <table:table-cell office:value-type="string">
            <text:p>0.48942598187311176</text:p>
          </table:table-cell>
          <table:table-cell office:value-type="string">
            <text:p>162</text:p>
          </table:table-cell>
          <table:table-cell office:value-type="string">
            <text:p>0.48942598187311176</text:p>
          </table:table-cell>
          <table:table-cell office:value-type="string">
            <text:p>1</text:p>
          </table:table-cell>
          <table:table-cell office:value-type="string">
            <text:p>0.0030211480362537764</text:p>
          </table:table-cell>
          <table:table-cell office:value-type="string">
            <text:p>0.40705128205128205</text:p>
          </table:table-cell>
          <table:table-cell office:value-type="string">
            <text:p>-0.0583333333333333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2</text:p>
          </table:table-cell>
          <table:table-cell office:value-type="string">
            <text:p>0.48942598187311176</text:p>
          </table:table-cell>
        </table:table-row>
        <table:table-row>
          <table:table-cell office:value-type="string">
            <text:p>45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49</text:p>
          </table:table-cell>
          <table:table-cell office:value-type="string">
            <text:p>0.026845637583892617</text:p>
          </table:table-cell>
          <table:table-cell office:value-type="string">
            <text:p>38</text:p>
          </table:table-cell>
          <table:table-cell office:value-type="string">
            <text:p>0.2550335570469799</text:p>
          </table:table-cell>
          <table:table-cell office:value-type="string">
            <text:p>87</text:p>
          </table:table-cell>
          <table:table-cell office:value-type="string">
            <text:p>0.5838926174496645</text:p>
          </table:table-cell>
          <table:table-cell office:value-type="string">
            <text:p>1</text:p>
          </table:table-cell>
          <table:table-cell office:value-type="string">
            <text:p>0.006711409395973154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8</text:p>
          </table:table-cell>
          <table:table-cell office:value-type="string">
            <text:p>0.2550335570469799</text:p>
          </table:table-cell>
        </table:table-row>
        <table:table-row>
          <table:table-cell office:value-type="string">
            <text:p>45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7</text:p>
          </table:table-cell>
          <table:table-cell office:value-type="string">
            <text:p>0.0</text:p>
          </table:table-cell>
          <table:table-cell office:value-type="string">
            <text:p>13</text:p>
          </table:table-cell>
          <table:table-cell office:value-type="string">
            <text:p>0.2765957446808511</text:p>
          </table:table-cell>
          <table:table-cell office:value-type="string">
            <text:p>40</text:p>
          </table:table-cell>
          <table:table-cell office:value-type="string">
            <text:p>0.851063829787234</text:p>
          </table:table-cell>
          <table:table-cell office:value-type="string">
            <text:p>1</text:p>
          </table:table-cell>
          <table:table-cell office:value-type="string">
            <text:p>0.02127659574468085</text:p>
          </table:table-cell>
          <table:table-cell office:value-type="string">
            <text:p>0.6875</text:p>
          </table:table-cell>
          <table:table-cell office:value-type="string">
            <text:p>0.0296875000000000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</text:p>
          </table:table-cell>
          <table:table-cell office:value-type="string">
            <text:p>0.2765957446808511</text:p>
          </table:table-cell>
        </table:table-row>
        <table:table-row>
          <table:table-cell office:value-type="string">
            <text:p>45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1101</text:p>
          </table:table-cell>
          <table:table-cell office:value-type="string">
            <text:p>0.021798365122615803</text:p>
          </table:table-cell>
          <table:table-cell office:value-type="string">
            <text:p>556</text:p>
          </table:table-cell>
          <table:table-cell office:value-type="string">
            <text:p>0.5049954586739328</text:p>
          </table:table-cell>
          <table:table-cell office:value-type="string">
            <text:p>289</text:p>
          </table:table-cell>
          <table:table-cell office:value-type="string">
            <text:p>0.26248864668483196</text:p>
          </table:table-cell>
          <table:table-cell office:value-type="string">
            <text:p>1</text:p>
          </table:table-cell>
          <table:table-cell office:value-type="string">
            <text:p>0.0009082652134423251</text:p>
          </table:table-cell>
          <table:table-cell office:value-type="string">
            <text:p>0.43717850776674316</text:p>
          </table:table-cell>
          <table:table-cell office:value-type="string">
            <text:p>0.26903170359052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6</text:p>
          </table:table-cell>
          <table:table-cell office:value-type="string">
            <text:p>0.5049954586739328</text:p>
          </table:table-cell>
        </table:table-row>
        <table:table-row>
          <table:table-cell office:value-type="string">
            <text:p>4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2</text:p>
          </table:table-cell>
          <table:table-cell office:value-type="string">
            <text:p>915</text:p>
          </table:table-cell>
          <table:table-cell office:value-type="string">
            <text:p>0.04590163934426229</text:p>
          </table:table-cell>
          <table:table-cell office:value-type="string">
            <text:p>556</text:p>
          </table:table-cell>
          <table:table-cell office:value-type="string">
            <text:p>0.6076502732240437</text:p>
          </table:table-cell>
          <table:table-cell office:value-type="string">
            <text:p>163</text:p>
          </table:table-cell>
          <table:table-cell office:value-type="string">
            <text:p>0.17814207650273223</text:p>
          </table:table-cell>
          <table:table-cell office:value-type="string">
            <text:p>1</text:p>
          </table:table-cell>
          <table:table-cell office:value-type="string">
            <text:p>0.001092896174863388</text:p>
          </table:table-cell>
          <table:table-cell office:value-type="string">
            <text:p>0.42083333333333334</text:p>
          </table:table-cell>
          <table:table-cell office:value-type="string">
            <text:p>0.18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6</text:p>
          </table:table-cell>
          <table:table-cell office:value-type="string">
            <text:p>0.6076502732240437</text:p>
          </table:table-cell>
        </table:table-row>
        <table:table-row>
          <table:table-cell office:value-type="string">
            <text:p>4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540</text:p>
          </table:table-cell>
          <table:table-cell office:value-type="string">
            <text:p>0.03888888888888889</text:p>
          </table:table-cell>
          <table:table-cell office:value-type="string">
            <text:p>212</text:p>
          </table:table-cell>
          <table:table-cell office:value-type="string">
            <text:p>0.3925925925925926</text:p>
          </table:table-cell>
          <table:table-cell office:value-type="string">
            <text:p>238</text:p>
          </table:table-cell>
          <table:table-cell office:value-type="string">
            <text:p>0.44074074074074077</text:p>
          </table:table-cell>
          <table:table-cell office:value-type="string">
            <text:p>1</text:p>
          </table:table-cell>
          <table:table-cell office:value-type="string">
            <text:p>0.001851851851851852</text:p>
          </table:table-cell>
          <table:table-cell office:value-type="string">
            <text:p>0.5175485008818344</text:p>
          </table:table-cell>
          <table:table-cell office:value-type="string">
            <text:p>0.283628747795414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2</text:p>
          </table:table-cell>
          <table:table-cell office:value-type="string">
            <text:p>0.3925925925925926</text:p>
          </table:table-cell>
        </table:table-row>
        <table:table-row>
          <table:table-cell office:value-type="string">
            <text:p>45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32</text:p>
          </table:table-cell>
          <table:table-cell office:value-type="string">
            <text:p>0.034482758620689655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  <table:table-cell office:value-type="string">
            <text:p>153</text:p>
          </table:table-cell>
          <table:table-cell office:value-type="string">
            <text:p>0.6594827586206896</text:p>
          </table:table-cell>
          <table:table-cell office:value-type="string">
            <text:p>1</text:p>
          </table:table-cell>
          <table:table-cell office:value-type="string">
            <text:p>0.004310344827586207</text:p>
          </table:table-cell>
          <table:table-cell office:value-type="string">
            <text:p>0.38431372549019605</text:p>
          </table:table-cell>
          <table:table-cell office:value-type="string">
            <text:p>0.169475446428571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9</text:p>
          </table:table-cell>
          <table:table-cell office:value-type="string">
            <text:p>0.4267241379310345</text:p>
          </table:table-cell>
        </table:table-row>
        <table:table-row>
          <table:table-cell office:value-type="string">
            <text:p>45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850</text:p>
          </table:table-cell>
          <table:table-cell office:value-type="string">
            <text:p>0.03176470588235294</text:p>
          </table:table-cell>
          <table:table-cell office:value-type="string">
            <text:p>495</text:p>
          </table:table-cell>
          <table:table-cell office:value-type="string">
            <text:p>0.5823529411764706</text:p>
          </table:table-cell>
          <table:table-cell office:value-type="string">
            <text:p>267</text:p>
          </table:table-cell>
          <table:table-cell office:value-type="string">
            <text:p>0.31411764705882356</text:p>
          </table:table-cell>
          <table:table-cell office:value-type="string">
            <text:p>1</text:p>
          </table:table-cell>
          <table:table-cell office:value-type="string">
            <text:p>0.001176470588235294</text:p>
          </table:table-cell>
          <table:table-cell office:value-type="string">
            <text:p>0.4333333333333334</text:p>
          </table:table-cell>
          <table:table-cell office:value-type="string">
            <text:p>0.0308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5</text:p>
          </table:table-cell>
          <table:table-cell office:value-type="string">
            <text:p>0.5823529411764706</text:p>
          </table:table-cell>
        </table:table-row>
        <table:table-row>
          <table:table-cell office:value-type="string">
            <text:p>45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63</text:p>
          </table:table-cell>
          <table:table-cell office:value-type="string">
            <text:p>0.060836501901140684</text:p>
          </table:table-cell>
          <table:table-cell office:value-type="string">
            <text:p>105</text:p>
          </table:table-cell>
          <table:table-cell office:value-type="string">
            <text:p>0.39923954372623577</text:p>
          </table:table-cell>
          <table:table-cell office:value-type="string">
            <text:p>153</text:p>
          </table:table-cell>
          <table:table-cell office:value-type="string">
            <text:p>0.5817490494296578</text:p>
          </table:table-cell>
          <table:table-cell office:value-type="string">
            <text:p>1</text:p>
          </table:table-cell>
          <table:table-cell office:value-type="string">
            <text:p>0.0038022813688212928</text:p>
          </table:table-cell>
          <table:table-cell office:value-type="string">
            <text:p>0.3575757575757576</text:p>
          </table:table-cell>
          <table:table-cell office:value-type="string">
            <text:p>0.16060606060606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5</text:p>
          </table:table-cell>
          <table:table-cell office:value-type="string">
            <text:p>0.39923954372623577</text:p>
          </table:table-cell>
        </table:table-row>
        <table:table-row>
          <table:table-cell office:value-type="string">
            <text:p>45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.0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  <table:table-cell office:value-type="string">
            <text:p>1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</table:table-row>
        <table:table-row>
          <table:table-cell office:value-type="string">
            <text:p>4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4</text:p>
          </table:table-cell>
          <table:table-cell office:value-type="string">
            <text:p>0.006097560975609756</text:p>
          </table:table-cell>
          <table:table-cell office:value-type="string">
            <text:p>69</text:p>
          </table:table-cell>
          <table:table-cell office:value-type="string">
            <text:p>0.42073170731707316</text:p>
          </table:table-cell>
          <table:table-cell office:value-type="string">
            <text:p>84</text:p>
          </table:table-cell>
          <table:table-cell office:value-type="string">
            <text:p>0.5121951219512195</text:p>
          </table:table-cell>
          <table:table-cell office:value-type="string">
            <text:p>1</text:p>
          </table:table-cell>
          <table:table-cell office:value-type="string">
            <text:p>0.006097560975609756</text:p>
          </table:table-cell>
          <table:table-cell office:value-type="string">
            <text:p>0.47564935064935066</text:p>
          </table:table-cell>
          <table:table-cell office:value-type="string">
            <text:p>0.233766233766233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9</text:p>
          </table:table-cell>
          <table:table-cell office:value-type="string">
            <text:p>0.42073170731707316</text:p>
          </table:table-cell>
        </table:table-row>
        <table:table-row>
          <table:table-cell office:value-type="string">
            <text:p>46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88</text:p>
          </table:table-cell>
          <table:table-cell office:value-type="string">
            <text:p>0.005319148936170213</text:p>
          </table:table-cell>
          <table:table-cell office:value-type="string">
            <text:p>79</text:p>
          </table:table-cell>
          <table:table-cell office:value-type="string">
            <text:p>0.42021276595744683</text:p>
          </table:table-cell>
          <table:table-cell office:value-type="string">
            <text:p>100</text:p>
          </table:table-cell>
          <table:table-cell office:value-type="string">
            <text:p>0.5319148936170213</text:p>
          </table:table-cell>
          <table:table-cell office:value-type="string">
            <text:p>1</text:p>
          </table:table-cell>
          <table:table-cell office:value-type="string">
            <text:p>0.005319148936170213</text:p>
          </table:table-cell>
          <table:table-cell office:value-type="string">
            <text:p>0.3773569023569024</text:p>
          </table:table-cell>
          <table:table-cell office:value-type="string">
            <text:p>0.1855218855218855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9</text:p>
          </table:table-cell>
          <table:table-cell office:value-type="string">
            <text:p>0.42021276595744683</text:p>
          </table:table-cell>
        </table:table-row>
        <table:table-row>
          <table:table-cell office:value-type="string">
            <text:p>46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97</text:p>
          </table:table-cell>
          <table:table-cell office:value-type="string">
            <text:p>0.04060913705583756</text:p>
          </table:table-cell>
          <table:table-cell office:value-type="string">
            <text:p>56</text:p>
          </table:table-cell>
          <table:table-cell office:value-type="string">
            <text:p>0.28426395939086296</text:p>
          </table:table-cell>
          <table:table-cell office:value-type="string">
            <text:p>114</text:p>
          </table:table-cell>
          <table:table-cell office:value-type="string">
            <text:p>0.5786802030456852</text:p>
          </table:table-cell>
          <table:table-cell office:value-type="string">
            <text:p>1</text:p>
          </table:table-cell>
          <table:table-cell office:value-type="string">
            <text:p>0.005076142131979695</text:p>
          </table:table-cell>
          <table:table-cell office:value-type="string">
            <text:p>0.6216959511077158</text:p>
          </table:table-cell>
          <table:table-cell office:value-type="string">
            <text:p>0.1615928189457600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6</text:p>
          </table:table-cell>
          <table:table-cell office:value-type="string">
            <text:p>0.28426395939086296</text:p>
          </table:table-cell>
        </table:table-row>
        <table:table-row>
          <table:table-cell office:value-type="string">
            <text:p>46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729</text:p>
          </table:table-cell>
          <table:table-cell office:value-type="string">
            <text:p>0.024691358024691357</text:p>
          </table:table-cell>
          <table:table-cell office:value-type="string">
            <text:p>197</text:p>
          </table:table-cell>
          <table:table-cell office:value-type="string">
            <text:p>0.27023319615912206</text:p>
          </table:table-cell>
          <table:table-cell office:value-type="string">
            <text:p>336</text:p>
          </table:table-cell>
          <table:table-cell office:value-type="string">
            <text:p>0.4609053497942387</text:p>
          </table:table-cell>
          <table:table-cell office:value-type="string">
            <text:p>1</text:p>
          </table:table-cell>
          <table:table-cell office:value-type="string">
            <text:p>0.0013717421124828531</text:p>
          </table:table-cell>
          <table:table-cell office:value-type="string">
            <text:p>0.4519965277777779</text:p>
          </table:table-cell>
          <table:table-cell office:value-type="string">
            <text:p>0.19453125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7</text:p>
          </table:table-cell>
          <table:table-cell office:value-type="string">
            <text:p>0.27023319615912206</text:p>
          </table:table-cell>
        </table:table-row>
        <table:table-row>
          <table:table-cell office:value-type="string">
            <text:p>46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860</text:p>
          </table:table-cell>
          <table:table-cell office:value-type="string">
            <text:p>0.03255813953488372</text:p>
          </table:table-cell>
          <table:table-cell office:value-type="string">
            <text:p>452</text:p>
          </table:table-cell>
          <table:table-cell office:value-type="string">
            <text:p>0.5255813953488372</text:p>
          </table:table-cell>
          <table:table-cell office:value-type="string">
            <text:p>314</text:p>
          </table:table-cell>
          <table:table-cell office:value-type="string">
            <text:p>0.36511627906976746</text:p>
          </table:table-cell>
          <table:table-cell office:value-type="string">
            <text:p>1</text:p>
          </table:table-cell>
          <table:table-cell office:value-type="string">
            <text:p>0.0011627906976744186</text:p>
          </table:table-cell>
          <table:table-cell office:value-type="string">
            <text:p>0.40166666666666667</text:p>
          </table:table-cell>
          <table:table-cell office:value-type="string">
            <text:p>0.16166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2</text:p>
          </table:table-cell>
          <table:table-cell office:value-type="string">
            <text:p>0.5255813953488372</text:p>
          </table:table-cell>
        </table:table-row>
        <table:table-row>
          <table:table-cell office:value-type="string">
            <text:p>46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477</text:p>
          </table:table-cell>
          <table:table-cell office:value-type="string">
            <text:p>0.05241090146750524</text:p>
          </table:table-cell>
          <table:table-cell office:value-type="string">
            <text:p>86</text:p>
          </table:table-cell>
          <table:table-cell office:value-type="string">
            <text:p>0.18029350104821804</text:p>
          </table:table-cell>
          <table:table-cell office:value-type="string">
            <text:p>246</text:p>
          </table:table-cell>
          <table:table-cell office:value-type="string">
            <text:p>0.5157232704402516</text:p>
          </table:table-cell>
          <table:table-cell office:value-type="string">
            <text:p>1</text:p>
          </table:table-cell>
          <table:table-cell office:value-type="string">
            <text:p>0.0020964360587002098</text:p>
          </table:table-cell>
          <table:table-cell office:value-type="string">
            <text:p>0.46125</text:p>
          </table:table-cell>
          <table:table-cell office:value-type="string">
            <text:p>0.15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6</text:p>
          </table:table-cell>
          <table:table-cell office:value-type="string">
            <text:p>0.18029350104821804</text:p>
          </table:table-cell>
        </table:table-row>
        <table:table-row>
          <table:table-cell office:value-type="string">
            <text:p>46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.0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  <table:table-cell office:value-type="string">
            <text:p>1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</text:p>
          </table:table-cell>
          <table:table-cell office:value-type="string">
            <text:p>0.2</text:p>
          </table:table-cell>
        </table:table-row>
        <table:table-row>
          <table:table-cell office:value-type="string">
            <text:p>4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5</text:p>
          </table:table-cell>
          <table:table-cell office:value-type="string">
            <text:p>2067</text:p>
          </table:table-cell>
          <table:table-cell office:value-type="string">
            <text:p>0.031446540880503145</text:p>
          </table:table-cell>
          <table:table-cell office:value-type="string">
            <text:p>1334</text:p>
          </table:table-cell>
          <table:table-cell office:value-type="string">
            <text:p>0.6453797774552491</text:p>
          </table:table-cell>
          <table:table-cell office:value-type="string">
            <text:p>518</text:p>
          </table:table-cell>
          <table:table-cell office:value-type="string">
            <text:p>0.2506047411707789</text:p>
          </table:table-cell>
          <table:table-cell office:value-type="string">
            <text:p>1</text:p>
          </table:table-cell>
          <table:table-cell office:value-type="string">
            <text:p>0.0004837929366231253</text:p>
          </table:table-cell>
          <table:table-cell office:value-type="string">
            <text:p>0.5206356400800847</text:p>
          </table:table-cell>
          <table:table-cell office:value-type="string">
            <text:p>0.154622030490086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34</text:p>
          </table:table-cell>
          <table:table-cell office:value-type="string">
            <text:p>0.6453797774552491</text:p>
          </table:table-cell>
        </table:table-row>
        <table:table-row>
          <table:table-cell office:value-type="string">
            <text:p>468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65</text:p>
          </table:table-cell>
          <table:table-cell office:value-type="string">
            <text:p>0.05454545454545454</text:p>
          </table:table-cell>
          <table:table-cell office:value-type="string">
            <text:p>68</text:p>
          </table:table-cell>
          <table:table-cell office:value-type="string">
            <text:p>0.4121212121212121</text:p>
          </table:table-cell>
          <table:table-cell office:value-type="string">
            <text:p>109</text:p>
          </table:table-cell>
          <table:table-cell office:value-type="string">
            <text:p>0.6606060606060606</text:p>
          </table:table-cell>
          <table:table-cell office:value-type="string">
            <text:p>1</text:p>
          </table:table-cell>
          <table:table-cell office:value-type="string">
            <text:p>0.006060606060606061</text:p>
          </table:table-cell>
          <table:table-cell office:value-type="string">
            <text:p>0.33757575757575753</text:p>
          </table:table-cell>
          <table:table-cell office:value-type="string">
            <text:p>0.1767131643584280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8</text:p>
          </table:table-cell>
          <table:table-cell office:value-type="string">
            <text:p>0.4121212121212121</text:p>
          </table:table-cell>
        </table:table-row>
        <table:table-row>
          <table:table-cell office:value-type="string">
            <text:p>46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10</text:p>
          </table:table-cell>
          <table:table-cell office:value-type="string">
            <text:p>0.02258064516129032</text:p>
          </table:table-cell>
          <table:table-cell office:value-type="string">
            <text:p>209</text:p>
          </table:table-cell>
          <table:table-cell office:value-type="string">
            <text:p>0.6741935483870968</text:p>
          </table:table-cell>
          <table:table-cell office:value-type="string">
            <text:p>90</text:p>
          </table:table-cell>
          <table:table-cell office:value-type="string">
            <text:p>0.2903225806451613</text:p>
          </table:table-cell>
          <table:table-cell office:value-type="string">
            <text:p>1</text:p>
          </table:table-cell>
          <table:table-cell office:value-type="string">
            <text:p>0.0032258064516129032</text:p>
          </table:table-cell>
          <table:table-cell office:value-type="string">
            <text:p>0.14285714285714285</text:p>
          </table:table-cell>
          <table:table-cell office:value-type="string">
            <text:p>0.0142857142857142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09</text:p>
          </table:table-cell>
          <table:table-cell office:value-type="string">
            <text:p>0.6741935483870968</text:p>
          </table:table-cell>
        </table:table-row>
        <table:table-row>
          <table:table-cell office:value-type="string">
            <text:p>4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0</text:p>
          </table:table-cell>
          <table:table-cell office:value-type="string">
            <text:p>1443</text:p>
          </table:table-cell>
          <table:table-cell office:value-type="string">
            <text:p>0.04851004851004851</text:p>
          </table:table-cell>
          <table:table-cell office:value-type="string">
            <text:p>751</text:p>
          </table:table-cell>
          <table:table-cell office:value-type="string">
            <text:p>0.5204435204435205</text:p>
          </table:table-cell>
          <table:table-cell office:value-type="string">
            <text:p>338</text:p>
          </table:table-cell>
          <table:table-cell office:value-type="string">
            <text:p>0.23423423423423423</text:p>
          </table:table-cell>
          <table:table-cell office:value-type="string">
            <text:p>1</text:p>
          </table:table-cell>
          <table:table-cell office:value-type="string">
            <text:p>0.000693000693000693</text:p>
          </table:table-cell>
          <table:table-cell office:value-type="string">
            <text:p>0.37984018078357734</text:p>
          </table:table-cell>
          <table:table-cell office:value-type="string">
            <text:p>0.227176073402488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51</text:p>
          </table:table-cell>
          <table:table-cell office:value-type="string">
            <text:p>0.5204435204435205</text:p>
          </table:table-cell>
        </table:table-row>
        <table:table-row>
          <table:table-cell office:value-type="string">
            <text:p>4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51</text:p>
          </table:table-cell>
          <table:table-cell office:value-type="string">
            <text:p>0.03187250996015936</text:p>
          </table:table-cell>
          <table:table-cell office:value-type="string">
            <text:p>103</text:p>
          </table:table-cell>
          <table:table-cell office:value-type="string">
            <text:p>0.4103585657370518</text:p>
          </table:table-cell>
          <table:table-cell office:value-type="string">
            <text:p>105</text:p>
          </table:table-cell>
          <table:table-cell office:value-type="string">
            <text:p>0.41832669322709165</text:p>
          </table:table-cell>
          <table:table-cell office:value-type="string">
            <text:p>1</text:p>
          </table:table-cell>
          <table:table-cell office:value-type="string">
            <text:p>0.00398406374501992</text:p>
          </table:table-cell>
          <table:table-cell office:value-type="string">
            <text:p>0.47222222222222215</text:p>
          </table:table-cell>
          <table:table-cell office:value-type="string">
            <text:p>0.243137254901960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3</text:p>
          </table:table-cell>
          <table:table-cell office:value-type="string">
            <text:p>0.4103585657370518</text:p>
          </table:table-cell>
        </table:table-row>
        <table:table-row>
          <table:table-cell office:value-type="string">
            <text:p>47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39</text:p>
          </table:table-cell>
          <table:table-cell office:value-type="string">
            <text:p>0.02158273381294964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  <table:table-cell office:value-type="string">
            <text:p>81</text:p>
          </table:table-cell>
          <table:table-cell office:value-type="string">
            <text:p>0.5827338129496403</text:p>
          </table:table-cell>
          <table:table-cell office:value-type="string">
            <text:p>1</text:p>
          </table:table-cell>
          <table:table-cell office:value-type="string">
            <text:p>0.007194244604316547</text:p>
          </table:table-cell>
          <table:table-cell office:value-type="string">
            <text:p>0.6761904761904761</text:p>
          </table:table-cell>
          <table:table-cell office:value-type="string">
            <text:p>0.32222222222222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3741007194244604</text:p>
          </table:table-cell>
        </table:table-row>
        <table:table-row>
          <table:table-cell office:value-type="string">
            <text:p>47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689</text:p>
          </table:table-cell>
          <table:table-cell office:value-type="string">
            <text:p>0.010159651669085631</text:p>
          </table:table-cell>
          <table:table-cell office:value-type="string">
            <text:p>432</text:p>
          </table:table-cell>
          <table:table-cell office:value-type="string">
            <text:p>0.6269956458635704</text:p>
          </table:table-cell>
          <table:table-cell office:value-type="string">
            <text:p>199</text:p>
          </table:table-cell>
          <table:table-cell office:value-type="string">
            <text:p>0.2888243831640058</text:p>
          </table:table-cell>
          <table:table-cell office:value-type="string">
            <text:p>1</text:p>
          </table:table-cell>
          <table:table-cell office:value-type="string">
            <text:p>0.001451378809869376</text:p>
          </table:table-cell>
          <table:table-cell office:value-type="string">
            <text:p>0.39639249639249646</text:p>
          </table:table-cell>
          <table:table-cell office:value-type="string">
            <text:p>0.076164239800603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32</text:p>
          </table:table-cell>
          <table:table-cell office:value-type="string">
            <text:p>0.6269956458635704</text:p>
          </table:table-cell>
        </table:table-row>
        <table:table-row>
          <table:table-cell office:value-type="string">
            <text:p>474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9</text:p>
          </table:table-cell>
          <table:table-cell office:value-type="string">
            <text:p>915</text:p>
          </table:table-cell>
          <table:table-cell office:value-type="string">
            <text:p>0.020765027322404372</text:p>
          </table:table-cell>
          <table:table-cell office:value-type="string">
            <text:p>499</text:p>
          </table:table-cell>
          <table:table-cell office:value-type="string">
            <text:p>0.5453551912568306</text:p>
          </table:table-cell>
          <table:table-cell office:value-type="string">
            <text:p>257</text:p>
          </table:table-cell>
          <table:table-cell office:value-type="string">
            <text:p>0.28087431693989073</text:p>
          </table:table-cell>
          <table:table-cell office:value-type="string">
            <text:p>1</text:p>
          </table:table-cell>
          <table:table-cell office:value-type="string">
            <text:p>0.001092896174863388</text:p>
          </table:table-cell>
          <table:table-cell office:value-type="string">
            <text:p>0.1679945054945055</text:p>
          </table:table-cell>
          <table:table-cell office:value-type="string">
            <text:p>-0.0417582417582417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9</text:p>
          </table:table-cell>
          <table:table-cell office:value-type="string">
            <text:p>0.5453551912568306</text:p>
          </table:table-cell>
        </table:table-row>
        <table:table-row>
          <table:table-cell office:value-type="string">
            <text:p>4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5</text:p>
          </table:table-cell>
          <table:table-cell office:value-type="string">
            <text:p>1102</text:p>
          </table:table-cell>
          <table:table-cell office:value-type="string">
            <text:p>0.05898366606170599</text:p>
          </table:table-cell>
          <table:table-cell office:value-type="string">
            <text:p>463</text:p>
          </table:table-cell>
          <table:table-cell office:value-type="string">
            <text:p>0.42014519056261346</text:p>
          </table:table-cell>
          <table:table-cell office:value-type="string">
            <text:p>437</text:p>
          </table:table-cell>
          <table:table-cell office:value-type="string">
            <text:p>0.39655172413793105</text:p>
          </table:table-cell>
          <table:table-cell office:value-type="string">
            <text:p>1</text:p>
          </table:table-cell>
          <table:table-cell office:value-type="string">
            <text:p>0.0009074410163339383</text:p>
          </table:table-cell>
          <table:table-cell office:value-type="string">
            <text:p>0.38794477879843736</text:p>
          </table:table-cell>
          <table:table-cell office:value-type="string">
            <text:p>0.138953120050681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63</text:p>
          </table:table-cell>
          <table:table-cell office:value-type="string">
            <text:p>0.42014519056261346</text:p>
          </table:table-cell>
        </table:table-row>
        <table:table-row>
          <table:table-cell office:value-type="string">
            <text:p>4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59</text:p>
          </table:table-cell>
          <table:table-cell office:value-type="string">
            <text:p>0.019305019305019305</text:p>
          </table:table-cell>
          <table:table-cell office:value-type="string">
            <text:p>146</text:p>
          </table:table-cell>
          <table:table-cell office:value-type="string">
            <text:p>0.5637065637065637</text:p>
          </table:table-cell>
          <table:table-cell office:value-type="string">
            <text:p>100</text:p>
          </table:table-cell>
          <table:table-cell office:value-type="string">
            <text:p>0.3861003861003861</text:p>
          </table:table-cell>
          <table:table-cell office:value-type="string">
            <text:p>1</text:p>
          </table:table-cell>
          <table:table-cell office:value-type="string">
            <text:p>0.003861003861003861</text:p>
          </table:table-cell>
          <table:table-cell office:value-type="string">
            <text:p>0.4</text:p>
          </table:table-cell>
          <table:table-cell office:value-type="string">
            <text:p>0.307272727272727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6</text:p>
          </table:table-cell>
          <table:table-cell office:value-type="string">
            <text:p>0.5637065637065637</text:p>
          </table:table-cell>
        </table:table-row>
        <table:table-row>
          <table:table-cell office:value-type="string">
            <text:p>477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745</text:p>
          </table:table-cell>
          <table:table-cell office:value-type="string">
            <text:p>0.022818791946308724</text:p>
          </table:table-cell>
          <table:table-cell office:value-type="string">
            <text:p>325</text:p>
          </table:table-cell>
          <table:table-cell office:value-type="string">
            <text:p>0.436241610738255</text:p>
          </table:table-cell>
          <table:table-cell office:value-type="string">
            <text:p>275</text:p>
          </table:table-cell>
          <table:table-cell office:value-type="string">
            <text:p>0.3691275167785235</text:p>
          </table:table-cell>
          <table:table-cell office:value-type="string">
            <text:p>1</text:p>
          </table:table-cell>
          <table:table-cell office:value-type="string">
            <text:p>0.0013422818791946308</text:p>
          </table:table-cell>
          <table:table-cell office:value-type="string">
            <text:p>0.5389976958525345</text:p>
          </table:table-cell>
          <table:table-cell office:value-type="string">
            <text:p>0.1110713085637480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5</text:p>
          </table:table-cell>
          <table:table-cell office:value-type="string">
            <text:p>0.436241610738255</text:p>
          </table:table-cell>
        </table:table-row>
        <table:table-row>
          <table:table-cell office:value-type="string">
            <text:p>47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2</text:p>
          </table:table-cell>
          <table:table-cell office:value-type="string">
            <text:p>0.021739130434782608</text:p>
          </table:table-cell>
          <table:table-cell office:value-type="string">
            <text:p>35</text:p>
          </table:table-cell>
          <table:table-cell office:value-type="string">
            <text:p>0.3804347826086957</text:p>
          </table:table-cell>
          <table:table-cell office:value-type="string">
            <text:p>72</text:p>
          </table:table-cell>
          <table:table-cell office:value-type="string">
            <text:p>0.782608695652174</text:p>
          </table:table-cell>
          <table:table-cell office:value-type="string">
            <text:p>1</text:p>
          </table:table-cell>
          <table:table-cell office:value-type="string">
            <text:p>0.010869565217391304</text:p>
          </table:table-cell>
          <table:table-cell office:value-type="string">
            <text:p>0.6031746031746031</text:p>
          </table:table-cell>
          <table:table-cell office:value-type="string">
            <text:p>0.310317460317460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5</text:p>
          </table:table-cell>
          <table:table-cell office:value-type="string">
            <text:p>0.3804347826086957</text:p>
          </table:table-cell>
        </table:table-row>
        <table:table-row>
          <table:table-cell office:value-type="string">
            <text:p>47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office:value-type="string">
            <text:p>0.02631578947368421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  <table:table-cell office:value-type="string">
            <text:p>62</text:p>
          </table:table-cell>
          <table:table-cell office:value-type="string">
            <text:p>0.8157894736842105</text:p>
          </table:table-cell>
          <table:table-cell office:value-type="string">
            <text:p>1</text:p>
          </table:table-cell>
          <table:table-cell office:value-type="string">
            <text:p>0.013157894736842105</text:p>
          </table:table-cell>
          <table:table-cell office:value-type="string">
            <text:p>0.4025641025641026</text:p>
          </table:table-cell>
          <table:table-cell office:value-type="string">
            <text:p>0.233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1</text:p>
          </table:table-cell>
          <table:table-cell office:value-type="string">
            <text:p>0.27631578947368424</text:p>
          </table:table-cell>
        </table:table-row>
        <table:table-row>
          <table:table-cell office:value-type="string">
            <text:p>48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860</text:p>
          </table:table-cell>
          <table:table-cell office:value-type="string">
            <text:p>0.03255813953488372</text:p>
          </table:table-cell>
          <table:table-cell office:value-type="string">
            <text:p>452</text:p>
          </table:table-cell>
          <table:table-cell office:value-type="string">
            <text:p>0.5255813953488372</text:p>
          </table:table-cell>
          <table:table-cell office:value-type="string">
            <text:p>314</text:p>
          </table:table-cell>
          <table:table-cell office:value-type="string">
            <text:p>0.36511627906976746</text:p>
          </table:table-cell>
          <table:table-cell office:value-type="string">
            <text:p>1</text:p>
          </table:table-cell>
          <table:table-cell office:value-type="string">
            <text:p>0.0011627906976744186</text:p>
          </table:table-cell>
          <table:table-cell office:value-type="string">
            <text:p>0.40166666666666667</text:p>
          </table:table-cell>
          <table:table-cell office:value-type="string">
            <text:p>0.1616666666666666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2</text:p>
          </table:table-cell>
          <table:table-cell office:value-type="string">
            <text:p>0.5255813953488372</text:p>
          </table:table-cell>
        </table:table-row>
        <table:table-row>
          <table:table-cell office:value-type="string">
            <text:p>48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97</text:p>
          </table:table-cell>
          <table:table-cell office:value-type="string">
            <text:p>0.02356902356902357</text:p>
          </table:table-cell>
          <table:table-cell office:value-type="string">
            <text:p>130</text:p>
          </table:table-cell>
          <table:table-cell office:value-type="string">
            <text:p>0.4377104377104377</text:p>
          </table:table-cell>
          <table:table-cell office:value-type="string">
            <text:p>162</text:p>
          </table:table-cell>
          <table:table-cell office:value-type="string">
            <text:p>0.5454545454545454</text:p>
          </table:table-cell>
          <table:table-cell office:value-type="string">
            <text:p>1</text:p>
          </table:table-cell>
          <table:table-cell office:value-type="string">
            <text:p>0.003367003367003367</text:p>
          </table:table-cell>
          <table:table-cell office:value-type="string">
            <text:p>0.5357142857142858</text:p>
          </table:table-cell>
          <table:table-cell office:value-type="string">
            <text:p>-0.0785714285714286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0</text:p>
          </table:table-cell>
          <table:table-cell office:value-type="string">
            <text:p>0.4377104377104377</text:p>
          </table:table-cell>
        </table:table-row>
        <table:table-row>
          <table:table-cell office:value-type="string">
            <text:p>48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745</text:p>
          </table:table-cell>
          <table:table-cell office:value-type="string">
            <text:p>0.022818791946308724</text:p>
          </table:table-cell>
          <table:table-cell office:value-type="string">
            <text:p>325</text:p>
          </table:table-cell>
          <table:table-cell office:value-type="string">
            <text:p>0.436241610738255</text:p>
          </table:table-cell>
          <table:table-cell office:value-type="string">
            <text:p>275</text:p>
          </table:table-cell>
          <table:table-cell office:value-type="string">
            <text:p>0.3691275167785235</text:p>
          </table:table-cell>
          <table:table-cell office:value-type="string">
            <text:p>1</text:p>
          </table:table-cell>
          <table:table-cell office:value-type="string">
            <text:p>0.0013422818791946308</text:p>
          </table:table-cell>
          <table:table-cell office:value-type="string">
            <text:p>0.5389976958525345</text:p>
          </table:table-cell>
          <table:table-cell office:value-type="string">
            <text:p>0.1110713085637480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25</text:p>
          </table:table-cell>
          <table:table-cell office:value-type="string">
            <text:p>0.436241610738255</text:p>
          </table:table-cell>
        </table:table-row>
        <table:table-row>
          <table:table-cell office:value-type="string">
            <text:p>48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645</text:p>
          </table:table-cell>
          <table:table-cell office:value-type="string">
            <text:p>0.020155038759689922</text:p>
          </table:table-cell>
          <table:table-cell office:value-type="string">
            <text:p>410</text:p>
          </table:table-cell>
          <table:table-cell office:value-type="string">
            <text:p>0.6356589147286822</text:p>
          </table:table-cell>
          <table:table-cell office:value-type="string">
            <text:p>196</text:p>
          </table:table-cell>
          <table:table-cell office:value-type="string">
            <text:p>0.30387596899224806</text:p>
          </table:table-cell>
          <table:table-cell office:value-type="string">
            <text:p>1</text:p>
          </table:table-cell>
          <table:table-cell office:value-type="string">
            <text:p>0.0015503875968992248</text:p>
          </table:table-cell>
          <table:table-cell office:value-type="string">
            <text:p>0.33855311355311357</text:p>
          </table:table-cell>
          <table:table-cell office:value-type="string">
            <text:p>0.103663003663003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0</text:p>
          </table:table-cell>
          <table:table-cell office:value-type="string">
            <text:p>0.6356589147286822</text:p>
          </table:table-cell>
        </table:table-row>
        <table:table-row>
          <table:table-cell office:value-type="string">
            <text:p>48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47</text:p>
          </table:table-cell>
          <table:table-cell office:value-type="string">
            <text:p>0.02834008097165992</text:p>
          </table:table-cell>
          <table:table-cell office:value-type="string">
            <text:p>97</text:p>
          </table:table-cell>
          <table:table-cell office:value-type="string">
            <text:p>0.39271255060728744</text:p>
          </table:table-cell>
          <table:table-cell office:value-type="string">
            <text:p>115</text:p>
          </table:table-cell>
          <table:table-cell office:value-type="string">
            <text:p>0.46558704453441296</text:p>
          </table:table-cell>
          <table:table-cell office:value-type="string">
            <text:p>1</text:p>
          </table:table-cell>
          <table:table-cell office:value-type="string">
            <text:p>0.004048582995951417</text:p>
          </table:table-cell>
          <table:table-cell office:value-type="string">
            <text:p>0.2284090909090909</text:p>
          </table:table-cell>
          <table:table-cell office:value-type="string">
            <text:p>0.0399621212121212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7</text:p>
          </table:table-cell>
          <table:table-cell office:value-type="string">
            <text:p>0.39271255060728744</text:p>
          </table:table-cell>
        </table:table-row>
        <table:table-row>
          <table:table-cell office:value-type="string">
            <text:p>48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12</text:p>
          </table:table-cell>
          <table:table-cell office:value-type="string">
            <text:p>0.014150943396226415</text:p>
          </table:table-cell>
          <table:table-cell office:value-type="string">
            <text:p>103</text:p>
          </table:table-cell>
          <table:table-cell office:value-type="string">
            <text:p>0.4858490566037736</text:p>
          </table:table-cell>
          <table:table-cell office:value-type="string">
            <text:p>100</text:p>
          </table:table-cell>
          <table:table-cell office:value-type="string">
            <text:p>0.4716981132075472</text:p>
          </table:table-cell>
          <table:table-cell office:value-type="string">
            <text:p>1</text:p>
          </table:table-cell>
          <table:table-cell office:value-type="string">
            <text:p>0.0047169811320754715</text:p>
          </table:table-cell>
          <table:table-cell office:value-type="string">
            <text:p>0.32999999999999996</text:p>
          </table:table-cell>
          <table:table-cell office:value-type="string">
            <text:p>0.0933333333333333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3</text:p>
          </table:table-cell>
          <table:table-cell office:value-type="string">
            <text:p>0.4858490566037736</text:p>
          </table:table-cell>
        </table:table-row>
        <table:table-row>
          <table:table-cell office:value-type="string">
            <text:p>48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888</text:p>
          </table:table-cell>
          <table:table-cell office:value-type="string">
            <text:p>0.0259009009009009</text:p>
          </table:table-cell>
          <table:table-cell office:value-type="string">
            <text:p>443</text:p>
          </table:table-cell>
          <table:table-cell office:value-type="string">
            <text:p>0.4988738738738739</text:p>
          </table:table-cell>
          <table:table-cell office:value-type="string">
            <text:p>325</text:p>
          </table:table-cell>
          <table:table-cell office:value-type="string">
            <text:p>0.36599099099099097</text:p>
          </table:table-cell>
          <table:table-cell office:value-type="string">
            <text:p>1</text:p>
          </table:table-cell>
          <table:table-cell office:value-type="string">
            <text:p>0.0011261261261261261</text:p>
          </table:table-cell>
          <table:table-cell office:value-type="string">
            <text:p>0.39090339485076325</text:p>
          </table:table-cell>
          <table:table-cell office:value-type="string">
            <text:p>0.079232171337434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3</text:p>
          </table:table-cell>
          <table:table-cell office:value-type="string">
            <text:p>0.4988738738738739</text:p>
          </table:table-cell>
        </table:table-row>
        <table:table-row>
          <table:table-cell office:value-type="string">
            <text:p>48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00</text:p>
          </table:table-cell>
          <table:table-cell office:value-type="string">
            <text:p>0.045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  <table:table-cell office:value-type="string">
            <text:p>123</text:p>
          </table:table-cell>
          <table:table-cell office:value-type="string">
            <text:p>0.615</text:p>
          </table:table-cell>
          <table:table-cell office:value-type="string">
            <text:p>1</text:p>
          </table:table-cell>
          <table:table-cell office:value-type="string">
            <text:p>0.005</text:p>
          </table:table-cell>
          <table:table-cell office:value-type="string">
            <text:p>0.5662698412698413</text:p>
          </table:table-cell>
          <table:table-cell office:value-type="string">
            <text:p>0.1164682539682539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5</text:p>
          </table:table-cell>
          <table:table-cell office:value-type="string">
            <text:p>0.375</text:p>
          </table:table-cell>
        </table:table-row>
        <table:table-row>
          <table:table-cell office:value-type="string">
            <text:p>48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99</text:p>
          </table:table-cell>
          <table:table-cell office:value-type="string">
            <text:p>0.02003338898163606</text:p>
          </table:table-cell>
          <table:table-cell office:value-type="string">
            <text:p>292</text:p>
          </table:table-cell>
          <table:table-cell office:value-type="string">
            <text:p>0.48747913188647746</text:p>
          </table:table-cell>
          <table:table-cell office:value-type="string">
            <text:p>235</text:p>
          </table:table-cell>
          <table:table-cell office:value-type="string">
            <text:p>0.39232053422370616</text:p>
          </table:table-cell>
          <table:table-cell office:value-type="string">
            <text:p>1</text:p>
          </table:table-cell>
          <table:table-cell office:value-type="string">
            <text:p>0.001669449081803005</text:p>
          </table:table-cell>
          <table:table-cell office:value-type="string">
            <text:p>0.20860389610389612</text:p>
          </table:table-cell>
          <table:table-cell office:value-type="string">
            <text:p>0.0206168831168831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92</text:p>
          </table:table-cell>
          <table:table-cell office:value-type="string">
            <text:p>0.48747913188647746</text:p>
          </table:table-cell>
        </table:table-row>
        <table:table-row>
          <table:table-cell office:value-type="string">
            <text:p>48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9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30</text:p>
          </table:table-cell>
          <table:table-cell office:value-type="string">
            <text:p>0.017391304347826087</text:p>
          </table:table-cell>
          <table:table-cell office:value-type="string">
            <text:p>114</text:p>
          </table:table-cell>
          <table:table-cell office:value-type="string">
            <text:p>0.4956521739130435</text:p>
          </table:table-cell>
          <table:table-cell office:value-type="string">
            <text:p>124</text:p>
          </table:table-cell>
          <table:table-cell office:value-type="string">
            <text:p>0.5391304347826087</text:p>
          </table:table-cell>
          <table:table-cell office:value-type="string">
            <text:p>1</text:p>
          </table:table-cell>
          <table:table-cell office:value-type="string">
            <text:p>0.004347826086956522</text:p>
          </table:table-cell>
          <table:table-cell office:value-type="string">
            <text:p>0.5741666666666666</text:p>
          </table:table-cell>
          <table:table-cell office:value-type="string">
            <text:p>0.150208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4</text:p>
          </table:table-cell>
          <table:table-cell office:value-type="string">
            <text:p>0.4956521739130435</text:p>
          </table:table-cell>
        </table:table-row>
        <table:table-row>
          <table:table-cell office:value-type="string">
            <text:p>4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0</text:p>
          </table:table-cell>
          <table:table-cell office:value-type="string">
            <text:p>5079</text:p>
          </table:table-cell>
          <table:table-cell office:value-type="string">
            <text:p>0.04528450482378421</text:p>
          </table:table-cell>
          <table:table-cell office:value-type="string">
            <text:p>2356</text:p>
          </table:table-cell>
          <table:table-cell office:value-type="string">
            <text:p>0.4638708407166765</text:p>
          </table:table-cell>
          <table:table-cell office:value-type="string">
            <text:p>1071</text:p>
          </table:table-cell>
          <table:table-cell office:value-type="string">
            <text:p>0.2108682811577082</text:p>
          </table:table-cell>
          <table:table-cell office:value-type="string">
            <text:p>1</text:p>
          </table:table-cell>
          <table:table-cell office:value-type="string">
            <text:p>0.00019688915140775743</text:p>
          </table:table-cell>
          <table:table-cell office:value-type="string">
            <text:p>0.4436310133381262</text:p>
          </table:table-cell>
          <table:table-cell office:value-type="string">
            <text:p>0.120259381882355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56</text:p>
          </table:table-cell>
          <table:table-cell office:value-type="string">
            <text:p>0.4638708407166765</text:p>
          </table:table-cell>
        </table:table-row>
        <table:table-row>
          <table:table-cell office:value-type="string">
            <text:p>49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888</text:p>
          </table:table-cell>
          <table:table-cell office:value-type="string">
            <text:p>0.0259009009009009</text:p>
          </table:table-cell>
          <table:table-cell office:value-type="string">
            <text:p>443</text:p>
          </table:table-cell>
          <table:table-cell office:value-type="string">
            <text:p>0.4988738738738739</text:p>
          </table:table-cell>
          <table:table-cell office:value-type="string">
            <text:p>325</text:p>
          </table:table-cell>
          <table:table-cell office:value-type="string">
            <text:p>0.36599099099099097</text:p>
          </table:table-cell>
          <table:table-cell office:value-type="string">
            <text:p>1</text:p>
          </table:table-cell>
          <table:table-cell office:value-type="string">
            <text:p>0.0011261261261261261</text:p>
          </table:table-cell>
          <table:table-cell office:value-type="string">
            <text:p>0.39090339485076325</text:p>
          </table:table-cell>
          <table:table-cell office:value-type="string">
            <text:p>0.079232171337434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3</text:p>
          </table:table-cell>
          <table:table-cell office:value-type="string">
            <text:p>0.4988738738738739</text:p>
          </table:table-cell>
        </table:table-row>
        <table:table-row>
          <table:table-cell office:value-type="string">
            <text:p>49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363</text:p>
          </table:table-cell>
          <table:table-cell office:value-type="string">
            <text:p>0.030303030303030304</text:p>
          </table:table-cell>
          <table:table-cell office:value-type="string">
            <text:p>153</text:p>
          </table:table-cell>
          <table:table-cell office:value-type="string">
            <text:p>0.4214876033057851</text:p>
          </table:table-cell>
          <table:table-cell office:value-type="string">
            <text:p>156</text:p>
          </table:table-cell>
          <table:table-cell office:value-type="string">
            <text:p>0.4297520661157025</text:p>
          </table:table-cell>
          <table:table-cell office:value-type="string">
            <text:p>1</text:p>
          </table:table-cell>
          <table:table-cell office:value-type="string">
            <text:p>0.0027548209366391185</text:p>
          </table:table-cell>
          <table:table-cell office:value-type="string">
            <text:p>0.39071428571428574</text:p>
          </table:table-cell>
          <table:table-cell office:value-type="string">
            <text:p>0.098690476190476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3</text:p>
          </table:table-cell>
          <table:table-cell office:value-type="string">
            <text:p>0.4214876033057851</text:p>
          </table:table-cell>
        </table:table-row>
        <table:table-row>
          <table:table-cell office:value-type="string">
            <text:p>49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3</text:p>
          </table:table-cell>
          <table:table-cell office:value-type="string">
            <text:p>0.015873015873015872</text:p>
          </table:table-cell>
          <table:table-cell office:value-type="string">
            <text:p>19</text:p>
          </table:table-cell>
          <table:table-cell office:value-type="string">
            <text:p>0.30158730158730157</text:p>
          </table:table-cell>
          <table:table-cell office:value-type="string">
            <text:p>46</text:p>
          </table:table-cell>
          <table:table-cell office:value-type="string">
            <text:p>0.7301587301587301</text:p>
          </table:table-cell>
          <table:table-cell office:value-type="string">
            <text:p>1</text:p>
          </table:table-cell>
          <table:table-cell office:value-type="string">
            <text:p>0.015873015873015872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</text:p>
          </table:table-cell>
          <table:table-cell office:value-type="string">
            <text:p>0.30158730158730157</text:p>
          </table:table-cell>
        </table:table-row>
        <table:table-row>
          <table:table-cell office:value-type="string">
            <text:p>49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310</text:p>
          </table:table-cell>
          <table:table-cell office:value-type="string">
            <text:p>0.07419354838709677</text:p>
          </table:table-cell>
          <table:table-cell office:value-type="string">
            <text:p>158</text:p>
          </table:table-cell>
          <table:table-cell office:value-type="string">
            <text:p>0.5096774193548387</text:p>
          </table:table-cell>
          <table:table-cell office:value-type="string">
            <text:p>165</text:p>
          </table:table-cell>
          <table:table-cell office:value-type="string">
            <text:p>0.532258064516129</text:p>
          </table:table-cell>
          <table:table-cell office:value-type="string">
            <text:p>1</text:p>
          </table:table-cell>
          <table:table-cell office:value-type="string">
            <text:p>0.0032258064516129032</text:p>
          </table:table-cell>
          <table:table-cell office:value-type="string">
            <text:p>0.30833333333333335</text:p>
          </table:table-cell>
          <table:table-cell office:value-type="string">
            <text:p>0.0517361111111111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58</text:p>
          </table:table-cell>
          <table:table-cell office:value-type="string">
            <text:p>0.5096774193548387</text:p>
          </table:table-cell>
        </table:table-row>
        <table:table-row>
          <table:table-cell office:value-type="string">
            <text:p>49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48</text:p>
          </table:table-cell>
          <table:table-cell office:value-type="string">
            <text:p>0.011494252873563218</text:p>
          </table:table-cell>
          <table:table-cell office:value-type="string">
            <text:p>226</text:p>
          </table:table-cell>
          <table:table-cell office:value-type="string">
            <text:p>0.6494252873563219</text:p>
          </table:table-cell>
          <table:table-cell office:value-type="string">
            <text:p>121</text:p>
          </table:table-cell>
          <table:table-cell office:value-type="string">
            <text:p>0.34770114942528735</text:p>
          </table:table-cell>
          <table:table-cell office:value-type="string">
            <text:p>1</text:p>
          </table:table-cell>
          <table:table-cell office:value-type="string">
            <text:p>0.0028735632183908046</text:p>
          </table:table-cell>
          <table:table-cell office:value-type="string">
            <text:p>0.6057156385281385</text:p>
          </table:table-cell>
          <table:table-cell office:value-type="string">
            <text:p>0.2704680735930735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6</text:p>
          </table:table-cell>
          <table:table-cell office:value-type="string">
            <text:p>0.6494252873563219</text:p>
          </table:table-cell>
        </table:table-row>
        <table:table-row>
          <table:table-cell office:value-type="string">
            <text:p>49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969</text:p>
          </table:table-cell>
          <table:table-cell office:value-type="string">
            <text:p>0.04953560371517028</text:p>
          </table:table-cell>
          <table:table-cell office:value-type="string">
            <text:p>540</text:p>
          </table:table-cell>
          <table:table-cell office:value-type="string">
            <text:p>0.5572755417956656</text:p>
          </table:table-cell>
          <table:table-cell office:value-type="string">
            <text:p>257</text:p>
          </table:table-cell>
          <table:table-cell office:value-type="string">
            <text:p>0.26522187822497423</text:p>
          </table:table-cell>
          <table:table-cell office:value-type="string">
            <text:p>1</text:p>
          </table:table-cell>
          <table:table-cell office:value-type="string">
            <text:p>0.0010319917440660474</text:p>
          </table:table-cell>
          <table:table-cell office:value-type="string">
            <text:p>0.3419354256854257</text:p>
          </table:table-cell>
          <table:table-cell office:value-type="string">
            <text:p>0.13293380230880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0</text:p>
          </table:table-cell>
          <table:table-cell office:value-type="string">
            <text:p>0.5572755417956656</text:p>
          </table:table-cell>
        </table:table-row>
        <table:table-row>
          <table:table-cell office:value-type="string">
            <text:p>49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5</text:p>
          </table:table-cell>
          <table:table-cell office:value-type="string">
            <text:p>1095</text:p>
          </table:table-cell>
          <table:table-cell office:value-type="string">
            <text:p>0.0593607305936073</text:p>
          </table:table-cell>
          <table:table-cell office:value-type="string">
            <text:p>456</text:p>
          </table:table-cell>
          <table:table-cell office:value-type="string">
            <text:p>0.41643835616438357</text:p>
          </table:table-cell>
          <table:table-cell office:value-type="string">
            <text:p>437</text:p>
          </table:table-cell>
          <table:table-cell office:value-type="string">
            <text:p>0.39908675799086757</text:p>
          </table:table-cell>
          <table:table-cell office:value-type="string">
            <text:p>1</text:p>
          </table:table-cell>
          <table:table-cell office:value-type="string">
            <text:p>0.0009132420091324201</text:p>
          </table:table-cell>
          <table:table-cell office:value-type="string">
            <text:p>0.38794477879843736</text:p>
          </table:table-cell>
          <table:table-cell office:value-type="string">
            <text:p>0.138953120050681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6</text:p>
          </table:table-cell>
          <table:table-cell office:value-type="string">
            <text:p>0.41643835616438357</text:p>
          </table:table-cell>
        </table:table-row>
        <table:table-row>
          <table:table-cell office:value-type="string">
            <text:p>49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3</text:p>
          </table:table-cell>
          <table:table-cell office:value-type="string">
            <text:p>0.01639344262295082</text:p>
          </table:table-cell>
          <table:table-cell office:value-type="string">
            <text:p>111</text:p>
          </table:table-cell>
          <table:table-cell office:value-type="string">
            <text:p>0.6065573770491803</text:p>
          </table:table-cell>
          <table:table-cell office:value-type="string">
            <text:p>80</text:p>
          </table:table-cell>
          <table:table-cell office:value-type="string">
            <text:p>0.4371584699453552</text:p>
          </table:table-cell>
          <table:table-cell office:value-type="string">
            <text:p>1</text:p>
          </table:table-cell>
          <table:table-cell office:value-type="string">
            <text:p>0.00546448087431694</text:p>
          </table:table-cell>
          <table:table-cell office:value-type="string">
            <text:p>0.33749999999999997</text:p>
          </table:table-cell>
          <table:table-cell office:value-type="string">
            <text:p>0.1097222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1</text:p>
          </table:table-cell>
          <table:table-cell office:value-type="string">
            <text:p>0.6065573770491803</text:p>
          </table:table-cell>
        </table:table-row>
        <table:table-row>
          <table:table-cell office:value-type="string">
            <text:p>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94</text:p>
          </table:table-cell>
          <table:table-cell office:value-type="string">
            <text:p>0.02577319587628866</text:p>
          </table:table-cell>
          <table:table-cell office:value-type="string">
            <text:p>44</text:p>
          </table:table-cell>
          <table:table-cell office:value-type="string">
            <text:p>0.2268041237113402</text:p>
          </table:table-cell>
          <table:table-cell office:value-type="string">
            <text:p>112</text:p>
          </table:table-cell>
          <table:table-cell office:value-type="string">
            <text:p>0.5773195876288659</text:p>
          </table:table-cell>
          <table:table-cell office:value-type="string">
            <text:p>1</text:p>
          </table:table-cell>
          <table:table-cell office:value-type="string">
            <text:p>0.005154639175257732</text:p>
          </table:table-cell>
          <table:table-cell office:value-type="string">
            <text:p>0.5132142857142856</text:p>
          </table:table-cell>
          <table:table-cell office:value-type="string">
            <text:p>0.3050000000000000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2268041237113402</text:p>
          </table:table-cell>
        </table:table-row>
        <table:table-row>
          <table:table-cell office:value-type="string">
            <text:p>5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301</text:p>
          </table:table-cell>
          <table:table-cell office:value-type="string">
            <text:p>0.06312292358803986</text:p>
          </table:table-cell>
          <table:table-cell office:value-type="string">
            <text:p>136</text:p>
          </table:table-cell>
          <table:table-cell office:value-type="string">
            <text:p>0.45182724252491696</text:p>
          </table:table-cell>
          <table:table-cell office:value-type="string">
            <text:p>179</text:p>
          </table:table-cell>
          <table:table-cell office:value-type="string">
            <text:p>0.5946843853820598</text:p>
          </table:table-cell>
          <table:table-cell office:value-type="string">
            <text:p>1</text:p>
          </table:table-cell>
          <table:table-cell office:value-type="string">
            <text:p>0.0033222591362126247</text:p>
          </table:table-cell>
          <table:table-cell office:value-type="string">
            <text:p>0.5065340909090909</text:p>
          </table:table-cell>
          <table:table-cell office:value-type="string">
            <text:p>0.168465909090909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6</text:p>
          </table:table-cell>
          <table:table-cell office:value-type="string">
            <text:p>0.45182724252491696</text:p>
          </table:table-cell>
        </table:table-row>
        <table:table-row>
          <table:table-cell office:value-type="string">
            <text:p>5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475</text:p>
          </table:table-cell>
          <table:table-cell office:value-type="string">
            <text:p>0.02526315789473684</text:p>
          </table:table-cell>
          <table:table-cell office:value-type="string">
            <text:p>123</text:p>
          </table:table-cell>
          <table:table-cell office:value-type="string">
            <text:p>0.25894736842105265</text:p>
          </table:table-cell>
          <table:table-cell office:value-type="string">
            <text:p>244</text:p>
          </table:table-cell>
          <table:table-cell office:value-type="string">
            <text:p>0.5136842105263157</text:p>
          </table:table-cell>
          <table:table-cell office:value-type="string">
            <text:p>1</text:p>
          </table:table-cell>
          <table:table-cell office:value-type="string">
            <text:p>0.002105263157894737</text:p>
          </table:table-cell>
          <table:table-cell office:value-type="string">
            <text:p>0.5148045581869112</text:p>
          </table:table-cell>
          <table:table-cell office:value-type="string">
            <text:p>0.175579322638146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3</text:p>
          </table:table-cell>
          <table:table-cell office:value-type="string">
            <text:p>0.25894736842105265</text:p>
          </table:table-cell>
        </table:table-row>
        <table:table-row>
          <table:table-cell office:value-type="string">
            <text:p>5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2</text:p>
          </table:table-cell>
          <table:table-cell office:value-type="string">
            <text:p>0.0</text:p>
          </table:table-cell>
          <table:table-cell office:value-type="string">
            <text:p>11</text:p>
          </table:table-cell>
          <table:table-cell office:value-type="string">
            <text:p>0.21153846153846154</text:p>
          </table:table-cell>
          <table:table-cell office:value-type="string">
            <text:p>44</text:p>
          </table:table-cell>
          <table:table-cell office:value-type="string">
            <text:p>0.8461538461538461</text:p>
          </table:table-cell>
          <table:table-cell office:value-type="string">
            <text:p>1</text:p>
          </table:table-cell>
          <table:table-cell office:value-type="string">
            <text:p>0.019230769230769232</text:p>
          </table:table-cell>
          <table:table-cell office:value-type="string">
            <text:p>0.6666666666666666</text:p>
          </table:table-cell>
          <table:table-cell office:value-type="string">
            <text:p>-0.08333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</text:p>
          </table:table-cell>
          <table:table-cell office:value-type="string">
            <text:p>0.21153846153846154</text:p>
          </table:table-cell>
        </table:table-row>
        <table:table-row>
          <table:table-cell office:value-type="string">
            <text:p>50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805</text:p>
          </table:table-cell>
          <table:table-cell office:value-type="string">
            <text:p>0.02857142857142857</text:p>
          </table:table-cell>
          <table:table-cell office:value-type="string">
            <text:p>453</text:p>
          </table:table-cell>
          <table:table-cell office:value-type="string">
            <text:p>0.5627329192546584</text:p>
          </table:table-cell>
          <table:table-cell office:value-type="string">
            <text:p>319</text:p>
          </table:table-cell>
          <table:table-cell office:value-type="string">
            <text:p>0.39627329192546584</text:p>
          </table:table-cell>
          <table:table-cell office:value-type="string">
            <text:p>1</text:p>
          </table:table-cell>
          <table:table-cell office:value-type="string">
            <text:p>0.0012422360248447205</text:p>
          </table:table-cell>
          <table:table-cell office:value-type="string">
            <text:p>0.4270833333333333</text:p>
          </table:table-cell>
          <table:table-cell office:value-type="string">
            <text:p>0.21250000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3</text:p>
          </table:table-cell>
          <table:table-cell office:value-type="string">
            <text:p>0.5627329192546584</text:p>
          </table:table-cell>
        </table:table-row>
        <table:table-row>
          <table:table-cell office:value-type="string">
            <text:p>505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3</text:p>
          </table:table-cell>
          <table:table-cell office:value-type="string">
            <text:p>912</text:p>
          </table:table-cell>
          <table:table-cell office:value-type="string">
            <text:p>0.025219298245614034</text:p>
          </table:table-cell>
          <table:table-cell office:value-type="string">
            <text:p>457</text:p>
          </table:table-cell>
          <table:table-cell office:value-type="string">
            <text:p>0.5010964912280702</text:p>
          </table:table-cell>
          <table:table-cell office:value-type="string">
            <text:p>332</text:p>
          </table:table-cell>
          <table:table-cell office:value-type="string">
            <text:p>0.36403508771929827</text:p>
          </table:table-cell>
          <table:table-cell office:value-type="string">
            <text:p>1</text:p>
          </table:table-cell>
          <table:table-cell office:value-type="string">
            <text:p>0.0010964912280701754</text:p>
          </table:table-cell>
          <table:table-cell office:value-type="string">
            <text:p>0.3763582251082251</text:p>
          </table:table-cell>
          <table:table-cell office:value-type="string">
            <text:p>0.070270562770562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7</text:p>
          </table:table-cell>
          <table:table-cell office:value-type="string">
            <text:p>0.5010964912280702</text:p>
          </table:table-cell>
        </table:table-row>
        <table:table-row>
          <table:table-cell office:value-type="string">
            <text:p>50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41</text:p>
          </table:table-cell>
          <table:table-cell office:value-type="string">
            <text:p>5983</text:p>
          </table:table-cell>
          <table:table-cell office:value-type="string">
            <text:p>0.04028079558749791</text:p>
          </table:table-cell>
          <table:table-cell office:value-type="string">
            <text:p>3197</text:p>
          </table:table-cell>
          <table:table-cell office:value-type="string">
            <text:p>0.534347317399298</text:p>
          </table:table-cell>
          <table:table-cell office:value-type="string">
            <text:p>1093</text:p>
          </table:table-cell>
          <table:table-cell office:value-type="string">
            <text:p>0.1826842721042955</text:p>
          </table:table-cell>
          <table:table-cell office:value-type="string">
            <text:p>1</text:p>
          </table:table-cell>
          <table:table-cell office:value-type="string">
            <text:p>0.00016714023065351831</text:p>
          </table:table-cell>
          <table:table-cell office:value-type="string">
            <text:p>0.45289178483208314</text:p>
          </table:table-cell>
          <table:table-cell office:value-type="string">
            <text:p>0.1242386923231722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197</text:p>
          </table:table-cell>
          <table:table-cell office:value-type="string">
            <text:p>0.534347317399298</text:p>
          </table:table-cell>
        </table:table-row>
        <table:table-row>
          <table:table-cell office:value-type="string">
            <text:p>50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08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912</text:p>
          </table:table-cell>
          <table:table-cell office:value-type="string">
            <text:p>0.029605263157894735</text:p>
          </table:table-cell>
          <table:table-cell office:value-type="string">
            <text:p>455</text:p>
          </table:table-cell>
          <table:table-cell office:value-type="string">
            <text:p>0.49890350877192985</text:p>
          </table:table-cell>
          <table:table-cell office:value-type="string">
            <text:p>328</text:p>
          </table:table-cell>
          <table:table-cell office:value-type="string">
            <text:p>0.35964912280701755</text:p>
          </table:table-cell>
          <table:table-cell office:value-type="string">
            <text:p>1</text:p>
          </table:table-cell>
          <table:table-cell office:value-type="string">
            <text:p>0.0010964912280701754</text:p>
          </table:table-cell>
          <table:table-cell office:value-type="string">
            <text:p>0.3763582251082251</text:p>
          </table:table-cell>
          <table:table-cell office:value-type="string">
            <text:p>0.070270562770562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5</text:p>
          </table:table-cell>
          <table:table-cell office:value-type="string">
            <text:p>0.49890350877192985</text:p>
          </table:table-cell>
        </table:table-row>
        <table:table-row>
          <table:table-cell office:value-type="string">
            <text:p>50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814</text:p>
          </table:table-cell>
          <table:table-cell office:value-type="string">
            <text:p>0.03931203931203931</text:p>
          </table:table-cell>
          <table:table-cell office:value-type="string">
            <text:p>331</text:p>
          </table:table-cell>
          <table:table-cell office:value-type="string">
            <text:p>0.40663390663390664</text:p>
          </table:table-cell>
          <table:table-cell office:value-type="string">
            <text:p>336</text:p>
          </table:table-cell>
          <table:table-cell office:value-type="string">
            <text:p>0.41277641277641275</text:p>
          </table:table-cell>
          <table:table-cell office:value-type="string">
            <text:p>1</text:p>
          </table:table-cell>
          <table:table-cell office:value-type="string">
            <text:p>0.0012285012285012285</text:p>
          </table:table-cell>
          <table:table-cell office:value-type="string">
            <text:p>0.43812770562770553</text:p>
          </table:table-cell>
          <table:table-cell office:value-type="string">
            <text:p>0.12218614718614719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1</text:p>
          </table:table-cell>
          <table:table-cell office:value-type="string">
            <text:p>0.40663390663390664</text:p>
          </table:table-cell>
        </table:table-row>
        <table:table-row>
          <table:table-cell office:value-type="string">
            <text:p>5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601</text:p>
          </table:table-cell>
          <table:table-cell office:value-type="string">
            <text:p>0.011647254575707155</text:p>
          </table:table-cell>
          <table:table-cell office:value-type="string">
            <text:p>270</text:p>
          </table:table-cell>
          <table:table-cell office:value-type="string">
            <text:p>0.4492512479201331</text:p>
          </table:table-cell>
          <table:table-cell office:value-type="string">
            <text:p>237</text:p>
          </table:table-cell>
          <table:table-cell office:value-type="string">
            <text:p>0.39434276206322794</text:p>
          </table:table-cell>
          <table:table-cell office:value-type="string">
            <text:p>1</text:p>
          </table:table-cell>
          <table:table-cell office:value-type="string">
            <text:p>0.0016638935108153079</text:p>
          </table:table-cell>
          <table:table-cell office:value-type="string">
            <text:p>0.3492200328407224</text:p>
          </table:table-cell>
          <table:table-cell office:value-type="string">
            <text:p>0.0660509031198686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70</text:p>
          </table:table-cell>
          <table:table-cell office:value-type="string">
            <text:p>0.4492512479201331</text:p>
          </table:table-cell>
        </table:table-row>
        <table:table-row>
          <table:table-cell office:value-type="string">
            <text:p>5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46</text:p>
          </table:table-cell>
          <table:table-cell office:value-type="string">
            <text:p>0.04794520547945205</text:p>
          </table:table-cell>
          <table:table-cell office:value-type="string">
            <text:p>50</text:p>
          </table:table-cell>
          <table:table-cell office:value-type="string">
            <text:p>0.3424657534246575</text:p>
          </table:table-cell>
          <table:table-cell office:value-type="string">
            <text:p>92</text:p>
          </table:table-cell>
          <table:table-cell office:value-type="string">
            <text:p>0.6301369863013698</text:p>
          </table:table-cell>
          <table:table-cell office:value-type="string">
            <text:p>1</text:p>
          </table:table-cell>
          <table:table-cell office:value-type="string">
            <text:p>0.00684931506849315</text:p>
          </table:table-cell>
          <table:table-cell office:value-type="string">
            <text:p>0.3386363636363636</text:p>
          </table:table-cell>
          <table:table-cell office:value-type="string">
            <text:p>0.068181818181818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0</text:p>
          </table:table-cell>
          <table:table-cell office:value-type="string">
            <text:p>0.3424657534246575</text:p>
          </table:table-cell>
        </table:table-row>
        <table:table-row>
          <table:table-cell office:value-type="string">
            <text:p>5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21</text:p>
          </table:table-cell>
          <table:table-cell office:value-type="string">
            <text:p>0.013574660633484163</text:p>
          </table:table-cell>
          <table:table-cell office:value-type="string">
            <text:p>74</text:p>
          </table:table-cell>
          <table:table-cell office:value-type="string">
            <text:p>0.334841628959276</text:p>
          </table:table-cell>
          <table:table-cell office:value-type="string">
            <text:p>145</text:p>
          </table:table-cell>
          <table:table-cell office:value-type="string">
            <text:p>0.6561085972850679</text:p>
          </table:table-cell>
          <table:table-cell office:value-type="string">
            <text:p>1</text:p>
          </table:table-cell>
          <table:table-cell office:value-type="string">
            <text:p>0.004524886877828055</text:p>
          </table:table-cell>
          <table:table-cell office:value-type="string">
            <text:p>0.3666666666666667</text:p>
          </table:table-cell>
          <table:table-cell office:value-type="string">
            <text:p>0.122916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334841628959276</text:p>
          </table:table-cell>
        </table:table-row>
        <table:table-row>
          <table:table-cell office:value-type="string">
            <text:p>5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46</text:p>
          </table:table-cell>
          <table:table-cell office:value-type="string">
            <text:p>0.04794520547945205</text:p>
          </table:table-cell>
          <table:table-cell office:value-type="string">
            <text:p>50</text:p>
          </table:table-cell>
          <table:table-cell office:value-type="string">
            <text:p>0.3424657534246575</text:p>
          </table:table-cell>
          <table:table-cell office:value-type="string">
            <text:p>92</text:p>
          </table:table-cell>
          <table:table-cell office:value-type="string">
            <text:p>0.6301369863013698</text:p>
          </table:table-cell>
          <table:table-cell office:value-type="string">
            <text:p>1</text:p>
          </table:table-cell>
          <table:table-cell office:value-type="string">
            <text:p>0.00684931506849315</text:p>
          </table:table-cell>
          <table:table-cell office:value-type="string">
            <text:p>0.3386363636363636</text:p>
          </table:table-cell>
          <table:table-cell office:value-type="string">
            <text:p>0.068181818181818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0</text:p>
          </table:table-cell>
          <table:table-cell office:value-type="string">
            <text:p>0.3424657534246575</text:p>
          </table:table-cell>
        </table:table-row>
        <table:table-row>
          <table:table-cell office:value-type="string">
            <text:p>5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4</text:p>
          </table:table-cell>
          <table:table-cell office:value-type="string">
            <text:p>0.014925373134328358</text:p>
          </table:table-cell>
          <table:table-cell office:value-type="string">
            <text:p>36</text:p>
          </table:table-cell>
          <table:table-cell office:value-type="string">
            <text:p>0.26865671641791045</text:p>
          </table:table-cell>
          <table:table-cell office:value-type="string">
            <text:p>87</text:p>
          </table:table-cell>
          <table:table-cell office:value-type="string">
            <text:p>0.6492537313432836</text:p>
          </table:table-cell>
          <table:table-cell office:value-type="string">
            <text:p>1</text:p>
          </table:table-cell>
          <table:table-cell office:value-type="string">
            <text:p>0.007462686567164179</text:p>
          </table:table-cell>
          <table:table-cell office:value-type="string">
            <text:p>0.5081845238095238</text:p>
          </table:table-cell>
          <table:table-cell office:value-type="string">
            <text:p>0.0979166666666666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6</text:p>
          </table:table-cell>
          <table:table-cell office:value-type="string">
            <text:p>0.26865671641791045</text:p>
          </table:table-cell>
        </table:table-row>
        <table:table-row>
          <table:table-cell office:value-type="string">
            <text:p>5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43</text:p>
          </table:table-cell>
          <table:table-cell office:value-type="string">
            <text:p>0.015552099533437015</text:p>
          </table:table-cell>
          <table:table-cell office:value-type="string">
            <text:p>199</text:p>
          </table:table-cell>
          <table:table-cell office:value-type="string">
            <text:p>0.3094867807153966</text:p>
          </table:table-cell>
          <table:table-cell office:value-type="string">
            <text:p>298</text:p>
          </table:table-cell>
          <table:table-cell office:value-type="string">
            <text:p>0.463452566096423</text:p>
          </table:table-cell>
          <table:table-cell office:value-type="string">
            <text:p>1</text:p>
          </table:table-cell>
          <table:table-cell office:value-type="string">
            <text:p>0.0015552099533437014</text:p>
          </table:table-cell>
          <table:table-cell office:value-type="string">
            <text:p>0.49468545638758404</text:p>
          </table:table-cell>
          <table:table-cell office:value-type="string">
            <text:p>0.2485792576218108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9</text:p>
          </table:table-cell>
          <table:table-cell office:value-type="string">
            <text:p>0.3094867807153966</text:p>
          </table:table-cell>
        </table:table-row>
        <table:table-row>
          <table:table-cell office:value-type="string">
            <text:p>5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483</text:p>
          </table:table-cell>
          <table:table-cell office:value-type="string">
            <text:p>0.037267080745341616</text:p>
          </table:table-cell>
          <table:table-cell office:value-type="string">
            <text:p>92</text:p>
          </table:table-cell>
          <table:table-cell office:value-type="string">
            <text:p>0.19047619047619047</text:p>
          </table:table-cell>
          <table:table-cell office:value-type="string">
            <text:p>232</text:p>
          </table:table-cell>
          <table:table-cell office:value-type="string">
            <text:p>0.4803312629399586</text:p>
          </table:table-cell>
          <table:table-cell office:value-type="string">
            <text:p>1</text:p>
          </table:table-cell>
          <table:table-cell office:value-type="string">
            <text:p>0.002070393374741201</text:p>
          </table:table-cell>
          <table:table-cell office:value-type="string">
            <text:p>0.4733950617283951</text:p>
          </table:table-cell>
          <table:table-cell office:value-type="string">
            <text:p>0.0570833333333333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2</text:p>
          </table:table-cell>
          <table:table-cell office:value-type="string">
            <text:p>0.19047619047619047</text:p>
          </table:table-cell>
        </table:table-row>
        <table:table-row>
          <table:table-cell office:value-type="string">
            <text:p>5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89</text:p>
          </table:table-cell>
          <table:table-cell office:value-type="string">
            <text:p>0.020761245674740483</text:p>
          </table:table-cell>
          <table:table-cell office:value-type="string">
            <text:p>98</text:p>
          </table:table-cell>
          <table:table-cell office:value-type="string">
            <text:p>0.3391003460207612</text:p>
          </table:table-cell>
          <table:table-cell office:value-type="string">
            <text:p>176</text:p>
          </table:table-cell>
          <table:table-cell office:value-type="string">
            <text:p>0.6089965397923875</text:p>
          </table:table-cell>
          <table:table-cell office:value-type="string">
            <text:p>1</text:p>
          </table:table-cell>
          <table:table-cell office:value-type="string">
            <text:p>0.0034602076124567475</text:p>
          </table:table-cell>
          <table:table-cell office:value-type="string">
            <text:p>0.4228205128205128</text:p>
          </table:table-cell>
          <table:table-cell office:value-type="string">
            <text:p>0.224326923076923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8</text:p>
          </table:table-cell>
          <table:table-cell office:value-type="string">
            <text:p>0.3391003460207612</text:p>
          </table:table-cell>
        </table:table-row>
        <table:table-row>
          <table:table-cell office:value-type="string">
            <text:p>5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98</text:p>
          </table:table-cell>
          <table:table-cell office:value-type="string">
            <text:p>0.025252525252525252</text:p>
          </table:table-cell>
          <table:table-cell office:value-type="string">
            <text:p>49</text:p>
          </table:table-cell>
          <table:table-cell office:value-type="string">
            <text:p>0.2474747474747475</text:p>
          </table:table-cell>
          <table:table-cell office:value-type="string">
            <text:p>117</text:p>
          </table:table-cell>
          <table:table-cell office:value-type="string">
            <text:p>0.5909090909090909</text:p>
          </table:table-cell>
          <table:table-cell office:value-type="string">
            <text:p>1</text:p>
          </table:table-cell>
          <table:table-cell office:value-type="string">
            <text:p>0.005050505050505051</text:p>
          </table:table-cell>
          <table:table-cell office:value-type="string">
            <text:p>0.4729683195592287</text:p>
          </table:table-cell>
          <table:table-cell office:value-type="string">
            <text:p>0.252685950413223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2474747474747475</text:p>
          </table:table-cell>
        </table:table-row>
        <table:table-row>
          <table:table-cell office:value-type="string">
            <text:p>52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57</text:p>
          </table:table-cell>
          <table:table-cell office:value-type="string">
            <text:p>1474</text:p>
          </table:table-cell>
          <table:table-cell office:value-type="string">
            <text:p>0.03867028493894165</text:p>
          </table:table-cell>
          <table:table-cell office:value-type="string">
            <text:p>672</text:p>
          </table:table-cell>
          <table:table-cell office:value-type="string">
            <text:p>0.4559023066485753</text:p>
          </table:table-cell>
          <table:table-cell office:value-type="string">
            <text:p>431</text:p>
          </table:table-cell>
          <table:table-cell office:value-type="string">
            <text:p>0.29240162822252375</text:p>
          </table:table-cell>
          <table:table-cell office:value-type="string">
            <text:p>1</text:p>
          </table:table-cell>
          <table:table-cell office:value-type="string">
            <text:p>0.0006784260515603799</text:p>
          </table:table-cell>
          <table:table-cell office:value-type="string">
            <text:p>0.4496177123042795</text:p>
          </table:table-cell>
          <table:table-cell office:value-type="string">
            <text:p>0.194638818892550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72</text:p>
          </table:table-cell>
          <table:table-cell office:value-type="string">
            <text:p>0.4559023066485753</text:p>
          </table:table-cell>
        </table:table-row>
        <table:table-row>
          <table:table-cell office:value-type="string">
            <text:p>52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10</text:p>
          </table:table-cell>
          <table:table-cell office:value-type="string">
            <text:p>0.03636363636363636</text:p>
          </table:table-cell>
          <table:table-cell office:value-type="string">
            <text:p>60</text:p>
          </table:table-cell>
          <table:table-cell office:value-type="string">
            <text:p>0.5454545454545454</text:p>
          </table:table-cell>
          <table:table-cell office:value-type="string">
            <text:p>67</text:p>
          </table:table-cell>
          <table:table-cell office:value-type="string">
            <text:p>0.6090909090909091</text:p>
          </table:table-cell>
          <table:table-cell office:value-type="string">
            <text:p>1</text:p>
          </table:table-cell>
          <table:table-cell office:value-type="string">
            <text:p>0.0090909090909090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0</text:p>
          </table:table-cell>
          <table:table-cell office:value-type="string">
            <text:p>0.5454545454545454</text:p>
          </table:table-cell>
        </table:table-row>
        <table:table-row>
          <table:table-cell office:value-type="string">
            <text:p>5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65</text:p>
          </table:table-cell>
          <table:table-cell office:value-type="string">
            <text:p>0.026415094339622643</text:p>
          </table:table-cell>
          <table:table-cell office:value-type="string">
            <text:p>82</text:p>
          </table:table-cell>
          <table:table-cell office:value-type="string">
            <text:p>0.30943396226415093</text:p>
          </table:table-cell>
          <table:table-cell office:value-type="string">
            <text:p>147</text:p>
          </table:table-cell>
          <table:table-cell office:value-type="string">
            <text:p>0.5547169811320755</text:p>
          </table:table-cell>
          <table:table-cell office:value-type="string">
            <text:p>1</text:p>
          </table:table-cell>
          <table:table-cell office:value-type="string">
            <text:p>0.0037735849056603774</text:p>
          </table:table-cell>
          <table:table-cell office:value-type="string">
            <text:p>0.3820021645021645</text:p>
          </table:table-cell>
          <table:table-cell office:value-type="string">
            <text:p>0.228636363636363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2</text:p>
          </table:table-cell>
          <table:table-cell office:value-type="string">
            <text:p>0.30943396226415093</text:p>
          </table:table-cell>
        </table:table-row>
        <table:table-row>
          <table:table-cell office:value-type="string">
            <text:p>52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74</text:p>
          </table:table-cell>
          <table:table-cell office:value-type="string">
            <text:p>0.05747126436781609</text:p>
          </table:table-cell>
          <table:table-cell office:value-type="string">
            <text:p>79</text:p>
          </table:table-cell>
          <table:table-cell office:value-type="string">
            <text:p>0.4540229885057471</text:p>
          </table:table-cell>
          <table:table-cell office:value-type="string">
            <text:p>116</text:p>
          </table:table-cell>
          <table:table-cell office:value-type="string">
            <text:p>0.6666666666666666</text:p>
          </table:table-cell>
          <table:table-cell office:value-type="string">
            <text:p>1</text:p>
          </table:table-cell>
          <table:table-cell office:value-type="string">
            <text:p>0.005747126436781609</text:p>
          </table:table-cell>
          <table:table-cell office:value-type="string">
            <text:p>0.3</text:p>
          </table:table-cell>
          <table:table-cell office:value-type="string">
            <text:p>0.3416666666666667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9</text:p>
          </table:table-cell>
          <table:table-cell office:value-type="string">
            <text:p>0.4540229885057471</text:p>
          </table:table-cell>
        </table:table-row>
        <table:table-row>
          <table:table-cell office:value-type="string">
            <text:p>52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1101</text:p>
          </table:table-cell>
          <table:table-cell office:value-type="string">
            <text:p>0.021798365122615803</text:p>
          </table:table-cell>
          <table:table-cell office:value-type="string">
            <text:p>556</text:p>
          </table:table-cell>
          <table:table-cell office:value-type="string">
            <text:p>0.5049954586739328</text:p>
          </table:table-cell>
          <table:table-cell office:value-type="string">
            <text:p>289</text:p>
          </table:table-cell>
          <table:table-cell office:value-type="string">
            <text:p>0.26248864668483196</text:p>
          </table:table-cell>
          <table:table-cell office:value-type="string">
            <text:p>1</text:p>
          </table:table-cell>
          <table:table-cell office:value-type="string">
            <text:p>0.0009082652134423251</text:p>
          </table:table-cell>
          <table:table-cell office:value-type="string">
            <text:p>0.43717850776674316</text:p>
          </table:table-cell>
          <table:table-cell office:value-type="string">
            <text:p>0.2690317035905271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56</text:p>
          </table:table-cell>
          <table:table-cell office:value-type="string">
            <text:p>0.5049954586739328</text:p>
          </table:table-cell>
        </table:table-row>
        <table:table-row>
          <table:table-cell office:value-type="string">
            <text:p>5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82</text:p>
          </table:table-cell>
          <table:table-cell office:value-type="string">
            <text:p>0.03319502074688797</text:p>
          </table:table-cell>
          <table:table-cell office:value-type="string">
            <text:p>116</text:p>
          </table:table-cell>
          <table:table-cell office:value-type="string">
            <text:p>0.24066390041493776</text:p>
          </table:table-cell>
          <table:table-cell office:value-type="string">
            <text:p>232</text:p>
          </table:table-cell>
          <table:table-cell office:value-type="string">
            <text:p>0.48132780082987553</text:p>
          </table:table-cell>
          <table:table-cell office:value-type="string">
            <text:p>1</text:p>
          </table:table-cell>
          <table:table-cell office:value-type="string">
            <text:p>0.002074688796680498</text:p>
          </table:table-cell>
          <table:table-cell office:value-type="string">
            <text:p>0.3991106719367589</text:p>
          </table:table-cell>
          <table:table-cell office:value-type="string">
            <text:p>0.02730566534914360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6</text:p>
          </table:table-cell>
          <table:table-cell office:value-type="string">
            <text:p>0.24066390041493776</text:p>
          </table:table-cell>
        </table:table-row>
        <table:table-row>
          <table:table-cell office:value-type="string">
            <text:p>5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2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606</text:p>
          </table:table-cell>
          <table:table-cell office:value-type="string">
            <text:p>0.039603960396039604</text:p>
          </table:table-cell>
          <table:table-cell office:value-type="string">
            <text:p>120</text:p>
          </table:table-cell>
          <table:table-cell office:value-type="string">
            <text:p>0.19801980198019803</text:p>
          </table:table-cell>
          <table:table-cell office:value-type="string">
            <text:p>276</text:p>
          </table:table-cell>
          <table:table-cell office:value-type="string">
            <text:p>0.45544554455445546</text:p>
          </table:table-cell>
          <table:table-cell office:value-type="string">
            <text:p>1</text:p>
          </table:table-cell>
          <table:table-cell office:value-type="string">
            <text:p>0.0016501650165016502</text:p>
          </table:table-cell>
          <table:table-cell office:value-type="string">
            <text:p>0.3696</text:p>
          </table:table-cell>
          <table:table-cell office:value-type="string">
            <text:p>0.1427333333333333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0</text:p>
          </table:table-cell>
          <table:table-cell office:value-type="string">
            <text:p>0.19801980198019803</text:p>
          </table:table-cell>
        </table:table-row>
        <table:table-row>
          <table:table-cell office:value-type="string">
            <text:p>52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616</text:p>
          </table:table-cell>
          <table:table-cell office:value-type="string">
            <text:p>0.032467532467532464</text:p>
          </table:table-cell>
          <table:table-cell office:value-type="string">
            <text:p>122</text:p>
          </table:table-cell>
          <table:table-cell office:value-type="string">
            <text:p>0.19805194805194806</text:p>
          </table:table-cell>
          <table:table-cell office:value-type="string">
            <text:p>306</text:p>
          </table:table-cell>
          <table:table-cell office:value-type="string">
            <text:p>0.4967532467532468</text:p>
          </table:table-cell>
          <table:table-cell office:value-type="string">
            <text:p>1</text:p>
          </table:table-cell>
          <table:table-cell office:value-type="string">
            <text:p>0.0016233766233766235</text:p>
          </table:table-cell>
          <table:table-cell office:value-type="string">
            <text:p>0.38280780780780777</text:p>
          </table:table-cell>
          <table:table-cell office:value-type="string">
            <text:p>0.0203453453453453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2</text:p>
          </table:table-cell>
          <table:table-cell office:value-type="string">
            <text:p>0.19805194805194806</text:p>
          </table:table-cell>
        </table:table-row>
        <table:table-row>
          <table:table-cell office:value-type="string">
            <text:p>53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3</text:p>
          </table:table-cell>
          <table:table-cell office:value-type="string">
            <text:p>0.024390243902439025</text:p>
          </table:table-cell>
          <table:table-cell office:value-type="string">
            <text:p>72</text:p>
          </table:table-cell>
          <table:table-cell office:value-type="string">
            <text:p>0.5853658536585366</text:p>
          </table:table-cell>
          <table:table-cell office:value-type="string">
            <text:p>74</text:p>
          </table:table-cell>
          <table:table-cell office:value-type="string">
            <text:p>0.6016260162601627</text:p>
          </table:table-cell>
          <table:table-cell office:value-type="string">
            <text:p>1</text:p>
          </table:table-cell>
          <table:table-cell office:value-type="string">
            <text:p>0.008130081300813009</text:p>
          </table:table-cell>
          <table:table-cell office:value-type="string">
            <text:p>0.06666666666666667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2</text:p>
          </table:table-cell>
          <table:table-cell office:value-type="string">
            <text:p>0.5853658536585366</text:p>
          </table:table-cell>
        </table:table-row>
        <table:table-row>
          <table:table-cell office:value-type="string">
            <text:p>5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3</text:p>
          </table:table-cell>
          <table:table-cell office:value-type="string">
            <text:p>768</text:p>
          </table:table-cell>
          <table:table-cell office:value-type="string">
            <text:p>0.04296875</text:p>
          </table:table-cell>
          <table:table-cell office:value-type="string">
            <text:p>405</text:p>
          </table:table-cell>
          <table:table-cell office:value-type="string">
            <text:p>0.52734375</text:p>
          </table:table-cell>
          <table:table-cell office:value-type="string">
            <text:p>314</text:p>
          </table:table-cell>
          <table:table-cell office:value-type="string">
            <text:p>0.4088541666666667</text:p>
          </table:table-cell>
          <table:table-cell office:value-type="string">
            <text:p>1</text:p>
          </table:table-cell>
          <table:table-cell office:value-type="string">
            <text:p>0.0013020833333333333</text:p>
          </table:table-cell>
          <table:table-cell office:value-type="string">
            <text:p>0.42430555555555555</text:p>
          </table:table-cell>
          <table:table-cell office:value-type="string">
            <text:p>0.170833333333333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5</text:p>
          </table:table-cell>
          <table:table-cell office:value-type="string">
            <text:p>0.52734375</text:p>
          </table:table-cell>
        </table:table-row>
        <table:table-row>
          <table:table-cell office:value-type="string">
            <text:p>53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75</text:p>
          </table:table-cell>
          <table:table-cell office:value-type="string">
            <text:p>0.02857142857142857</text:p>
          </table:table-cell>
          <table:table-cell office:value-type="string">
            <text:p>74</text:p>
          </table:table-cell>
          <table:table-cell office:value-type="string">
            <text:p>0.4228571428571429</text:p>
          </table:table-cell>
          <table:table-cell office:value-type="string">
            <text:p>123</text:p>
          </table:table-cell>
          <table:table-cell office:value-type="string">
            <text:p>0.7028571428571428</text:p>
          </table:table-cell>
          <table:table-cell office:value-type="string">
            <text:p>1</text:p>
          </table:table-cell>
          <table:table-cell office:value-type="string">
            <text:p>0.005714285714285714</text:p>
          </table:table-cell>
          <table:table-cell office:value-type="string">
            <text:p>0.32</text:p>
          </table:table-cell>
          <table:table-cell office:value-type="string">
            <text:p>0.08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4</text:p>
          </table:table-cell>
          <table:table-cell office:value-type="string">
            <text:p>0.4228571428571429</text:p>
          </table:table-cell>
        </table:table-row>
        <table:table-row>
          <table:table-cell office:value-type="string">
            <text:p>5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637</text:p>
          </table:table-cell>
          <table:table-cell office:value-type="string">
            <text:p>0.04552590266875981</text:p>
          </table:table-cell>
          <table:table-cell office:value-type="string">
            <text:p>192</text:p>
          </table:table-cell>
          <table:table-cell office:value-type="string">
            <text:p>0.30141287284144425</text:p>
          </table:table-cell>
          <table:table-cell office:value-type="string">
            <text:p>257</text:p>
          </table:table-cell>
          <table:table-cell office:value-type="string">
            <text:p>0.40345368916797486</text:p>
          </table:table-cell>
          <table:table-cell office:value-type="string">
            <text:p>1</text:p>
          </table:table-cell>
          <table:table-cell office:value-type="string">
            <text:p>0.0015698587127158557</text:p>
          </table:table-cell>
          <table:table-cell office:value-type="string">
            <text:p>0.345</text:p>
          </table:table-cell>
          <table:table-cell office:value-type="string">
            <text:p>-0.067847222222222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92</text:p>
          </table:table-cell>
          <table:table-cell office:value-type="string">
            <text:p>0.30141287284144425</text:p>
          </table:table-cell>
        </table:table-row>
        <table:table-row>
          <table:table-cell office:value-type="string">
            <text:p>53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60</text:p>
          </table:table-cell>
          <table:table-cell office:value-type="string">
            <text:p>0.025</text:p>
          </table:table-cell>
          <table:table-cell office:value-type="string">
            <text:p>44</text:p>
          </table:table-cell>
          <table:table-cell office:value-type="string">
            <text:p>0.275</text:p>
          </table:table-cell>
          <table:table-cell office:value-type="string">
            <text:p>91</text:p>
          </table:table-cell>
          <table:table-cell office:value-type="string">
            <text:p>0.56875</text:p>
          </table:table-cell>
          <table:table-cell office:value-type="string">
            <text:p>1</text:p>
          </table:table-cell>
          <table:table-cell office:value-type="string">
            <text:p>0.00625</text:p>
          </table:table-cell>
          <table:table-cell office:value-type="string">
            <text:p>0.4041666666666666</text:p>
          </table:table-cell>
          <table:table-cell office:value-type="string">
            <text:p>0.1999999999999999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275</text:p>
          </table:table-cell>
        </table:table-row>
        <table:table-row>
          <table:table-cell office:value-type="string">
            <text:p>5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08</text:p>
          </table:table-cell>
          <table:table-cell office:value-type="string">
            <text:p>0.07211538461538461</text:p>
          </table:table-cell>
          <table:table-cell office:value-type="string">
            <text:p>60</text:p>
          </table:table-cell>
          <table:table-cell office:value-type="string">
            <text:p>0.28846153846153844</text:p>
          </table:table-cell>
          <table:table-cell office:value-type="string">
            <text:p>125</text:p>
          </table:table-cell>
          <table:table-cell office:value-type="string">
            <text:p>0.6009615384615384</text:p>
          </table:table-cell>
          <table:table-cell office:value-type="string">
            <text:p>1</text:p>
          </table:table-cell>
          <table:table-cell office:value-type="string">
            <text:p>0.004807692307692308</text:p>
          </table:table-cell>
          <table:table-cell office:value-type="string">
            <text:p>0.5004464285714285</text:p>
          </table:table-cell>
          <table:table-cell office:value-type="string">
            <text:p>0.2343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0</text:p>
          </table:table-cell>
          <table:table-cell office:value-type="string">
            <text:p>0.28846153846153844</text:p>
          </table:table-cell>
        </table:table-row>
        <table:table-row>
          <table:table-cell office:value-type="string">
            <text:p>5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529</text:p>
          </table:table-cell>
          <table:table-cell office:value-type="string">
            <text:p>0.045368620037807186</text:p>
          </table:table-cell>
          <table:table-cell office:value-type="string">
            <text:p>96</text:p>
          </table:table-cell>
          <table:table-cell office:value-type="string">
            <text:p>0.18147448015122875</text:p>
          </table:table-cell>
          <table:table-cell office:value-type="string">
            <text:p>263</text:p>
          </table:table-cell>
          <table:table-cell office:value-type="string">
            <text:p>0.497164461247637</text:p>
          </table:table-cell>
          <table:table-cell office:value-type="string">
            <text:p>1</text:p>
          </table:table-cell>
          <table:table-cell office:value-type="string">
            <text:p>0.001890359168241966</text:p>
          </table:table-cell>
          <table:table-cell office:value-type="string">
            <text:p>0.3404912764003673</text:p>
          </table:table-cell>
          <table:table-cell office:value-type="string">
            <text:p>0.0880211202938475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6</text:p>
          </table:table-cell>
          <table:table-cell office:value-type="string">
            <text:p>0.18147448015122875</text:p>
          </table:table-cell>
        </table:table-row>
        <table:table-row>
          <table:table-cell office:value-type="string">
            <text:p>53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595</text:p>
          </table:table-cell>
          <table:table-cell office:value-type="string">
            <text:p>0.05042016806722689</text:p>
          </table:table-cell>
          <table:table-cell office:value-type="string">
            <text:p>163</text:p>
          </table:table-cell>
          <table:table-cell office:value-type="string">
            <text:p>0.2739495798319328</text:p>
          </table:table-cell>
          <table:table-cell office:value-type="string">
            <text:p>288</text:p>
          </table:table-cell>
          <table:table-cell office:value-type="string">
            <text:p>0.48403361344537815</text:p>
          </table:table-cell>
          <table:table-cell office:value-type="string">
            <text:p>1</text:p>
          </table:table-cell>
          <table:table-cell office:value-type="string">
            <text:p>0.0016806722689075631</text:p>
          </table:table-cell>
          <table:table-cell office:value-type="string">
            <text:p>0.43395061728395057</text:p>
          </table:table-cell>
          <table:table-cell office:value-type="string">
            <text:p>0.149382716049382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3</text:p>
          </table:table-cell>
          <table:table-cell office:value-type="string">
            <text:p>0.2739495798319328</text:p>
          </table:table-cell>
        </table:table-row>
        <table:table-row>
          <table:table-cell office:value-type="string">
            <text:p>5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362</text:p>
          </table:table-cell>
          <table:table-cell office:value-type="string">
            <text:p>0.052486187845303865</text:p>
          </table:table-cell>
          <table:table-cell office:value-type="string">
            <text:p>93</text:p>
          </table:table-cell>
          <table:table-cell office:value-type="string">
            <text:p>0.2569060773480663</text:p>
          </table:table-cell>
          <table:table-cell office:value-type="string">
            <text:p>200</text:p>
          </table:table-cell>
          <table:table-cell office:value-type="string">
            <text:p>0.5524861878453039</text:p>
          </table:table-cell>
          <table:table-cell office:value-type="string">
            <text:p>1</text:p>
          </table:table-cell>
          <table:table-cell office:value-type="string">
            <text:p>0.0027624309392265192</text:p>
          </table:table-cell>
          <table:table-cell office:value-type="string">
            <text:p>0.5739234449760765</text:p>
          </table:table-cell>
          <table:table-cell office:value-type="string">
            <text:p>0.193141945773524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3</text:p>
          </table:table-cell>
          <table:table-cell office:value-type="string">
            <text:p>0.2569060773480663</text:p>
          </table:table-cell>
        </table:table-row>
        <table:table-row>
          <table:table-cell office:value-type="string">
            <text:p>53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6</text:p>
          </table:table-cell>
          <table:table-cell office:value-type="string">
            <text:p>0.04716981132075472</text:p>
          </table:table-cell>
          <table:table-cell office:value-type="string">
            <text:p>25</text:p>
          </table:table-cell>
          <table:table-cell office:value-type="string">
            <text:p>0.2358490566037736</text:p>
          </table:table-cell>
          <table:table-cell office:value-type="string">
            <text:p>85</text:p>
          </table:table-cell>
          <table:table-cell office:value-type="string">
            <text:p>0.8018867924528302</text:p>
          </table:table-cell>
          <table:table-cell office:value-type="string">
            <text:p>1</text:p>
          </table:table-cell>
          <table:table-cell office:value-type="string">
            <text:p>0.009433962264150943</text:p>
          </table:table-cell>
          <table:table-cell office:value-type="string">
            <text:p>0.4730654761904762</text:p>
          </table:table-cell>
          <table:table-cell office:value-type="string">
            <text:p>0.059300595238095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</text:p>
          </table:table-cell>
          <table:table-cell office:value-type="string">
            <text:p>0.2358490566037736</text:p>
          </table:table-cell>
        </table:table-row>
        <table:table-row>
          <table:table-cell office:value-type="string">
            <text:p>5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06</text:p>
          </table:table-cell>
          <table:table-cell office:value-type="string">
            <text:p>0.04716981132075472</text:p>
          </table:table-cell>
          <table:table-cell office:value-type="string">
            <text:p>25</text:p>
          </table:table-cell>
          <table:table-cell office:value-type="string">
            <text:p>0.2358490566037736</text:p>
          </table:table-cell>
          <table:table-cell office:value-type="string">
            <text:p>85</text:p>
          </table:table-cell>
          <table:table-cell office:value-type="string">
            <text:p>0.8018867924528302</text:p>
          </table:table-cell>
          <table:table-cell office:value-type="string">
            <text:p>1</text:p>
          </table:table-cell>
          <table:table-cell office:value-type="string">
            <text:p>0.009433962264150943</text:p>
          </table:table-cell>
          <table:table-cell office:value-type="string">
            <text:p>0.4730654761904762</text:p>
          </table:table-cell>
          <table:table-cell office:value-type="string">
            <text:p>0.059300595238095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</text:p>
          </table:table-cell>
          <table:table-cell office:value-type="string">
            <text:p>0.2358490566037736</text:p>
          </table:table-cell>
        </table:table-row>
        <table:table-row>
          <table:table-cell office:value-type="string">
            <text:p>54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73</text:p>
          </table:table-cell>
          <table:table-cell office:value-type="string">
            <text:p>0.02564102564102564</text:p>
          </table:table-cell>
          <table:table-cell office:value-type="string">
            <text:p>86</text:p>
          </table:table-cell>
          <table:table-cell office:value-type="string">
            <text:p>0.315018315018315</text:p>
          </table:table-cell>
          <table:table-cell office:value-type="string">
            <text:p>152</text:p>
          </table:table-cell>
          <table:table-cell office:value-type="string">
            <text:p>0.5567765567765568</text:p>
          </table:table-cell>
          <table:table-cell office:value-type="string">
            <text:p>1</text:p>
          </table:table-cell>
          <table:table-cell office:value-type="string">
            <text:p>0.003663003663003663</text:p>
          </table:table-cell>
          <table:table-cell office:value-type="string">
            <text:p>0.37757772530499806</text:p>
          </table:table-cell>
          <table:table-cell office:value-type="string">
            <text:p>0.1926997245179063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6</text:p>
          </table:table-cell>
          <table:table-cell office:value-type="string">
            <text:p>0.315018315018315</text:p>
          </table:table-cell>
        </table:table-row>
        <table:table-row>
          <table:table-cell office:value-type="string">
            <text:p>5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99</text:p>
          </table:table-cell>
          <table:table-cell office:value-type="string">
            <text:p>0.026755852842809364</text:p>
          </table:table-cell>
          <table:table-cell office:value-type="string">
            <text:p>96</text:p>
          </table:table-cell>
          <table:table-cell office:value-type="string">
            <text:p>0.3210702341137124</text:p>
          </table:table-cell>
          <table:table-cell office:value-type="string">
            <text:p>185</text:p>
          </table:table-cell>
          <table:table-cell office:value-type="string">
            <text:p>0.6187290969899666</text:p>
          </table:table-cell>
          <table:table-cell office:value-type="string">
            <text:p>1</text:p>
          </table:table-cell>
          <table:table-cell office:value-type="string">
            <text:p>0.0033444816053511705</text:p>
          </table:table-cell>
          <table:table-cell office:value-type="string">
            <text:p>0.3338541666666666</text:p>
          </table:table-cell>
          <table:table-cell office:value-type="string">
            <text:p>0.1140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6</text:p>
          </table:table-cell>
          <table:table-cell office:value-type="string">
            <text:p>0.3210702341137124</text:p>
          </table:table-cell>
        </table:table-row>
        <table:table-row>
          <table:table-cell office:value-type="string">
            <text:p>5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5</text:p>
          </table:table-cell>
          <table:table-cell office:value-type="string">
            <text:p>1096</text:p>
          </table:table-cell>
          <table:table-cell office:value-type="string">
            <text:p>0.05930656934306569</text:p>
          </table:table-cell>
          <table:table-cell office:value-type="string">
            <text:p>457</text:p>
          </table:table-cell>
          <table:table-cell office:value-type="string">
            <text:p>0.416970802919708</text:p>
          </table:table-cell>
          <table:table-cell office:value-type="string">
            <text:p>437</text:p>
          </table:table-cell>
          <table:table-cell office:value-type="string">
            <text:p>0.3987226277372263</text:p>
          </table:table-cell>
          <table:table-cell office:value-type="string">
            <text:p>1</text:p>
          </table:table-cell>
          <table:table-cell office:value-type="string">
            <text:p>0.0009124087591240876</text:p>
          </table:table-cell>
          <table:table-cell office:value-type="string">
            <text:p>0.38794477879843736</text:p>
          </table:table-cell>
          <table:table-cell office:value-type="string">
            <text:p>0.138953120050681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7</text:p>
          </table:table-cell>
          <table:table-cell office:value-type="string">
            <text:p>0.416970802919708</text:p>
          </table:table-cell>
        </table:table-row>
        <table:table-row>
          <table:table-cell office:value-type="string">
            <text:p>5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593</text:p>
          </table:table-cell>
          <table:table-cell office:value-type="string">
            <text:p>0.050590219224283306</text:p>
          </table:table-cell>
          <table:table-cell office:value-type="string">
            <text:p>163</text:p>
          </table:table-cell>
          <table:table-cell office:value-type="string">
            <text:p>0.2748735244519393</text:p>
          </table:table-cell>
          <table:table-cell office:value-type="string">
            <text:p>286</text:p>
          </table:table-cell>
          <table:table-cell office:value-type="string">
            <text:p>0.4822934232715008</text:p>
          </table:table-cell>
          <table:table-cell office:value-type="string">
            <text:p>1</text:p>
          </table:table-cell>
          <table:table-cell office:value-type="string">
            <text:p>0.0016863406408094434</text:p>
          </table:table-cell>
          <table:table-cell office:value-type="string">
            <text:p>0.44807692307692304</text:p>
          </table:table-cell>
          <table:table-cell office:value-type="string">
            <text:p>0.1538461538461538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3</text:p>
          </table:table-cell>
          <table:table-cell office:value-type="string">
            <text:p>0.2748735244519393</text:p>
          </table:table-cell>
        </table:table-row>
        <table:table-row>
          <table:table-cell office:value-type="string">
            <text:p>54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398</text:p>
          </table:table-cell>
          <table:table-cell office:value-type="string">
            <text:p>0.04773869346733668</text:p>
          </table:table-cell>
          <table:table-cell office:value-type="string">
            <text:p>129</text:p>
          </table:table-cell>
          <table:table-cell office:value-type="string">
            <text:p>0.3241206030150754</text:p>
          </table:table-cell>
          <table:table-cell office:value-type="string">
            <text:p>216</text:p>
          </table:table-cell>
          <table:table-cell office:value-type="string">
            <text:p>0.542713567839196</text:p>
          </table:table-cell>
          <table:table-cell office:value-type="string">
            <text:p>1</text:p>
          </table:table-cell>
          <table:table-cell office:value-type="string">
            <text:p>0.002512562814070352</text:p>
          </table:table-cell>
          <table:table-cell office:value-type="string">
            <text:p>0.40595238095238095</text:p>
          </table:table-cell>
          <table:table-cell office:value-type="string">
            <text:p>0.1523809523809523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9</text:p>
          </table:table-cell>
          <table:table-cell office:value-type="string">
            <text:p>0.3241206030150754</text:p>
          </table:table-cell>
        </table:table-row>
        <table:table-row>
          <table:table-cell office:value-type="string">
            <text:p>5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521</text:p>
          </table:table-cell>
          <table:table-cell office:value-type="string">
            <text:p>0.036468330134357005</text:p>
          </table:table-cell>
          <table:table-cell office:value-type="string">
            <text:p>111</text:p>
          </table:table-cell>
          <table:table-cell office:value-type="string">
            <text:p>0.21305182341650672</text:p>
          </table:table-cell>
          <table:table-cell office:value-type="string">
            <text:p>215</text:p>
          </table:table-cell>
          <table:table-cell office:value-type="string">
            <text:p>0.4126679462571977</text:p>
          </table:table-cell>
          <table:table-cell office:value-type="string">
            <text:p>1</text:p>
          </table:table-cell>
          <table:table-cell office:value-type="string">
            <text:p>0.0019193857965451055</text:p>
          </table:table-cell>
          <table:table-cell office:value-type="string">
            <text:p>0.37264280435012137</text:p>
          </table:table-cell>
          <table:table-cell office:value-type="string">
            <text:p>0.081882852919438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1</text:p>
          </table:table-cell>
          <table:table-cell office:value-type="string">
            <text:p>0.21305182341650672</text:p>
          </table:table-cell>
        </table:table-row>
        <table:table-row>
          <table:table-cell office:value-type="string">
            <text:p>5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60</text:p>
          </table:table-cell>
          <table:table-cell office:value-type="string">
            <text:p>0.03461538461538462</text:p>
          </table:table-cell>
          <table:table-cell office:value-type="string">
            <text:p>87</text:p>
          </table:table-cell>
          <table:table-cell office:value-type="string">
            <text:p>0.3346153846153846</text:p>
          </table:table-cell>
          <table:table-cell office:value-type="string">
            <text:p>160</text:p>
          </table:table-cell>
          <table:table-cell office:value-type="string">
            <text:p>0.6153846153846154</text:p>
          </table:table-cell>
          <table:table-cell office:value-type="string">
            <text:p>1</text:p>
          </table:table-cell>
          <table:table-cell office:value-type="string">
            <text:p>0.0038461538461538464</text:p>
          </table:table-cell>
          <table:table-cell office:value-type="string">
            <text:p>0.3194444444444445</text:p>
          </table:table-cell>
          <table:table-cell office:value-type="string">
            <text:p>0.1392361111111111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7</text:p>
          </table:table-cell>
          <table:table-cell office:value-type="string">
            <text:p>0.3346153846153846</text:p>
          </table:table-cell>
        </table:table-row>
        <table:table-row>
          <table:table-cell office:value-type="string">
            <text:p>54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0</text:p>
          </table:table-cell>
          <table:table-cell office:value-type="string">
            <text:p>0.016666666666666666</text:p>
          </table:table-cell>
          <table:table-cell office:value-type="string">
            <text:p>41</text:p>
          </table:table-cell>
          <table:table-cell office:value-type="string">
            <text:p>0.22777777777777777</text:p>
          </table:table-cell>
          <table:table-cell office:value-type="string">
            <text:p>114</text:p>
          </table:table-cell>
          <table:table-cell office:value-type="string">
            <text:p>0.6333333333333333</text:p>
          </table:table-cell>
          <table:table-cell office:value-type="string">
            <text:p>1</text:p>
          </table:table-cell>
          <table:table-cell office:value-type="string">
            <text:p>0.005555555555555556</text:p>
          </table:table-cell>
          <table:table-cell office:value-type="string">
            <text:p>0.579</text:p>
          </table:table-cell>
          <table:table-cell office:value-type="string">
            <text:p>0.25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22777777777777777</text:p>
          </table:table-cell>
        </table:table-row>
        <table:table-row>
          <table:table-cell office:value-type="string">
            <text:p>55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98</text:p>
          </table:table-cell>
          <table:table-cell office:value-type="string">
            <text:p>0.025252525252525252</text:p>
          </table:table-cell>
          <table:table-cell office:value-type="string">
            <text:p>49</text:p>
          </table:table-cell>
          <table:table-cell office:value-type="string">
            <text:p>0.2474747474747475</text:p>
          </table:table-cell>
          <table:table-cell office:value-type="string">
            <text:p>117</text:p>
          </table:table-cell>
          <table:table-cell office:value-type="string">
            <text:p>0.5909090909090909</text:p>
          </table:table-cell>
          <table:table-cell office:value-type="string">
            <text:p>1</text:p>
          </table:table-cell>
          <table:table-cell office:value-type="string">
            <text:p>0.005050505050505051</text:p>
          </table:table-cell>
          <table:table-cell office:value-type="string">
            <text:p>0.4729683195592287</text:p>
          </table:table-cell>
          <table:table-cell office:value-type="string">
            <text:p>0.252685950413223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9</text:p>
          </table:table-cell>
          <table:table-cell office:value-type="string">
            <text:p>0.2474747474747475</text:p>
          </table:table-cell>
        </table:table-row>
        <table:table-row>
          <table:table-cell office:value-type="string">
            <text:p>55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0</text:p>
          </table:table-cell>
          <table:table-cell office:value-type="string">
            <text:p>0.016666666666666666</text:p>
          </table:table-cell>
          <table:table-cell office:value-type="string">
            <text:p>41</text:p>
          </table:table-cell>
          <table:table-cell office:value-type="string">
            <text:p>0.22777777777777777</text:p>
          </table:table-cell>
          <table:table-cell office:value-type="string">
            <text:p>114</text:p>
          </table:table-cell>
          <table:table-cell office:value-type="string">
            <text:p>0.6333333333333333</text:p>
          </table:table-cell>
          <table:table-cell office:value-type="string">
            <text:p>1</text:p>
          </table:table-cell>
          <table:table-cell office:value-type="string">
            <text:p>0.005555555555555556</text:p>
          </table:table-cell>
          <table:table-cell office:value-type="string">
            <text:p>0.579</text:p>
          </table:table-cell>
          <table:table-cell office:value-type="string">
            <text:p>0.253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1</text:p>
          </table:table-cell>
          <table:table-cell office:value-type="string">
            <text:p>0.22777777777777777</text:p>
          </table:table-cell>
        </table:table-row>
        <table:table-row>
          <table:table-cell office:value-type="string">
            <text:p>55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19</text:p>
          </table:table-cell>
          <table:table-cell office:value-type="string">
            <text:p>0.011969532100108813</text:p>
          </table:table-cell>
          <table:table-cell office:value-type="string">
            <text:p>860</text:p>
          </table:table-cell>
          <table:table-cell office:value-type="string">
            <text:p>0.9357997823721437</text:p>
          </table:table-cell>
          <table:table-cell office:value-type="string">
            <text:p>101</text:p>
          </table:table-cell>
          <table:table-cell office:value-type="string">
            <text:p>0.10990206746463548</text:p>
          </table:table-cell>
          <table:table-cell office:value-type="string">
            <text:p>1</text:p>
          </table:table-cell>
          <table:table-cell office:value-type="string">
            <text:p>0.00108813928182807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60</text:p>
          </table:table-cell>
          <table:table-cell office:value-type="string">
            <text:p>0.9357997823721437</text:p>
          </table:table-cell>
        </table:table-row>
        <table:table-row>
          <table:table-cell office:value-type="string">
            <text:p>5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60</text:p>
          </table:table-cell>
          <table:table-cell office:value-type="string">
            <text:p>0.0125</text:p>
          </table:table-cell>
          <table:table-cell office:value-type="string">
            <text:p>119</text:p>
          </table:table-cell>
          <table:table-cell office:value-type="string">
            <text:p>0.74375</text:p>
          </table:table-cell>
          <table:table-cell office:value-type="string">
            <text:p>70</text:p>
          </table:table-cell>
          <table:table-cell office:value-type="string">
            <text:p>0.4375</text:p>
          </table:table-cell>
          <table:table-cell office:value-type="string">
            <text:p>1</text:p>
          </table:table-cell>
          <table:table-cell office:value-type="string">
            <text:p>0.00625</text:p>
          </table:table-cell>
          <table:table-cell office:value-type="string">
            <text:p>0.3910353535353535</text:p>
          </table:table-cell>
          <table:table-cell office:value-type="string">
            <text:p>0.05606060606060605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19</text:p>
          </table:table-cell>
          <table:table-cell office:value-type="string">
            <text:p>0.74375</text:p>
          </table:table-cell>
        </table:table-row>
        <table:table-row>
          <table:table-cell office:value-type="string">
            <text:p>5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</text:p>
          </table:table-cell>
          <table:table-cell office:value-type="string">
            <text:p>13503</text:p>
          </table:table-cell>
          <table:table-cell office:value-type="string">
            <text:p>0.07479819299414944</text:p>
          </table:table-cell>
          <table:table-cell office:value-type="string">
            <text:p>2536</text:p>
          </table:table-cell>
          <table:table-cell office:value-type="string">
            <text:p>0.1878101162704584</text:p>
          </table:table-cell>
          <table:table-cell office:value-type="string">
            <text:p>2571</text:p>
          </table:table-cell>
          <table:table-cell office:value-type="string">
            <text:p>0.19040213285936458</text:p>
          </table:table-cell>
          <table:table-cell office:value-type="string">
            <text:p>1</text:p>
          </table:table-cell>
          <table:table-cell office:value-type="string">
            <text:p>7.405761682589055e-05</text:p>
          </table:table-cell>
          <table:table-cell office:value-type="string">
            <text:p>0.3551948198193257</text:p>
          </table:table-cell>
          <table:table-cell office:value-type="string">
            <text:p>0.0488734393625698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36</text:p>
          </table:table-cell>
          <table:table-cell office:value-type="string">
            <text:p>0.1878101162704584</text:p>
          </table:table-cell>
        </table:table-row>
        <table:table-row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00</text:p>
          </table:table-cell>
          <table:table-cell office:value-type="string">
            <text:p>0.016666666666666666</text:p>
          </table:table-cell>
          <table:table-cell office:value-type="string">
            <text:p>143</text:p>
          </table:table-cell>
          <table:table-cell office:value-type="string">
            <text:p>0.4766666666666667</text:p>
          </table:table-cell>
          <table:table-cell office:value-type="string">
            <text:p>138</text:p>
          </table:table-cell>
          <table:table-cell office:value-type="string">
            <text:p>0.46</text:p>
          </table:table-cell>
          <table:table-cell office:value-type="string">
            <text:p>1</text:p>
          </table:table-cell>
          <table:table-cell office:value-type="string">
            <text:p>0.0033333333333333335</text:p>
          </table:table-cell>
          <table:table-cell office:value-type="string">
            <text:p>0.4136688311688312</text:p>
          </table:table-cell>
          <table:table-cell office:value-type="string">
            <text:p>0.1545454545454545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4766666666666667</text:p>
          </table:table-cell>
        </table:table-row>
        <table:table-row>
          <table:table-cell office:value-type="string">
            <text:p>55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963</text:p>
          </table:table-cell>
          <table:table-cell office:value-type="string">
            <text:p>0.02596053997923157</text:p>
          </table:table-cell>
          <table:table-cell office:value-type="string">
            <text:p>283</text:p>
          </table:table-cell>
          <table:table-cell office:value-type="string">
            <text:p>0.29387331256490135</text:p>
          </table:table-cell>
          <table:table-cell office:value-type="string">
            <text:p>374</text:p>
          </table:table-cell>
          <table:table-cell office:value-type="string">
            <text:p>0.3883696780893043</text:p>
          </table:table-cell>
          <table:table-cell office:value-type="string">
            <text:p>1</text:p>
          </table:table-cell>
          <table:table-cell office:value-type="string">
            <text:p>0.0010384215991692627</text:p>
          </table:table-cell>
          <table:table-cell office:value-type="string">
            <text:p>0.5129765395894429</text:p>
          </table:table-cell>
          <table:table-cell office:value-type="string">
            <text:p>0.1210300586510264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3</text:p>
          </table:table-cell>
          <table:table-cell office:value-type="string">
            <text:p>0.29387331256490135</text:p>
          </table:table-cell>
        </table:table-row>
        <table:table-row>
          <table:table-cell office:value-type="string">
            <text:p>55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73</text:p>
          </table:table-cell>
          <table:table-cell office:value-type="string">
            <text:p>0.06593406593406594</text:p>
          </table:table-cell>
          <table:table-cell office:value-type="string">
            <text:p>129</text:p>
          </table:table-cell>
          <table:table-cell office:value-type="string">
            <text:p>0.4725274725274725</text:p>
          </table:table-cell>
          <table:table-cell office:value-type="string">
            <text:p>180</text:p>
          </table:table-cell>
          <table:table-cell office:value-type="string">
            <text:p>0.6593406593406593</text:p>
          </table:table-cell>
          <table:table-cell office:value-type="string">
            <text:p>1</text:p>
          </table:table-cell>
          <table:table-cell office:value-type="string">
            <text:p>0.003663003663003663</text:p>
          </table:table-cell>
          <table:table-cell office:value-type="string">
            <text:p>0.3375</text:p>
          </table:table-cell>
          <table:table-cell office:value-type="string">
            <text:p>0.213750000000000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9</text:p>
          </table:table-cell>
          <table:table-cell office:value-type="string">
            <text:p>0.4725274725274725</text:p>
          </table:table-cell>
        </table:table-row>
        <table:table-row>
          <table:table-cell office:value-type="string">
            <text:p>55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12</text:p>
          </table:table-cell>
          <table:table-cell office:value-type="string">
            <text:p>0.0625</text:p>
          </table:table-cell>
          <table:table-cell office:value-type="string">
            <text:p>33</text:p>
          </table:table-cell>
          <table:table-cell office:value-type="string">
            <text:p>0.29464285714285715</text:p>
          </table:table-cell>
          <table:table-cell office:value-type="string">
            <text:p>86</text:p>
          </table:table-cell>
          <table:table-cell office:value-type="string">
            <text:p>0.7678571428571429</text:p>
          </table:table-cell>
          <table:table-cell office:value-type="string">
            <text:p>1</text:p>
          </table:table-cell>
          <table:table-cell office:value-type="string">
            <text:p>0.008928571428571428</text:p>
          </table:table-cell>
          <table:table-cell office:value-type="string">
            <text:p>0.4103354978354979</text:p>
          </table:table-cell>
          <table:table-cell office:value-type="string">
            <text:p>0.3328030303030302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3</text:p>
          </table:table-cell>
          <table:table-cell office:value-type="string">
            <text:p>0.29464285714285715</text:p>
          </table:table-cell>
        </table:table-row>
        <table:table-row>
          <table:table-cell office:value-type="string">
            <text:p>5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2293</text:p>
          </table:table-cell>
          <table:table-cell office:value-type="string">
            <text:p>0.03706934147405146</text:p>
          </table:table-cell>
          <table:table-cell office:value-type="string">
            <text:p>687</text:p>
          </table:table-cell>
          <table:table-cell office:value-type="string">
            <text:p>0.29960750109027473</text:p>
          </table:table-cell>
          <table:table-cell office:value-type="string">
            <text:p>661</text:p>
          </table:table-cell>
          <table:table-cell office:value-type="string">
            <text:p>0.2882686436982119</text:p>
          </table:table-cell>
          <table:table-cell office:value-type="string">
            <text:p>1</text:p>
          </table:table-cell>
          <table:table-cell office:value-type="string">
            <text:p>0.0004361098996947231</text:p>
          </table:table-cell>
          <table:table-cell office:value-type="string">
            <text:p>0.4803944057297717</text:p>
          </table:table-cell>
          <table:table-cell office:value-type="string">
            <text:p>0.148285962851511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87</text:p>
          </table:table-cell>
          <table:table-cell office:value-type="string">
            <text:p>0.29960750109027473</text:p>
          </table:table-cell>
        </table:table-row>
        <table:table-row>
          <table:table-cell office:value-type="string">
            <text:p>56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912</text:p>
          </table:table-cell>
          <table:table-cell office:value-type="string">
            <text:p>0.025219298245614034</text:p>
          </table:table-cell>
          <table:table-cell office:value-type="string">
            <text:p>457</text:p>
          </table:table-cell>
          <table:table-cell office:value-type="string">
            <text:p>0.5010964912280702</text:p>
          </table:table-cell>
          <table:table-cell office:value-type="string">
            <text:p>332</text:p>
          </table:table-cell>
          <table:table-cell office:value-type="string">
            <text:p>0.36403508771929827</text:p>
          </table:table-cell>
          <table:table-cell office:value-type="string">
            <text:p>1</text:p>
          </table:table-cell>
          <table:table-cell office:value-type="string">
            <text:p>0.0010964912280701754</text:p>
          </table:table-cell>
          <table:table-cell office:value-type="string">
            <text:p>0.3763582251082251</text:p>
          </table:table-cell>
          <table:table-cell office:value-type="string">
            <text:p>0.070270562770562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7</text:p>
          </table:table-cell>
          <table:table-cell office:value-type="string">
            <text:p>0.5010964912280702</text:p>
          </table:table-cell>
        </table:table-row>
        <table:table-row>
          <table:table-cell office:value-type="string">
            <text:p>56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6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900</text:p>
          </table:table-cell>
          <table:table-cell office:value-type="string">
            <text:p>0.024444444444444446</text:p>
          </table:table-cell>
          <table:table-cell office:value-type="string">
            <text:p>586</text:p>
          </table:table-cell>
          <table:table-cell office:value-type="string">
            <text:p>0.6511111111111111</text:p>
          </table:table-cell>
          <table:table-cell office:value-type="string">
            <text:p>266</text:p>
          </table:table-cell>
          <table:table-cell office:value-type="string">
            <text:p>0.29555555555555557</text:p>
          </table:table-cell>
          <table:table-cell office:value-type="string">
            <text:p>1</text:p>
          </table:table-cell>
          <table:table-cell office:value-type="string">
            <text:p>0.0011111111111111111</text:p>
          </table:table-cell>
          <table:table-cell office:value-type="string">
            <text:p>0.5142388167388167</text:p>
          </table:table-cell>
          <table:table-cell office:value-type="string">
            <text:p>0.163196248196248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86</text:p>
          </table:table-cell>
          <table:table-cell office:value-type="string">
            <text:p>0.6511111111111111</text:p>
          </table:table-cell>
        </table:table-row>
        <table:table-row>
          <table:table-cell office:value-type="string">
            <text:p>56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5</text:p>
          </table:table-cell>
          <table:table-cell office:value-type="string">
            <text:p>2293</text:p>
          </table:table-cell>
          <table:table-cell office:value-type="string">
            <text:p>0.03706934147405146</text:p>
          </table:table-cell>
          <table:table-cell office:value-type="string">
            <text:p>687</text:p>
          </table:table-cell>
          <table:table-cell office:value-type="string">
            <text:p>0.29960750109027473</text:p>
          </table:table-cell>
          <table:table-cell office:value-type="string">
            <text:p>661</text:p>
          </table:table-cell>
          <table:table-cell office:value-type="string">
            <text:p>0.2882686436982119</text:p>
          </table:table-cell>
          <table:table-cell office:value-type="string">
            <text:p>1</text:p>
          </table:table-cell>
          <table:table-cell office:value-type="string">
            <text:p>0.0004361098996947231</text:p>
          </table:table-cell>
          <table:table-cell office:value-type="string">
            <text:p>0.4803944057297717</text:p>
          </table:table-cell>
          <table:table-cell office:value-type="string">
            <text:p>0.148285962851511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87</text:p>
          </table:table-cell>
          <table:table-cell office:value-type="string">
            <text:p>0.29960750109027473</text:p>
          </table:table-cell>
        </table:table-row>
        <table:table-row>
          <table:table-cell office:value-type="string">
            <text:p>56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6</text:p>
          </table:table-cell>
          <table:table-cell office:value-type="string">
            <text:p>2291</text:p>
          </table:table-cell>
          <table:table-cell office:value-type="string">
            <text:p>0.03753819292885203</text:p>
          </table:table-cell>
          <table:table-cell office:value-type="string">
            <text:p>686</text:p>
          </table:table-cell>
          <table:table-cell office:value-type="string">
            <text:p>0.2994325621999127</text:p>
          </table:table-cell>
          <table:table-cell office:value-type="string">
            <text:p>660</text:p>
          </table:table-cell>
          <table:table-cell office:value-type="string">
            <text:p>0.28808380619816676</text:p>
          </table:table-cell>
          <table:table-cell office:value-type="string">
            <text:p>1</text:p>
          </table:table-cell>
          <table:table-cell office:value-type="string">
            <text:p>0.00043649061545176777</text:p>
          </table:table-cell>
          <table:table-cell office:value-type="string">
            <text:p>0.4803944057297717</text:p>
          </table:table-cell>
          <table:table-cell office:value-type="string">
            <text:p>0.1482859628515117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86</text:p>
          </table:table-cell>
          <table:table-cell office:value-type="string">
            <text:p>0.2994325621999127</text:p>
          </table:table-cell>
        </table:table-row>
        <table:table-row>
          <table:table-cell office:value-type="string">
            <text:p>56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183</text:p>
          </table:table-cell>
          <table:table-cell office:value-type="string">
            <text:p>0.1366120218579235</text:p>
          </table:table-cell>
          <table:table-cell office:value-type="string">
            <text:p>91</text:p>
          </table:table-cell>
          <table:table-cell office:value-type="string">
            <text:p>0.4972677595628415</text:p>
          </table:table-cell>
          <table:table-cell office:value-type="string">
            <text:p>113</text:p>
          </table:table-cell>
          <table:table-cell office:value-type="string">
            <text:p>0.6174863387978142</text:p>
          </table:table-cell>
          <table:table-cell office:value-type="string">
            <text:p>1</text:p>
          </table:table-cell>
          <table:table-cell office:value-type="string">
            <text:p>0.0054644808743169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1</text:p>
          </table:table-cell>
          <table:table-cell office:value-type="string">
            <text:p>0.4972677595628415</text:p>
          </table:table-cell>
        </table:table-row>
        <table:table-row>
          <table:table-cell office:value-type="string">
            <text:p>5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1882</text:p>
          </table:table-cell>
          <table:table-cell office:value-type="string">
            <text:p>0.1126461211477152</text:p>
          </table:table-cell>
          <table:table-cell office:value-type="string">
            <text:p>538</text:p>
          </table:table-cell>
          <table:table-cell office:value-type="string">
            <text:p>0.2858660998937301</text:p>
          </table:table-cell>
          <table:table-cell office:value-type="string">
            <text:p>803</text:p>
          </table:table-cell>
          <table:table-cell office:value-type="string">
            <text:p>0.4266737513283741</text:p>
          </table:table-cell>
          <table:table-cell office:value-type="string">
            <text:p>1</text:p>
          </table:table-cell>
          <table:table-cell office:value-type="string">
            <text:p>0.0005313496280552603</text:p>
          </table:table-cell>
          <table:table-cell office:value-type="string">
            <text:p>0.6365079365079365</text:p>
          </table:table-cell>
          <table:table-cell office:value-type="string">
            <text:p>0.2710317460317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38</text:p>
          </table:table-cell>
          <table:table-cell office:value-type="string">
            <text:p>0.2858660998937301</text:p>
          </table:table-cell>
        </table:table-row>
        <table:table-row>
          <table:table-cell office:value-type="string">
            <text:p>56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2</text:p>
          </table:table-cell>
          <table:table-cell office:value-type="string">
            <text:p>1882</text:p>
          </table:table-cell>
          <table:table-cell office:value-type="string">
            <text:p>0.1126461211477152</text:p>
          </table:table-cell>
          <table:table-cell office:value-type="string">
            <text:p>538</text:p>
          </table:table-cell>
          <table:table-cell office:value-type="string">
            <text:p>0.2858660998937301</text:p>
          </table:table-cell>
          <table:table-cell office:value-type="string">
            <text:p>803</text:p>
          </table:table-cell>
          <table:table-cell office:value-type="string">
            <text:p>0.4266737513283741</text:p>
          </table:table-cell>
          <table:table-cell office:value-type="string">
            <text:p>1</text:p>
          </table:table-cell>
          <table:table-cell office:value-type="string">
            <text:p>0.0005313496280552603</text:p>
          </table:table-cell>
          <table:table-cell office:value-type="string">
            <text:p>0.6365079365079365</text:p>
          </table:table-cell>
          <table:table-cell office:value-type="string">
            <text:p>0.27103174603174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38</text:p>
          </table:table-cell>
          <table:table-cell office:value-type="string">
            <text:p>0.2858660998937301</text:p>
          </table:table-cell>
        </table:table-row>
        <table:table-row>
          <table:table-cell office:value-type="string">
            <text:p>56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9</text:p>
          </table:table-cell>
          <table:table-cell office:value-type="string">
            <text:p>1493</text:p>
          </table:table-cell>
          <table:table-cell office:value-type="string">
            <text:p>0.03951774949765573</text:p>
          </table:table-cell>
          <table:table-cell office:value-type="string">
            <text:p>713</text:p>
          </table:table-cell>
          <table:table-cell office:value-type="string">
            <text:p>0.477561955793704</text:p>
          </table:table-cell>
          <table:table-cell office:value-type="string">
            <text:p>457</text:p>
          </table:table-cell>
          <table:table-cell office:value-type="string">
            <text:p>0.3060951105157401</text:p>
          </table:table-cell>
          <table:table-cell office:value-type="string">
            <text:p>1</text:p>
          </table:table-cell>
          <table:table-cell office:value-type="string">
            <text:p>0.0006697923643670462</text:p>
          </table:table-cell>
          <table:table-cell office:value-type="string">
            <text:p>0.41047881411517767</text:p>
          </table:table-cell>
          <table:table-cell office:value-type="string">
            <text:p>0.1516096025186934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713</text:p>
          </table:table-cell>
          <table:table-cell office:value-type="string">
            <text:p>0.477561955793704</text:p>
          </table:table-cell>
        </table:table-row>
        <table:table-row>
          <table:table-cell office:value-type="string">
            <text:p>5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106</text:p>
          </table:table-cell>
          <table:table-cell office:value-type="string">
            <text:p>0.1792452830188679</text:p>
          </table:table-cell>
          <table:table-cell office:value-type="string">
            <text:p>40</text:p>
          </table:table-cell>
          <table:table-cell office:value-type="string">
            <text:p>0.37735849056603776</text:p>
          </table:table-cell>
          <table:table-cell office:value-type="string">
            <text:p>74</text:p>
          </table:table-cell>
          <table:table-cell office:value-type="string">
            <text:p>0.6981132075471698</text:p>
          </table:table-cell>
          <table:table-cell office:value-type="string">
            <text:p>1</text:p>
          </table:table-cell>
          <table:table-cell office:value-type="string">
            <text:p>0.009433962264150943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0</text:p>
          </table:table-cell>
          <table:table-cell office:value-type="string">
            <text:p>0.37735849056603776</text:p>
          </table:table-cell>
        </table:table-row>
        <table:table-row>
          <table:table-cell office:value-type="string">
            <text:p>5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08</text:p>
          </table:table-cell>
          <table:table-cell office:value-type="string">
            <text:p>0.05519480519480519</text:p>
          </table:table-cell>
          <table:table-cell office:value-type="string">
            <text:p>122</text:p>
          </table:table-cell>
          <table:table-cell office:value-type="string">
            <text:p>0.3961038961038961</text:p>
          </table:table-cell>
          <table:table-cell office:value-type="string">
            <text:p>172</text:p>
          </table:table-cell>
          <table:table-cell office:value-type="string">
            <text:p>0.5584415584415584</text:p>
          </table:table-cell>
          <table:table-cell office:value-type="string">
            <text:p>1</text:p>
          </table:table-cell>
          <table:table-cell office:value-type="string">
            <text:p>0.003246753246753247</text:p>
          </table:table-cell>
          <table:table-cell office:value-type="string">
            <text:p>0.6043129709796375</text:p>
          </table:table-cell>
          <table:table-cell office:value-type="string">
            <text:p>0.244203944203944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2</text:p>
          </table:table-cell>
          <table:table-cell office:value-type="string">
            <text:p>0.3961038961038961</text:p>
          </table:table-cell>
        </table:table-row>
        <table:table-row>
          <table:table-cell office:value-type="string">
            <text:p>57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08</text:p>
          </table:table-cell>
          <table:table-cell office:value-type="string">
            <text:p>0.05519480519480519</text:p>
          </table:table-cell>
          <table:table-cell office:value-type="string">
            <text:p>122</text:p>
          </table:table-cell>
          <table:table-cell office:value-type="string">
            <text:p>0.3961038961038961</text:p>
          </table:table-cell>
          <table:table-cell office:value-type="string">
            <text:p>172</text:p>
          </table:table-cell>
          <table:table-cell office:value-type="string">
            <text:p>0.5584415584415584</text:p>
          </table:table-cell>
          <table:table-cell office:value-type="string">
            <text:p>1</text:p>
          </table:table-cell>
          <table:table-cell office:value-type="string">
            <text:p>0.003246753246753247</text:p>
          </table:table-cell>
          <table:table-cell office:value-type="string">
            <text:p>0.6043129709796375</text:p>
          </table:table-cell>
          <table:table-cell office:value-type="string">
            <text:p>0.244203944203944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2</text:p>
          </table:table-cell>
          <table:table-cell office:value-type="string">
            <text:p>0.3961038961038961</text:p>
          </table:table-cell>
        </table:table-row>
        <table:table-row>
          <table:table-cell office:value-type="string">
            <text:p>57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50</text:p>
          </table:table-cell>
          <table:table-cell office:value-type="string">
            <text:p>0.008</text:p>
          </table:table-cell>
          <table:table-cell office:value-type="string">
            <text:p>220</text:p>
          </table:table-cell>
          <table:table-cell office:value-type="string">
            <text:p>0.88</text:p>
          </table:table-cell>
          <table:table-cell office:value-type="string">
            <text:p>46</text:p>
          </table:table-cell>
          <table:table-cell office:value-type="string">
            <text:p>0.184</text:p>
          </table:table-cell>
          <table:table-cell office:value-type="string">
            <text:p>1</text:p>
          </table:table-cell>
          <table:table-cell office:value-type="string">
            <text:p>0.004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20</text:p>
          </table:table-cell>
          <table:table-cell office:value-type="string">
            <text:p>0.88</text:p>
          </table:table-cell>
        </table:table-row>
        <table:table-row>
          <table:table-cell office:value-type="string">
            <text:p>57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94</text:p>
          </table:table-cell>
          <table:table-cell office:value-type="string">
            <text:p>0.015463917525773196</text:p>
          </table:table-cell>
          <table:table-cell office:value-type="string">
            <text:p>44</text:p>
          </table:table-cell>
          <table:table-cell office:value-type="string">
            <text:p>0.2268041237113402</text:p>
          </table:table-cell>
          <table:table-cell office:value-type="string">
            <text:p>112</text:p>
          </table:table-cell>
          <table:table-cell office:value-type="string">
            <text:p>0.5773195876288659</text:p>
          </table:table-cell>
          <table:table-cell office:value-type="string">
            <text:p>1</text:p>
          </table:table-cell>
          <table:table-cell office:value-type="string">
            <text:p>0.005154639175257732</text:p>
          </table:table-cell>
          <table:table-cell office:value-type="string">
            <text:p>0.5132142857142856</text:p>
          </table:table-cell>
          <table:table-cell office:value-type="string">
            <text:p>0.3050000000000000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4</text:p>
          </table:table-cell>
          <table:table-cell office:value-type="string">
            <text:p>0.2268041237113402</text:p>
          </table:table-cell>
        </table:table-row>
        <table:table-row>
          <table:table-cell office:value-type="string">
            <text:p>5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90</text:p>
          </table:table-cell>
          <table:table-cell office:value-type="string">
            <text:p>0.010344827586206896</text:p>
          </table:table-cell>
          <table:table-cell office:value-type="string">
            <text:p>121</text:p>
          </table:table-cell>
          <table:table-cell office:value-type="string">
            <text:p>0.41724137931034483</text:p>
          </table:table-cell>
          <table:table-cell office:value-type="string">
            <text:p>171</text:p>
          </table:table-cell>
          <table:table-cell office:value-type="string">
            <text:p>0.5896551724137931</text:p>
          </table:table-cell>
          <table:table-cell office:value-type="string">
            <text:p>1</text:p>
          </table:table-cell>
          <table:table-cell office:value-type="string">
            <text:p>0.0034482758620689655</text:p>
          </table:table-cell>
          <table:table-cell office:value-type="string">
            <text:p>0.4224382716049382</text:p>
          </table:table-cell>
          <table:table-cell office:value-type="string">
            <text:p>0.391015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1</text:p>
          </table:table-cell>
          <table:table-cell office:value-type="string">
            <text:p>0.41724137931034483</text:p>
          </table:table-cell>
        </table:table-row>
        <table:table-row>
          <table:table-cell office:value-type="string">
            <text:p>576</text:p>
          </table:table-cell>
          <table:table-cell office:value-type="string">
            <text:p>1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486</text:p>
          </table:table-cell>
          <table:table-cell office:value-type="string">
            <text:p>0.043209876543209874</text:p>
          </table:table-cell>
          <table:table-cell office:value-type="string">
            <text:p>288</text:p>
          </table:table-cell>
          <table:table-cell office:value-type="string">
            <text:p>0.5925925925925926</text:p>
          </table:table-cell>
          <table:table-cell office:value-type="string">
            <text:p>174</text:p>
          </table:table-cell>
          <table:table-cell office:value-type="string">
            <text:p>0.35802469135802467</text:p>
          </table:table-cell>
          <table:table-cell office:value-type="string">
            <text:p>1</text:p>
          </table:table-cell>
          <table:table-cell office:value-type="string">
            <text:p>0.00205761316872428</text:p>
          </table:table-cell>
          <table:table-cell office:value-type="string">
            <text:p>0.26969696969696977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88</text:p>
          </table:table-cell>
          <table:table-cell office:value-type="string">
            <text:p>0.5925925925925926</text:p>
          </table:table-cell>
        </table:table-row>
        <table:table-row>
          <table:table-cell office:value-type="string">
            <text:p>57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640</text:p>
          </table:table-cell>
          <table:table-cell office:value-type="string">
            <text:p>0.03125</text:p>
          </table:table-cell>
          <table:table-cell office:value-type="string">
            <text:p>120</text:p>
          </table:table-cell>
          <table:table-cell office:value-type="string">
            <text:p>0.1875</text:p>
          </table:table-cell>
          <table:table-cell office:value-type="string">
            <text:p>314</text:p>
          </table:table-cell>
          <table:table-cell office:value-type="string">
            <text:p>0.490625</text:p>
          </table:table-cell>
          <table:table-cell office:value-type="string">
            <text:p>1</text:p>
          </table:table-cell>
          <table:table-cell office:value-type="string">
            <text:p>0.0015625</text:p>
          </table:table-cell>
          <table:table-cell office:value-type="string">
            <text:p>0.39013888888888887</text:p>
          </table:table-cell>
          <table:table-cell office:value-type="string">
            <text:p>0.0196527777777777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20</text:p>
          </table:table-cell>
          <table:table-cell office:value-type="string">
            <text:p>0.1875</text:p>
          </table:table-cell>
        </table:table-row>
        <table:table-row>
          <table:table-cell office:value-type="string">
            <text:p>57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700</text:p>
          </table:table-cell>
          <table:table-cell office:value-type="string">
            <text:p>0.02857142857142857</text:p>
          </table:table-cell>
          <table:table-cell office:value-type="string">
            <text:p>527</text:p>
          </table:table-cell>
          <table:table-cell office:value-type="string">
            <text:p>0.7528571428571429</text:p>
          </table:table-cell>
          <table:table-cell office:value-type="string">
            <text:p>251</text:p>
          </table:table-cell>
          <table:table-cell office:value-type="string">
            <text:p>0.3585714285714286</text:p>
          </table:table-cell>
          <table:table-cell office:value-type="string">
            <text:p>1</text:p>
          </table:table-cell>
          <table:table-cell office:value-type="string">
            <text:p>0.0014285714285714286</text:p>
          </table:table-cell>
          <table:table-cell office:value-type="string">
            <text:p>0.29744318181818186</text:p>
          </table:table-cell>
          <table:table-cell office:value-type="string">
            <text:p>0.05454545454545453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27</text:p>
          </table:table-cell>
          <table:table-cell office:value-type="string">
            <text:p>0.7528571428571429</text:p>
          </table:table-cell>
        </table:table-row>
        <table:table-row>
          <table:table-cell office:value-type="string">
            <text:p>57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1</text:p>
          </table:table-cell>
          <table:table-cell office:value-type="string">
            <text:p>0.010471204188481676</text:p>
          </table:table-cell>
          <table:table-cell office:value-type="string">
            <text:p>60</text:p>
          </table:table-cell>
          <table:table-cell office:value-type="string">
            <text:p>0.31413612565445026</text:p>
          </table:table-cell>
          <table:table-cell office:value-type="string">
            <text:p>113</text:p>
          </table:table-cell>
          <table:table-cell office:value-type="string">
            <text:p>0.5916230366492147</text:p>
          </table:table-cell>
          <table:table-cell office:value-type="string">
            <text:p>1</text:p>
          </table:table-cell>
          <table:table-cell office:value-type="string">
            <text:p>0.005235602094240838</text:p>
          </table:table-cell>
          <table:table-cell office:value-type="string">
            <text:p>0.4877489177489177</text:p>
          </table:table-cell>
          <table:table-cell office:value-type="string">
            <text:p>0.317234848484848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0</text:p>
          </table:table-cell>
          <table:table-cell office:value-type="string">
            <text:p>0.31413612565445026</text:p>
          </table:table-cell>
        </table:table-row>
        <table:table-row>
          <table:table-cell office:value-type="string">
            <text:p>58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625</text:p>
          </table:table-cell>
          <table:table-cell office:value-type="string">
            <text:p>0.04</text:p>
          </table:table-cell>
          <table:table-cell office:value-type="string">
            <text:p>130</text:p>
          </table:table-cell>
          <table:table-cell office:value-type="string">
            <text:p>0.208</text:p>
          </table:table-cell>
          <table:table-cell office:value-type="string">
            <text:p>288</text:p>
          </table:table-cell>
          <table:table-cell office:value-type="string">
            <text:p>0.4608</text:p>
          </table:table-cell>
          <table:table-cell office:value-type="string">
            <text:p>1</text:p>
          </table:table-cell>
          <table:table-cell office:value-type="string">
            <text:p>0.0016</text:p>
          </table:table-cell>
          <table:table-cell office:value-type="string">
            <text:p>0.3561111111111111</text:p>
          </table:table-cell>
          <table:table-cell office:value-type="string">
            <text:p>0.1275308641975308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30</text:p>
          </table:table-cell>
          <table:table-cell office:value-type="string">
            <text:p>0.208</text:p>
          </table:table-cell>
        </table:table-row>
        <table:table-row>
          <table:table-cell office:value-type="string">
            <text:p>58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82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93</text:p>
          </table:table-cell>
          <table:table-cell office:value-type="string">
            <text:p>0.08602150537634409</text:p>
          </table:table-cell>
          <table:table-cell office:value-type="string">
            <text:p>39</text:p>
          </table:table-cell>
          <table:table-cell office:value-type="string">
            <text:p>0.41935483870967744</text:p>
          </table:table-cell>
          <table:table-cell office:value-type="string">
            <text:p>73</text:p>
          </table:table-cell>
          <table:table-cell office:value-type="string">
            <text:p>0.7849462365591398</text:p>
          </table:table-cell>
          <table:table-cell office:value-type="string">
            <text:p>1</text:p>
          </table:table-cell>
          <table:table-cell office:value-type="string">
            <text:p>0.010752688172043012</text:p>
          </table:table-cell>
          <table:table-cell office:value-type="string">
            <text:p>0.3989583333333334</text:p>
          </table:table-cell>
          <table:table-cell office:value-type="string">
            <text:p>0.08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39</text:p>
          </table:table-cell>
          <table:table-cell office:value-type="string">
            <text:p>0.41935483870967744</text:p>
          </table:table-cell>
        </table:table-row>
        <table:table-row>
          <table:table-cell office:value-type="string">
            <text:p>58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7</text:p>
          </table:table-cell>
          <table:table-cell office:value-type="string">
            <text:p>768</text:p>
          </table:table-cell>
          <table:table-cell office:value-type="string">
            <text:p>0.048177083333333336</text:p>
          </table:table-cell>
          <table:table-cell office:value-type="string">
            <text:p>231</text:p>
          </table:table-cell>
          <table:table-cell office:value-type="string">
            <text:p>0.30078125</text:p>
          </table:table-cell>
          <table:table-cell office:value-type="string">
            <text:p>373</text:p>
          </table:table-cell>
          <table:table-cell office:value-type="string">
            <text:p>0.4856770833333333</text:p>
          </table:table-cell>
          <table:table-cell office:value-type="string">
            <text:p>1</text:p>
          </table:table-cell>
          <table:table-cell office:value-type="string">
            <text:p>0.0013020833333333333</text:p>
          </table:table-cell>
          <table:table-cell office:value-type="string">
            <text:p>0.2919604205318492</text:p>
          </table:table-cell>
          <table:table-cell office:value-type="string">
            <text:p>0.1282003710575139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31</text:p>
          </table:table-cell>
          <table:table-cell office:value-type="string">
            <text:p>0.30078125</text:p>
          </table:table-cell>
        </table:table-row>
        <table:table-row>
          <table:table-cell office:value-type="string">
            <text:p>58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8</text:p>
          </table:table-cell>
          <table:table-cell office:value-type="string">
            <text:p>969</text:p>
          </table:table-cell>
          <table:table-cell office:value-type="string">
            <text:p>0.04953560371517028</text:p>
          </table:table-cell>
          <table:table-cell office:value-type="string">
            <text:p>540</text:p>
          </table:table-cell>
          <table:table-cell office:value-type="string">
            <text:p>0.5572755417956656</text:p>
          </table:table-cell>
          <table:table-cell office:value-type="string">
            <text:p>258</text:p>
          </table:table-cell>
          <table:table-cell office:value-type="string">
            <text:p>0.26625386996904027</text:p>
          </table:table-cell>
          <table:table-cell office:value-type="string">
            <text:p>1</text:p>
          </table:table-cell>
          <table:table-cell office:value-type="string">
            <text:p>0.0010319917440660474</text:p>
          </table:table-cell>
          <table:table-cell office:value-type="string">
            <text:p>0.3419354256854257</text:p>
          </table:table-cell>
          <table:table-cell office:value-type="string">
            <text:p>0.132933802308802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540</text:p>
          </table:table-cell>
          <table:table-cell office:value-type="string">
            <text:p>0.5572755417956656</text:p>
          </table:table-cell>
        </table:table-row>
        <table:table-row>
          <table:table-cell office:value-type="string">
            <text:p>58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392</text:p>
          </table:table-cell>
          <table:table-cell office:value-type="string">
            <text:p>0.02806122448979592</text:p>
          </table:table-cell>
          <table:table-cell office:value-type="string">
            <text:p>250</text:p>
          </table:table-cell>
          <table:table-cell office:value-type="string">
            <text:p>0.6377551020408163</text:p>
          </table:table-cell>
          <table:table-cell office:value-type="string">
            <text:p>142</text:p>
          </table:table-cell>
          <table:table-cell office:value-type="string">
            <text:p>0.3622448979591837</text:p>
          </table:table-cell>
          <table:table-cell office:value-type="string">
            <text:p>1</text:p>
          </table:table-cell>
          <table:table-cell office:value-type="string">
            <text:p>0.002551020408163265</text:p>
          </table:table-cell>
          <table:table-cell office:value-type="string">
            <text:p>0.5860544217687075</text:p>
          </table:table-cell>
          <table:table-cell office:value-type="string">
            <text:p>0.223724489795918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50</text:p>
          </table:table-cell>
          <table:table-cell office:value-type="string">
            <text:p>0.6377551020408163</text:p>
          </table:table-cell>
        </table:table-row>
        <table:table-row>
          <table:table-cell office:value-type="string">
            <text:p>5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6</text:p>
          </table:table-cell>
          <table:table-cell office:value-type="string">
            <text:p>0.006024096385542169</text:p>
          </table:table-cell>
          <table:table-cell office:value-type="string">
            <text:p>89</text:p>
          </table:table-cell>
          <table:table-cell office:value-type="string">
            <text:p>0.536144578313253</text:p>
          </table:table-cell>
          <table:table-cell office:value-type="string">
            <text:p>71</text:p>
          </table:table-cell>
          <table:table-cell office:value-type="string">
            <text:p>0.42771084337349397</text:p>
          </table:table-cell>
          <table:table-cell office:value-type="string">
            <text:p>1</text:p>
          </table:table-cell>
          <table:table-cell office:value-type="string">
            <text:p>0.006024096385542169</text:p>
          </table:table-cell>
          <table:table-cell office:value-type="string">
            <text:p>0.75</text:p>
          </table:table-cell>
          <table:table-cell office:value-type="string">
            <text:p>0.06818181818181818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9</text:p>
          </table:table-cell>
          <table:table-cell office:value-type="string">
            <text:p>0.536144578313253</text:p>
          </table:table-cell>
        </table:table-row>
        <table:table-row>
          <table:table-cell office:value-type="string">
            <text:p>58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51</text:p>
          </table:table-cell>
          <table:table-cell office:value-type="string">
            <text:p>0.005698005698005698</text:p>
          </table:table-cell>
          <table:table-cell office:value-type="string">
            <text:p>93</text:p>
          </table:table-cell>
          <table:table-cell office:value-type="string">
            <text:p>0.26495726495726496</text:p>
          </table:table-cell>
          <table:table-cell office:value-type="string">
            <text:p>202</text:p>
          </table:table-cell>
          <table:table-cell office:value-type="string">
            <text:p>0.5754985754985755</text:p>
          </table:table-cell>
          <table:table-cell office:value-type="string">
            <text:p>1</text:p>
          </table:table-cell>
          <table:table-cell office:value-type="string">
            <text:p>0.002849002849002849</text:p>
          </table:table-cell>
          <table:table-cell office:value-type="string">
            <text:p>0.38177083333333334</text:p>
          </table:table-cell>
          <table:table-cell office:value-type="string">
            <text:p>0.0937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3</text:p>
          </table:table-cell>
          <table:table-cell office:value-type="string">
            <text:p>0.26495726495726496</text:p>
          </table:table-cell>
        </table:table-row>
        <table:table-row>
          <table:table-cell office:value-type="string">
            <text:p>58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472</text:p>
          </table:table-cell>
          <table:table-cell office:value-type="string">
            <text:p>0.059322033898305086</text:p>
          </table:table-cell>
          <table:table-cell office:value-type="string">
            <text:p>163</text:p>
          </table:table-cell>
          <table:table-cell office:value-type="string">
            <text:p>0.3453389830508475</text:p>
          </table:table-cell>
          <table:table-cell office:value-type="string">
            <text:p>224</text:p>
          </table:table-cell>
          <table:table-cell office:value-type="string">
            <text:p>0.4745762711864407</text:p>
          </table:table-cell>
          <table:table-cell office:value-type="string">
            <text:p>1</text:p>
          </table:table-cell>
          <table:table-cell office:value-type="string">
            <text:p>0.00211864406779661</text:p>
          </table:table-cell>
          <table:table-cell office:value-type="string">
            <text:p>0.26625</text:p>
          </table:table-cell>
          <table:table-cell office:value-type="string">
            <text:p>-0.05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3</text:p>
          </table:table-cell>
          <table:table-cell office:value-type="string">
            <text:p>0.3453389830508475</text:p>
          </table:table-cell>
        </table:table-row>
        <table:table-row>
          <table:table-cell office:value-type="string">
            <text:p>58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407</text:p>
          </table:table-cell>
          <table:table-cell office:value-type="string">
            <text:p>0.06633906633906633</text:p>
          </table:table-cell>
          <table:table-cell office:value-type="string">
            <text:p>107</text:p>
          </table:table-cell>
          <table:table-cell office:value-type="string">
            <text:p>0.2628992628992629</text:p>
          </table:table-cell>
          <table:table-cell office:value-type="string">
            <text:p>213</text:p>
          </table:table-cell>
          <table:table-cell office:value-type="string">
            <text:p>0.5233415233415234</text:p>
          </table:table-cell>
          <table:table-cell office:value-type="string">
            <text:p>1</text:p>
          </table:table-cell>
          <table:table-cell office:value-type="string">
            <text:p>0.002457002457002457</text:p>
          </table:table-cell>
          <table:table-cell office:value-type="string">
            <text:p>0.26625</text:p>
          </table:table-cell>
          <table:table-cell office:value-type="string">
            <text:p>-0.05625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07</text:p>
          </table:table-cell>
          <table:table-cell office:value-type="string">
            <text:p>0.2628992628992629</text:p>
          </table:table-cell>
        </table:table-row>
        <table:table-row>
          <table:table-cell office:value-type="string">
            <text:p>59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40</text:p>
          </table:table-cell>
          <table:table-cell office:value-type="string">
            <text:p>0.041666666666666664</text:p>
          </table:table-cell>
          <table:table-cell office:value-type="string">
            <text:p>87</text:p>
          </table:table-cell>
          <table:table-cell office:value-type="string">
            <text:p>0.3625</text:p>
          </table:table-cell>
          <table:table-cell office:value-type="string">
            <text:p>155</text:p>
          </table:table-cell>
          <table:table-cell office:value-type="string">
            <text:p>0.6458333333333334</text:p>
          </table:table-cell>
          <table:table-cell office:value-type="string">
            <text:p>1</text:p>
          </table:table-cell>
          <table:table-cell office:value-type="string">
            <text:p>0.004166666666666667</text:p>
          </table:table-cell>
          <table:table-cell office:value-type="string">
            <text:p>0.38914600550964185</text:p>
          </table:table-cell>
          <table:table-cell office:value-type="string">
            <text:p>0.1600619834710744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87</text:p>
          </table:table-cell>
          <table:table-cell office:value-type="string">
            <text:p>0.3625</text:p>
          </table:table-cell>
        </table:table-row>
        <table:table-row>
          <table:table-cell office:value-type="string">
            <text:p>5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09</text:p>
          </table:table-cell>
          <table:table-cell office:value-type="string">
            <text:p>0.019417475728155338</text:p>
          </table:table-cell>
          <table:table-cell office:value-type="string">
            <text:p>166</text:p>
          </table:table-cell>
          <table:table-cell office:value-type="string">
            <text:p>0.5372168284789643</text:p>
          </table:table-cell>
          <table:table-cell office:value-type="string">
            <text:p>134</text:p>
          </table:table-cell>
          <table:table-cell office:value-type="string">
            <text:p>0.4336569579288026</text:p>
          </table:table-cell>
          <table:table-cell office:value-type="string">
            <text:p>1</text:p>
          </table:table-cell>
          <table:table-cell office:value-type="string">
            <text:p>0.003236245954692557</text:p>
          </table:table-cell>
          <table:table-cell office:value-type="string">
            <text:p>0.5583333333333333</text:p>
          </table:table-cell>
          <table:table-cell office:value-type="string">
            <text:p>0.335416666666666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66</text:p>
          </table:table-cell>
          <table:table-cell office:value-type="string">
            <text:p>0.5372168284789643</text:p>
          </table:table-cell>
        </table:table-row>
        <table:table-row>
          <table:table-cell office:value-type="string">
            <text:p>59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</text:p>
          </table:table-cell>
          <table:table-cell office:value-type="string">
            <text:p>4627</text:p>
          </table:table-cell>
          <table:table-cell office:value-type="string">
            <text:p>0.023989626107629135</text:p>
          </table:table-cell>
          <table:table-cell office:value-type="string">
            <text:p>1469</text:p>
          </table:table-cell>
          <table:table-cell office:value-type="string">
            <text:p>0.31748433110006485</text:p>
          </table:table-cell>
          <table:table-cell office:value-type="string">
            <text:p>1201</text:p>
          </table:table-cell>
          <table:table-cell office:value-type="string">
            <text:p>0.2595634320293927</text:p>
          </table:table-cell>
          <table:table-cell office:value-type="string">
            <text:p>1</text:p>
          </table:table-cell>
          <table:table-cell office:value-type="string">
            <text:p>0.0002161227577263886</text:p>
          </table:table-cell>
          <table:table-cell office:value-type="string">
            <text:p>0.48618677074559424</text:p>
          </table:table-cell>
          <table:table-cell office:value-type="string">
            <text:p>0.1554429332921980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69</text:p>
          </table:table-cell>
          <table:table-cell office:value-type="string">
            <text:p>0.31748433110006485</text:p>
          </table:table-cell>
        </table:table-row>
        <table:table-row>
          <table:table-cell office:value-type="string">
            <text:p>59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39</text:p>
          </table:table-cell>
          <table:table-cell office:value-type="string">
            <text:p>0.01855287569573284</text:p>
          </table:table-cell>
          <table:table-cell office:value-type="string">
            <text:p>143</text:p>
          </table:table-cell>
          <table:table-cell office:value-type="string">
            <text:p>0.2653061224489796</text:p>
          </table:table-cell>
          <table:table-cell office:value-type="string">
            <text:p>291</text:p>
          </table:table-cell>
          <table:table-cell office:value-type="string">
            <text:p>0.5398886827458256</text:p>
          </table:table-cell>
          <table:table-cell office:value-type="string">
            <text:p>1</text:p>
          </table:table-cell>
          <table:table-cell office:value-type="string">
            <text:p>0.0018552875695732839</text:p>
          </table:table-cell>
          <table:table-cell office:value-type="string">
            <text:p>0.4075714285714285</text:p>
          </table:table-cell>
          <table:table-cell office:value-type="string">
            <text:p>0.2013174603174603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143</text:p>
          </table:table-cell>
          <table:table-cell office:value-type="string">
            <text:p>0.2653061224489796</text:p>
          </table:table-cell>
        </table:table-row>
        <table:table-row>
          <table:table-cell office:value-type="string">
            <text:p>59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37</text:p>
          </table:table-cell>
          <table:table-cell office:value-type="string">
            <text:p>0.009759271307742356</text:p>
          </table:table-cell>
          <table:table-cell office:value-type="string">
            <text:p>944</text:p>
          </table:table-cell>
          <table:table-cell office:value-type="string">
            <text:p>0.6141834743005855</text:p>
          </table:table-cell>
          <table:table-cell office:value-type="string">
            <text:p>294</text:p>
          </table:table-cell>
          <table:table-cell office:value-type="string">
            <text:p>0.19128171763175017</text:p>
          </table:table-cell>
          <table:table-cell office:value-type="string">
            <text:p>1</text:p>
          </table:table-cell>
          <table:table-cell office:value-type="string">
            <text:p>0.0006506180871828237</text:p>
          </table:table-cell>
          <table:table-cell office:value-type="string">
            <text:p>0.1617127496159754</text:p>
          </table:table-cell>
          <table:table-cell office:value-type="string">
            <text:p>0.02327668970814131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44</text:p>
          </table:table-cell>
          <table:table-cell office:value-type="string">
            <text:p>0.6141834743005855</text:p>
          </table:table-cell>
        </table:table-row>
        <table:table-row>
          <table:table-cell office:value-type="string">
            <text:p>59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918</text:p>
          </table:table-cell>
          <table:table-cell office:value-type="string">
            <text:p>0.02505446623093682</text:p>
          </table:table-cell>
          <table:table-cell office:value-type="string">
            <text:p>459</text:p>
          </table:table-cell>
          <table:table-cell office:value-type="string">
            <text:p>0.5</text:p>
          </table:table-cell>
          <table:table-cell office:value-type="string">
            <text:p>335</text:p>
          </table:table-cell>
          <table:table-cell office:value-type="string">
            <text:p>0.36492374727668847</text:p>
          </table:table-cell>
          <table:table-cell office:value-type="string">
            <text:p>1</text:p>
          </table:table-cell>
          <table:table-cell office:value-type="string">
            <text:p>0.0010893246187363835</text:p>
          </table:table-cell>
          <table:table-cell office:value-type="string">
            <text:p>0.3763582251082251</text:p>
          </table:table-cell>
          <table:table-cell office:value-type="string">
            <text:p>0.07027056277056276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459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59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3</text:p>
          </table:table-cell>
          <table:table-cell office:value-type="string">
            <text:p>2063</text:p>
          </table:table-cell>
          <table:table-cell office:value-type="string">
            <text:p>0.04507998061076103</text:p>
          </table:table-cell>
          <table:table-cell office:value-type="string">
            <text:p>994</text:p>
          </table:table-cell>
          <table:table-cell office:value-type="string">
            <text:p>0.4818225884634028</text:p>
          </table:table-cell>
          <table:table-cell office:value-type="string">
            <text:p>670</text:p>
          </table:table-cell>
          <table:table-cell office:value-type="string">
            <text:p>0.3247697527872031</text:p>
          </table:table-cell>
          <table:table-cell office:value-type="string">
            <text:p>1</text:p>
          </table:table-cell>
          <table:table-cell office:value-type="string">
            <text:p>0.0004847309743092584</text:p>
          </table:table-cell>
          <table:table-cell office:value-type="string">
            <text:p>0.17821067821067815</text:p>
          </table:table-cell>
          <table:table-cell office:value-type="string">
            <text:p>-0.02737193362193361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994</text:p>
          </table:table-cell>
          <table:table-cell office:value-type="string">
            <text:p>0.4818225884634028</text:p>
          </table:table-cell>
        </table:table-row>
        <table:table-row>
          <table:table-cell office:value-type="string">
            <text:p>59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74</text:p>
          </table:table-cell>
          <table:table-cell office:value-type="string">
            <text:p>0.01871657754010695</text:p>
          </table:table-cell>
          <table:table-cell office:value-type="string">
            <text:p>66</text:p>
          </table:table-cell>
          <table:table-cell office:value-type="string">
            <text:p>0.17647058823529413</text:p>
          </table:table-cell>
          <table:table-cell office:value-type="string">
            <text:p>180</text:p>
          </table:table-cell>
          <table:table-cell office:value-type="string">
            <text:p>0.48128342245989303</text:p>
          </table:table-cell>
          <table:table-cell office:value-type="string">
            <text:p>1</text:p>
          </table:table-cell>
          <table:table-cell office:value-type="string">
            <text:p>0.00267379679144385</text:p>
          </table:table-cell>
          <table:table-cell office:value-type="string">
            <text:p>0.3879832486354226</text:p>
          </table:table-cell>
          <table:table-cell office:value-type="string">
            <text:p>0.12574416525503482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6</text:p>
          </table:table-cell>
          <table:table-cell office:value-type="string">
            <text:p>0.17647058823529413</text:p>
          </table:table-cell>
        </table:table-row>
        <table:table-row>
          <table:table-cell office:value-type="string">
            <text:p>59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.0</text:p>
          </table:table-cell>
          <table:table-cell office:value-type="string">
            <text:p>6</text:p>
          </table:table-cell>
          <table:table-cell office:value-type="string">
            <text:p>0.5454545454545454</text:p>
          </table:table-cell>
          <table:table-cell office:value-type="string">
            <text:p>10</text:p>
          </table:table-cell>
          <table:table-cell office:value-type="string">
            <text:p>0.9090909090909091</text:p>
          </table:table-cell>
          <table:table-cell office:value-type="string">
            <text:p>1</text:p>
          </table:table-cell>
          <table:table-cell office:value-type="string">
            <text:p>0.0909090909090909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6</text:p>
          </table:table-cell>
          <table:table-cell office:value-type="string">
            <text:p>0.5454545454545454</text:p>
          </table:table-cell>
        </table:table-row>
        <table:table-row>
          <table:table-cell office:value-type="string">
            <text:p>59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0</text:p>
          </table:table-cell>
          <table:table-cell office:value-type="string">
            <text:p>0.025</text:p>
          </table:table-cell>
          <table:table-cell office:value-type="string">
            <text:p>29</text:p>
          </table:table-cell>
          <table:table-cell office:value-type="string">
            <text:p>0.24166666666666667</text:p>
          </table:table-cell>
          <table:table-cell office:value-type="string">
            <text:p>93</text:p>
          </table:table-cell>
          <table:table-cell office:value-type="string">
            <text:p>0.775</text:p>
          </table:table-cell>
          <table:table-cell office:value-type="string">
            <text:p>1</text:p>
          </table:table-cell>
          <table:table-cell office:value-type="string">
            <text:p>0.008333333333333333</text:p>
          </table:table-cell>
          <table:table-cell office:value-type="string">
            <text:p>0.5597222222222222</text:p>
          </table:table-cell>
          <table:table-cell office:value-type="string">
            <text:p>0.09583333333333337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  <table:table-cell office:value-type="string">
            <text:p>29</text:p>
          </table:table-cell>
          <table:table-cell office:value-type="string">
            <text:p>0.24166666666666667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1-05T17:10:30.811275</meta:creation-date>
    <dc:date>2023-01-05T17:10:31.447806</dc:date>
    <meta:generator>http://pypi.python.org/pypi/ezodf/0.1.0$Python3.10.4 (main, Mar 31 2022, 08:41:55) [GCC 7.5.0]</meta:generator>
    <meta:document-statistic/>
    <meta:editing-cycles>1</meta:editing-cycles>
  </office:meta>
</office:document-meta>
</file>